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8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72in"/>
    </style:style>
    <style:style style:name="co9" style:family="table-column">
      <style:table-column-properties fo:break-before="auto" style:column-width="1.5543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82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311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0.516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6917in"/>
    </style:style>
    <style:style style:name="co20" style:family="table-column">
      <style:table-column-properties fo:break-before="auto" style:column-width="0.2626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6047in"/>
    </style:style>
    <style:style style:name="co26" style:family="table-column">
      <style:table-column-properties fo:break-before="auto" style:column-width="0.4016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00">
      <style:table-cell-properties fo:border-bottom="none" fo:background-color="#ffff00" fo:border-left="none" fo:border-right="0.74pt solid #000000" fo:border-top="none"/>
    </style:style>
    <style:style style:name="ce28" style:family="table-cell" style:parent-style-name="Default" style:data-style-name="N100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1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43" style:family="table-cell" style:parent-style-name="Default">
      <style:table-cell-properties fo:border-bottom="0.74pt solid #000000" style:text-align-source="value-type" style:repeat-content="false" fo:border-left="none" fo:border-right="none" fo:border-top="none"/>
      <style:paragraph-properties fo:margin-left="0in"/>
    </style:style>
    <style:style style:name="ce44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45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fo:border-bottom="none" fo:background-color="#ff4000" fo:border-left="none" fo:border-right="0.74pt solid #000000" fo:border-top="none"/>
    </style:style>
    <style:style style:name="ce13" style:family="table-cell" style:parent-style-name="Default" style:data-style-name="N100">
      <style:table-cell-properties fo:border-bottom="none" fo:background-color="#ff4000" fo:border-left="none" fo:border-right="0.74pt solid #000000" fo:border-top="none"/>
    </style:style>
    <style:style style:name="ce20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order-bottom="none" fo:background-color="#ff4000" fo:border-left="0.74pt solid #000000" fo:border-right="none" fo:border-top="none"/>
    </style:style>
    <style:style style:name="ce34" style:family="table-cell" style:parent-style-name="Default" style:data-style-name="N100">
      <style:table-cell-properties fo:background-color="#ff4000"/>
    </style:style>
    <style:style style:name="ce46" style:family="table-cell" style:parent-style-name="Default">
      <style:table-cell-properties fo:border-bottom="none" fo:background-color="#ff4000" fo:border-left="0.74pt solid #000000" fo:border-right="0.74pt solid #000000" fo:border-top="none"/>
    </style:style>
    <style:style style:name="ce53" style:family="table-cell" style:parent-style-name="Default">
      <style:table-cell-properties fo:background-color="#ff4000" style:text-align-source="value-type" style:repeat-content="false"/>
      <style:paragraph-properties fo:margin-left="0in"/>
    </style:style>
    <style:style style:name="ce59" style:family="table-cell" style:parent-style-name="Default" style:data-style-name="N122"/>
    <style:style style:name="ce60" style:family="table-cell" style:parent-style-name="Default" style:data-style-name="N122">
      <style:table-cell-properties fo:background-color="#ffff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3.8685in" svg:height="7.8008in" svg:x="16.8961in" svg:y="36.8291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1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2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2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2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2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5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5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5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5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2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IMG_2917.jpg</text:p>
          </table:table-cell>
          <table:table-cell table:style-name="ce47" office:value-type="string" calcext:value-type="string">
            <text:p>14:03:46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0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1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1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2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2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bk" table:style-name="ta1">
        <table:shapes>
          <draw:frame draw:z-index="0" draw:style-name="gr1" draw:text-style-name="P1" svg:width="13.8685in" svg:height="7.8008in" svg:x="16.8961in" svg:y="36.82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ce17"/>
        <table:table-column table:style-name="co5" table:default-cell-style-name="Default"/>
        <table:table-column table:style-name="co8" table:default-cell-style-name="ce24"/>
        <table:table-column table:style-name="co6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ce45"/>
        <table:table-column table:style-name="co12" table:number-columns-repeated="1010" table:default-cell-style-name="Default"/>
        <table:table-row table:style-name="ro1"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date</text:p>
          </table:table-cell>
          <table:table-cell table:style-name="ce14"/>
          <table:table-cell table:style-name="ce16" office:value-type="string" calcext:value-type="string">
            <text:p>p1</text:p>
          </table:table-cell>
          <table:table-cell table:style-name="ce14" office:value-type="string" calcext:value-type="string">
            <text:p>time</text:p>
          </table:table-cell>
          <table:table-cell table:style-name="ce4" office:value-type="string" calcext:value-type="string">
            <text:p>hour</text:p>
          </table:table-cell>
          <table:table-cell table:style-name="ce14"/>
          <table:table-cell table:style-name="ce16" office:value-type="string" calcext:value-type="string">
            <text:p>name</text:p>
          </table:table-cell>
          <table:table-cell table:style-name="ce14" office:value-type="string" calcext:value-type="string">
            <text:p>time</text:p>
          </table:table-cell>
          <table:table-cell table:style-name="ce23" office:value-type="string" calcext:value-type="string">
            <text:p>hour</text:p>
          </table:table-cell>
          <table:table-cell table:style-name="ce14"/>
          <table:table-cell table:style-name="ce14" office:value-type="string" calcext:value-type="string">
            <text:p>Notes</text:p>
          </table:table-cell>
          <table:table-cell table:style-name="ce43" office:value-type="string" calcext:value-type="string">
            <text:p>Processing block</text:p>
          </table:table-cell>
          <table:table-cell table:style-name="ce43" office:value-type="string" calcext:value-type="string">
            <text:p>Num images per block</text:p>
          </table:table-cell>
          <table:table-cell table:style-name="ce14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2"/>
          <table:table-cell table:style-name="ce44" office:value-type="string" calcext:value-type="string">
            <text:p>BLOCK 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10" office:value-type="float" office:value="52" calcext:value-type="float">
            <text:p>52</text:p>
          </table:table-cell>
          <table:table-cell table:style-name="ce12" office:value-type="string" calcext:value-type="string">
            <text:p>2021:10:22</text:p>
          </table:table-cell>
          <table:table-cell table:style-name="ce40"/>
          <table:table-cell table:style-name="ce18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1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25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4" table:number-columns-repeated="2"/>
          <table:table-cell table:style-name="ce40"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string" calcext:value-type="string">
            <text:p>2021:10:29</text:p>
          </table:table-cell>
          <table:table-cell table:style-name="ce14"/>
          <table:table-cell table:style-name="ce16" office:value-type="string" calcext:value-type="string">
            <text:p>IMG_2320.jpg</text:p>
          </table:table-cell>
          <table:table-cell table:style-name="ce36" office:value-type="string" calcext:value-type="string">
            <text:p>14:02:10</text:p>
          </table:table-cell>
          <table:table-cell table:style-name="ce4" table:formula="of:=MID([.E60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0712.jpg</text:p>
          </table:table-cell>
          <table:table-cell table:style-name="ce36" office:value-type="string" calcext:value-type="string">
            <text:p>13:57:36</text:p>
          </table:table-cell>
          <table:table-cell table:style-name="ce23" table:formula="of:=MID([.I60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59" calcext:value-type="float">
            <text:p>59</text:p>
          </table:table-cell>
          <table:table-cell table:style-name="ce12" office:value-type="string" calcext:value-type="string">
            <text:p>2021:11:02</text:p>
          </table:table-cell>
          <table:table-cell table:style-name="ce40"/>
          <table:table-cell table:style-name="ce18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1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18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25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4" office:value-type="string" calcext:value-type="string">
            <text:p>BLOCK 2</text:p>
          </table:table-cell>
          <table:table-cell table:style-name="ce44" office:value-type="float" office:value="121" calcext:value-type="float">
            <text:p>121</text:p>
          </table:table-cell>
          <table:table-cell table:style-name="ce40"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1"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1"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1"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1"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1"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1"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1"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1"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1"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1"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1"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1"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1"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1"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1"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1"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table:style-name="ce47" office:value-type="string" calcext:value-type="string">
            <text:p>15:01:39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table:style-name="ce47" office:value-type="string" calcext:value-type="string">
            <text:p>14:56:03</text:p>
          </table:table-cell>
          <table:table-cell table:formula="of:=MID([.I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11"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table:style-name="ce47" office:value-type="string" calcext:value-type="string">
            <text:p>16:01:39</text:p>
          </table:table-cell>
          <table:table-cell table:formula="of:=MID([.E9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table:style-name="ce47" office:value-type="string" calcext:value-type="string">
            <text:p>15:56:02</text:p>
          </table:table-cell>
          <table:table-cell table:formula="of:=MID([.I9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11"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table:style-name="ce47" office:value-type="string" calcext:value-type="string">
            <text:p>16:01:38</text:p>
          </table:table-cell>
          <table:table-cell table:formula="of:=MID([.E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table:style-name="ce47" office:value-type="string" calcext:value-type="string">
            <text:p>15:56:00</text:p>
          </table:table-cell>
          <table:table-cell table:formula="of:=MID([.I9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11"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table:style-name="ce47" office:value-type="string" calcext:value-type="string">
            <text:p>16:01:32</text:p>
          </table:table-cell>
          <table:table-cell table:formula="of:=MID([.E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table:style-name="ce47" office:value-type="string" calcext:value-type="string">
            <text:p>15:55:49</text:p>
          </table:table-cell>
          <table:table-cell table:formula="of:=MID([.I9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1"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table:style-name="ce47" office:value-type="string" calcext:value-type="string">
            <text:p>16:01:28</text:p>
          </table:table-cell>
          <table:table-cell table:formula="of:=MID([.E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table:style-name="ce47" office:value-type="string" calcext:value-type="string">
            <text:p>15:55:41</text:p>
          </table:table-cell>
          <table:table-cell table:formula="of:=MID([.I9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1"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table:style-name="ce47" office:value-type="string" calcext:value-type="string">
            <text:p>16:01:27</text:p>
          </table:table-cell>
          <table:table-cell table:formula="of:=MID([.E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table:style-name="ce47" office:value-type="string" calcext:value-type="string">
            <text:p>15:55:38</text:p>
          </table:table-cell>
          <table:table-cell table:formula="of:=MID([.I9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1"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table:style-name="ce47" office:value-type="string" calcext:value-type="string">
            <text:p>16:01:26</text:p>
          </table:table-cell>
          <table:table-cell table:formula="of:=MID([.E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table:style-name="ce47" office:value-type="string" calcext:value-type="string">
            <text:p>15:55:37</text:p>
          </table:table-cell>
          <table:table-cell table:formula="of:=MID([.I9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1"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table:style-name="ce47" office:value-type="string" calcext:value-type="string">
            <text:p>16:01:25</text:p>
          </table:table-cell>
          <table:table-cell table:formula="of:=MID([.E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table:style-name="ce47" office:value-type="string" calcext:value-type="string">
            <text:p>15:55:35</text:p>
          </table:table-cell>
          <table:table-cell table:formula="of:=MID([.I9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11"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table:style-name="ce47" office:value-type="string" calcext:value-type="string">
            <text:p>16:01:24</text:p>
          </table:table-cell>
          <table:table-cell table:formula="of:=MID([.E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table:style-name="ce47" office:value-type="string" calcext:value-type="string">
            <text:p>15:55:33</text:p>
          </table:table-cell>
          <table:table-cell table:formula="of:=MID([.I9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11"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table:style-name="ce47" office:value-type="string" calcext:value-type="string">
            <text:p>16:01:23</text:p>
          </table:table-cell>
          <table:table-cell table:formula="of:=MID([.E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table:style-name="ce47" office:value-type="string" calcext:value-type="string">
            <text:p>15:55:32</text:p>
          </table:table-cell>
          <table:table-cell table:formula="of:=MID([.I10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1"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table:style-name="ce47" office:value-type="string" calcext:value-type="string">
            <text:p>16:01:23</text:p>
          </table:table-cell>
          <table:table-cell table:formula="of:=MID([.E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table:style-name="ce47" office:value-type="string" calcext:value-type="string">
            <text:p>15:55:31</text:p>
          </table:table-cell>
          <table:table-cell table:formula="of:=MID([.I10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table:style-name="ce47" office:value-type="string" calcext:value-type="string">
            <text:p>16:01:23</text:p>
          </table:table-cell>
          <table:table-cell table:formula="of:=MID([.E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table:style-name="ce47" office:value-type="string" calcext:value-type="string">
            <text:p>15:55:30</text:p>
          </table:table-cell>
          <table:table-cell table:formula="of:=MID([.I10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table:style-name="ce47" office:value-type="string" calcext:value-type="string">
            <text:p>16:01:23</text:p>
          </table:table-cell>
          <table:table-cell table:formula="of:=MID([.E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table:style-name="ce47" office:value-type="string" calcext:value-type="string">
            <text:p>15:55:29</text:p>
          </table:table-cell>
          <table:table-cell table:formula="of:=MID([.I10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table:style-name="ce47" office:value-type="string" calcext:value-type="string">
            <text:p>16:01:23</text:p>
          </table:table-cell>
          <table:table-cell table:formula="of:=MID([.E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table:style-name="ce47" office:value-type="string" calcext:value-type="string">
            <text:p>15:55:28</text:p>
          </table:table-cell>
          <table:table-cell table:formula="of:=MID([.I10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1"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table:style-name="ce47" office:value-type="string" calcext:value-type="string">
            <text:p>16:01:23</text:p>
          </table:table-cell>
          <table:table-cell table:formula="of:=MID([.E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table:style-name="ce47" office:value-type="string" calcext:value-type="string">
            <text:p>15:55:27</text:p>
          </table:table-cell>
          <table:table-cell table:formula="of:=MID([.I10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table:style-name="ce47" office:value-type="string" calcext:value-type="string">
            <text:p>16:01:23</text:p>
          </table:table-cell>
          <table:table-cell table:formula="of:=MID([.E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table:style-name="ce47" office:value-type="string" calcext:value-type="string">
            <text:p>15:55:26</text:p>
          </table:table-cell>
          <table:table-cell table:formula="of:=MID([.I10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table:style-name="ce47" office:value-type="string" calcext:value-type="string">
            <text:p>16:01:23</text:p>
          </table:table-cell>
          <table:table-cell table:formula="of:=MID([.E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table:style-name="ce47"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table:style-name="ce47" office:value-type="string" calcext:value-type="string">
            <text:p>15:01:24</text:p>
          </table:table-cell>
          <table:table-cell table:formula="of:=MID([.E10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table:style-name="ce47" office:value-type="string" calcext:value-type="string">
            <text:p>14:55:25</text:p>
          </table:table-cell>
          <table:table-cell table:formula="of:=MID([.I10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table:style-name="ce47" office:value-type="string" calcext:value-type="string">
            <text:p>16:01:23</text:p>
          </table:table-cell>
          <table:table-cell table:formula="of:=MID([.E10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table:style-name="ce47" office:value-type="string" calcext:value-type="string">
            <text:p>15:55:23</text:p>
          </table:table-cell>
          <table:table-cell table:formula="of:=MID([.I10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table:style-name="ce47" office:value-type="string" calcext:value-type="string">
            <text:p>15:01:23</text:p>
          </table:table-cell>
          <table:table-cell table:formula="of:=MID([.E1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table:style-name="ce47" office:value-type="string" calcext:value-type="string">
            <text:p>14:55:22</text:p>
          </table:table-cell>
          <table:table-cell table:formula="of:=MID([.I1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table:style-name="ce47" office:value-type="string" calcext:value-type="string">
            <text:p>16:01:23</text:p>
          </table:table-cell>
          <table:table-cell table:formula="of:=MID([.E1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table:style-name="ce47" office:value-type="string" calcext:value-type="string">
            <text:p>15:55:21</text:p>
          </table:table-cell>
          <table:table-cell table:formula="of:=MID([.I1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table:style-name="ce47" office:value-type="string" calcext:value-type="string">
            <text:p>16:01:23</text:p>
          </table:table-cell>
          <table:table-cell table:formula="of:=MID([.E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table:style-name="ce47" office:value-type="string" calcext:value-type="string">
            <text:p>15:55:20</text:p>
          </table:table-cell>
          <table:table-cell table:formula="of:=MID([.I1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table:style-name="ce47" office:value-type="string" calcext:value-type="string">
            <text:p>16:01:23</text:p>
          </table:table-cell>
          <table:table-cell table:formula="of:=MID([.E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table:style-name="ce47" office:value-type="string" calcext:value-type="string">
            <text:p>15:55:19</text:p>
          </table:table-cell>
          <table:table-cell table:formula="of:=MID([.I1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table:style-name="ce47" office:value-type="string" calcext:value-type="string">
            <text:p>15:01:22</text:p>
          </table:table-cell>
          <table:table-cell table:formula="of:=MID([.E1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table:style-name="ce47" office:value-type="string" calcext:value-type="string">
            <text:p>14:55:18</text:p>
          </table:table-cell>
          <table:table-cell table:formula="of:=MID([.I11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table:style-name="ce47" office:value-type="string" calcext:value-type="string">
            <text:p>16:01:22</text:p>
          </table:table-cell>
          <table:table-cell table:formula="of:=MID([.E1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table:style-name="ce47" office:value-type="string" calcext:value-type="string">
            <text:p>15:55:16</text:p>
          </table:table-cell>
          <table:table-cell table:formula="of:=MID([.I1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table:style-name="ce47" office:value-type="string" calcext:value-type="string">
            <text:p>16:01:22</text:p>
          </table:table-cell>
          <table:table-cell table:formula="of:=MID([.E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table:style-name="ce47" office:value-type="string" calcext:value-type="string">
            <text:p>15:55:15</text:p>
          </table:table-cell>
          <table:table-cell table:formula="of:=MID([.I1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table:style-name="ce47" office:value-type="string" calcext:value-type="string">
            <text:p>16:01:22</text:p>
          </table:table-cell>
          <table:table-cell table:formula="of:=MID([.E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table:style-name="ce47" office:value-type="string" calcext:value-type="string">
            <text:p>15:55:14</text:p>
          </table:table-cell>
          <table:table-cell table:formula="of:=MID([.I1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table:style-name="ce47" office:value-type="string" calcext:value-type="string">
            <text:p>16:01:22</text:p>
          </table:table-cell>
          <table:table-cell table:formula="of:=MID([.E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table:style-name="ce47" office:value-type="string" calcext:value-type="string">
            <text:p>15:55:13</text:p>
          </table:table-cell>
          <table:table-cell table:formula="of:=MID([.I1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1"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table:style-name="ce47" office:value-type="string" calcext:value-type="string">
            <text:p>15:01:22</text:p>
          </table:table-cell>
          <table:table-cell table:formula="of:=MID([.E1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table:style-name="ce47" office:value-type="string" calcext:value-type="string">
            <text:p>14:55:12</text:p>
          </table:table-cell>
          <table:table-cell table:formula="of:=MID([.I1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1"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table:style-name="ce47" office:value-type="string" calcext:value-type="string">
            <text:p>16:01:21</text:p>
          </table:table-cell>
          <table:table-cell table:formula="of:=MID([.E1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table:style-name="ce47" office:value-type="string" calcext:value-type="string">
            <text:p>15:55:10</text:p>
          </table:table-cell>
          <table:table-cell table:formula="of:=MID([.I1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1"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table:style-name="ce47" office:value-type="string" calcext:value-type="string">
            <text:p>16:01:20</text:p>
          </table:table-cell>
          <table:table-cell table:formula="of:=MID([.E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table:style-name="ce47" office:value-type="string" calcext:value-type="string">
            <text:p>15:55:08</text:p>
          </table:table-cell>
          <table:table-cell table:formula="of:=MID([.I12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table:style-name="ce47" office:value-type="string" calcext:value-type="string">
            <text:p>15:01:19</text:p>
          </table:table-cell>
          <table:table-cell table:formula="of:=MID([.E1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table:style-name="ce47" office:value-type="string" calcext:value-type="string">
            <text:p>14:55:06</text:p>
          </table:table-cell>
          <table:table-cell table:formula="of:=MID([.I12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table:style-name="ce47" office:value-type="string" calcext:value-type="string">
            <text:p>16:01:18</text:p>
          </table:table-cell>
          <table:table-cell table:formula="of:=MID([.E1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table:style-name="ce47" office:value-type="string" calcext:value-type="string">
            <text:p>15:55:04</text:p>
          </table:table-cell>
          <table:table-cell table:formula="of:=MID([.I1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table:style-name="ce47" office:value-type="string" calcext:value-type="string">
            <text:p>15:01:17</text:p>
          </table:table-cell>
          <table:table-cell table:formula="of:=MID([.E12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table:style-name="ce47" office:value-type="string" calcext:value-type="string">
            <text:p>14:55:02</text:p>
          </table:table-cell>
          <table:table-cell table:formula="of:=MID([.I12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table:style-name="ce47" office:value-type="string" calcext:value-type="string">
            <text:p>15:01:18</text:p>
          </table:table-cell>
          <table:table-cell table:formula="of:=MID([.E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table:style-name="ce47"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table:style-name="ce47" office:value-type="string" calcext:value-type="string">
            <text:p>15:01:18</text:p>
          </table:table-cell>
          <table:table-cell table:formula="of:=MID([.E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table:style-name="ce47" office:value-type="string" calcext:value-type="string">
            <text:p>14:55:00</text:p>
          </table:table-cell>
          <table:table-cell table:formula="of:=MID([.I1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table:style-name="ce47" office:value-type="string" calcext:value-type="string">
            <text:p>16:01:18</text:p>
          </table:table-cell>
          <table:table-cell table:formula="of:=MID([.E1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table:style-name="ce47" office:value-type="string" calcext:value-type="string">
            <text:p>15:54:59</text:p>
          </table:table-cell>
          <table:table-cell table:formula="of:=MID([.I1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table:style-name="ce47" office:value-type="string" calcext:value-type="string">
            <text:p>16:01:18</text:p>
          </table:table-cell>
          <table:table-cell table:formula="of:=MID([.E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table:style-name="ce47" office:value-type="string" calcext:value-type="string">
            <text:p>15:54:57</text:p>
          </table:table-cell>
          <table:table-cell table:formula="of:=MID([.I1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table:style-name="ce47" office:value-type="string" calcext:value-type="string">
            <text:p>15:01:17</text:p>
          </table:table-cell>
          <table:table-cell table:formula="of:=MID([.E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table:style-name="ce47" office:value-type="string" calcext:value-type="string">
            <text:p>14:54:56</text:p>
          </table:table-cell>
          <table:table-cell table:formula="of:=MID([.I12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table:style-name="ce47" office:value-type="string" calcext:value-type="string">
            <text:p>15:01:17</text:p>
          </table:table-cell>
          <table:table-cell table:formula="of:=MID([.E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table:style-name="ce47" office:value-type="string" calcext:value-type="string">
            <text:p>14:54:53</text:p>
          </table:table-cell>
          <table:table-cell table:formula="of:=MID([.I1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table:style-name="ce47" office:value-type="string" calcext:value-type="string">
            <text:p>15:01:17</text:p>
          </table:table-cell>
          <table:table-cell table:formula="of:=MID([.E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table:style-name="ce47" office:value-type="string" calcext:value-type="string">
            <text:p>14:54:52</text:p>
          </table:table-cell>
          <table:table-cell table:formula="of:=MID([.I13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table:style-name="ce47" office:value-type="string" calcext:value-type="string">
            <text:p>15:01:17</text:p>
          </table:table-cell>
          <table:table-cell table:formula="of:=MID([.E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table:style-name="ce47" office:value-type="string" calcext:value-type="string">
            <text:p>14:54:50</text:p>
          </table:table-cell>
          <table:table-cell table:formula="of:=MID([.I1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table:style-name="ce47" office:value-type="string" calcext:value-type="string">
            <text:p>15:01:16</text:p>
          </table:table-cell>
          <table:table-cell table:formula="of:=MID([.E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table:style-name="ce47" office:value-type="string" calcext:value-type="string">
            <text:p>14:54:48</text:p>
          </table:table-cell>
          <table:table-cell table:formula="of:=MID([.I1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table:style-name="ce47" office:value-type="string" calcext:value-type="string">
            <text:p>15:01:15</text:p>
          </table:table-cell>
          <table:table-cell table:formula="of:=MID([.E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table:style-name="ce47" office:value-type="string" calcext:value-type="string">
            <text:p>14:54:47</text:p>
          </table:table-cell>
          <table:table-cell table:formula="of:=MID([.I1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table:style-name="ce47" office:value-type="string" calcext:value-type="string">
            <text:p>16:01:15</text:p>
          </table:table-cell>
          <table:table-cell table:formula="of:=MID([.E1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table:style-name="ce47" office:value-type="string" calcext:value-type="string">
            <text:p>15:54:45</text:p>
          </table:table-cell>
          <table:table-cell table:formula="of:=MID([.I13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table:style-name="ce47" office:value-type="string" calcext:value-type="string">
            <text:p>15:01:14</text:p>
          </table:table-cell>
          <table:table-cell table:formula="of:=MID([.E1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table:style-name="ce47" office:value-type="string" calcext:value-type="string">
            <text:p>14:54:43</text:p>
          </table:table-cell>
          <table:table-cell table:formula="of:=MID([.I1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table:style-name="ce47" office:value-type="string" calcext:value-type="string">
            <text:p>15:01:14</text:p>
          </table:table-cell>
          <table:table-cell table:formula="of:=MID([.E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table:style-name="ce47" office:value-type="string" calcext:value-type="string">
            <text:p>14:54:42</text:p>
          </table:table-cell>
          <table:table-cell table:formula="of:=MID([.I1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table:style-name="ce47" office:value-type="string" calcext:value-type="string">
            <text:p>15:01:14</text:p>
          </table:table-cell>
          <table:table-cell table:formula="of:=MID([.E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table:style-name="ce47" office:value-type="string" calcext:value-type="string">
            <text:p>14:54:41</text:p>
          </table:table-cell>
          <table:table-cell table:formula="of:=MID([.I13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11"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table:style-name="ce47" office:value-type="string" calcext:value-type="string">
            <text:p>15:01:13</text:p>
          </table:table-cell>
          <table:table-cell table:formula="of:=MID([.E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table:style-name="ce47" office:value-type="string" calcext:value-type="string">
            <text:p>14:54:39</text:p>
          </table:table-cell>
          <table:table-cell table:formula="of:=MID([.I1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table:style-name="ce47" office:value-type="string" calcext:value-type="string">
            <text:p>15:01:13</text:p>
          </table:table-cell>
          <table:table-cell table:formula="of:=MID([.E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table:style-name="ce47" office:value-type="string" calcext:value-type="string">
            <text:p>14:54:37</text:p>
          </table:table-cell>
          <table:table-cell table:formula="of:=MID([.I1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table:style-name="ce47" office:value-type="string" calcext:value-type="string">
            <text:p>15:01:12</text:p>
          </table:table-cell>
          <table:table-cell table:formula="of:=MID([.E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table:style-name="ce47" office:value-type="string" calcext:value-type="string">
            <text:p>14:54:35</text:p>
          </table:table-cell>
          <table:table-cell table:formula="of:=MID([.I1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table:style-name="ce47" office:value-type="string" calcext:value-type="string">
            <text:p>16:01:11</text:p>
          </table:table-cell>
          <table:table-cell table:formula="of:=MID([.E14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table:style-name="ce47" office:value-type="string" calcext:value-type="string">
            <text:p>15:54:33</text:p>
          </table:table-cell>
          <table:table-cell table:style-name="ce26" table:formula="of:=MID([.I14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table:style-name="ce47" office:value-type="string" calcext:value-type="string">
            <text:p>15:01:10</text:p>
          </table:table-cell>
          <table:table-cell table:style-name="ce21" table:formula="of:=MID([.E143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table:style-name="ce47" office:value-type="string" calcext:value-type="string">
            <text:p>14:54:30</text:p>
          </table:table-cell>
          <table:table-cell table:formula="of:=MID([.I1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table:style-name="ce47" office:value-type="string" calcext:value-type="string">
            <text:p>15:01:07</text:p>
          </table:table-cell>
          <table:table-cell table:formula="of:=MID([.E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table:style-name="ce47" office:value-type="string" calcext:value-type="string">
            <text:p>14:54:22</text:p>
          </table:table-cell>
          <table:table-cell table:formula="of:=MID([.I1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table:style-name="ce47" office:value-type="string" calcext:value-type="string">
            <text:p>16:01:06</text:p>
          </table:table-cell>
          <table:table-cell table:formula="of:=MID([.E14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table:style-name="ce47" office:value-type="string" calcext:value-type="string">
            <text:p>15:54:21</text:p>
          </table:table-cell>
          <table:table-cell table:formula="of:=MID([.I14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table:style-name="ce47" office:value-type="string" calcext:value-type="string">
            <text:p>16:01:06</text:p>
          </table:table-cell>
          <table:table-cell table:formula="of:=MID([.E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table:style-name="ce47" office:value-type="string" calcext:value-type="string">
            <text:p>15:54:19</text:p>
          </table:table-cell>
          <table:table-cell table:formula="of:=MID([.I1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table:style-name="ce47" office:value-type="string" calcext:value-type="string">
            <text:p>15:01:07</text:p>
          </table:table-cell>
          <table:table-cell table:formula="of:=MID([.E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table:style-name="ce47" office:value-type="string" calcext:value-type="string">
            <text:p>14:54:17</text:p>
          </table:table-cell>
          <table:table-cell table:formula="of:=MID([.I1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table:style-name="ce47" office:value-type="string" calcext:value-type="string">
            <text:p>15:01:06</text:p>
          </table:table-cell>
          <table:table-cell table:formula="of:=MID([.E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table:style-name="ce47" office:value-type="string" calcext:value-type="string">
            <text:p>14:54:16</text:p>
          </table:table-cell>
          <table:table-cell table:formula="of:=MID([.I1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table:style-name="ce47" office:value-type="string" calcext:value-type="string">
            <text:p>15:01:06</text:p>
          </table:table-cell>
          <table:table-cell table:formula="of:=MID([.E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table:style-name="ce47" office:value-type="string" calcext:value-type="string">
            <text:p>14:54:14</text:p>
          </table:table-cell>
          <table:table-cell table:formula="of:=MID([.I1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table:style-name="ce47" office:value-type="string" calcext:value-type="string">
            <text:p>15:01:06</text:p>
          </table:table-cell>
          <table:table-cell table:formula="of:=MID([.E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table:style-name="ce47" office:value-type="string" calcext:value-type="string">
            <text:p>14:54:13</text:p>
          </table:table-cell>
          <table:table-cell table:formula="of:=MID([.I1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table:style-name="ce47" office:value-type="string" calcext:value-type="string">
            <text:p>15:01:06</text:p>
          </table:table-cell>
          <table:table-cell table:formula="of:=MID([.E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table:style-name="ce47" office:value-type="string" calcext:value-type="string">
            <text:p>14:54:11</text:p>
          </table:table-cell>
          <table:table-cell table:formula="of:=MID([.I1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table:style-name="ce47" office:value-type="string" calcext:value-type="string">
            <text:p>15:01:06</text:p>
          </table:table-cell>
          <table:table-cell table:formula="of:=MID([.E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table:style-name="ce47" office:value-type="string" calcext:value-type="string">
            <text:p>14:54:10</text:p>
          </table:table-cell>
          <table:table-cell table:formula="of:=MID([.I1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table:style-name="ce47" office:value-type="string" calcext:value-type="string">
            <text:p>15:01:06</text:p>
          </table:table-cell>
          <table:table-cell table:formula="of:=MID([.E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table:style-name="ce47" office:value-type="string" calcext:value-type="string">
            <text:p>14:54:09</text:p>
          </table:table-cell>
          <table:table-cell table:formula="of:=MID([.I15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table:style-name="ce47" office:value-type="string" calcext:value-type="string">
            <text:p>15:01:06</text:p>
          </table:table-cell>
          <table:table-cell table:formula="of:=MID([.E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table:style-name="ce47" office:value-type="string" calcext:value-type="string">
            <text:p>14:54:08</text:p>
          </table:table-cell>
          <table:table-cell table:formula="of:=MID([.I15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table:style-name="ce47" office:value-type="string" calcext:value-type="string">
            <text:p>15:01:07</text:p>
          </table:table-cell>
          <table:table-cell table:formula="of:=MID([.E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table:style-name="ce47"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table:style-name="ce47" office:value-type="string" calcext:value-type="string">
            <text:p>15:01:07</text:p>
          </table:table-cell>
          <table:table-cell table:formula="of:=MID([.E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table:style-name="ce47" office:value-type="string" calcext:value-type="string">
            <text:p>14:54:07</text:p>
          </table:table-cell>
          <table:table-cell table:formula="of:=MID([.I15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table:style-name="ce47" office:value-type="string" calcext:value-type="string">
            <text:p>15:01:07</text:p>
          </table:table-cell>
          <table:table-cell table:formula="of:=MID([.E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table:style-name="ce47" office:value-type="string" calcext:value-type="string">
            <text:p>14:54:06</text:p>
          </table:table-cell>
          <table:table-cell table:formula="of:=MID([.I15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table:style-name="ce47" office:value-type="string" calcext:value-type="string">
            <text:p>15:01:08</text:p>
          </table:table-cell>
          <table:table-cell table:formula="of:=MID([.E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table:style-name="ce47" office:value-type="string" calcext:value-type="string">
            <text:p>14:54:05</text:p>
          </table:table-cell>
          <table:table-cell table:formula="of:=MID([.I1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table:style-name="ce47" office:value-type="string" calcext:value-type="string">
            <text:p>16:01:07</text:p>
          </table:table-cell>
          <table:table-cell table:formula="of:=MID([.E1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table:style-name="ce47" office:value-type="string" calcext:value-type="string">
            <text:p>15:53:59</text:p>
          </table:table-cell>
          <table:table-cell table:formula="of:=MID([.I1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table:style-name="ce47" office:value-type="string" calcext:value-type="string">
            <text:p>14:01:06</text:p>
          </table:table-cell>
          <table:table-cell table:formula="of:=MID([.E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table:style-name="ce47" office:value-type="string" calcext:value-type="string">
            <text:p>13:53:58</text:p>
          </table:table-cell>
          <table:table-cell table:formula="of:=MID([.I1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table:style-name="ce47" office:value-type="string" calcext:value-type="string">
            <text:p>14:01:05</text:p>
          </table:table-cell>
          <table:table-cell table:formula="of:=MID([.E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table:style-name="ce47" office:value-type="string" calcext:value-type="string">
            <text:p>13:53:56</text:p>
          </table:table-cell>
          <table:table-cell table:formula="of:=MID([.I1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table:style-name="ce47" office:value-type="string" calcext:value-type="string">
            <text:p>15:01:05</text:p>
          </table:table-cell>
          <table:table-cell table:formula="of:=MID([.E1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table:style-name="ce47" office:value-type="string" calcext:value-type="string">
            <text:p>14:53:54</text:p>
          </table:table-cell>
          <table:table-cell table:formula="of:=MID([.I1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table:style-name="ce47" office:value-type="string" calcext:value-type="string">
            <text:p>15:01:06</text:p>
          </table:table-cell>
          <table:table-cell table:formula="of:=MID([.E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table:style-name="ce47"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table:style-name="ce47" office:value-type="string" calcext:value-type="string">
            <text:p>14:01:06</text:p>
          </table:table-cell>
          <table:table-cell table:formula="of:=MID([.E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table:style-name="ce47" office:value-type="string" calcext:value-type="string">
            <text:p>13:53:53</text:p>
          </table:table-cell>
          <table:table-cell table:formula="of:=MID([.I1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table:style-name="ce47" office:value-type="string" calcext:value-type="string">
            <text:p>14:01:06</text:p>
          </table:table-cell>
          <table:table-cell table:formula="of:=MID([.E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table:style-name="ce47" office:value-type="string" calcext:value-type="string">
            <text:p>13:53:52</text:p>
          </table:table-cell>
          <table:table-cell table:formula="of:=MID([.I1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table:style-name="ce47" office:value-type="string" calcext:value-type="string">
            <text:p>14:01:07</text:p>
          </table:table-cell>
          <table:table-cell table:formula="of:=MID([.E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table:style-name="ce47" office:value-type="string" calcext:value-type="string">
            <text:p>13:53:51</text:p>
          </table:table-cell>
          <table:table-cell table:formula="of:=MID([.I1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11"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table:style-name="ce47" office:value-type="string" calcext:value-type="string">
            <text:p>14:01:06</text:p>
          </table:table-cell>
          <table:table-cell table:formula="of:=MID([.E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table:style-name="ce47" office:value-type="string" calcext:value-type="string">
            <text:p>13:53:49</text:p>
          </table:table-cell>
          <table:table-cell table:formula="of:=MID([.I1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table:style-name="ce47" office:value-type="string" calcext:value-type="string">
            <text:p>14:01:07</text:p>
          </table:table-cell>
          <table:table-cell table:formula="of:=MID([.E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table:style-name="ce47" office:value-type="string" calcext:value-type="string">
            <text:p>13:53:48</text:p>
          </table:table-cell>
          <table:table-cell table:formula="of:=MID([.I1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table:style-name="ce47" office:value-type="string" calcext:value-type="string">
            <text:p>14:01:07</text:p>
          </table:table-cell>
          <table:table-cell table:formula="of:=MID([.E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table:style-name="ce47" office:value-type="string" calcext:value-type="string">
            <text:p>13:53:47</text:p>
          </table:table-cell>
          <table:table-cell table:formula="of:=MID([.I1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table:style-name="ce47" office:value-type="string" calcext:value-type="string">
            <text:p>14:01:08</text:p>
          </table:table-cell>
          <table:table-cell table:formula="of:=MID([.E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table:style-name="ce47" office:value-type="string" calcext:value-type="string">
            <text:p>13:53:46</text:p>
          </table:table-cell>
          <table:table-cell table:formula="of:=MID([.I1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table:style-name="ce47" office:value-type="string" calcext:value-type="string">
            <text:p>14:01:08</text:p>
          </table:table-cell>
          <table:table-cell table:formula="of:=MID([.E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table:style-name="ce47"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table:style-name="ce47" office:value-type="string" calcext:value-type="string">
            <text:p>14:01:09</text:p>
          </table:table-cell>
          <table:table-cell table:formula="of:=MID([.E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table:style-name="ce47" office:value-type="string" calcext:value-type="string">
            <text:p>13:53:45</text:p>
          </table:table-cell>
          <table:table-cell table:formula="of:=MID([.I1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table:style-name="ce47" office:value-type="string" calcext:value-type="string">
            <text:p>14:01:10</text:p>
          </table:table-cell>
          <table:table-cell table:formula="of:=MID([.E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table:style-name="ce47"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table:style-name="ce47" office:value-type="string" calcext:value-type="string">
            <text:p>14:01:11</text:p>
          </table:table-cell>
          <table:table-cell table:formula="of:=MID([.E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table:style-name="ce47" office:value-type="string" calcext:value-type="string">
            <text:p>13:53:44</text:p>
          </table:table-cell>
          <table:table-cell table:formula="of:=MID([.I1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table:style-name="ce47" office:value-type="string" calcext:value-type="string">
            <text:p>14:01:11</text:p>
          </table:table-cell>
          <table:table-cell table:formula="of:=MID([.E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table:style-name="ce47" office:value-type="string" calcext:value-type="string">
            <text:p>13:53:43</text:p>
          </table:table-cell>
          <table:table-cell table:formula="of:=MID([.I1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table:style-name="ce47" office:value-type="string" calcext:value-type="string">
            <text:p>14:01:12</text:p>
          </table:table-cell>
          <table:table-cell table:formula="of:=MID([.E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table:style-name="ce47"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table:style-name="ce47" office:value-type="string" calcext:value-type="string">
            <text:p>14:01:12</text:p>
          </table:table-cell>
          <table:table-cell table:formula="of:=MID([.E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table:style-name="ce47" office:value-type="string" calcext:value-type="string">
            <text:p>13:53:39</text:p>
          </table:table-cell>
          <table:table-cell table:formula="of:=MID([.I1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table:style-name="ce47" office:value-type="string" calcext:value-type="string">
            <text:p>14:01:12</text:p>
          </table:table-cell>
          <table:table-cell table:formula="of:=MID([.E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table:style-name="ce47" office:value-type="string" calcext:value-type="string">
            <text:p>13:53:36</text:p>
          </table:table-cell>
          <table:table-cell table:formula="of:=MID([.I1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table:style-name="ce47" office:value-type="string" calcext:value-type="string">
            <text:p>14:01:13</text:p>
          </table:table-cell>
          <table:table-cell table:formula="of:=MID([.E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table:style-name="ce47" office:value-type="string" calcext:value-type="string">
            <text:p>13:53:35</text:p>
          </table:table-cell>
          <table:table-cell table:formula="of:=MID([.I1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table:style-name="ce47" office:value-type="string" calcext:value-type="string">
            <text:p>14:01:14</text:p>
          </table:table-cell>
          <table:table-cell table:formula="of:=MID([.E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table:style-name="ce47" office:value-type="string" calcext:value-type="string">
            <text:p>13:53:34</text:p>
          </table:table-cell>
          <table:table-cell table:formula="of:=MID([.I1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8" office:value-type="string" calcext:value-type="string">
            <text:p>2022:04:29</text:p>
          </table:table-cell>
          <table:table-cell table:style-name="ce14"/>
          <table:table-cell table:style-name="ce16" office:value-type="string" calcext:value-type="string">
            <text:p>IMG_2633.jpg</text:p>
          </table:table-cell>
          <table:table-cell table:style-name="ce36" office:value-type="string" calcext:value-type="string">
            <text:p>14:01:14</text:p>
          </table:table-cell>
          <table:table-cell table:style-name="ce4" table:formula="of:=MID([.E181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108.jpg</text:p>
          </table:table-cell>
          <table:table-cell table:style-name="ce36" office:value-type="string" calcext:value-type="string">
            <text:p>13:53:33</text:p>
          </table:table-cell>
          <table:table-cell table:style-name="ce23" table:formula="of:=MID([.I181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180" calcext:value-type="float">
            <text:p>180</text:p>
          </table:table-cell>
          <table:table-cell table:style-name="ce12" office:value-type="string" calcext:value-type="string">
            <text:p>2022:05:01</text:p>
          </table:table-cell>
          <table:table-cell table:style-name="ce40"/>
          <table:table-cell table:style-name="ce18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10" table:formula="of:=MID([.E182];1;2)" office:value-type="string" office:string-value="14" calcext:value-type="string">
            <text:p>14</text:p>
          </table:table-cell>
          <table:table-cell table:style-name="ce40"/>
          <table:table-cell table:style-name="ce18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25" table:formula="of:=MID([.I182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4" office:value-type="string" calcext:value-type="string">
            <text:p>BLOCK 3</text:p>
          </table:table-cell>
          <table:table-cell table:style-name="ce44" office:value-type="float" office:value="74" calcext:value-type="float">
            <text:p>74</text:p>
          </table:table-cell>
          <table:table-cell table:style-name="ce40"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table:style-name="ce47" office:value-type="string" calcext:value-type="string">
            <text:p>14:01:16</text:p>
          </table:table-cell>
          <table:table-cell table:formula="of:=MID([.E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table:style-name="ce47"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table:style-name="ce47" office:value-type="string" calcext:value-type="string">
            <text:p>14:01:16</text:p>
          </table:table-cell>
          <table:table-cell table:formula="of:=MID([.E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table:style-name="ce47" office:value-type="string" calcext:value-type="string">
            <text:p>13:53:29</text:p>
          </table:table-cell>
          <table:table-cell table:formula="of:=MID([.I1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table:style-name="ce47" office:value-type="string" calcext:value-type="string">
            <text:p>15:01:17</text:p>
          </table:table-cell>
          <table:table-cell table:formula="of:=MID([.E1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table:style-name="ce47" office:value-type="string" calcext:value-type="string">
            <text:p>14:53:26</text:p>
          </table:table-cell>
          <table:table-cell table:formula="of:=MID([.I1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table:style-name="ce47" office:value-type="string" calcext:value-type="string">
            <text:p>15:01:18</text:p>
          </table:table-cell>
          <table:table-cell table:formula="of:=MID([.E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table:style-name="ce47" office:value-type="string" calcext:value-type="string">
            <text:p>14:53:25</text:p>
          </table:table-cell>
          <table:table-cell table:formula="of:=MID([.I1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table:style-name="ce47" office:value-type="string" calcext:value-type="string">
            <text:p>14:01:19</text:p>
          </table:table-cell>
          <table:table-cell table:formula="of:=MID([.E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table:style-name="ce47" office:value-type="string" calcext:value-type="string">
            <text:p>13:53:24</text:p>
          </table:table-cell>
          <table:table-cell table:formula="of:=MID([.I1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table:style-name="ce47" office:value-type="string" calcext:value-type="string">
            <text:p>15:01:20</text:p>
          </table:table-cell>
          <table:table-cell table:formula="of:=MID([.E1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table:style-name="ce47" office:value-type="string" calcext:value-type="string">
            <text:p>14:53:24</text:p>
          </table:table-cell>
          <table:table-cell table:formula="of:=MID([.I1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table:style-name="ce47" office:value-type="string" calcext:value-type="string">
            <text:p>14:01:21</text:p>
          </table:table-cell>
          <table:table-cell table:formula="of:=MID([.E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table:style-name="ce47" office:value-type="string" calcext:value-type="string">
            <text:p>13:53:24</text:p>
          </table:table-cell>
          <table:table-cell table:formula="of:=MID([.I1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table:style-name="ce47" office:value-type="string" calcext:value-type="string">
            <text:p>14:01:22</text:p>
          </table:table-cell>
          <table:table-cell table:formula="of:=MID([.E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table:style-name="ce47"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table:style-name="ce47" office:value-type="string" calcext:value-type="string">
            <text:p>14:01:24</text:p>
          </table:table-cell>
          <table:table-cell table:formula="of:=MID([.E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table:style-name="ce47" office:value-type="string" calcext:value-type="string">
            <text:p>13:53:23</text:p>
          </table:table-cell>
          <table:table-cell table:formula="of:=MID([.I1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table:style-name="ce47" office:value-type="string" calcext:value-type="string">
            <text:p>14:01:25</text:p>
          </table:table-cell>
          <table:table-cell table:formula="of:=MID([.E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table:style-name="ce47"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table:style-name="ce47" office:value-type="string" calcext:value-type="string">
            <text:p>14:01:27</text:p>
          </table:table-cell>
          <table:table-cell table:formula="of:=MID([.E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table:style-name="ce47"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table:style-name="ce47" office:value-type="string" calcext:value-type="string">
            <text:p>14:01:28</text:p>
          </table:table-cell>
          <table:table-cell table:formula="of:=MID([.E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table:style-name="ce47"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11"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table:style-name="ce47" office:value-type="string" calcext:value-type="string">
            <text:p>14:01:29</text:p>
          </table:table-cell>
          <table:table-cell table:formula="of:=MID([.E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table:style-name="ce47" office:value-type="string" calcext:value-type="string">
            <text:p>13:53:22</text:p>
          </table:table-cell>
          <table:table-cell table:formula="of:=MID([.I1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table:style-name="ce47" office:value-type="string" calcext:value-type="string">
            <text:p>14:01:30</text:p>
          </table:table-cell>
          <table:table-cell table:formula="of:=MID([.E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table:style-name="ce47"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table:style-name="ce47" office:value-type="string" calcext:value-type="string">
            <text:p>14:01:31</text:p>
          </table:table-cell>
          <table:table-cell table:formula="of:=MID([.E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table:style-name="ce47"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table:style-name="ce47" office:value-type="string" calcext:value-type="string">
            <text:p>14:01:33</text:p>
          </table:table-cell>
          <table:table-cell table:formula="of:=MID([.E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table:style-name="ce47"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13" office:value-type="string" calcext:value-type="string">
            <text:p>2022:05:24</text:p>
          </table:table-cell>
          <table:table-cell table:style-name="ce20"/>
          <table:table-cell table:style-name="ce30" office:value-type="string" calcext:value-type="string">
            <text:p>IMG_2683.jpg</text:p>
          </table:table-cell>
          <table:table-cell table:style-name="ce34" office:value-type="string" calcext:value-type="string">
            <text:p>14:01:35</text:p>
          </table:table-cell>
          <table:table-cell table:style-name="ce5" table:formula="of:=MID([.E199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58.jpg</text:p>
          </table:table-cell>
          <table:table-cell table:style-name="ce34" office:value-type="string" calcext:value-type="string">
            <text:p>13:53:22</text:p>
          </table:table-cell>
          <table:table-cell table:style-name="ce46" table:formula="of:=MID([.I199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table:style-name="ce47" office:value-type="string" calcext:value-type="string">
            <text:p>14:01:36</text:p>
          </table:table-cell>
          <table:table-cell table:formula="of:=MID([.E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table:style-name="ce47" office:value-type="string" calcext:value-type="string">
            <text:p>13:53:21</text:p>
          </table:table-cell>
          <table:table-cell table:formula="of:=MID([.I2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table:style-name="ce47" office:value-type="string" calcext:value-type="string">
            <text:p>14:01:37</text:p>
          </table:table-cell>
          <table:table-cell table:formula="of:=MID([.E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table:style-name="ce47"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table:style-name="ce47" office:value-type="string" calcext:value-type="string">
            <text:p>14:01:38</text:p>
          </table:table-cell>
          <table:table-cell table:formula="of:=MID([.E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table:style-name="ce47"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table:style-name="ce47" office:value-type="string" calcext:value-type="string">
            <text:p>14:01:39</text:p>
          </table:table-cell>
          <table:table-cell table:formula="of:=MID([.E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table:style-name="ce47" office:value-type="string" calcext:value-type="string">
            <text:p>13:53:20</text:p>
          </table:table-cell>
          <table:table-cell table:formula="of:=MID([.I2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table:style-name="ce47" office:value-type="string" calcext:value-type="string">
            <text:p>15:01:40</text:p>
          </table:table-cell>
          <table:table-cell table:formula="of:=MID([.E20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table:style-name="ce47" office:value-type="string" calcext:value-type="string">
            <text:p>14:53:18</text:p>
          </table:table-cell>
          <table:table-cell table:formula="of:=MID([.I20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13" office:value-type="string" calcext:value-type="string">
            <text:p>2022:06:01</text:p>
          </table:table-cell>
          <table:table-cell table:style-name="ce20"/>
          <table:table-cell table:style-name="ce30" office:value-type="string" calcext:value-type="string">
            <text:p>IMG_2699.jpg</text:p>
          </table:table-cell>
          <table:table-cell table:style-name="ce34" office:value-type="string" calcext:value-type="string">
            <text:p>14:01:41</text:p>
          </table:table-cell>
          <table:table-cell table:style-name="ce5" table:formula="of:=MID([.E205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174.jpg</text:p>
          </table:table-cell>
          <table:table-cell table:style-name="ce34" office:value-type="string" calcext:value-type="string">
            <text:p>13:53:18</text:p>
          </table:table-cell>
          <table:table-cell table:style-name="ce46" table:formula="of:=MID([.I205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2022:06:02</text:p>
          </table:table-cell>
          <table:table-cell/>
          <table:table-cell office:value-type="string" calcext:value-type="string">
            <text:p>IMG_2701.jpg</text:p>
          </table:table-cell>
          <table:table-cell table:style-name="ce47" office:value-type="string" calcext:value-type="string">
            <text:p>14:01:42</text:p>
          </table:table-cell>
          <table:table-cell table:formula="of:=MID([.E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table:style-name="ce47" office:value-type="string" calcext:value-type="string">
            <text:p>13:53:17</text:p>
          </table:table-cell>
          <table:table-cell table:formula="of:=MID([.I2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2022:06:04</text:p>
          </table:table-cell>
          <table:table-cell/>
          <table:table-cell office:value-type="string" calcext:value-type="string">
            <text:p>IMG_2705.jpg</text:p>
          </table:table-cell>
          <table:table-cell table:style-name="ce47" office:value-type="string" calcext:value-type="string">
            <text:p>14:01:44</text:p>
          </table:table-cell>
          <table:table-cell table:formula="of:=MID([.E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table:style-name="ce47"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2022:06:06</text:p>
          </table:table-cell>
          <table:table-cell/>
          <table:table-cell office:value-type="string" calcext:value-type="string">
            <text:p>IMG_2709.jpg</text:p>
          </table:table-cell>
          <table:table-cell table:style-name="ce47" office:value-type="string" calcext:value-type="string">
            <text:p>14:01:46</text:p>
          </table:table-cell>
          <table:table-cell table:formula="of:=MID([.E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table:style-name="ce47" office:value-type="string" calcext:value-type="string">
            <text:p>13:53:16</text:p>
          </table:table-cell>
          <table:table-cell table:formula="of:=MID([.I2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2022:06:07</text:p>
          </table:table-cell>
          <table:table-cell/>
          <table:table-cell office:value-type="string" calcext:value-type="string">
            <text:p>IMG_2711.jpg</text:p>
          </table:table-cell>
          <table:table-cell table:style-name="ce47" office:value-type="string" calcext:value-type="string">
            <text:p>14:01:47</text:p>
          </table:table-cell>
          <table:table-cell table:formula="of:=MID([.E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table:style-name="ce47"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2022:06:08</text:p>
          </table:table-cell>
          <table:table-cell/>
          <table:table-cell office:value-type="string" calcext:value-type="string">
            <text:p>IMG_2713.jpg</text:p>
          </table:table-cell>
          <table:table-cell table:style-name="ce47" office:value-type="string" calcext:value-type="string">
            <text:p>14:01:48</text:p>
          </table:table-cell>
          <table:table-cell table:formula="of:=MID([.E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table:style-name="ce47"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2022:06:09</text:p>
          </table:table-cell>
          <table:table-cell/>
          <table:table-cell office:value-type="string" calcext:value-type="string">
            <text:p>IMG_2715.jpg</text:p>
          </table:table-cell>
          <table:table-cell table:style-name="ce47" office:value-type="string" calcext:value-type="string">
            <text:p>14:01:49</text:p>
          </table:table-cell>
          <table:table-cell table:formula="of:=MID([.E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table:style-name="ce47" office:value-type="string" calcext:value-type="string">
            <text:p>13:53:15</text:p>
          </table:table-cell>
          <table:table-cell table:formula="of:=MID([.I2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2022:06:10</text:p>
          </table:table-cell>
          <table:table-cell/>
          <table:table-cell office:value-type="string" calcext:value-type="string">
            <text:p>IMG_2717.jpg</text:p>
          </table:table-cell>
          <table:table-cell table:style-name="ce47" office:value-type="string" calcext:value-type="string">
            <text:p>14:01:50</text:p>
          </table:table-cell>
          <table:table-cell table:formula="of:=MID([.E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table:style-name="ce47"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2022:06:11</text:p>
          </table:table-cell>
          <table:table-cell/>
          <table:table-cell office:value-type="string" calcext:value-type="string">
            <text:p>IMG_2719.jpg</text:p>
          </table:table-cell>
          <table:table-cell table:style-name="ce47" office:value-type="string" calcext:value-type="string">
            <text:p>14:01:51</text:p>
          </table:table-cell>
          <table:table-cell table:formula="of:=MID([.E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table:style-name="ce47"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2022:06:12</text:p>
          </table:table-cell>
          <table:table-cell/>
          <table:table-cell office:value-type="string" calcext:value-type="string">
            <text:p>IMG_2721.jpg</text:p>
          </table:table-cell>
          <table:table-cell table:style-name="ce47" office:value-type="string" calcext:value-type="string">
            <text:p>14:01:52</text:p>
          </table:table-cell>
          <table:table-cell table:formula="of:=MID([.E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table:style-name="ce47" office:value-type="string" calcext:value-type="string">
            <text:p>13:53:14</text:p>
          </table:table-cell>
          <table:table-cell table:formula="of:=MID([.I2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2022:06:13</text:p>
          </table:table-cell>
          <table:table-cell/>
          <table:table-cell office:value-type="string" calcext:value-type="string">
            <text:p>IMG_2723.jpg</text:p>
          </table:table-cell>
          <table:table-cell table:style-name="ce47" office:value-type="string" calcext:value-type="string">
            <text:p>14:01:53</text:p>
          </table:table-cell>
          <table:table-cell table:formula="of:=MID([.E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table:style-name="ce47"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3" office:value-type="string" calcext:value-type="string">
            <text:p>2022:06:14</text:p>
          </table:table-cell>
          <table:table-cell table:style-name="ce20"/>
          <table:table-cell table:style-name="ce30" office:value-type="string" calcext:value-type="string">
            <text:p>IMG_2725.jpg</text:p>
          </table:table-cell>
          <table:table-cell table:style-name="ce34" office:value-type="string" calcext:value-type="string">
            <text:p>14:01:55</text:p>
          </table:table-cell>
          <table:table-cell table:style-name="ce5" table:formula="of:=MID([.E216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00.jpg</text:p>
          </table:table-cell>
          <table:table-cell table:style-name="ce34" office:value-type="string" calcext:value-type="string">
            <text:p>13:53:14</text:p>
          </table:table-cell>
          <table:table-cell table:style-name="ce46" table:formula="of:=MID([.I216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2022:06:15</text:p>
          </table:table-cell>
          <table:table-cell/>
          <table:table-cell office:value-type="string" calcext:value-type="string">
            <text:p>IMG_2728.jpg</text:p>
          </table:table-cell>
          <table:table-cell table:style-name="ce47" office:value-type="string" calcext:value-type="string">
            <text:p>15:01:56</text:p>
          </table:table-cell>
          <table:table-cell table:formula="of:=MID([.E21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table:style-name="ce47" office:value-type="string" calcext:value-type="string">
            <text:p>14:53:14</text:p>
          </table:table-cell>
          <table:table-cell table:formula="of:=MID([.I21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2022:06:16</text:p>
          </table:table-cell>
          <table:table-cell/>
          <table:table-cell office:value-type="string" calcext:value-type="string">
            <text:p>IMG_2729.jpg</text:p>
          </table:table-cell>
          <table:table-cell table:style-name="ce47" office:value-type="string" calcext:value-type="string">
            <text:p>14:01:57</text:p>
          </table:table-cell>
          <table:table-cell table:formula="of:=MID([.E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table:style-name="ce47" office:value-type="string" calcext:value-type="string">
            <text:p>13:53:14</text:p>
          </table:table-cell>
          <table:table-cell table:formula="of:=MID([.I2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2022:06:17</text:p>
          </table:table-cell>
          <table:table-cell/>
          <table:table-cell office:value-type="string" calcext:value-type="string">
            <text:p>IMG_2731.jpg</text:p>
          </table:table-cell>
          <table:table-cell table:style-name="ce47" office:value-type="string" calcext:value-type="string">
            <text:p>14:01:58</text:p>
          </table:table-cell>
          <table:table-cell table:formula="of:=MID([.E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table:style-name="ce47"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2022:06:18</text:p>
          </table:table-cell>
          <table:table-cell/>
          <table:table-cell office:value-type="string" calcext:value-type="string">
            <text:p>IMG_2733.jpg</text:p>
          </table:table-cell>
          <table:table-cell table:style-name="ce47" office:value-type="string" calcext:value-type="string">
            <text:p>14:02:00</text:p>
          </table:table-cell>
          <table:table-cell table:formula="of:=MID([.E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table:style-name="ce47"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2022:06:19</text:p>
          </table:table-cell>
          <table:table-cell/>
          <table:table-cell office:value-type="string" calcext:value-type="string">
            <text:p>IMG_2735.jpg</text:p>
          </table:table-cell>
          <table:table-cell table:style-name="ce47" office:value-type="string" calcext:value-type="string">
            <text:p>14:02:01</text:p>
          </table:table-cell>
          <table:table-cell table:formula="of:=MID([.E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table:style-name="ce47"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3" office:value-type="string" calcext:value-type="string">
            <text:p>2022:06:20</text:p>
          </table:table-cell>
          <table:table-cell table:style-name="ce20"/>
          <table:table-cell table:style-name="ce30" office:value-type="string" calcext:value-type="string">
            <text:p>IMG_2738.jpg</text:p>
          </table:table-cell>
          <table:table-cell table:style-name="ce34" office:value-type="string" calcext:value-type="string">
            <text:p>15:02:03</text:p>
          </table:table-cell>
          <table:table-cell table:style-name="ce5" table:formula="of:=MID([.E222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213.jpg</text:p>
          </table:table-cell>
          <table:table-cell table:style-name="ce34" office:value-type="string" calcext:value-type="string">
            <text:p>14:53:14</text:p>
          </table:table-cell>
          <table:table-cell table:style-name="ce46" table:formula="of:=MID([.I222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2022:06:21</text:p>
          </table:table-cell>
          <table:table-cell/>
          <table:table-cell office:value-type="string" calcext:value-type="string">
            <text:p>IMG_2739.jpg</text:p>
          </table:table-cell>
          <table:table-cell table:style-name="ce47" office:value-type="string" calcext:value-type="string">
            <text:p>14:02:04</text:p>
          </table:table-cell>
          <table:table-cell table:formula="of:=MID([.E2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table:style-name="ce47" office:value-type="string" calcext:value-type="string">
            <text:p>13:53:14</text:p>
          </table:table-cell>
          <table:table-cell table:formula="of:=MID([.I2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2022:06:23</text:p>
          </table:table-cell>
          <table:table-cell/>
          <table:table-cell office:value-type="string" calcext:value-type="string">
            <text:p>IMG_2743.jpg</text:p>
          </table:table-cell>
          <table:table-cell table:style-name="ce47" office:value-type="string" calcext:value-type="string">
            <text:p>14:02:06</text:p>
          </table:table-cell>
          <table:table-cell table:formula="of:=MID([.E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table:style-name="ce47"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2022:06:25</text:p>
          </table:table-cell>
          <table:table-cell/>
          <table:table-cell office:value-type="string" calcext:value-type="string">
            <text:p>IMG_2747.jpg</text:p>
          </table:table-cell>
          <table:table-cell table:style-name="ce47" office:value-type="string" calcext:value-type="string">
            <text:p>14:02:08</text:p>
          </table:table-cell>
          <table:table-cell table:formula="of:=MID([.E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table:style-name="ce47" office:value-type="string" calcext:value-type="string">
            <text:p>13:53:13</text:p>
          </table:table-cell>
          <table:table-cell table:formula="of:=MID([.I22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2022:06:26</text:p>
          </table:table-cell>
          <table:table-cell/>
          <table:table-cell office:value-type="string" calcext:value-type="string">
            <text:p>IMG_2750.jpg</text:p>
          </table:table-cell>
          <table:table-cell table:style-name="ce47" office:value-type="string" calcext:value-type="string">
            <text:p>15:02:09</text:p>
          </table:table-cell>
          <table:table-cell table:formula="of:=MID([.E2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table:style-name="ce47" office:value-type="string" calcext:value-type="string">
            <text:p>14:53:13</text:p>
          </table:table-cell>
          <table:table-cell table:formula="of:=MID([.I22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2022:06:27</text:p>
          </table:table-cell>
          <table:table-cell/>
          <table:table-cell office:value-type="string" calcext:value-type="string">
            <text:p>IMG_2752.jpg</text:p>
          </table:table-cell>
          <table:table-cell table:style-name="ce47" office:value-type="string" calcext:value-type="string">
            <text:p>15:02:10</text:p>
          </table:table-cell>
          <table:table-cell table:formula="of:=MID([.E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table:style-name="ce47"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2022:06:29</text:p>
          </table:table-cell>
          <table:table-cell/>
          <table:table-cell office:value-type="string" calcext:value-type="string">
            <text:p>IMG_2755.jpg</text:p>
          </table:table-cell>
          <table:table-cell table:style-name="ce47" office:value-type="string" calcext:value-type="string">
            <text:p>14:02:12</text:p>
          </table:table-cell>
          <table:table-cell table:formula="of:=MID([.E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table:style-name="ce47" office:value-type="string" calcext:value-type="string">
            <text:p>13:53:12</text:p>
          </table:table-cell>
          <table:table-cell table:formula="of:=MID([.I2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2022:06:30</text:p>
          </table:table-cell>
          <table:table-cell/>
          <table:table-cell office:value-type="string" calcext:value-type="string">
            <text:p>IMG_2757.jpg</text:p>
          </table:table-cell>
          <table:table-cell table:style-name="ce47" office:value-type="string" calcext:value-type="string">
            <text:p>14:02:13</text:p>
          </table:table-cell>
          <table:table-cell table:formula="of:=MID([.E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table:style-name="ce47"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2022:07:02</text:p>
          </table:table-cell>
          <table:table-cell/>
          <table:table-cell office:value-type="string" calcext:value-type="string">
            <text:p>IMG_2761.jpg</text:p>
          </table:table-cell>
          <table:table-cell table:style-name="ce47" office:value-type="string" calcext:value-type="string">
            <text:p>14:02:15</text:p>
          </table:table-cell>
          <table:table-cell table:formula="of:=MID([.E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table:style-name="ce47"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2022:07:03</text:p>
          </table:table-cell>
          <table:table-cell/>
          <table:table-cell office:value-type="string" calcext:value-type="string">
            <text:p>IMG_2763.jpg</text:p>
          </table:table-cell>
          <table:table-cell table:style-name="ce47" office:value-type="string" calcext:value-type="string">
            <text:p>14:02:17</text:p>
          </table:table-cell>
          <table:table-cell table:formula="of:=MID([.E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table:style-name="ce47"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2022:07:04</text:p>
          </table:table-cell>
          <table:table-cell/>
          <table:table-cell office:value-type="string" calcext:value-type="string">
            <text:p>IMG_2766.jpg</text:p>
          </table:table-cell>
          <table:table-cell table:style-name="ce47" office:value-type="string" calcext:value-type="string">
            <text:p>15:02:18</text:p>
          </table:table-cell>
          <table:table-cell table:formula="of:=MID([.E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table:style-name="ce47" office:value-type="string" calcext:value-type="string">
            <text:p>14:53:12</text:p>
          </table:table-cell>
          <table:table-cell table:formula="of:=MID([.I23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2022:07:05</text:p>
          </table:table-cell>
          <table:table-cell/>
          <table:table-cell office:value-type="string" calcext:value-type="string">
            <text:p>IMG_2767.jpg</text:p>
          </table:table-cell>
          <table:table-cell table:style-name="ce47" office:value-type="string" calcext:value-type="string">
            <text:p>14:02:19</text:p>
          </table:table-cell>
          <table:table-cell table:formula="of:=MID([.E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table:style-name="ce47" office:value-type="string" calcext:value-type="string">
            <text:p>13:53:11</text:p>
          </table:table-cell>
          <table:table-cell table:formula="of:=MID([.I23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2022:07:06</text:p>
          </table:table-cell>
          <table:table-cell/>
          <table:table-cell office:value-type="string" calcext:value-type="string">
            <text:p>IMG_2769.jpg</text:p>
          </table:table-cell>
          <table:table-cell table:style-name="ce47" office:value-type="string" calcext:value-type="string">
            <text:p>14:02:20</text:p>
          </table:table-cell>
          <table:table-cell table:formula="of:=MID([.E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table:style-name="ce47"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2022:07:07</text:p>
          </table:table-cell>
          <table:table-cell/>
          <table:table-cell office:value-type="string" calcext:value-type="string">
            <text:p>IMG_2772.jpg</text:p>
          </table:table-cell>
          <table:table-cell table:style-name="ce47" office:value-type="string" calcext:value-type="string">
            <text:p>15:02:22</text:p>
          </table:table-cell>
          <table:table-cell table:formula="of:=MID([.E2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table:style-name="ce47" office:value-type="string" calcext:value-type="string">
            <text:p>14:53:11</text:p>
          </table:table-cell>
          <table:table-cell table:formula="of:=MID([.I2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11" office:value-type="string" calcext:value-type="string">
            <text:p>2022:07:08</text:p>
          </table:table-cell>
          <table:table-cell/>
          <table:table-cell office:value-type="string" calcext:value-type="string">
            <text:p>IMG_2773.jpg</text:p>
          </table:table-cell>
          <table:table-cell table:style-name="ce47" office:value-type="string" calcext:value-type="string">
            <text:p>14:02:23</text:p>
          </table:table-cell>
          <table:table-cell table:formula="of:=MID([.E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table:style-name="ce47" office:value-type="string" calcext:value-type="string">
            <text:p>13:53:11</text:p>
          </table:table-cell>
          <table:table-cell table:formula="of:=MID([.I2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11" office:value-type="string" calcext:value-type="string">
            <text:p>2022:07:09</text:p>
          </table:table-cell>
          <table:table-cell/>
          <table:table-cell office:value-type="string" calcext:value-type="string">
            <text:p>IMG_2776.jpg</text:p>
          </table:table-cell>
          <table:table-cell table:style-name="ce47" office:value-type="string" calcext:value-type="string">
            <text:p>15:02:24</text:p>
          </table:table-cell>
          <table:table-cell table:formula="of:=MID([.E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table:style-name="ce47" office:value-type="string" calcext:value-type="string">
            <text:p>14:53:11</text:p>
          </table:table-cell>
          <table:table-cell table:formula="of:=MID([.I2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11" office:value-type="string" calcext:value-type="string">
            <text:p>2022:07:10</text:p>
          </table:table-cell>
          <table:table-cell/>
          <table:table-cell office:value-type="string" calcext:value-type="string">
            <text:p>IMG_2777.jpg</text:p>
          </table:table-cell>
          <table:table-cell table:style-name="ce47" office:value-type="string" calcext:value-type="string">
            <text:p>14:02:25</text:p>
          </table:table-cell>
          <table:table-cell table:formula="of:=MID([.E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table:style-name="ce47" office:value-type="string" calcext:value-type="string">
            <text:p>13:53:11</text:p>
          </table:table-cell>
          <table:table-cell table:formula="of:=MID([.I2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11" office:value-type="string" calcext:value-type="string">
            <text:p>2022:07:11</text:p>
          </table:table-cell>
          <table:table-cell/>
          <table:table-cell office:value-type="string" calcext:value-type="string">
            <text:p>IMG_2779.jpg</text:p>
          </table:table-cell>
          <table:table-cell table:style-name="ce47" office:value-type="string" calcext:value-type="string">
            <text:p>14:02:27</text:p>
          </table:table-cell>
          <table:table-cell table:formula="of:=MID([.E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table:style-name="ce47"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11" office:value-type="string" calcext:value-type="string">
            <text:p>2022:07:12</text:p>
          </table:table-cell>
          <table:table-cell/>
          <table:table-cell office:value-type="string" calcext:value-type="string">
            <text:p>IMG_2781.jpg</text:p>
          </table:table-cell>
          <table:table-cell table:style-name="ce47" office:value-type="string" calcext:value-type="string">
            <text:p>14:02:28</text:p>
          </table:table-cell>
          <table:table-cell table:formula="of:=MID([.E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table:style-name="ce47"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11" office:value-type="string" calcext:value-type="string">
            <text:p>2022:07:13</text:p>
          </table:table-cell>
          <table:table-cell/>
          <table:table-cell office:value-type="string" calcext:value-type="string">
            <text:p>IMG_2783.jpg</text:p>
          </table:table-cell>
          <table:table-cell table:style-name="ce47" office:value-type="string" calcext:value-type="string">
            <text:p>14:02:29</text:p>
          </table:table-cell>
          <table:table-cell table:formula="of:=MID([.E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table:style-name="ce47"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1" office:value-type="string" calcext:value-type="string">
            <text:p>2022:07:14</text:p>
          </table:table-cell>
          <table:table-cell/>
          <table:table-cell office:value-type="string" calcext:value-type="string">
            <text:p>IMG_2786.jpg</text:p>
          </table:table-cell>
          <table:table-cell table:style-name="ce47" office:value-type="string" calcext:value-type="string">
            <text:p>15:02:31</text:p>
          </table:table-cell>
          <table:table-cell table:formula="of:=MID([.E2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table:style-name="ce47" office:value-type="string" calcext:value-type="string">
            <text:p>14:53:11</text:p>
          </table:table-cell>
          <table:table-cell table:formula="of:=MID([.I2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2022:07:15</text:p>
          </table:table-cell>
          <table:table-cell/>
          <table:table-cell office:value-type="string" calcext:value-type="string">
            <text:p>IMG_2787.jpg</text:p>
          </table:table-cell>
          <table:table-cell table:style-name="ce47" office:value-type="string" calcext:value-type="string">
            <text:p>14:02:32</text:p>
          </table:table-cell>
          <table:table-cell table:formula="of:=MID([.E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table:style-name="ce47" office:value-type="string" calcext:value-type="string">
            <text:p>13:53:11</text:p>
          </table:table-cell>
          <table:table-cell table:formula="of:=MID([.I24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2022:07:16</text:p>
          </table:table-cell>
          <table:table-cell/>
          <table:table-cell office:value-type="string" calcext:value-type="string">
            <text:p>IMG_2789.jpg</text:p>
          </table:table-cell>
          <table:table-cell table:style-name="ce47" office:value-type="string" calcext:value-type="string">
            <text:p>14:02:33</text:p>
          </table:table-cell>
          <table:table-cell table:formula="of:=MID([.E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table:style-name="ce47"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11" office:value-type="string" calcext:value-type="string">
            <text:p>2022:07:17</text:p>
          </table:table-cell>
          <table:table-cell/>
          <table:table-cell office:value-type="string" calcext:value-type="string">
            <text:p>IMG_2792.jpg</text:p>
          </table:table-cell>
          <table:table-cell table:style-name="ce47" office:value-type="string" calcext:value-type="string">
            <text:p>15:02:35</text:p>
          </table:table-cell>
          <table:table-cell table:formula="of:=MID([.E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table:style-name="ce47" office:value-type="string" calcext:value-type="string">
            <text:p>14:53:11</text:p>
          </table:table-cell>
          <table:table-cell table:formula="of:=MID([.I2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11" office:value-type="string" calcext:value-type="string">
            <text:p>2022:07:18</text:p>
          </table:table-cell>
          <table:table-cell/>
          <table:table-cell office:value-type="string" calcext:value-type="string">
            <text:p>IMG_2793.jpg</text:p>
          </table:table-cell>
          <table:table-cell table:style-name="ce47" office:value-type="string" calcext:value-type="string">
            <text:p>14:02:36</text:p>
          </table:table-cell>
          <table:table-cell table:formula="of:=MID([.E2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table:style-name="ce47" office:value-type="string" calcext:value-type="string">
            <text:p>13:53:11</text:p>
          </table:table-cell>
          <table:table-cell table:formula="of:=MID([.I24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11" office:value-type="string" calcext:value-type="string">
            <text:p>2022:07:19</text:p>
          </table:table-cell>
          <table:table-cell/>
          <table:table-cell office:value-type="string" calcext:value-type="string">
            <text:p>IMG_2795.jpg</text:p>
          </table:table-cell>
          <table:table-cell table:style-name="ce47" office:value-type="string" calcext:value-type="string">
            <text:p>14:02:37</text:p>
          </table:table-cell>
          <table:table-cell table:formula="of:=MID([.E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table:style-name="ce47"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11" office:value-type="string" calcext:value-type="string">
            <text:p>2022:07:20</text:p>
          </table:table-cell>
          <table:table-cell/>
          <table:table-cell office:value-type="string" calcext:value-type="string">
            <text:p>IMG_2797.jpg</text:p>
          </table:table-cell>
          <table:table-cell table:style-name="ce47" office:value-type="string" calcext:value-type="string">
            <text:p>14:02:39</text:p>
          </table:table-cell>
          <table:table-cell table:formula="of:=MID([.E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table:style-name="ce47"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11" office:value-type="string" calcext:value-type="string">
            <text:p>2022:07:21</text:p>
          </table:table-cell>
          <table:table-cell/>
          <table:table-cell office:value-type="string" calcext:value-type="string">
            <text:p>IMG_2799.jpg</text:p>
          </table:table-cell>
          <table:table-cell table:style-name="ce47" office:value-type="string" calcext:value-type="string">
            <text:p>14:02:40</text:p>
          </table:table-cell>
          <table:table-cell table:formula="of:=MID([.E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table:style-name="ce47"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11" office:value-type="string" calcext:value-type="string">
            <text:p>2022:07:22</text:p>
          </table:table-cell>
          <table:table-cell/>
          <table:table-cell office:value-type="string" calcext:value-type="string">
            <text:p>IMG_2801.jpg</text:p>
          </table:table-cell>
          <table:table-cell table:style-name="ce47" office:value-type="string" calcext:value-type="string">
            <text:p>14:02:41</text:p>
          </table:table-cell>
          <table:table-cell table:formula="of:=MID([.E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table:style-name="ce47"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11" office:value-type="string" calcext:value-type="string">
            <text:p>2022:07:23</text:p>
          </table:table-cell>
          <table:table-cell/>
          <table:table-cell office:value-type="string" calcext:value-type="string">
            <text:p>IMG_2803.jpg</text:p>
          </table:table-cell>
          <table:table-cell table:style-name="ce47" office:value-type="string" calcext:value-type="string">
            <text:p>14:02:43</text:p>
          </table:table-cell>
          <table:table-cell table:formula="of:=MID([.E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table:style-name="ce47"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11" office:value-type="string" calcext:value-type="string">
            <text:p>2022:07:24</text:p>
          </table:table-cell>
          <table:table-cell/>
          <table:table-cell office:value-type="string" calcext:value-type="string">
            <text:p>IMG_2805.jpg</text:p>
          </table:table-cell>
          <table:table-cell table:style-name="ce47" office:value-type="string" calcext:value-type="string">
            <text:p>14:02:44</text:p>
          </table:table-cell>
          <table:table-cell table:formula="of:=MID([.E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table:style-name="ce47"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2022:07:25</text:p>
          </table:table-cell>
          <table:table-cell/>
          <table:table-cell office:value-type="string" calcext:value-type="string">
            <text:p>IMG_2807.jpg</text:p>
          </table:table-cell>
          <table:table-cell table:style-name="ce47" office:value-type="string" calcext:value-type="string">
            <text:p>14:02:45</text:p>
          </table:table-cell>
          <table:table-cell table:formula="of:=MID([.E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table:style-name="ce47"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2022:07:26</text:p>
          </table:table-cell>
          <table:table-cell/>
          <table:table-cell office:value-type="string" calcext:value-type="string">
            <text:p>IMG_2809.jpg</text:p>
          </table:table-cell>
          <table:table-cell table:style-name="ce47" office:value-type="string" calcext:value-type="string">
            <text:p>14:02:47</text:p>
          </table:table-cell>
          <table:table-cell table:formula="of:=MID([.E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table:style-name="ce47"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53" calcext:value-type="float">
            <text:p>253</text:p>
          </table:table-cell>
          <table:table-cell table:style-name="ce28" office:value-type="string" calcext:value-type="string">
            <text:p>2022:07:27</text:p>
          </table:table-cell>
          <table:table-cell table:style-name="ce14"/>
          <table:table-cell table:style-name="ce16" office:value-type="string" calcext:value-type="string">
            <text:p>IMG_2811.jpg</text:p>
          </table:table-cell>
          <table:table-cell table:style-name="ce36" office:value-type="string" calcext:value-type="string">
            <text:p>14:02:48</text:p>
          </table:table-cell>
          <table:table-cell table:style-name="ce4" table:formula="of:=MID([.E255];1;2)" office:value-type="string" office:string-value="14" calcext:value-type="string">
            <text:p>14</text:p>
          </table:table-cell>
          <table:table-cell table:style-name="ce14"/>
          <table:table-cell table:style-name="ce16" office:value-type="string" calcext:value-type="string">
            <text:p>IMG_1286.jpg</text:p>
          </table:table-cell>
          <table:table-cell table:style-name="ce36" office:value-type="string" calcext:value-type="string">
            <text:p>13:53:11</text:p>
          </table:table-cell>
          <table:table-cell table:style-name="ce23" table:formula="of:=MID([.I255];1;2)+1" office:value-type="float" office:value="14" calcext:value-type="float">
            <text:p>14</text:p>
          </table:table-cell>
          <table:table-cell table:style-name="ce14" table:number-columns-repeated="2"/>
          <table:table-cell table:style-name="ce43" table:number-columns-repeated="2"/>
          <table:table-cell table:style-name="ce14" table:number-columns-repeated="1010"/>
        </table:table-row>
        <table:table-row table:style-name="ro2">
          <table:table-cell table:style-name="ce10" office:value-type="float" office:value="254" calcext:value-type="float">
            <text:p>254</text:p>
          </table:table-cell>
          <table:table-cell table:style-name="ce12" office:value-type="string" calcext:value-type="string">
            <text:p>2022:07:28</text:p>
          </table:table-cell>
          <table:table-cell table:style-name="ce40"/>
          <table:table-cell table:style-name="ce18" office:value-type="string" calcext:value-type="string">
            <text:p>IMG_2814.jpg</text:p>
          </table:table-cell>
          <table:table-cell table:style-name="ce48" office:value-type="string" calcext:value-type="string">
            <text:p>15:02:49</text:p>
          </table:table-cell>
          <table:table-cell table:style-name="ce10" table:formula="of:=MID([.E256];1;2)" office:value-type="string" office:string-value="15" calcext:value-type="string">
            <text:p>15</text:p>
          </table:table-cell>
          <table:table-cell table:style-name="ce40"/>
          <table:table-cell table:style-name="ce18" office:value-type="string" calcext:value-type="string">
            <text:p>IMG_1289.jpg</text:p>
          </table:table-cell>
          <table:table-cell table:style-name="ce48" office:value-type="string" calcext:value-type="string">
            <text:p>14:53:11</text:p>
          </table:table-cell>
          <table:table-cell table:style-name="ce25" table:formula="of:=MID([.I256];1;2)+1" office:value-type="float" office:value="15" calcext:value-type="float">
            <text:p>15</text:p>
          </table:table-cell>
          <table:table-cell table:style-name="ce40"/>
          <table:table-cell table:style-name="ce40" office:value-type="string" calcext:value-type="string">
            <text:p>Installazione Tabelloni</text:p>
          </table:table-cell>
          <table:table-cell table:style-name="ce44" office:value-type="string" calcext:value-type="string">
            <text:p>BLOCK 4</text:p>
          </table:table-cell>
          <table:table-cell table:style-name="ce44" office:value-type="float" office:value="85" calcext:value-type="float">
            <text:p>85</text:p>
          </table:table-cell>
          <table:table-cell table:style-name="ce40" table:number-columns-repeated="1010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13" office:value-type="string" calcext:value-type="string">
            <text:p>2022:07:29</text:p>
          </table:table-cell>
          <table:table-cell table:style-name="ce20"/>
          <table:table-cell table:style-name="ce30" office:value-type="string" calcext:value-type="string">
            <text:p>IMG_2815.jpg</text:p>
          </table:table-cell>
          <table:table-cell table:style-name="ce34" office:value-type="string" calcext:value-type="string">
            <text:p>14:02:50</text:p>
          </table:table-cell>
          <table:table-cell table:style-name="ce5" table:formula="of:=MID([.E257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290.jpg</text:p>
          </table:table-cell>
          <table:table-cell table:style-name="ce34" office:value-type="string" calcext:value-type="string">
            <text:p>13:53:10</text:p>
          </table:table-cell>
          <table:table-cell table:style-name="ce46" table:formula="of:=MID([.I257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2022:07:30</text:p>
          </table:table-cell>
          <table:table-cell/>
          <table:table-cell office:value-type="string" calcext:value-type="string">
            <text:p>IMG_2818.jpg</text:p>
          </table:table-cell>
          <table:table-cell table:style-name="ce47" office:value-type="string" calcext:value-type="string">
            <text:p>15:02:52</text:p>
          </table:table-cell>
          <table:table-cell table:formula="of:=MID([.E2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table:style-name="ce47" office:value-type="string" calcext:value-type="string">
            <text:p>14:53:10</text:p>
          </table:table-cell>
          <table:table-cell table:formula="of:=MID([.I2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2022:07:31</text:p>
          </table:table-cell>
          <table:table-cell/>
          <table:table-cell office:value-type="string" calcext:value-type="string">
            <text:p>IMG_2819.jpg</text:p>
          </table:table-cell>
          <table:table-cell table:style-name="ce47" office:value-type="string" calcext:value-type="string">
            <text:p>14:02:53</text:p>
          </table:table-cell>
          <table:table-cell table:formula="of:=MID([.E2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table:style-name="ce47" office:value-type="string" calcext:value-type="string">
            <text:p>13:53:10</text:p>
          </table:table-cell>
          <table:table-cell table:formula="of:=MID([.I25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2022:08:01</text:p>
          </table:table-cell>
          <table:table-cell/>
          <table:table-cell office:value-type="string" calcext:value-type="string">
            <text:p>IMG_2821.jpg</text:p>
          </table:table-cell>
          <table:table-cell table:style-name="ce47" office:value-type="string" calcext:value-type="string">
            <text:p>14:02:54</text:p>
          </table:table-cell>
          <table:table-cell table:formula="of:=MID([.E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table:style-name="ce47"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2022:08:02</text:p>
          </table:table-cell>
          <table:table-cell/>
          <table:table-cell office:value-type="string" calcext:value-type="string">
            <text:p>IMG_2823.jpg</text:p>
          </table:table-cell>
          <table:table-cell table:style-name="ce47" office:value-type="string" calcext:value-type="string">
            <text:p>14:02:55</text:p>
          </table:table-cell>
          <table:table-cell table:formula="of:=MID([.E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table:style-name="ce47"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2022:08:03</text:p>
          </table:table-cell>
          <table:table-cell/>
          <table:table-cell office:value-type="string" calcext:value-type="string">
            <text:p>IMG_2825.jpg</text:p>
          </table:table-cell>
          <table:table-cell table:style-name="ce47" office:value-type="string" calcext:value-type="string">
            <text:p>14:02:57</text:p>
          </table:table-cell>
          <table:table-cell table:formula="of:=MID([.E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table:style-name="ce47"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2022:08:04</text:p>
          </table:table-cell>
          <table:table-cell/>
          <table:table-cell office:value-type="string" calcext:value-type="string">
            <text:p>IMG_2828.jpg</text:p>
          </table:table-cell>
          <table:table-cell table:style-name="ce47" office:value-type="string" calcext:value-type="string">
            <text:p>15:02:58</text:p>
          </table:table-cell>
          <table:table-cell table:formula="of:=MID([.E2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table:style-name="ce47" office:value-type="string" calcext:value-type="string">
            <text:p>14:53:10</text:p>
          </table:table-cell>
          <table:table-cell table:formula="of:=MID([.I2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11" office:value-type="string" calcext:value-type="string">
            <text:p>2022:08:05</text:p>
          </table:table-cell>
          <table:table-cell/>
          <table:table-cell office:value-type="string" calcext:value-type="string">
            <text:p>IMG_2829.jpg</text:p>
          </table:table-cell>
          <table:table-cell table:style-name="ce47" office:value-type="string" calcext:value-type="string">
            <text:p>14:02:59</text:p>
          </table:table-cell>
          <table:table-cell table:formula="of:=MID([.E2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table:style-name="ce47" office:value-type="string" calcext:value-type="string">
            <text:p>13:53:10</text:p>
          </table:table-cell>
          <table:table-cell table:formula="of:=MID([.I26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11" office:value-type="string" calcext:value-type="string">
            <text:p>2022:08:06</text:p>
          </table:table-cell>
          <table:table-cell/>
          <table:table-cell office:value-type="string" calcext:value-type="string">
            <text:p>IMG_2831.jpg</text:p>
          </table:table-cell>
          <table:table-cell table:style-name="ce47" office:value-type="string" calcext:value-type="string">
            <text:p>14:03:01</text:p>
          </table:table-cell>
          <table:table-cell table:formula="of:=MID([.E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table:style-name="ce47"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11" office:value-type="string" calcext:value-type="string">
            <text:p>2022:08:07</text:p>
          </table:table-cell>
          <table:table-cell/>
          <table:table-cell office:value-type="string" calcext:value-type="string">
            <text:p>IMG_2833.jpg</text:p>
          </table:table-cell>
          <table:table-cell table:style-name="ce47" office:value-type="string" calcext:value-type="string">
            <text:p>14:03:02</text:p>
          </table:table-cell>
          <table:table-cell table:formula="of:=MID([.E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table:style-name="ce47"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11" office:value-type="string" calcext:value-type="string">
            <text:p>2022:08:08</text:p>
          </table:table-cell>
          <table:table-cell/>
          <table:table-cell office:value-type="string" calcext:value-type="string">
            <text:p>IMG_2835.jpg</text:p>
          </table:table-cell>
          <table:table-cell table:style-name="ce47" office:value-type="string" calcext:value-type="string">
            <text:p>14:03:03</text:p>
          </table:table-cell>
          <table:table-cell table:formula="of:=MID([.E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table:style-name="ce47"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11" office:value-type="string" calcext:value-type="string">
            <text:p>2022:08:09</text:p>
          </table:table-cell>
          <table:table-cell/>
          <table:table-cell office:value-type="string" calcext:value-type="string">
            <text:p>IMG_2837.jpg</text:p>
          </table:table-cell>
          <table:table-cell table:style-name="ce47" office:value-type="string" calcext:value-type="string">
            <text:p>14:03:04</text:p>
          </table:table-cell>
          <table:table-cell table:formula="of:=MID([.E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table:style-name="ce47"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11" office:value-type="string" calcext:value-type="string">
            <text:p>2022:08:10</text:p>
          </table:table-cell>
          <table:table-cell/>
          <table:table-cell office:value-type="string" calcext:value-type="string">
            <text:p>IMG_2839.jpg</text:p>
          </table:table-cell>
          <table:table-cell table:style-name="ce47" office:value-type="string" calcext:value-type="string">
            <text:p>14:03:06</text:p>
          </table:table-cell>
          <table:table-cell table:formula="of:=MID([.E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table:style-name="ce47"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11" office:value-type="string" calcext:value-type="string">
            <text:p>2022:08:11</text:p>
          </table:table-cell>
          <table:table-cell/>
          <table:table-cell office:value-type="string" calcext:value-type="string">
            <text:p>IMG_2841.jpg</text:p>
          </table:table-cell>
          <table:table-cell table:style-name="ce47" office:value-type="string" calcext:value-type="string">
            <text:p>14:03:07</text:p>
          </table:table-cell>
          <table:table-cell table:formula="of:=MID([.E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table:style-name="ce47" office:value-type="string" calcext:value-type="string">
            <text:p>13:53:09</text:p>
          </table:table-cell>
          <table:table-cell table:formula="of:=MID([.I27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11" office:value-type="string" calcext:value-type="string">
            <text:p>2022:08:12</text:p>
          </table:table-cell>
          <table:table-cell/>
          <table:table-cell office:value-type="string" calcext:value-type="string">
            <text:p>IMG_2843.jpg</text:p>
          </table:table-cell>
          <table:table-cell table:style-name="ce47" office:value-type="string" calcext:value-type="string">
            <text:p>14:03:08</text:p>
          </table:table-cell>
          <table:table-cell table:formula="of:=MID([.E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table:style-name="ce47"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11" office:value-type="string" calcext:value-type="string">
            <text:p>2022:08:13</text:p>
          </table:table-cell>
          <table:table-cell/>
          <table:table-cell office:value-type="string" calcext:value-type="string">
            <text:p>IMG_2845.jpg</text:p>
          </table:table-cell>
          <table:table-cell table:style-name="ce47" office:value-type="string" calcext:value-type="string">
            <text:p>14:03:09</text:p>
          </table:table-cell>
          <table:table-cell table:formula="of:=MID([.E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table:style-name="ce47"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11" office:value-type="string" calcext:value-type="string">
            <text:p>2022:08:14</text:p>
          </table:table-cell>
          <table:table-cell/>
          <table:table-cell office:value-type="string" calcext:value-type="string">
            <text:p>IMG_2847.jpg</text:p>
          </table:table-cell>
          <table:table-cell table:style-name="ce47" office:value-type="string" calcext:value-type="string">
            <text:p>14:03:10</text:p>
          </table:table-cell>
          <table:table-cell table:formula="of:=MID([.E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table:style-name="ce47"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11" office:value-type="string" calcext:value-type="string">
            <text:p>2022:08:15</text:p>
          </table:table-cell>
          <table:table-cell/>
          <table:table-cell office:value-type="string" calcext:value-type="string">
            <text:p>IMG_2849.jpg</text:p>
          </table:table-cell>
          <table:table-cell table:style-name="ce47" office:value-type="string" calcext:value-type="string">
            <text:p>14:03:11</text:p>
          </table:table-cell>
          <table:table-cell table:formula="of:=MID([.E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table:style-name="ce47"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11" office:value-type="string" calcext:value-type="string">
            <text:p>2022:08:16</text:p>
          </table:table-cell>
          <table:table-cell/>
          <table:table-cell office:value-type="string" calcext:value-type="string">
            <text:p>IMG_2851.jpg</text:p>
          </table:table-cell>
          <table:table-cell table:style-name="ce47" office:value-type="string" calcext:value-type="string">
            <text:p>14:03:12</text:p>
          </table:table-cell>
          <table:table-cell table:formula="of:=MID([.E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table:style-name="ce47"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11" office:value-type="string" calcext:value-type="string">
            <text:p>2022:08:18</text:p>
          </table:table-cell>
          <table:table-cell/>
          <table:table-cell office:value-type="string" calcext:value-type="string">
            <text:p>IMG_2855.jpg</text:p>
          </table:table-cell>
          <table:table-cell table:style-name="ce47" office:value-type="string" calcext:value-type="string">
            <text:p>14:03:14</text:p>
          </table:table-cell>
          <table:table-cell table:formula="of:=MID([.E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table:style-name="ce47" office:value-type="string" calcext:value-type="string">
            <text:p>13:53:08</text:p>
          </table:table-cell>
          <table:table-cell table:formula="of:=MID([.I2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2022:08:19</text:p>
          </table:table-cell>
          <table:table-cell/>
          <table:table-cell office:value-type="string" calcext:value-type="string">
            <text:p>IMG_2857.jpg</text:p>
          </table:table-cell>
          <table:table-cell table:style-name="ce47" office:value-type="string" calcext:value-type="string">
            <text:p>14:03:15</text:p>
          </table:table-cell>
          <table:table-cell table:formula="of:=MID([.E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table:style-name="ce47"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2022:08:20</text:p>
          </table:table-cell>
          <table:table-cell/>
          <table:table-cell office:value-type="string" calcext:value-type="string">
            <text:p>IMG_2859.jpg</text:p>
          </table:table-cell>
          <table:table-cell table:style-name="ce47" office:value-type="string" calcext:value-type="string">
            <text:p>14:03:16</text:p>
          </table:table-cell>
          <table:table-cell table:formula="of:=MID([.E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table:style-name="ce47"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2022:08:21</text:p>
          </table:table-cell>
          <table:table-cell/>
          <table:table-cell office:value-type="string" calcext:value-type="string">
            <text:p>IMG_2861.jpg</text:p>
          </table:table-cell>
          <table:table-cell table:style-name="ce47" office:value-type="string" calcext:value-type="string">
            <text:p>14:03:18</text:p>
          </table:table-cell>
          <table:table-cell table:formula="of:=MID([.E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table:style-name="ce47" office:value-type="string" calcext:value-type="string">
            <text:p>13:53:07</text:p>
          </table:table-cell>
          <table:table-cell table:formula="of:=MID([.I2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11" office:value-type="string" calcext:value-type="string">
            <text:p>2022:08:22</text:p>
          </table:table-cell>
          <table:table-cell/>
          <table:table-cell office:value-type="string" calcext:value-type="string">
            <text:p>IMG_2863.jpg</text:p>
          </table:table-cell>
          <table:table-cell table:style-name="ce47" office:value-type="string" calcext:value-type="string">
            <text:p>14:03:19</text:p>
          </table:table-cell>
          <table:table-cell table:formula="of:=MID([.E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table:style-name="ce47"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11" office:value-type="string" calcext:value-type="string">
            <text:p>2022:08:23</text:p>
          </table:table-cell>
          <table:table-cell/>
          <table:table-cell office:value-type="string" calcext:value-type="string">
            <text:p>IMG_2865.jpg</text:p>
          </table:table-cell>
          <table:table-cell table:style-name="ce47" office:value-type="string" calcext:value-type="string">
            <text:p>14:03:20</text:p>
          </table:table-cell>
          <table:table-cell table:formula="of:=MID([.E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table:style-name="ce47"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11" office:value-type="string" calcext:value-type="string">
            <text:p>2022:08:24</text:p>
          </table:table-cell>
          <table:table-cell/>
          <table:table-cell office:value-type="string" calcext:value-type="string">
            <text:p>IMG_2867.jpg</text:p>
          </table:table-cell>
          <table:table-cell table:style-name="ce47" office:value-type="string" calcext:value-type="string">
            <text:p>14:03:21</text:p>
          </table:table-cell>
          <table:table-cell table:formula="of:=MID([.E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table:style-name="ce47"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11" office:value-type="string" calcext:value-type="string">
            <text:p>2022:08:25</text:p>
          </table:table-cell>
          <table:table-cell/>
          <table:table-cell office:value-type="string" calcext:value-type="string">
            <text:p>IMG_2869.jpg</text:p>
          </table:table-cell>
          <table:table-cell table:style-name="ce47" office:value-type="string" calcext:value-type="string">
            <text:p>14:03:22</text:p>
          </table:table-cell>
          <table:table-cell table:formula="of:=MID([.E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table:style-name="ce47"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11" office:value-type="string" calcext:value-type="string">
            <text:p>2022:08:27</text:p>
          </table:table-cell>
          <table:table-cell/>
          <table:table-cell office:value-type="string" calcext:value-type="string">
            <text:p>IMG_2873.jpg</text:p>
          </table:table-cell>
          <table:table-cell table:style-name="ce47" office:value-type="string" calcext:value-type="string">
            <text:p>14:03:25</text:p>
          </table:table-cell>
          <table:table-cell table:formula="of:=MID([.E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table:style-name="ce47"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11" office:value-type="string" calcext:value-type="string">
            <text:p>2022:08:28</text:p>
          </table:table-cell>
          <table:table-cell/>
          <table:table-cell office:value-type="string" calcext:value-type="string">
            <text:p>IMG_2876.jpg</text:p>
          </table:table-cell>
          <table:table-cell table:style-name="ce47" office:value-type="string" calcext:value-type="string">
            <text:p>15:03:26</text:p>
          </table:table-cell>
          <table:table-cell table:formula="of:=MID([.E2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table:style-name="ce47" office:value-type="string" calcext:value-type="string">
            <text:p>14:53:07</text:p>
          </table:table-cell>
          <table:table-cell table:formula="of:=MID([.I2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11" office:value-type="string" calcext:value-type="string">
            <text:p>2022:08:29</text:p>
          </table:table-cell>
          <table:table-cell/>
          <table:table-cell office:value-type="string" calcext:value-type="string">
            <text:p>IMG_2878.jpg</text:p>
          </table:table-cell>
          <table:table-cell table:style-name="ce47" office:value-type="string" calcext:value-type="string">
            <text:p>15:03:27</text:p>
          </table:table-cell>
          <table:table-cell table:formula="of:=MID([.E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table:style-name="ce47" office:value-type="string" calcext:value-type="string">
            <text:p>14:53:06</text:p>
          </table:table-cell>
          <table:table-cell table:formula="of:=MID([.I2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11" office:value-type="string" calcext:value-type="string">
            <text:p>2022:08:30</text:p>
          </table:table-cell>
          <table:table-cell/>
          <table:table-cell office:value-type="string" calcext:value-type="string">
            <text:p>IMG_2880.jpg</text:p>
          </table:table-cell>
          <table:table-cell table:style-name="ce47" office:value-type="string" calcext:value-type="string">
            <text:p>15:03:28</text:p>
          </table:table-cell>
          <table:table-cell table:formula="of:=MID([.E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table:style-name="ce47"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11" office:value-type="string" calcext:value-type="string">
            <text:p>2022:08:31</text:p>
          </table:table-cell>
          <table:table-cell/>
          <table:table-cell office:value-type="string" calcext:value-type="string">
            <text:p>IMG_2881.jpg</text:p>
          </table:table-cell>
          <table:table-cell table:style-name="ce47" office:value-type="string" calcext:value-type="string">
            <text:p>14:03:29</text:p>
          </table:table-cell>
          <table:table-cell table:formula="of:=MID([.E2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table:style-name="ce47" office:value-type="string" calcext:value-type="string">
            <text:p>13:53:06</text:p>
          </table:table-cell>
          <table:table-cell table:formula="of:=MID([.I2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11" office:value-type="string" calcext:value-type="string">
            <text:p>2022:09:01</text:p>
          </table:table-cell>
          <table:table-cell/>
          <table:table-cell office:value-type="string" calcext:value-type="string">
            <text:p>IMG_2883.jpg</text:p>
          </table:table-cell>
          <table:table-cell table:style-name="ce47" office:value-type="string" calcext:value-type="string">
            <text:p>14:03:30</text:p>
          </table:table-cell>
          <table:table-cell table:formula="of:=MID([.E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table:style-name="ce47"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11" office:value-type="string" calcext:value-type="string">
            <text:p>2022:09:02</text:p>
          </table:table-cell>
          <table:table-cell/>
          <table:table-cell office:value-type="string" calcext:value-type="string">
            <text:p>IMG_2886.jpg</text:p>
          </table:table-cell>
          <table:table-cell table:style-name="ce47" office:value-type="string" calcext:value-type="string">
            <text:p>15:03:31</text:p>
          </table:table-cell>
          <table:table-cell table:formula="of:=MID([.E2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table:style-name="ce47" office:value-type="string" calcext:value-type="string">
            <text:p>14:53:06</text:p>
          </table:table-cell>
          <table:table-cell table:formula="of:=MID([.I2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11" office:value-type="string" calcext:value-type="string">
            <text:p>2022:09:04</text:p>
          </table:table-cell>
          <table:table-cell/>
          <table:table-cell office:value-type="string" calcext:value-type="string">
            <text:p>IMG_2890.jpg</text:p>
          </table:table-cell>
          <table:table-cell table:style-name="ce47" office:value-type="string" calcext:value-type="string">
            <text:p>15:03:33</text:p>
          </table:table-cell>
          <table:table-cell table:formula="of:=MID([.E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table:style-name="ce47" office:value-type="string" calcext:value-type="string">
            <text:p>14:53:05</text:p>
          </table:table-cell>
          <table:table-cell table:formula="of:=MID([.I29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13" office:value-type="string" calcext:value-type="string">
            <text:p>2022:09:05</text:p>
          </table:table-cell>
          <table:table-cell table:style-name="ce20"/>
          <table:table-cell table:style-name="ce30" office:value-type="string" calcext:value-type="string">
            <text:p>IMG_2891.jpg</text:p>
          </table:table-cell>
          <table:table-cell table:style-name="ce34" office:value-type="string" calcext:value-type="string">
            <text:p>14:03:34</text:p>
          </table:table-cell>
          <table:table-cell table:style-name="ce5" table:formula="of:=MID([.E29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366.jpg</text:p>
          </table:table-cell>
          <table:table-cell table:style-name="ce34" office:value-type="string" calcext:value-type="string">
            <text:p>13:53:05</text:p>
          </table:table-cell>
          <table:table-cell table:style-name="ce46" table:formula="of:=MID([.I29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11" office:value-type="string" calcext:value-type="string">
            <text:p>2022:09:06</text:p>
          </table:table-cell>
          <table:table-cell/>
          <table:table-cell office:value-type="string" calcext:value-type="string">
            <text:p>IMG_2893.jpg</text:p>
          </table:table-cell>
          <table:table-cell table:style-name="ce47" office:value-type="string" calcext:value-type="string">
            <text:p>14:03:35</text:p>
          </table:table-cell>
          <table:table-cell table:formula="of:=MID([.E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table:style-name="ce47" office:value-type="string" calcext:value-type="string">
            <text:p>13:53:04</text:p>
          </table:table-cell>
          <table:table-cell table:formula="of:=MID([.I29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11" office:value-type="string" calcext:value-type="string">
            <text:p>2022:09:07</text:p>
          </table:table-cell>
          <table:table-cell/>
          <table:table-cell office:value-type="string" calcext:value-type="string">
            <text:p>IMG_2896.jpg</text:p>
          </table:table-cell>
          <table:table-cell table:style-name="ce47" office:value-type="string" calcext:value-type="string">
            <text:p>15:03:36</text:p>
          </table:table-cell>
          <table:table-cell table:formula="of:=MID([.E29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table:style-name="ce47" office:value-type="string" calcext:value-type="string">
            <text:p>14:53:04</text:p>
          </table:table-cell>
          <table:table-cell table:formula="of:=MID([.I29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11" office:value-type="string" calcext:value-type="string">
            <text:p>2022:09:08</text:p>
          </table:table-cell>
          <table:table-cell/>
          <table:table-cell office:value-type="string" calcext:value-type="string">
            <text:p>IMG_2897.jpg</text:p>
          </table:table-cell>
          <table:table-cell table:style-name="ce47" office:value-type="string" calcext:value-type="string">
            <text:p>14:03:37</text:p>
          </table:table-cell>
          <table:table-cell table:formula="of:=MID([.E2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table:style-name="ce47" office:value-type="string" calcext:value-type="string">
            <text:p>13:53:04</text:p>
          </table:table-cell>
          <table:table-cell table:formula="of:=MID([.I2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11" office:value-type="string" calcext:value-type="string">
            <text:p>2022:09:09</text:p>
          </table:table-cell>
          <table:table-cell/>
          <table:table-cell office:value-type="string" calcext:value-type="string">
            <text:p>IMG_2899.jpg</text:p>
          </table:table-cell>
          <table:table-cell table:style-name="ce47" office:value-type="string" calcext:value-type="string">
            <text:p>14:03:38</text:p>
          </table:table-cell>
          <table:table-cell table:formula="of:=MID([.E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table:style-name="ce47"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11" office:value-type="string" calcext:value-type="string">
            <text:p>2022:09:10</text:p>
          </table:table-cell>
          <table:table-cell/>
          <table:table-cell office:value-type="string" calcext:value-type="string">
            <text:p>IMG_2901.jpg</text:p>
          </table:table-cell>
          <table:table-cell table:style-name="ce47" office:value-type="string" calcext:value-type="string">
            <text:p>14:03:39</text:p>
          </table:table-cell>
          <table:table-cell table:formula="of:=MID([.E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table:style-name="ce47" office:value-type="string" calcext:value-type="string">
            <text:p>13:53:03</text:p>
          </table:table-cell>
          <table:table-cell table:formula="of:=MID([.I29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11" office:value-type="string" calcext:value-type="string">
            <text:p>2022:09:11</text:p>
          </table:table-cell>
          <table:table-cell/>
          <table:table-cell office:value-type="string" calcext:value-type="string">
            <text:p>IMG_2903.jpg</text:p>
          </table:table-cell>
          <table:table-cell table:style-name="ce47" office:value-type="string" calcext:value-type="string">
            <text:p>14:03:40</text:p>
          </table:table-cell>
          <table:table-cell table:formula="of:=MID([.E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table:style-name="ce47"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11" office:value-type="string" calcext:value-type="string">
            <text:p>2022:09:12</text:p>
          </table:table-cell>
          <table:table-cell/>
          <table:table-cell office:value-type="string" calcext:value-type="string">
            <text:p>IMG_2905.jpg</text:p>
          </table:table-cell>
          <table:table-cell table:style-name="ce47" office:value-type="string" calcext:value-type="string">
            <text:p>14:03:41</text:p>
          </table:table-cell>
          <table:table-cell table:formula="of:=MID([.E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table:style-name="ce47"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11" office:value-type="string" calcext:value-type="string">
            <text:p>2022:09:13</text:p>
          </table:table-cell>
          <table:table-cell/>
          <table:table-cell office:value-type="string" calcext:value-type="string">
            <text:p>IMG_2907.jpg</text:p>
          </table:table-cell>
          <table:table-cell table:style-name="ce47" office:value-type="string" calcext:value-type="string">
            <text:p>14:03:42</text:p>
          </table:table-cell>
          <table:table-cell table:formula="of:=MID([.E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table:style-name="ce47" office:value-type="string" calcext:value-type="string">
            <text:p>13:53:02</text:p>
          </table:table-cell>
          <table:table-cell table:formula="of:=MID([.I3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11" office:value-type="string" calcext:value-type="string">
            <text:p>2022:09:15</text:p>
          </table:table-cell>
          <table:table-cell/>
          <table:table-cell office:value-type="string" calcext:value-type="string">
            <text:p>IMG_2911.jpg</text:p>
          </table:table-cell>
          <table:table-cell table:style-name="ce47" office:value-type="string" calcext:value-type="string">
            <text:p>14:03:44</text:p>
          </table:table-cell>
          <table:table-cell table:formula="of:=MID([.E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table:style-name="ce47"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2022:09:16</text:p>
          </table:table-cell>
          <table:table-cell/>
          <table:table-cell office:value-type="string" calcext:value-type="string">
            <text:p>IMG_2913.jpg</text:p>
          </table:table-cell>
          <table:table-cell table:style-name="ce47" office:value-type="string" calcext:value-type="string">
            <text:p>14:03:45</text:p>
          </table:table-cell>
          <table:table-cell table:formula="of:=MID([.E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table:style-name="ce47"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11" office:value-type="string" calcext:value-type="string">
            <text:p>2022:09:17</text:p>
          </table:table-cell>
          <table:table-cell/>
          <table:table-cell office:value-type="string" calcext:value-type="string">
            <text:p>IMG_2915.jpg</text:p>
          </table:table-cell>
          <table:table-cell table:style-name="ce47" office:value-type="string" calcext:value-type="string">
            <text:p>14:03:46</text:p>
          </table:table-cell>
          <table:table-cell table:formula="of:=MID([.E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table:style-name="ce47" office:value-type="string" calcext:value-type="string">
            <text:p>13:53:01</text:p>
          </table:table-cell>
          <table:table-cell table:formula="of:=MID([.I3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11" office:value-type="string" calcext:value-type="string">
            <text:p>2022:09:18</text:p>
          </table:table-cell>
          <table:table-cell/>
          <table:table-cell office:value-type="string" calcext:value-type="string">
            <text:p>"F13"</text:p>
          </table:table-cell>
          <table:table-cell table:style-name="ce47" office:value-type="string" calcext:value-type="string">
            <text:p>14:03:46</text:p>
          </table:table-cell>
          <table:table-cell table:formula="of:=MID([.E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table:style-name="ce47" office:value-type="string" calcext:value-type="string">
            <text:p>13:53:00</text:p>
          </table:table-cell>
          <table:table-cell table:formula="of:=MID([.I3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11" office:value-type="string" calcext:value-type="string">
            <text:p>2022:09:19</text:p>
          </table:table-cell>
          <table:table-cell/>
          <table:table-cell office:value-type="string" calcext:value-type="string">
            <text:p>IMG_2919.jpg</text:p>
          </table:table-cell>
          <table:table-cell table:style-name="ce47" office:value-type="string" calcext:value-type="string">
            <text:p>14:03:47</text:p>
          </table:table-cell>
          <table:table-cell table:formula="of:=MID([.E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table:style-name="ce47"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11" office:value-type="string" calcext:value-type="string">
            <text:p>2022:09:20</text:p>
          </table:table-cell>
          <table:table-cell/>
          <table:table-cell office:value-type="string" calcext:value-type="string">
            <text:p>IMG_2921.jpg</text:p>
          </table:table-cell>
          <table:table-cell table:style-name="ce47" office:value-type="string" calcext:value-type="string">
            <text:p>14:03:48</text:p>
          </table:table-cell>
          <table:table-cell table:formula="of:=MID([.E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table:style-name="ce47" office:value-type="string" calcext:value-type="string">
            <text:p>13:52:59</text:p>
          </table:table-cell>
          <table:table-cell table:formula="of:=MID([.I3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11" office:value-type="string" calcext:value-type="string">
            <text:p>2022:09:22</text:p>
          </table:table-cell>
          <table:table-cell/>
          <table:table-cell office:value-type="string" calcext:value-type="string">
            <text:p>IMG_2925.jpg</text:p>
          </table:table-cell>
          <table:table-cell table:style-name="ce47" office:value-type="string" calcext:value-type="string">
            <text:p>14:03:48</text:p>
          </table:table-cell>
          <table:table-cell table:formula="of:=MID([.E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table:style-name="ce47" office:value-type="string" calcext:value-type="string">
            <text:p>13:52:58</text:p>
          </table:table-cell>
          <table:table-cell table:formula="of:=MID([.I3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11" office:value-type="string" calcext:value-type="string">
            <text:p>2022:09:23</text:p>
          </table:table-cell>
          <table:table-cell/>
          <table:table-cell office:value-type="string" calcext:value-type="string">
            <text:p>IMG_2927.jpg</text:p>
          </table:table-cell>
          <table:table-cell table:style-name="ce47" office:value-type="string" calcext:value-type="string">
            <text:p>14:03:49</text:p>
          </table:table-cell>
          <table:table-cell table:formula="of:=MID([.E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table:style-name="ce47" office:value-type="string" calcext:value-type="string">
            <text:p>13:52:57</text:p>
          </table:table-cell>
          <table:table-cell table:formula="of:=MID([.I3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11" office:value-type="string" calcext:value-type="string">
            <text:p>2022:09:26</text:p>
          </table:table-cell>
          <table:table-cell/>
          <table:table-cell office:value-type="string" calcext:value-type="string">
            <text:p>IMG_2933.jpg</text:p>
          </table:table-cell>
          <table:table-cell table:style-name="ce47" office:value-type="string" calcext:value-type="string">
            <text:p>14:03:49</text:p>
          </table:table-cell>
          <table:table-cell table:formula="of:=MID([.E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table:style-name="ce47" office:value-type="string" calcext:value-type="string">
            <text:p>13:52:54</text:p>
          </table:table-cell>
          <table:table-cell table:formula="of:=MID([.I3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11" office:value-type="string" calcext:value-type="string">
            <text:p>2022:09:27</text:p>
          </table:table-cell>
          <table:table-cell/>
          <table:table-cell office:value-type="string" calcext:value-type="string">
            <text:p>IMG_2936.jpg</text:p>
          </table:table-cell>
          <table:table-cell table:style-name="ce47" office:value-type="string" calcext:value-type="string">
            <text:p>15:03:50</text:p>
          </table:table-cell>
          <table:table-cell table:formula="of:=MID([.E31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table:style-name="ce47" office:value-type="string" calcext:value-type="string">
            <text:p>14:52:54</text:p>
          </table:table-cell>
          <table:table-cell table:formula="of:=MID([.I31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11" office:value-type="string" calcext:value-type="string">
            <text:p>2022:09:28</text:p>
          </table:table-cell>
          <table:table-cell/>
          <table:table-cell office:value-type="string" calcext:value-type="string">
            <text:p>IMG_2938.jpg</text:p>
          </table:table-cell>
          <table:table-cell table:style-name="ce47" office:value-type="string" calcext:value-type="string">
            <text:p>15:03:50</text:p>
          </table:table-cell>
          <table:table-cell table:formula="of:=MID([.E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table:style-name="ce47" office:value-type="string" calcext:value-type="string">
            <text:p>14:52:53</text:p>
          </table:table-cell>
          <table:table-cell table:formula="of:=MID([.I31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11" office:value-type="string" calcext:value-type="string">
            <text:p>2022:09:29</text:p>
          </table:table-cell>
          <table:table-cell/>
          <table:table-cell office:value-type="string" calcext:value-type="string">
            <text:p>IMG_2939.jpg</text:p>
          </table:table-cell>
          <table:table-cell table:style-name="ce47" office:value-type="string" calcext:value-type="string">
            <text:p>14:03:50</text:p>
          </table:table-cell>
          <table:table-cell table:formula="of:=MID([.E3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table:style-name="ce47" office:value-type="string" calcext:value-type="string">
            <text:p>13:52:52</text:p>
          </table:table-cell>
          <table:table-cell table:formula="of:=MID([.I3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13" office:value-type="string" calcext:value-type="string">
            <text:p>2022:09:30</text:p>
          </table:table-cell>
          <table:table-cell table:style-name="ce20"/>
          <table:table-cell table:style-name="ce30" office:value-type="string" calcext:value-type="string">
            <text:p>IMG_2942.jpg</text:p>
          </table:table-cell>
          <table:table-cell table:style-name="ce34" office:value-type="string" calcext:value-type="string">
            <text:p>15:03:50</text:p>
          </table:table-cell>
          <table:table-cell table:style-name="ce5" table:formula="of:=MID([.E313];1;2)" office:value-type="string" office:string-value="15" calcext:value-type="string">
            <text:p>15</text:p>
          </table:table-cell>
          <table:table-cell table:style-name="ce20"/>
          <table:table-cell table:style-name="ce30" office:value-type="string" calcext:value-type="string">
            <text:p>IMG_1417.jpg</text:p>
          </table:table-cell>
          <table:table-cell table:style-name="ce34" office:value-type="string" calcext:value-type="string">
            <text:p>14:52:51</text:p>
          </table:table-cell>
          <table:table-cell table:style-name="ce46" table:formula="of:=MID([.I313];1;2)+1" office:value-type="float" office:value="15" calcext:value-type="float">
            <text:p>15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11" office:value-type="string" calcext:value-type="string">
            <text:p>2022:10:02</text:p>
          </table:table-cell>
          <table:table-cell/>
          <table:table-cell office:value-type="string" calcext:value-type="string">
            <text:p>IMG_2945.jpg</text:p>
          </table:table-cell>
          <table:table-cell table:style-name="ce47" office:value-type="string" calcext:value-type="string">
            <text:p>14:03:51</text:p>
          </table:table-cell>
          <table:table-cell table:formula="of:=MID([.E3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table:style-name="ce47" office:value-type="string" calcext:value-type="string">
            <text:p>13:52:49</text:p>
          </table:table-cell>
          <table:table-cell table:formula="of:=MID([.I3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11" office:value-type="string" calcext:value-type="string">
            <text:p>2022:10:03</text:p>
          </table:table-cell>
          <table:table-cell/>
          <table:table-cell office:value-type="string" calcext:value-type="string">
            <text:p>IMG_2947.jpg</text:p>
          </table:table-cell>
          <table:table-cell table:style-name="ce47" office:value-type="string" calcext:value-type="string">
            <text:p>14:03:52</text:p>
          </table:table-cell>
          <table:table-cell table:formula="of:=MID([.E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table:style-name="ce47"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11" office:value-type="string" calcext:value-type="string">
            <text:p>2022:10:04</text:p>
          </table:table-cell>
          <table:table-cell/>
          <table:table-cell office:value-type="string" calcext:value-type="string">
            <text:p>IMG_2949.jpg</text:p>
          </table:table-cell>
          <table:table-cell table:style-name="ce47" office:value-type="string" calcext:value-type="string">
            <text:p>14:03:53</text:p>
          </table:table-cell>
          <table:table-cell table:formula="of:=MID([.E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table:style-name="ce47"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11" office:value-type="string" calcext:value-type="string">
            <text:p>2022:10:05</text:p>
          </table:table-cell>
          <table:table-cell/>
          <table:table-cell office:value-type="string" calcext:value-type="string">
            <text:p>IMG_2951.jpg</text:p>
          </table:table-cell>
          <table:table-cell table:style-name="ce47" office:value-type="string" calcext:value-type="string">
            <text:p>14:03:54</text:p>
          </table:table-cell>
          <table:table-cell table:formula="of:=MID([.E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table:style-name="ce47" office:value-type="string" calcext:value-type="string">
            <text:p>13:52:48</text:p>
          </table:table-cell>
          <table:table-cell table:formula="of:=MID([.I31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11" office:value-type="string" calcext:value-type="string">
            <text:p>2022:10:06</text:p>
          </table:table-cell>
          <table:table-cell/>
          <table:table-cell office:value-type="string" calcext:value-type="string">
            <text:p>IMG_2953.jpg</text:p>
          </table:table-cell>
          <table:table-cell table:style-name="ce47" office:value-type="string" calcext:value-type="string">
            <text:p>14:03:54</text:p>
          </table:table-cell>
          <table:table-cell table:formula="of:=MID([.E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table:style-name="ce47"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11" office:value-type="string" calcext:value-type="string">
            <text:p>2022:10:07</text:p>
          </table:table-cell>
          <table:table-cell/>
          <table:table-cell office:value-type="string" calcext:value-type="string">
            <text:p>IMG_2955.jpg</text:p>
          </table:table-cell>
          <table:table-cell table:style-name="ce47" office:value-type="string" calcext:value-type="string">
            <text:p>14:03:55</text:p>
          </table:table-cell>
          <table:table-cell table:formula="of:=MID([.E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table:style-name="ce47" office:value-type="string" calcext:value-type="string">
            <text:p>13:52:47</text:p>
          </table:table-cell>
          <table:table-cell table:formula="of:=MID([.I31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1" office:value-type="string" calcext:value-type="string">
            <text:p>2022:10:08</text:p>
          </table:table-cell>
          <table:table-cell/>
          <table:table-cell office:value-type="string" calcext:value-type="string">
            <text:p>IMG_2958.jpg</text:p>
          </table:table-cell>
          <table:table-cell table:style-name="ce47" office:value-type="string" calcext:value-type="string">
            <text:p>15:03:56</text:p>
          </table:table-cell>
          <table:table-cell table:formula="of:=MID([.E3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table:style-name="ce47" office:value-type="string" calcext:value-type="string">
            <text:p>14:52:47</text:p>
          </table:table-cell>
          <table:table-cell table:formula="of:=MID([.I32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13" office:value-type="string" calcext:value-type="string">
            <text:p>2022:10:10</text:p>
          </table:table-cell>
          <table:table-cell table:style-name="ce20"/>
          <table:table-cell table:style-name="ce30" office:value-type="string" calcext:value-type="string">
            <text:p>IMG_2961.jpg</text:p>
          </table:table-cell>
          <table:table-cell table:style-name="ce34" office:value-type="string" calcext:value-type="string">
            <text:p>14:03:57</text:p>
          </table:table-cell>
          <table:table-cell table:style-name="ce5" table:formula="of:=MID([.E321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36.jpg</text:p>
          </table:table-cell>
          <table:table-cell table:style-name="ce34" office:value-type="string" calcext:value-type="string">
            <text:p>13:52:45</text:p>
          </table:table-cell>
          <table:table-cell table:style-name="ce46" table:formula="of:=MID([.I321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11" office:value-type="string" calcext:value-type="string">
            <text:p>2022:10:11</text:p>
          </table:table-cell>
          <table:table-cell/>
          <table:table-cell office:value-type="string" calcext:value-type="string">
            <text:p>IMG_2963.jpg</text:p>
          </table:table-cell>
          <table:table-cell table:style-name="ce47" office:value-type="string" calcext:value-type="string">
            <text:p>14:03:57</text:p>
          </table:table-cell>
          <table:table-cell table:formula="of:=MID([.E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table:style-name="ce47"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11" office:value-type="string" calcext:value-type="string">
            <text:p>2022:10:12</text:p>
          </table:table-cell>
          <table:table-cell/>
          <table:table-cell office:value-type="string" calcext:value-type="string">
            <text:p>IMG_2965.jpg</text:p>
          </table:table-cell>
          <table:table-cell table:style-name="ce47" office:value-type="string" calcext:value-type="string">
            <text:p>14:03:58</text:p>
          </table:table-cell>
          <table:table-cell table:formula="of:=MID([.E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table:style-name="ce47" office:value-type="string" calcext:value-type="string">
            <text:p>13:52:44</text:p>
          </table:table-cell>
          <table:table-cell table:formula="of:=MID([.I32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11" office:value-type="string" calcext:value-type="string">
            <text:p>2022:10:13</text:p>
          </table:table-cell>
          <table:table-cell/>
          <table:table-cell office:value-type="string" calcext:value-type="string">
            <text:p>IMG_2967.jpg</text:p>
          </table:table-cell>
          <table:table-cell table:style-name="ce47" office:value-type="string" calcext:value-type="string">
            <text:p>14:03:59</text:p>
          </table:table-cell>
          <table:table-cell table:formula="of:=MID([.E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table:style-name="ce47"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11" office:value-type="string" calcext:value-type="string">
            <text:p>2022:10:14</text:p>
          </table:table-cell>
          <table:table-cell/>
          <table:table-cell office:value-type="string" calcext:value-type="string">
            <text:p>IMG_2970.jpg</text:p>
          </table:table-cell>
          <table:table-cell table:style-name="ce47" office:value-type="string" calcext:value-type="string">
            <text:p>15:03:59</text:p>
          </table:table-cell>
          <table:table-cell table:formula="of:=MID([.E3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table:style-name="ce47" office:value-type="string" calcext:value-type="string">
            <text:p>14:52:43</text:p>
          </table:table-cell>
          <table:table-cell table:formula="of:=MID([.I3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11" office:value-type="string" calcext:value-type="string">
            <text:p>2022:10:15</text:p>
          </table:table-cell>
          <table:table-cell/>
          <table:table-cell office:value-type="string" calcext:value-type="string">
            <text:p>IMG_2971.jpg</text:p>
          </table:table-cell>
          <table:table-cell table:style-name="ce47" office:value-type="string" calcext:value-type="string">
            <text:p>14:04:00</text:p>
          </table:table-cell>
          <table:table-cell table:formula="of:=MID([.E3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table:style-name="ce47" office:value-type="string" calcext:value-type="string">
            <text:p>13:52:42</text:p>
          </table:table-cell>
          <table:table-cell table:formula="of:=MID([.I32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11" office:value-type="string" calcext:value-type="string">
            <text:p>2022:10:16</text:p>
          </table:table-cell>
          <table:table-cell/>
          <table:table-cell office:value-type="string" calcext:value-type="string">
            <text:p>IMG_2974.jpg</text:p>
          </table:table-cell>
          <table:table-cell table:style-name="ce47" office:value-type="string" calcext:value-type="string">
            <text:p>15:04:00</text:p>
          </table:table-cell>
          <table:table-cell table:formula="of:=MID([.E3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table:style-name="ce47" office:value-type="string" calcext:value-type="string">
            <text:p>14:52:42</text:p>
          </table:table-cell>
          <table:table-cell table:formula="of:=MID([.I32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11" office:value-type="string" calcext:value-type="string">
            <text:p>2022:10:17</text:p>
          </table:table-cell>
          <table:table-cell/>
          <table:table-cell office:value-type="string" calcext:value-type="string">
            <text:p>IMG_2975.jpg</text:p>
          </table:table-cell>
          <table:table-cell table:style-name="ce47" office:value-type="string" calcext:value-type="string">
            <text:p>14:04:01</text:p>
          </table:table-cell>
          <table:table-cell table:formula="of:=MID([.E3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table:style-name="ce47" office:value-type="string" calcext:value-type="string">
            <text:p>13:52:41</text:p>
          </table:table-cell>
          <table:table-cell table:formula="of:=MID([.I32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11" office:value-type="string" calcext:value-type="string">
            <text:p>2022:10:18</text:p>
          </table:table-cell>
          <table:table-cell/>
          <table:table-cell office:value-type="string" calcext:value-type="string">
            <text:p>IMG_2977.jpg</text:p>
          </table:table-cell>
          <table:table-cell table:style-name="ce47" office:value-type="string" calcext:value-type="string">
            <text:p>14:04:02</text:p>
          </table:table-cell>
          <table:table-cell table:formula="of:=MID([.E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table:style-name="ce47"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11" office:value-type="string" calcext:value-type="string">
            <text:p>2022:10:19</text:p>
          </table:table-cell>
          <table:table-cell/>
          <table:table-cell office:value-type="string" calcext:value-type="string">
            <text:p>IMG_2979.jpg</text:p>
          </table:table-cell>
          <table:table-cell table:style-name="ce47" office:value-type="string" calcext:value-type="string">
            <text:p>14:04:02</text:p>
          </table:table-cell>
          <table:table-cell table:formula="of:=MID([.E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table:style-name="ce47"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11" office:value-type="string" calcext:value-type="string">
            <text:p>2022:10:20</text:p>
          </table:table-cell>
          <table:table-cell/>
          <table:table-cell office:value-type="string" calcext:value-type="string">
            <text:p>IMG_2981.jpg</text:p>
          </table:table-cell>
          <table:table-cell table:style-name="ce47" office:value-type="string" calcext:value-type="string">
            <text:p>14:04:03</text:p>
          </table:table-cell>
          <table:table-cell table:formula="of:=MID([.E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table:style-name="ce47" office:value-type="string" calcext:value-type="string">
            <text:p>13:52:40</text:p>
          </table:table-cell>
          <table:table-cell table:formula="of:=MID([.I33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13" office:value-type="string" calcext:value-type="string">
            <text:p>2022:10:22</text:p>
          </table:table-cell>
          <table:table-cell table:style-name="ce20"/>
          <table:table-cell table:style-name="ce30" office:value-type="string" calcext:value-type="string">
            <text:p>IMG_2985.jpg</text:p>
          </table:table-cell>
          <table:table-cell table:style-name="ce34" office:value-type="string" calcext:value-type="string">
            <text:p>14:04:04</text:p>
          </table:table-cell>
          <table:table-cell table:style-name="ce5" table:formula="of:=MID([.E332];1;2)" office:value-type="string" office:string-value="14" calcext:value-type="string">
            <text:p>14</text:p>
          </table:table-cell>
          <table:table-cell table:style-name="ce20"/>
          <table:table-cell table:style-name="ce30" office:value-type="string" calcext:value-type="string">
            <text:p>IMG_1460.jpg</text:p>
          </table:table-cell>
          <table:table-cell table:style-name="ce34" office:value-type="string" calcext:value-type="string">
            <text:p>13:52:39</text:p>
          </table:table-cell>
          <table:table-cell table:style-name="ce46" table:formula="of:=MID([.I332];1;2)+1" office:value-type="float" office:value="14" calcext:value-type="float">
            <text:p>14</text:p>
          </table:table-cell>
          <table:table-cell table:style-name="ce20" table:number-columns-repeated="2"/>
          <table:table-cell table:style-name="ce53" table:number-columns-repeated="2"/>
          <table:table-cell table:style-name="ce20"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11" office:value-type="string" calcext:value-type="string">
            <text:p>2022:10:23</text:p>
          </table:table-cell>
          <table:table-cell/>
          <table:table-cell office:value-type="string" calcext:value-type="string">
            <text:p>IMG_2988.jpg</text:p>
          </table:table-cell>
          <table:table-cell table:style-name="ce47" office:value-type="string" calcext:value-type="string">
            <text:p>15:04:05</text:p>
          </table:table-cell>
          <table:table-cell table:formula="of:=MID([.E3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table:style-name="ce47" office:value-type="string" calcext:value-type="string">
            <text:p>14:52:38</text:p>
          </table:table-cell>
          <table:table-cell table:formula="of:=MID([.I3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2022:10:25</text:p>
          </table:table-cell>
          <table:table-cell/>
          <table:table-cell office:value-type="string" calcext:value-type="string">
            <text:p>IMG_2992.jpg</text:p>
          </table:table-cell>
          <table:table-cell table:style-name="ce47" office:value-type="string" calcext:value-type="string">
            <text:p>15:04:06</text:p>
          </table:table-cell>
          <table:table-cell table:formula="of:=MID([.E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table:style-name="ce47" office:value-type="string" calcext:value-type="string">
            <text:p>14:52:37</text:p>
          </table:table-cell>
          <table:table-cell table:formula="of:=MID([.I33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2022:10:26</text:p>
          </table:table-cell>
          <table:table-cell/>
          <table:table-cell office:value-type="string" calcext:value-type="string">
            <text:p>IMG_2993.jpg</text:p>
          </table:table-cell>
          <table:table-cell table:style-name="ce47" office:value-type="string" calcext:value-type="string">
            <text:p>14:04:06</text:p>
          </table:table-cell>
          <table:table-cell table:formula="of:=MID([.E3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table:style-name="ce47" office:value-type="string" calcext:value-type="string">
            <text:p>13:52:36</text:p>
          </table:table-cell>
          <table:table-cell table:formula="of:=MID([.I33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2022:10:27</text:p>
          </table:table-cell>
          <table:table-cell/>
          <table:table-cell office:value-type="string" calcext:value-type="string">
            <text:p>IMG_2995.jpg</text:p>
          </table:table-cell>
          <table:table-cell table:style-name="ce47" office:value-type="string" calcext:value-type="string">
            <text:p>14:04:07</text:p>
          </table:table-cell>
          <table:table-cell table:formula="of:=MID([.E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table:style-name="ce47"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2022:10:28</text:p>
          </table:table-cell>
          <table:table-cell/>
          <table:table-cell office:value-type="string" calcext:value-type="string">
            <text:p>IMG_2998.jpg</text:p>
          </table:table-cell>
          <table:table-cell table:style-name="ce47" office:value-type="string" calcext:value-type="string">
            <text:p>15:04:08</text:p>
          </table:table-cell>
          <table:table-cell table:formula="of:=MID([.E3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table:style-name="ce47" office:value-type="string" calcext:value-type="string">
            <text:p>14:52:36</text:p>
          </table:table-cell>
          <table:table-cell table:formula="of:=MID([.I3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2022:10:29</text:p>
          </table:table-cell>
          <table:table-cell/>
          <table:table-cell office:value-type="string" calcext:value-type="string">
            <text:p>IMG_2999.jpg</text:p>
          </table:table-cell>
          <table:table-cell table:style-name="ce47" office:value-type="string" calcext:value-type="string">
            <text:p>14:04:09</text:p>
          </table:table-cell>
          <table:table-cell table:formula="of:=MID([.E3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table:style-name="ce47" office:value-type="string" calcext:value-type="string">
            <text:p>13:52:36</text:p>
          </table:table-cell>
          <table:table-cell table:formula="of:=MID([.I33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2022:10:30</text:p>
          </table:table-cell>
          <table:table-cell/>
          <table:table-cell office:value-type="string" calcext:value-type="string">
            <text:p>IMG_3002.jpg</text:p>
          </table:table-cell>
          <table:table-cell table:style-name="ce47" office:value-type="string" calcext:value-type="string">
            <text:p>15:04:10</text:p>
          </table:table-cell>
          <table:table-cell table:formula="of:=MID([.E3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table:style-name="ce47" office:value-type="string" calcext:value-type="string">
            <text:p>14:52:35</text:p>
          </table:table-cell>
          <table:table-cell table:formula="of:=MID([.I33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2022:10:31</text:p>
          </table:table-cell>
          <table:table-cell/>
          <table:table-cell office:value-type="string" calcext:value-type="string">
            <text:p>IMG_3004.jpg</text:p>
          </table:table-cell>
          <table:table-cell table:style-name="ce47" office:value-type="string" calcext:value-type="string">
            <text:p>15:04:11</text:p>
          </table:table-cell>
          <table:table-cell table:formula="of:=MID([.E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table:style-name="ce47"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1" table:style-name="ta1">
        <table:table-column table:style-name="co1" table:default-cell-style-name="Default"/>
        <table:table-column table:style-name="co2" table:default-cell-style-name="ce59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12:58:10</text:p>
          </table:table-cell>
          <table:table-cell table:formula="of:=MID([.I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13:58:10</text:p>
          </table:table-cell>
          <table:table-cell table:formula="of:=MID([.I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12:58:10</text:p>
          </table:table-cell>
          <table:table-cell table:formula="of:=MID([.I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12:58:09</text:p>
          </table:table-cell>
          <table:table-cell table:formula="of:=MID([.I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13:58:09</text:p>
          </table:table-cell>
          <table:table-cell table:formula="of:=MID([.I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12:58:09</text:p>
          </table:table-cell>
          <table:table-cell table:formula="of:=MID([.I1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12:58:08</text:p>
          </table:table-cell>
          <table:table-cell table:formula="of:=MID([.I1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12:58:07</text:p>
          </table:table-cell>
          <table:table-cell table:formula="of:=MID([.I1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11:58:06</text:p>
          </table:table-cell>
          <table:table-cell table:formula="of:=MID([.I2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12:58:06</text:p>
          </table:table-cell>
          <table:table-cell table:formula="of:=MID([.I2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11:58:06</text:p>
          </table:table-cell>
          <table:table-cell table:formula="of:=MID([.I2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12:58:06</text:p>
          </table:table-cell>
          <table:table-cell table:formula="of:=MID([.I2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12:58:05</text:p>
          </table:table-cell>
          <table:table-cell table:formula="of:=MID([.I2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6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11:58:05</text:p>
          </table:table-cell>
          <table:table-cell table:formula="of:=MID([.I26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11:58:04</text:p>
          </table:table-cell>
          <table:table-cell table:formula="of:=MID([.I2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12:58:04</text:p>
          </table:table-cell>
          <table:table-cell table:formula="of:=MID([.I2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2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11:58:04</text:p>
          </table:table-cell>
          <table:table-cell table:formula="of:=MID([.I29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11:58:03</text:p>
          </table:table-cell>
          <table:table-cell table:formula="of:=MID([.I30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11:58:02</text:p>
          </table:table-cell>
          <table:table-cell table:formula="of:=MID([.I33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12:58:01</text:p>
          </table:table-cell>
          <table:table-cell table:formula="of:=MID([.I3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12:58:00</text:p>
          </table:table-cell>
          <table:table-cell table:formula="of:=MID([.I3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11:58:00</text:p>
          </table:table-cell>
          <table:table-cell table:formula="of:=MID([.I37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11:57:59</text:p>
          </table:table-cell>
          <table:table-cell table:formula="of:=MID([.I38];1;2)+1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3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12:57:59</text:p>
          </table:table-cell>
          <table:table-cell table:formula="of:=MID([.I3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12:57:58</text:p>
          </table:table-cell>
          <table:table-cell table:formula="of:=MID([.I4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12:57:53</text:p>
          </table:table-cell>
          <table:table-cell table:formula="of:=MID([.I4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12:57:52</text:p>
          </table:table-cell>
          <table:table-cell table:formula="of:=MID([.I4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12:57:50</text:p>
          </table:table-cell>
          <table:table-cell table:formula="of:=MID([.I4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12:57:49</text:p>
          </table:table-cell>
          <table:table-cell table:formula="of:=MID([.I4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12:57:48</text:p>
          </table:table-cell>
          <table:table-cell table:formula="of:=MID([.I47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12:57:47</text:p>
          </table:table-cell>
          <table:table-cell table:formula="of:=MID([.I48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12:57:46</text:p>
          </table:table-cell>
          <table:table-cell table:formula="of:=MID([.I49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12:57:45</text:p>
          </table:table-cell>
          <table:table-cell table:formula="of:=MID([.I51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12:57:44</text:p>
          </table:table-cell>
          <table:table-cell table:formula="of:=MID([.I5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4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I54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12:57:41</text:p>
          </table:table-cell>
          <table:table-cell table:formula="of:=MID([.I5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15:57:40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15:57:3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15:57:38</text:p>
          </table:table-cell>
          <table:table-cell table:formula="of:=MID([.I5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15:57:37</text:p>
          </table:table-cell>
          <table:table-cell table:formula="of:=MID([.I5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13:57:36</text:p>
          </table:table-cell>
          <table:table-cell table:formula="of:=MID([.I6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59" calcext:value-type="float">
            <text:p>59</text:p>
          </table:table-cell>
          <table:table-cell table:style-name="ce60" office:value-type="string" calcext:value-type="string">
            <text:p>2021:11:02</text:p>
          </table:table-cell>
          <table:table-cell table:style-name="ce40"/>
          <table:table-cell table:style-name="ce40" office:value-type="string" calcext:value-type="string">
            <text:p>IMG_2334.jpg</text:p>
          </table:table-cell>
          <table:table-cell table:style-name="ce48" office:value-type="string" calcext:value-type="string">
            <text:p>13:02:09</text:p>
          </table:table-cell>
          <table:table-cell table:style-name="ce40" table:formula="of:=MID([.E61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731.jpg</text:p>
          </table:table-cell>
          <table:table-cell table:style-name="ce48" office:value-type="string" calcext:value-type="string">
            <text:p>12:57:31</text:p>
          </table:table-cell>
          <table:table-cell table:style-name="ce40" table:formula="of:=MID([.I61];1;2)+1" office:value-type="float" office:value="13" calcext:value-type="float">
            <text:p>13</text:p>
          </table:table-cell>
          <table:table-cell table:style-name="ce40"/>
          <table:table-cell table:style-name="ce40" office:value-type="string" calcext:value-type="string">
            <text:p>Inizio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12:57:28</text:p>
          </table:table-cell>
          <table:table-cell table:formula="of:=MID([.I62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12:57:26</text:p>
          </table:table-cell>
          <table:table-cell table:formula="of:=MID([.I63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12:57:25</text:p>
          </table:table-cell>
          <table:table-cell table:formula="of:=MID([.I64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12:57:24</text:p>
          </table:table-cell>
          <table:table-cell table:formula="of:=MID([.I65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12:57:23</text:p>
          </table:table-cell>
          <table:table-cell table:formula="of:=MID([.I66];1;2)+1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14:57:22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15:57:21</text:p>
          </table:table-cell>
          <table:table-cell table:formula="of:=MID([.I6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15:57:20</text:p>
          </table:table-cell>
          <table:table-cell table:formula="of:=MID([.I6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14:57:19</text:p>
          </table:table-cell>
          <table:table-cell table:formula="of:=MID([.I7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14:57:18</text:p>
          </table:table-cell>
          <table:table-cell table:formula="of:=MID([.I7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14:57:17</text:p>
          </table:table-cell>
          <table:table-cell table:formula="of:=MID([.I7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14:57:1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14:57:12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15:57:12</text:p>
          </table:table-cell>
          <table:table-cell table:formula="of:=MID([.I7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15:57:11</text:p>
          </table:table-cell>
          <table:table-cell table:formula="of:=MID([.I7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15:57:10</text:p>
          </table:table-cell>
          <table:table-cell table:formula="of:=MID([.I7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14:57:09</text:p>
          </table:table-cell>
          <table:table-cell table:formula="of:=MID([.I7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14:57:08</text:p>
          </table:table-cell>
          <table:table-cell table:formula="of:=MID([.I7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14:57:06</text:p>
          </table:table-cell>
          <table:table-cell table:formula="of:=MID([.I8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14:57:03</text:p>
          </table:table-cell>
          <table:table-cell table:formula="of:=MID([.I8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14:57:01</text:p>
          </table:table-cell>
          <table:table-cell table:formula="of:=MID([.I8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15:56:59</text:p>
          </table:table-cell>
          <table:table-cell table:formula="of:=MID([.I8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15:56:56</text:p>
          </table:table-cell>
          <table:table-cell table:formula="of:=MID([.I8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14:56:53</text:p>
          </table:table-cell>
          <table:table-cell table:formula="of:=MID([.I8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14:56:49</text:p>
          </table:table-cell>
          <table:table-cell table:formula="of:=MID([.I8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15:56:27</text:p>
          </table:table-cell>
          <table:table-cell table:formula="of:=MID([.I8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14:56:16</text:p>
          </table:table-cell>
          <table:table-cell table:formula="of:=MID([.I8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14:56:14</text:p>
          </table:table-cell>
          <table:table-cell table:formula="of:=MID([.I8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14:56:11</text:p>
          </table:table-cell>
          <table:table-cell table:formula="of:=MID([.I9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" table:style-name="ta1">
        <table:table-column table:style-name="co19" table:default-cell-style-name="Default"/>
        <table:table-column table:style-name="co2" table:default-cell-style-name="ce47"/>
        <table:table-column table:style-name="co20" table:default-cell-style-name="ce47"/>
        <table:table-column table:style-name="co13" table:default-cell-style-name="Default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12" table:number-columns-repeated="1013" table:default-cell-style-name="Default"/>
        <table:table-row table:style-name="ro2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date</text:p>
          </table:table-cell>
          <table:table-cell table:style-name="Default"/>
          <table:table-cell office:value-type="string" calcext:value-type="string">
            <text:p>p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p2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2:01:03</text:p>
          </table:table-cell>
          <table:table-cell/>
          <table:table-cell office:value-type="string" calcext:value-type="string">
            <text:p>IMG_2423.jpg</text:p>
          </table:table-cell>
          <table:table-cell office:value-type="string" calcext:value-type="string">
            <text:p>15:01:39</text:p>
          </table:table-cell>
          <table:table-cell table:formula="of:=MID([.E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14:56:03</text:p>
          </table:table-cell>
          <table:table-cell table:formula="of:=MID([.I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2:01:04</text:p>
          </table:table-cell>
          <table:table-cell/>
          <table:table-cell office:value-type="string" calcext:value-type="string">
            <text:p>IMG_2426.jpg</text:p>
          </table:table-cell>
          <table:table-cell office:value-type="string" calcext:value-type="string">
            <text:p>16:01:39</text:p>
          </table:table-cell>
          <table:table-cell table:formula="of:=MID([.E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15:56:02</text:p>
          </table:table-cell>
          <table:table-cell table:formula="of:=MID([.I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2:01:05</text:p>
          </table:table-cell>
          <table:table-cell/>
          <table:table-cell office:value-type="string" calcext:value-type="string">
            <text:p>IMG_2428.jpg</text:p>
          </table:table-cell>
          <table:table-cell office:value-type="string" calcext:value-type="string">
            <text:p>16:01:38</text:p>
          </table:table-cell>
          <table:table-cell table:formula="of:=MID([.E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15:56:00</text:p>
          </table:table-cell>
          <table:table-cell table:formula="of:=MID([.I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2:01:10</text:p>
          </table:table-cell>
          <table:table-cell/>
          <table:table-cell office:value-type="string" calcext:value-type="string">
            <text:p>IMG_2430.jpg</text:p>
          </table:table-cell>
          <table:table-cell office:value-type="string" calcext:value-type="string">
            <text:p>16:01:32</text:p>
          </table:table-cell>
          <table:table-cell table:formula="of:=MID([.E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15:55:49</text:p>
          </table:table-cell>
          <table:table-cell table:formula="of:=MID([.I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2:01:17</text:p>
          </table:table-cell>
          <table:table-cell/>
          <table:table-cell office:value-type="string" calcext:value-type="string">
            <text:p>IMG_2432.jpg</text:p>
          </table:table-cell>
          <table:table-cell office:value-type="string" calcext:value-type="string">
            <text:p>16:01:28</text:p>
          </table:table-cell>
          <table:table-cell table:formula="of:=MID([.E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15:55:41</text:p>
          </table:table-cell>
          <table:table-cell table:formula="of:=MID([.I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2:01:19</text:p>
          </table:table-cell>
          <table:table-cell/>
          <table:table-cell office:value-type="string" calcext:value-type="string">
            <text:p>IMG_2434.jpg</text:p>
          </table:table-cell>
          <table:table-cell office:value-type="string" calcext:value-type="string">
            <text:p>16:01:27</text:p>
          </table:table-cell>
          <table:table-cell table:formula="of:=MID([.E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15:55:38</text:p>
          </table:table-cell>
          <table:table-cell table:formula="of:=MID([.I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2:01:20</text:p>
          </table:table-cell>
          <table:table-cell/>
          <table:table-cell office:value-type="string" calcext:value-type="string">
            <text:p>IMG_2436.jpg</text:p>
          </table:table-cell>
          <table:table-cell office:value-type="string" calcext:value-type="string">
            <text:p>16:01:26</text:p>
          </table:table-cell>
          <table:table-cell table:formula="of:=MID([.E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15:55:37</text:p>
          </table:table-cell>
          <table:table-cell table:formula="of:=MID([.I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2:01:21</text:p>
          </table:table-cell>
          <table:table-cell/>
          <table:table-cell office:value-type="string" calcext:value-type="string">
            <text:p>IMG_2438.jpg</text:p>
          </table:table-cell>
          <table:table-cell office:value-type="string" calcext:value-type="string">
            <text:p>16:01:25</text:p>
          </table:table-cell>
          <table:table-cell table:formula="of:=MID([.E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15:55:35</text:p>
          </table:table-cell>
          <table:table-cell table:formula="of:=MID([.I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2:01:22</text:p>
          </table:table-cell>
          <table:table-cell/>
          <table:table-cell office:value-type="string" calcext:value-type="string">
            <text:p>IMG_2440.jpg</text:p>
          </table:table-cell>
          <table:table-cell office:value-type="string" calcext:value-type="string">
            <text:p>16:01:24</text:p>
          </table:table-cell>
          <table:table-cell table:formula="of:=MID([.E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15:55:33</text:p>
          </table:table-cell>
          <table:table-cell table:formula="of:=MID([.I1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2:01:23</text:p>
          </table:table-cell>
          <table:table-cell/>
          <table:table-cell office:value-type="string" calcext:value-type="string">
            <text:p>IMG_2442.jpg</text:p>
          </table:table-cell>
          <table:table-cell office:value-type="string" calcext:value-type="string">
            <text:p>16:01:23</text:p>
          </table:table-cell>
          <table:table-cell table:formula="of:=MID([.E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15:55:32</text:p>
          </table:table-cell>
          <table:table-cell table:formula="of:=MID([.I1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2:01:24</text:p>
          </table:table-cell>
          <table:table-cell/>
          <table:table-cell office:value-type="string" calcext:value-type="string">
            <text:p>IMG_2444.jpg</text:p>
          </table:table-cell>
          <table:table-cell office:value-type="string" calcext:value-type="string">
            <text:p>16:01:23</text:p>
          </table:table-cell>
          <table:table-cell table:formula="of:=MID([.E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15:55:31</text:p>
          </table:table-cell>
          <table:table-cell table:formula="of:=MID([.I1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2:01:25</text:p>
          </table:table-cell>
          <table:table-cell/>
          <table:table-cell office:value-type="string" calcext:value-type="string">
            <text:p>IMG_2446.jpg</text:p>
          </table:table-cell>
          <table:table-cell office:value-type="string" calcext:value-type="string">
            <text:p>16:01:23</text:p>
          </table:table-cell>
          <table:table-cell table:formula="of:=MID([.E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15:55:30</text:p>
          </table:table-cell>
          <table:table-cell table:formula="of:=MID([.I1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2:01:26</text:p>
          </table:table-cell>
          <table:table-cell/>
          <table:table-cell office:value-type="string" calcext:value-type="string">
            <text:p>IMG_2448.jpg</text:p>
          </table:table-cell>
          <table:table-cell office:value-type="string" calcext:value-type="string">
            <text:p>16:01:23</text:p>
          </table:table-cell>
          <table:table-cell table:formula="of:=MID([.E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15:55:29</text:p>
          </table:table-cell>
          <table:table-cell table:formula="of:=MID([.I1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2:01:27</text:p>
          </table:table-cell>
          <table:table-cell/>
          <table:table-cell office:value-type="string" calcext:value-type="string">
            <text:p>IMG_2450.jpg</text:p>
          </table:table-cell>
          <table:table-cell office:value-type="string" calcext:value-type="string">
            <text:p>16:01:23</text:p>
          </table:table-cell>
          <table:table-cell table:formula="of:=MID([.E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15:55:28</text:p>
          </table:table-cell>
          <table:table-cell table:formula="of:=MID([.I15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2:01:28</text:p>
          </table:table-cell>
          <table:table-cell/>
          <table:table-cell office:value-type="string" calcext:value-type="string">
            <text:p>IMG_2452.jpg</text:p>
          </table:table-cell>
          <table:table-cell office:value-type="string" calcext:value-type="string">
            <text:p>16:01:23</text:p>
          </table:table-cell>
          <table:table-cell table:formula="of:=MID([.E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15:55:27</text:p>
          </table:table-cell>
          <table:table-cell table:formula="of:=MID([.I1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2:01:29</text:p>
          </table:table-cell>
          <table:table-cell/>
          <table:table-cell office:value-type="string" calcext:value-type="string">
            <text:p>IMG_2454.jpg</text:p>
          </table:table-cell>
          <table:table-cell office:value-type="string" calcext:value-type="string">
            <text:p>16:01:23</text:p>
          </table:table-cell>
          <table:table-cell table:formula="of:=MID([.E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15:55:26</text:p>
          </table:table-cell>
          <table:table-cell table:formula="of:=MID([.I1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2:01:30</text:p>
          </table:table-cell>
          <table:table-cell/>
          <table:table-cell office:value-type="string" calcext:value-type="string">
            <text:p>IMG_2456.jpg</text:p>
          </table:table-cell>
          <table:table-cell office:value-type="string" calcext:value-type="string">
            <text:p>16:01:23</text:p>
          </table:table-cell>
          <table:table-cell table:formula="of:=MID([.E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2:01:31</text:p>
          </table:table-cell>
          <table:table-cell/>
          <table:table-cell office:value-type="string" calcext:value-type="string">
            <text:p>IMG_2457.jpg</text:p>
          </table:table-cell>
          <table:table-cell office:value-type="string" calcext:value-type="string">
            <text:p>15:01:24</text:p>
          </table:table-cell>
          <table:table-cell table:formula="of:=MID([.E1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14:55:25</text:p>
          </table:table-cell>
          <table:table-cell table:formula="of:=MID([.I1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2:02:01</text:p>
          </table:table-cell>
          <table:table-cell/>
          <table:table-cell office:value-type="string" calcext:value-type="string">
            <text:p>IMG_2460.jpg</text:p>
          </table:table-cell>
          <table:table-cell office:value-type="string" calcext:value-type="string">
            <text:p>16:01:23</text:p>
          </table:table-cell>
          <table:table-cell table:formula="of:=MID([.E2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15:55:23</text:p>
          </table:table-cell>
          <table:table-cell table:formula="of:=MID([.I2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2:02:02</text:p>
          </table:table-cell>
          <table:table-cell/>
          <table:table-cell office:value-type="string" calcext:value-type="string">
            <text:p>IMG_2461.jpg</text:p>
          </table:table-cell>
          <table:table-cell office:value-type="string" calcext:value-type="string">
            <text:p>15:01:23</text:p>
          </table:table-cell>
          <table:table-cell table:formula="of:=MID([.E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14:55:22</text:p>
          </table:table-cell>
          <table:table-cell table:formula="of:=MID([.I2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2:02:03</text:p>
          </table:table-cell>
          <table:table-cell/>
          <table:table-cell office:value-type="string" calcext:value-type="string">
            <text:p>IMG_2464.jpg</text:p>
          </table:table-cell>
          <table:table-cell office:value-type="string" calcext:value-type="string">
            <text:p>16:01:23</text:p>
          </table:table-cell>
          <table:table-cell table:formula="of:=MID([.E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15:55:21</text:p>
          </table:table-cell>
          <table:table-cell table:formula="of:=MID([.I2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2:02:04</text:p>
          </table:table-cell>
          <table:table-cell/>
          <table:table-cell office:value-type="string" calcext:value-type="string">
            <text:p>IMG_2466.jpg</text:p>
          </table:table-cell>
          <table:table-cell office:value-type="string" calcext:value-type="string">
            <text:p>16:01:23</text:p>
          </table:table-cell>
          <table:table-cell table:formula="of:=MID([.E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15:55:20</text:p>
          </table:table-cell>
          <table:table-cell table:formula="of:=MID([.I23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2:02:05</text:p>
          </table:table-cell>
          <table:table-cell/>
          <table:table-cell office:value-type="string" calcext:value-type="string">
            <text:p>IMG_2468.jpg</text:p>
          </table:table-cell>
          <table:table-cell office:value-type="string" calcext:value-type="string">
            <text:p>16:01:23</text:p>
          </table:table-cell>
          <table:table-cell table:formula="of:=MID([.E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15:55:19</text:p>
          </table:table-cell>
          <table:table-cell table:formula="of:=MID([.I2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2:02:06</text:p>
          </table:table-cell>
          <table:table-cell/>
          <table:table-cell office:value-type="string" calcext:value-type="string">
            <text:p>IMG_2469.jpg</text:p>
          </table:table-cell>
          <table:table-cell office:value-type="string" calcext:value-type="string">
            <text:p>15:01:22</text:p>
          </table:table-cell>
          <table:table-cell table:formula="of:=MID([.E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14:55:18</text:p>
          </table:table-cell>
          <table:table-cell table:formula="of:=MID([.I2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2:02:07</text:p>
          </table:table-cell>
          <table:table-cell/>
          <table:table-cell office:value-type="string" calcext:value-type="string">
            <text:p>IMG_2472.jpg</text:p>
          </table:table-cell>
          <table:table-cell office:value-type="string" calcext:value-type="string">
            <text:p>16:01:22</text:p>
          </table:table-cell>
          <table:table-cell table:formula="of:=MID([.E2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15:55:16</text:p>
          </table:table-cell>
          <table:table-cell table:formula="of:=MID([.I2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2:02:08</text:p>
          </table:table-cell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16:01:22</text:p>
          </table:table-cell>
          <table:table-cell table:formula="of:=MID([.E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15:55:15</text:p>
          </table:table-cell>
          <table:table-cell table:formula="of:=MID([.I2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2:02:09</text:p>
          </table:table-cell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16:01:22</text:p>
          </table:table-cell>
          <table:table-cell table:formula="of:=MID([.E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15:55:14</text:p>
          </table:table-cell>
          <table:table-cell table:formula="of:=MID([.I2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2:02:10</text:p>
          </table:table-cell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16:01:22</text:p>
          </table:table-cell>
          <table:table-cell table:formula="of:=MID([.E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15:55:13</text:p>
          </table:table-cell>
          <table:table-cell table:formula="of:=MID([.I2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2:02:11</text:p>
          </table:table-cell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15:01:22</text:p>
          </table:table-cell>
          <table:table-cell table:formula="of:=MID([.E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14:55:12</text:p>
          </table:table-cell>
          <table:table-cell table:formula="of:=MID([.I3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2:02:12</text:p>
          </table:table-cell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16:01:21</text:p>
          </table:table-cell>
          <table:table-cell table:formula="of:=MID([.E3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15:55:10</text:p>
          </table:table-cell>
          <table:table-cell table:formula="of:=MID([.I31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2:02:13</text:p>
          </table:table-cell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16:01:20</text:p>
          </table:table-cell>
          <table:table-cell table:formula="of:=MID([.E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15:55:08</text:p>
          </table:table-cell>
          <table:table-cell table:formula="of:=MID([.I32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2:02:14</text:p>
          </table:table-cell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15:01:19</text:p>
          </table:table-cell>
          <table:table-cell table:formula="of:=MID([.E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14:55:06</text:p>
          </table:table-cell>
          <table:table-cell table:formula="of:=MID([.I3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2:02:15</text:p>
          </table:table-cell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16:01:18</text:p>
          </table:table-cell>
          <table:table-cell table:formula="of:=MID([.E3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15:55:04</text:p>
          </table:table-cell>
          <table:table-cell table:formula="of:=MID([.I34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2:02:16</text:p>
          </table:table-cell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15:01:17</text:p>
          </table:table-cell>
          <table:table-cell table:formula="of:=MID([.E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14:55:02</text:p>
          </table:table-cell>
          <table:table-cell table:formula="of:=MID([.I3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2:02:17</text:p>
          </table:table-cell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15:01:18</text:p>
          </table:table-cell>
          <table:table-cell table:formula="of:=MID([.E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2:02:19</text:p>
          </table:table-cell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15:01:18</text:p>
          </table:table-cell>
          <table:table-cell table:formula="of:=MID([.E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14:55:00</text:p>
          </table:table-cell>
          <table:table-cell table:formula="of:=MID([.I3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2:02:20</text:p>
          </table:table-cell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16:01:18</text:p>
          </table:table-cell>
          <table:table-cell table:formula="of:=MID([.E3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15:54:59</text:p>
          </table:table-cell>
          <table:table-cell table:formula="of:=MID([.I38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2:02:21</text:p>
          </table:table-cell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16:01:18</text:p>
          </table:table-cell>
          <table:table-cell table:formula="of:=MID([.E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15:54:57</text:p>
          </table:table-cell>
          <table:table-cell table:formula="of:=MID([.I39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:02:22</text:p>
          </table:table-cell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15:01:17</text:p>
          </table:table-cell>
          <table:table-cell table:formula="of:=MID([.E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14:54:56</text:p>
          </table:table-cell>
          <table:table-cell table:formula="of:=MID([.I4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:02:24</text:p>
          </table:table-cell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15:01:17</text:p>
          </table:table-cell>
          <table:table-cell table:formula="of:=MID([.E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14:54:53</text:p>
          </table:table-cell>
          <table:table-cell table:formula="of:=MID([.I4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:02:25</text:p>
          </table:table-cell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15:01:17</text:p>
          </table:table-cell>
          <table:table-cell table:formula="of:=MID([.E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14:54:52</text:p>
          </table:table-cell>
          <table:table-cell table:formula="of:=MID([.I4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2:02:26</text:p>
          </table:table-cell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15:01:17</text:p>
          </table:table-cell>
          <table:table-cell table:formula="of:=MID([.E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14:54:50</text:p>
          </table:table-cell>
          <table:table-cell table:formula="of:=MID([.I4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2:02:27</text:p>
          </table:table-cell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15:01:16</text:p>
          </table:table-cell>
          <table:table-cell table:formula="of:=MID([.E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14:54:48</text:p>
          </table:table-cell>
          <table:table-cell table:formula="of:=MID([.I4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2:02:28</text:p>
          </table:table-cell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15:01:15</text:p>
          </table:table-cell>
          <table:table-cell table:formula="of:=MID([.E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14:54:47</text:p>
          </table:table-cell>
          <table:table-cell table:formula="of:=MID([.I4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2:03:01</text:p>
          </table:table-cell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16:01:15</text:p>
          </table:table-cell>
          <table:table-cell table:formula="of:=MID([.E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15:54:45</text:p>
          </table:table-cell>
          <table:table-cell table:formula="of:=MID([.I4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2:03:02</text:p>
          </table:table-cell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15:01:14</text:p>
          </table:table-cell>
          <table:table-cell table:formula="of:=MID([.E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14:54:43</text:p>
          </table:table-cell>
          <table:table-cell table:formula="of:=MID([.I4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2:03:03</text:p>
          </table:table-cell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15:01:14</text:p>
          </table:table-cell>
          <table:table-cell table:formula="of:=MID([.E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14:54:42</text:p>
          </table:table-cell>
          <table:table-cell table:formula="of:=MID([.I4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2:03:04</text:p>
          </table:table-cell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15:01:14</text:p>
          </table:table-cell>
          <table:table-cell table:formula="of:=MID([.E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14:54:41</text:p>
          </table:table-cell>
          <table:table-cell table:formula="of:=MID([.I4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2:03:05</text:p>
          </table:table-cell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15:01:13</text:p>
          </table:table-cell>
          <table:table-cell table:formula="of:=MID([.E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14:54:39</text:p>
          </table:table-cell>
          <table:table-cell table:formula="of:=MID([.I5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2:03:06</text:p>
          </table:table-cell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15:01:13</text:p>
          </table:table-cell>
          <table:table-cell table:formula="of:=MID([.E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14:54:37</text:p>
          </table:table-cell>
          <table:table-cell table:formula="of:=MID([.I5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2:03:07</text:p>
          </table:table-cell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15:01:12</text:p>
          </table:table-cell>
          <table:table-cell table:formula="of:=MID([.E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14:54:35</text:p>
          </table:table-cell>
          <table:table-cell table:formula="of:=MID([.I5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2:03:08</text:p>
          </table:table-cell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16:01:11</text:p>
          </table:table-cell>
          <table:table-cell table:formula="of:=MID([.E5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15:54:33</text:p>
          </table:table-cell>
          <table:table-cell table:style-name="ce51" table:formula="of:=MID([.I53];1;2)+1" office:value-type="float" office:value="16" calcext:value-type="float">
            <text:p>16</text:p>
          </table:table-cell>
          <table:table-cell table:style-name="ce51"/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22:03:10</text:p>
          </table:table-cell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15:01:10</text:p>
          </table:table-cell>
          <table:table-cell table:style-name="ce51" table:formula="of:=MID([.E54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14:54:30</text:p>
          </table:table-cell>
          <table:table-cell table:formula="of:=MID([.I54];1;2)+1" office:value-type="float" office:value="15" calcext:value-type="float">
            <text:p>15</text:p>
          </table:table-cell>
          <table:table-cell/>
          <table:table-cell table:style-name="ce51" table:number-columns-repeated="1006"/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2:03:14</text:p>
          </table:table-cell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15:01:07</text:p>
          </table:table-cell>
          <table:table-cell table:formula="of:=MID([.E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14:54:22</text:p>
          </table:table-cell>
          <table:table-cell table:formula="of:=MID([.I5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022:03:15</text:p>
          </table:table-cell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16:01:06</text:p>
          </table:table-cell>
          <table:table-cell table:formula="of:=MID([.E5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15:54:21</text:p>
          </table:table-cell>
          <table:table-cell table:formula="of:=MID([.I56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2:03:16</text:p>
          </table:table-cell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16:01:06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15:54:19</text:p>
          </table:table-cell>
          <table:table-cell table:formula="of:=MID([.I57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2:03:18</text:p>
          </table:table-cell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15:01:07</text:p>
          </table:table-cell>
          <table:table-cell table:formula="of:=MID([.E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14:54:17</text:p>
          </table:table-cell>
          <table:table-cell table:formula="of:=MID([.I5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2:03:19</text:p>
          </table:table-cell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15:01:06</text:p>
          </table:table-cell>
          <table:table-cell table:formula="of:=MID([.E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14:54:16</text:p>
          </table:table-cell>
          <table:table-cell table:formula="of:=MID([.I5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2:03:20</text:p>
          </table:table-cell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15:01:06</text:p>
          </table:table-cell>
          <table:table-cell table:formula="of:=MID([.E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14:54:14</text:p>
          </table:table-cell>
          <table:table-cell table:formula="of:=MID([.I60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2:03:21</text:p>
          </table:table-cell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15:01:06</text:p>
          </table:table-cell>
          <table:table-cell table:formula="of:=MID([.E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14:54:13</text:p>
          </table:table-cell>
          <table:table-cell table:formula="of:=MID([.I61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2:03:22</text:p>
          </table:table-cell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15:01:06</text:p>
          </table:table-cell>
          <table:table-cell table:formula="of:=MID([.E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14:54:11</text:p>
          </table:table-cell>
          <table:table-cell table:formula="of:=MID([.I62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2:03:23</text:p>
          </table:table-cell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15:01:06</text:p>
          </table:table-cell>
          <table:table-cell table:formula="of:=MID([.E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14:54:10</text:p>
          </table:table-cell>
          <table:table-cell table:formula="of:=MID([.I6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2:03:24</text:p>
          </table:table-cell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15:01:06</text:p>
          </table:table-cell>
          <table:table-cell table:formula="of:=MID([.E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14:54:09</text:p>
          </table:table-cell>
          <table:table-cell table:formula="of:=MID([.I6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2:03:25</text:p>
          </table:table-cell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15:01:06</text:p>
          </table:table-cell>
          <table:table-cell table:formula="of:=MID([.E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14:54:08</text:p>
          </table:table-cell>
          <table:table-cell table:formula="of:=MID([.I6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2:03:26</text:p>
          </table:table-cell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15:01:07</text:p>
          </table:table-cell>
          <table:table-cell table:formula="of:=MID([.E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2:03:27</text:p>
          </table:table-cell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15:01:07</text:p>
          </table:table-cell>
          <table:table-cell table:formula="of:=MID([.E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14:54:07</text:p>
          </table:table-cell>
          <table:table-cell table:formula="of:=MID([.I6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2:03:28</text:p>
          </table:table-cell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15:01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14:54:06</text:p>
          </table:table-cell>
          <table:table-cell table:formula="of:=MID([.I68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2:03:29</text:p>
          </table:table-cell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15:01:08</text:p>
          </table:table-cell>
          <table:table-cell table:formula="of:=MID([.E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14:54:05</text:p>
          </table:table-cell>
          <table:table-cell table:formula="of:=MID([.I6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2:04:02</text:p>
          </table:table-cell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16:01:07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15:53:59</text:p>
          </table:table-cell>
          <table:table-cell table:formula="of:=MID([.I70];1;2)+1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2:04:03</text:p>
          </table:table-cell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14:01:06</text:p>
          </table:table-cell>
          <table:table-cell table:formula="of:=MID([.E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13:53:58</text:p>
          </table:table-cell>
          <table:table-cell table:formula="of:=MID([.I7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2:04:04</text:p>
          </table:table-cell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14:01:05</text:p>
          </table:table-cell>
          <table:table-cell table:formula="of:=MID([.E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13:53:56</text:p>
          </table:table-cell>
          <table:table-cell table:formula="of:=MID([.I7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2:04:05</text:p>
          </table:table-cell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15:01:05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14:53:54</text:p>
          </table:table-cell>
          <table:table-cell table:formula="of:=MID([.I73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2:04:06</text:p>
          </table:table-cell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15:01:06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2:04:07</text:p>
          </table:table-cell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14:01:06</text:p>
          </table:table-cell>
          <table:table-cell table:formula="of:=MID([.E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13:53:53</text:p>
          </table:table-cell>
          <table:table-cell table:formula="of:=MID([.I7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2:04:08</text:p>
          </table:table-cell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14:01:06</text:p>
          </table:table-cell>
          <table:table-cell table:formula="of:=MID([.E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13:53:52</text:p>
          </table:table-cell>
          <table:table-cell table:formula="of:=MID([.I7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2:04:09</text:p>
          </table:table-cell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14:01:07</text:p>
          </table:table-cell>
          <table:table-cell table:formula="of:=MID([.E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13:53:51</text:p>
          </table:table-cell>
          <table:table-cell table:formula="of:=MID([.I7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2:04:10</text:p>
          </table:table-cell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14:01:06</text:p>
          </table:table-cell>
          <table:table-cell table:formula="of:=MID([.E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13:53:49</text:p>
          </table:table-cell>
          <table:table-cell table:formula="of:=MID([.I7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2:04:11</text:p>
          </table:table-cell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14:01:07</text:p>
          </table:table-cell>
          <table:table-cell table:formula="of:=MID([.E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13:53:48</text:p>
          </table:table-cell>
          <table:table-cell table:formula="of:=MID([.I7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2:04:12</text:p>
          </table:table-cell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14:01:07</text:p>
          </table:table-cell>
          <table:table-cell table:formula="of:=MID([.E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13:53:47</text:p>
          </table:table-cell>
          <table:table-cell table:formula="of:=MID([.I8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2:04:13</text:p>
          </table:table-cell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14:01:08</text:p>
          </table:table-cell>
          <table:table-cell table:formula="of:=MID([.E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13:53:46</text:p>
          </table:table-cell>
          <table:table-cell table:formula="of:=MID([.I8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2:04:14</text:p>
          </table:table-cell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14:01:08</text:p>
          </table:table-cell>
          <table:table-cell table:formula="of:=MID([.E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2:04:15</text:p>
          </table:table-cell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14:01:09</text:p>
          </table:table-cell>
          <table:table-cell table:formula="of:=MID([.E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13:53:45</text:p>
          </table:table-cell>
          <table:table-cell table:formula="of:=MID([.I8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2:04:16</text:p>
          </table:table-cell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14:01:10</text:p>
          </table:table-cell>
          <table:table-cell table:formula="of:=MID([.E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2:04:17</text:p>
          </table:table-cell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14:01:11</text:p>
          </table:table-cell>
          <table:table-cell table:formula="of:=MID([.E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13:53:44</text:p>
          </table:table-cell>
          <table:table-cell table:formula="of:=MID([.I8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2:04:18</text:p>
          </table:table-cell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14:01:11</text:p>
          </table:table-cell>
          <table:table-cell table:formula="of:=MID([.E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13:53:43</text:p>
          </table:table-cell>
          <table:table-cell table:formula="of:=MID([.I8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2:04:19</text:p>
          </table:table-cell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14:01:12</text:p>
          </table:table-cell>
          <table:table-cell table:formula="of:=MID([.E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2:04:22</text:p>
          </table:table-cell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14:01:12</text:p>
          </table:table-cell>
          <table:table-cell table:formula="of:=MID([.E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13:53:39</text:p>
          </table:table-cell>
          <table:table-cell table:formula="of:=MID([.I8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2:04:25</text:p>
          </table:table-cell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14:01:12</text:p>
          </table:table-cell>
          <table:table-cell table:formula="of:=MID([.E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13:53:36</text:p>
          </table:table-cell>
          <table:table-cell table:formula="of:=MID([.I8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2:04:27</text:p>
          </table:table-cell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14:01:13</text:p>
          </table:table-cell>
          <table:table-cell table:formula="of:=MID([.E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13:53:35</text:p>
          </table:table-cell>
          <table:table-cell table:formula="of:=MID([.I9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2:04:28</text:p>
          </table:table-cell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14:01:14</text:p>
          </table:table-cell>
          <table:table-cell table:formula="of:=MID([.E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13:53:34</text:p>
          </table:table-cell>
          <table:table-cell table:formula="of:=MID([.I9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22:04:29</text:p>
          </table:table-cell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14:01:14</text:p>
          </table:table-cell>
          <table:table-cell table:formula="of:=MID([.E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13:53:33</text:p>
          </table:table-cell>
          <table:table-cell table:formula="of:=MID([.I9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0" office:value-type="float" office:value="90" calcext:value-type="float">
            <text:p>90</text:p>
          </table:table-cell>
          <table:table-cell table:style-name="ce48" office:value-type="string" calcext:value-type="string">
            <text:p>2022:05:01</text:p>
          </table:table-cell>
          <table:table-cell table:style-name="ce48"/>
          <table:table-cell table:style-name="ce40" office:value-type="string" calcext:value-type="string">
            <text:p>IMG_2637.jpg</text:p>
          </table:table-cell>
          <table:table-cell table:style-name="ce48" office:value-type="string" calcext:value-type="string">
            <text:p>14:01:15</text:p>
          </table:table-cell>
          <table:table-cell table:style-name="ce40" table:formula="of:=MID([.E93];1;2)" office:value-type="string" office:string-value="14" calcext:value-type="string">
            <text:p>14</text:p>
          </table:table-cell>
          <table:table-cell table:style-name="ce40"/>
          <table:table-cell table:style-name="ce40" office:value-type="string" calcext:value-type="string">
            <text:p>IMG_1112.jpg</text:p>
          </table:table-cell>
          <table:table-cell table:style-name="ce48" office:value-type="string" calcext:value-type="string">
            <text:p>13:53:31</text:p>
          </table:table-cell>
          <table:table-cell table:style-name="ce40" table:formula="of:=MID([.I93];1;2)+1" office:value-type="float" office:value="14" calcext:value-type="float">
            <text:p>14</text:p>
          </table:table-cell>
          <table:table-cell table:style-name="ce40"/>
          <table:table-cell table:style-name="ce40" office:value-type="string" calcext:value-type="string">
            <text:p>Fine neve</text:p>
          </table:table-cell>
          <table:table-cell table:style-name="ce40" table:number-columns-repeated="10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22:05:02</text:p>
          </table:table-cell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14:01:16</text:p>
          </table:table-cell>
          <table:table-cell table:formula="of:=MID([.E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22:05:04</text:p>
          </table:table-cell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14:01:16</text:p>
          </table:table-cell>
          <table:table-cell table:formula="of:=MID([.E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13:53:29</text:p>
          </table:table-cell>
          <table:table-cell table:formula="of:=MID([.I9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22:05:07</text:p>
          </table:table-cell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15:01:17</text:p>
          </table:table-cell>
          <table:table-cell table:formula="of:=MID([.E9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14:53:26</text:p>
          </table:table-cell>
          <table:table-cell table:formula="of:=MID([.I96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22:05:09</text:p>
          </table:table-cell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15:01:18</text:p>
          </table:table-cell>
          <table:table-cell table:formula="of:=MID([.E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14:53:25</text:p>
          </table:table-cell>
          <table:table-cell table:formula="of:=MID([.I97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22:05:10</text:p>
          </table:table-cell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14:01:19</text:p>
          </table:table-cell>
          <table:table-cell table:formula="of:=MID([.E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13:53:24</text:p>
          </table:table-cell>
          <table:table-cell table:formula="of:=MID([.I9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22:05:11</text:p>
          </table:table-cell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15:01:20</text:p>
          </table:table-cell>
          <table:table-cell table:formula="of:=MID([.E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14:53:24</text:p>
          </table:table-cell>
          <table:table-cell table:formula="of:=MID([.I99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22:05:12</text:p>
          </table:table-cell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14:01:21</text:p>
          </table:table-cell>
          <table:table-cell table:formula="of:=MID([.E1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13:53:24</text:p>
          </table:table-cell>
          <table:table-cell table:formula="of:=MID([.I10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22:05:13</text:p>
          </table:table-cell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14:01:22</text:p>
          </table:table-cell>
          <table:table-cell table:formula="of:=MID([.E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22:05:14</text:p>
          </table:table-cell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14:01:24</text:p>
          </table:table-cell>
          <table:table-cell table:formula="of:=MID([.E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13:53:23</text:p>
          </table:table-cell>
          <table:table-cell table:formula="of:=MID([.I10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22:05:15</text:p>
          </table:table-cell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14:01:25</text:p>
          </table:table-cell>
          <table:table-cell table:formula="of:=MID([.E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22:05:17</text:p>
          </table:table-cell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14:01:27</text:p>
          </table:table-cell>
          <table:table-cell table:formula="of:=MID([.E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22:05:18</text:p>
          </table:table-cell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14:01:28</text:p>
          </table:table-cell>
          <table:table-cell table:formula="of:=MID([.E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22:05:19</text:p>
          </table:table-cell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14:01:29</text:p>
          </table:table-cell>
          <table:table-cell table:formula="of:=MID([.E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13:53:22</text:p>
          </table:table-cell>
          <table:table-cell table:formula="of:=MID([.I106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22:05:20</text:p>
          </table:table-cell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14:01:30</text:p>
          </table:table-cell>
          <table:table-cell table:formula="of:=MID([.E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22:05:21</text:p>
          </table:table-cell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14:01:31</text:p>
          </table:table-cell>
          <table:table-cell table:formula="of:=MID([.E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22:05:22</text:p>
          </table:table-cell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14:01:33</text:p>
          </table:table-cell>
          <table:table-cell table:formula="of:=MID([.E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22:05:24</text:p>
          </table:table-cell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14:01:35</text:p>
          </table:table-cell>
          <table:table-cell table:formula="of:=MID([.E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22:05:25</text:p>
          </table:table-cell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14:01:36</text:p>
          </table:table-cell>
          <table:table-cell table:formula="of:=MID([.E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13:53:21</text:p>
          </table:table-cell>
          <table:table-cell table:formula="of:=MID([.I111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22:05:26</text:p>
          </table:table-cell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14:01:37</text:p>
          </table:table-cell>
          <table:table-cell table:formula="of:=MID([.E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22:05:27</text:p>
          </table:table-cell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14:01:38</text:p>
          </table:table-cell>
          <table:table-cell table:formula="of:=MID([.E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22:05:28</text:p>
          </table:table-cell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14:01:39</text:p>
          </table:table-cell>
          <table:table-cell table:formula="of:=MID([.E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13:53:20</text:p>
          </table:table-cell>
          <table:table-cell table:formula="of:=MID([.I114];1;2)+1"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22:05:31</text:p>
          </table:table-cell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15:01:40</text:p>
          </table:table-cell>
          <table:table-cell table:formula="of:=MID([.E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14:53:18</text:p>
          </table:table-cell>
          <table:table-cell table:formula="of:=MID([.I115];1;2)+1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</table:table>
      <table:table table:name="all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145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3:01:12</text:p>
          </table:table-cell>
          <table:table-cell table:formula="of:=MID([.D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office:value-type="string" calcext:value-type="string">
            <text:p>2021:08:17</text:p>
          </table:table-cell>
          <table:table-cell office:value-type="string" calcext:value-type="string">
            <text:p>12:58:10</text:p>
          </table:table-cell>
          <table:table-cell table:formula="of:=MID([.I3];1;2)+1" office:value-type="float" office:value="13" calcext:value-type="float">
            <text:p>13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147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3:01:13</text:p>
          </table:table-cell>
          <table:table-cell table:formula="of:=MID([.D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office:value-type="string" calcext:value-type="string">
            <text:p>2021:08:18</text:p>
          </table:table-cell>
          <table:table-cell office:value-type="string" calcext:value-type="string">
            <text:p>12:58:10</text:p>
          </table:table-cell>
          <table:table-cell table:formula="of:=MID([.I4];1;2)+1" office:value-type="float" office:value="13" calcext:value-type="float">
            <text:p>13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150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4:01:15</text:p>
          </table:table-cell>
          <table:table-cell table:formula="of:=MID([.D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office:value-type="string" calcext:value-type="string">
            <text:p>2021:08:19</text:p>
          </table:table-cell>
          <table:table-cell office:value-type="string" calcext:value-type="string">
            <text:p>13:58:10</text:p>
          </table:table-cell>
          <table:table-cell table:formula="of:=MID([.I5];1;2)+1" office:value-type="float" office:value="14" calcext:value-type="float">
            <text:p>14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152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4:01:16</text:p>
          </table:table-cell>
          <table:table-cell table:formula="of:=MID([.D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office:value-type="string" calcext:value-type="string">
            <text:p>2021:08:20</text:p>
          </table:table-cell>
          <table:table-cell office:value-type="string" calcext:value-type="string">
            <text:p>13:58:10</text:p>
          </table:table-cell>
          <table:table-cell table:formula="of:=MID([.I6];1;2)+1" office:value-type="float" office:value="14" calcext:value-type="float">
            <text:p>14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154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4:01:17</text:p>
          </table:table-cell>
          <table:table-cell table:formula="of:=MID([.D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office:value-type="string" calcext:value-type="string">
            <text:p>2021:08:21</text:p>
          </table:table-cell>
          <table:table-cell office:value-type="string" calcext:value-type="string">
            <text:p>13:58:10</text:p>
          </table:table-cell>
          <table:table-cell table:formula="of:=MID([.I7];1;2)+1" office:value-type="float" office:value="14" calcext:value-type="float">
            <text:p>14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155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3:01:18</text:p>
          </table:table-cell>
          <table:table-cell table:formula="of:=MID([.D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office:value-type="string" calcext:value-type="string">
            <text:p>2021:08:22</text:p>
          </table:table-cell>
          <table:table-cell office:value-type="string" calcext:value-type="string">
            <text:p>12:58:10</text:p>
          </table:table-cell>
          <table:table-cell table:formula="of:=MID([.I8];1;2)+1" office:value-type="float" office:value="13" calcext:value-type="float">
            <text:p>13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157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3:01:19</text:p>
          </table:table-cell>
          <table:table-cell table:formula="of:=MID([.D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office:value-type="string" calcext:value-type="string">
            <text:p>2021:08:23</text:p>
          </table:table-cell>
          <table:table-cell office:value-type="string" calcext:value-type="string">
            <text:p>12:58:09</text:p>
          </table:table-cell>
          <table:table-cell table:formula="of:=MID([.I9];1;2)+1" office:value-type="float" office:value="13" calcext:value-type="float">
            <text:p>13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159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3:01:20</text:p>
          </table:table-cell>
          <table:table-cell table:formula="of:=MID([.D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office:value-type="string" calcext:value-type="string">
            <text:p>2021:08:24</text:p>
          </table:table-cell>
          <table:table-cell office:value-type="string" calcext:value-type="string">
            <text:p>12:58:09</text:p>
          </table:table-cell>
          <table:table-cell table:formula="of:=MID([.I10];1;2)+1" office:value-type="float" office:value="13" calcext:value-type="float">
            <text:p>13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162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4:01:21</text:p>
          </table:table-cell>
          <table:table-cell table:formula="of:=MID([.D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office:value-type="string" calcext:value-type="string">
            <text:p>2021:08:25</text:p>
          </table:table-cell>
          <table:table-cell office:value-type="string" calcext:value-type="string">
            <text:p>13:58:09</text:p>
          </table:table-cell>
          <table:table-cell table:formula="of:=MID([.I11];1;2)+1" office:value-type="float" office:value="14" calcext:value-type="float">
            <text:p>14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163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3:01:23</text:p>
          </table:table-cell>
          <table:table-cell table:formula="of:=MID([.D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office:value-type="string" calcext:value-type="string">
            <text:p>2021:08:26</text:p>
          </table:table-cell>
          <table:table-cell office:value-type="string" calcext:value-type="string">
            <text:p>12:58:09</text:p>
          </table:table-cell>
          <table:table-cell table:formula="of:=MID([.I12];1;2)+1" office:value-type="float" office:value="13" calcext:value-type="float">
            <text:p>13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165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3:01:24</text:p>
          </table:table-cell>
          <table:table-cell table:formula="of:=MID([.D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office:value-type="string" calcext:value-type="string">
            <text:p>2021:08:27</text:p>
          </table:table-cell>
          <table:table-cell office:value-type="string" calcext:value-type="string">
            <text:p>12:58:09</text:p>
          </table:table-cell>
          <table:table-cell table:formula="of:=MID([.I13];1;2)+1" office:value-type="float" office:value="13" calcext:value-type="float">
            <text:p>13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167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3:01:25</text:p>
          </table:table-cell>
          <table:table-cell table:formula="of:=MID([.D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office:value-type="string" calcext:value-type="string">
            <text:p>2021:08:28</text:p>
          </table:table-cell>
          <table:table-cell office:value-type="string" calcext:value-type="string">
            <text:p>12:58:08</text:p>
          </table:table-cell>
          <table:table-cell table:formula="of:=MID([.I14];1;2)+1" office:value-type="float" office:value="13" calcext:value-type="float">
            <text:p>13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169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3:01:26</text:p>
          </table:table-cell>
          <table:table-cell table:formula="of:=MID([.D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office:value-type="string" calcext:value-type="string">
            <text:p>2021:08:29</text:p>
          </table:table-cell>
          <table:table-cell office:value-type="string" calcext:value-type="string">
            <text:p>12:58:08</text:p>
          </table:table-cell>
          <table:table-cell table:formula="of:=MID([.I15];1;2)+1" office:value-type="float" office:value="13" calcext:value-type="float">
            <text:p>13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171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3:01:27</text:p>
          </table:table-cell>
          <table:table-cell table:formula="of:=MID([.D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office:value-type="string" calcext:value-type="string">
            <text:p>2021:08:30</text:p>
          </table:table-cell>
          <table:table-cell office:value-type="string" calcext:value-type="string">
            <text:p>12:58:08</text:p>
          </table:table-cell>
          <table:table-cell table:formula="of:=MID([.I16];1;2)+1" office:value-type="float" office:value="13" calcext:value-type="float">
            <text:p>13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173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3:01:28</text:p>
          </table:table-cell>
          <table:table-cell table:formula="of:=MID([.D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office:value-type="string" calcext:value-type="string">
            <text:p>2021:08:31</text:p>
          </table:table-cell>
          <table:table-cell office:value-type="string" calcext:value-type="string">
            <text:p>12:58:07</text:p>
          </table:table-cell>
          <table:table-cell table:formula="of:=MID([.I17];1;2)+1" office:value-type="float" office:value="13" calcext:value-type="float">
            <text:p>13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175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3:01:29</text:p>
          </table:table-cell>
          <table:table-cell table:formula="of:=MID([.D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office:value-type="string" calcext:value-type="string">
            <text:p>2021:09:01</text:p>
          </table:table-cell>
          <table:table-cell office:value-type="string" calcext:value-type="string">
            <text:p>12:58:07</text:p>
          </table:table-cell>
          <table:table-cell table:formula="of:=MID([.I18];1;2)+1" office:value-type="float" office:value="13" calcext:value-type="float">
            <text:p>13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177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3:01:30</text:p>
          </table:table-cell>
          <table:table-cell table:formula="of:=MID([.D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office:value-type="string" calcext:value-type="string">
            <text:p>2021:09:02</text:p>
          </table:table-cell>
          <table:table-cell office:value-type="string" calcext:value-type="string">
            <text:p>12:58:07</text:p>
          </table:table-cell>
          <table:table-cell table:formula="of:=MID([.I19];1;2)+1" office:value-type="float" office:value="13" calcext:value-type="float">
            <text:p>13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179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3:01:31</text:p>
          </table:table-cell>
          <table:table-cell table:formula="of:=MID([.D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office:value-type="string" calcext:value-type="string">
            <text:p>2021:09:03</text:p>
          </table:table-cell>
          <table:table-cell office:value-type="string" calcext:value-type="string">
            <text:p>12:58:07</text:p>
          </table:table-cell>
          <table:table-cell table:formula="of:=MID([.I20];1;2)+1" office:value-type="float" office:value="13" calcext:value-type="float">
            <text:p>13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181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3:01:32</text:p>
          </table:table-cell>
          <table:table-cell table:formula="of:=MID([.D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office:value-type="string" calcext:value-type="string">
            <text:p>2021:09:04</text:p>
          </table:table-cell>
          <table:table-cell office:value-type="string" calcext:value-type="string">
            <text:p>12:58:07</text:p>
          </table:table-cell>
          <table:table-cell table:formula="of:=MID([.I21];1;2)+1" office:value-type="float" office:value="13" calcext:value-type="float">
            <text:p>13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183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2:01:33</text:p>
          </table:table-cell>
          <table:table-cell table:formula="of:=MID([.D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office:value-type="string" calcext:value-type="string">
            <text:p>2021:09:05</text:p>
          </table:table-cell>
          <table:table-cell office:value-type="string" calcext:value-type="string">
            <text:p>11:58:06</text:p>
          </table:table-cell>
          <table:table-cell table:formula="of:=MID([.I22];1;2)+1" office:value-type="float" office:value="12" calcext:value-type="float">
            <text:p>12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186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3:01:34</text:p>
          </table:table-cell>
          <table:table-cell table:formula="of:=MID([.D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office:value-type="string" calcext:value-type="string">
            <text:p>2021:09:06</text:p>
          </table:table-cell>
          <table:table-cell office:value-type="string" calcext:value-type="string">
            <text:p>12:58:06</text:p>
          </table:table-cell>
          <table:table-cell table:formula="of:=MID([.I23];1;2)+1" office:value-type="float" office:value="13" calcext:value-type="float">
            <text:p>13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187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2:01:35</text:p>
          </table:table-cell>
          <table:table-cell table:formula="of:=MID([.D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office:value-type="string" calcext:value-type="string">
            <text:p>2021:09:07</text:p>
          </table:table-cell>
          <table:table-cell office:value-type="string" calcext:value-type="string">
            <text:p>11:58:06</text:p>
          </table:table-cell>
          <table:table-cell table:formula="of:=MID([.I24];1;2)+1" office:value-type="float" office:value="12" calcext:value-type="float">
            <text:p>12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190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3:01:36</text:p>
          </table:table-cell>
          <table:table-cell table:formula="of:=MID([.D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office:value-type="string" calcext:value-type="string">
            <text:p>2021:09:08</text:p>
          </table:table-cell>
          <table:table-cell office:value-type="string" calcext:value-type="string">
            <text:p>12:58:06</text:p>
          </table:table-cell>
          <table:table-cell table:formula="of:=MID([.I25];1;2)+1" office:value-type="float" office:value="13" calcext:value-type="float">
            <text:p>13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192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3:01:37</text:p>
          </table:table-cell>
          <table:table-cell table:formula="of:=MID([.D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office:value-type="string" calcext:value-type="string">
            <text:p>2021:09:09</text:p>
          </table:table-cell>
          <table:table-cell office:value-type="string" calcext:value-type="string">
            <text:p>12:58:05</text:p>
          </table:table-cell>
          <table:table-cell table:formula="of:=MID([.I26];1;2)+1" office:value-type="float" office:value="13" calcext:value-type="float">
            <text:p>13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195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2:01:39</text:p>
          </table:table-cell>
          <table:table-cell table:formula="of:=MID([.D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office:value-type="string" calcext:value-type="string">
            <text:p>2021:09:11</text:p>
          </table:table-cell>
          <table:table-cell office:value-type="string" calcext:value-type="string">
            <text:p>11:58:05</text:p>
          </table:table-cell>
          <table:table-cell table:formula="of:=MID([.I27];1;2)+1" office:value-type="float" office:value="12" calcext:value-type="float">
            <text:p>12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197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2:01:40</text:p>
          </table:table-cell>
          <table:table-cell table:formula="of:=MID([.D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office:value-type="string" calcext:value-type="string">
            <text:p>2021:09:12</text:p>
          </table:table-cell>
          <table:table-cell office:value-type="string" calcext:value-type="string">
            <text:p>11:58:04</text:p>
          </table:table-cell>
          <table:table-cell table:formula="of:=MID([.I28];1;2)+1" office:value-type="float" office:value="12" calcext:value-type="float">
            <text:p>12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200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3:01:41</text:p>
          </table:table-cell>
          <table:table-cell table:formula="of:=MID([.D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office:value-type="string" calcext:value-type="string">
            <text:p>2021:09:13</text:p>
          </table:table-cell>
          <table:table-cell office:value-type="string" calcext:value-type="string">
            <text:p>12:58:04</text:p>
          </table:table-cell>
          <table:table-cell table:formula="of:=MID([.I29];1;2)+1" office:value-type="float" office:value="13" calcext:value-type="float">
            <text:p>13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201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2:01:42</text:p>
          </table:table-cell>
          <table:table-cell table:formula="of:=MID([.D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office:value-type="string" calcext:value-type="string">
            <text:p>2021:09:14</text:p>
          </table:table-cell>
          <table:table-cell office:value-type="string" calcext:value-type="string">
            <text:p>11:58:04</text:p>
          </table:table-cell>
          <table:table-cell table:formula="of:=MID([.I30];1;2)+1" office:value-type="float" office:value="12" calcext:value-type="float">
            <text:p>12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205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2:01:44</text:p>
          </table:table-cell>
          <table:table-cell table:formula="of:=MID([.D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office:value-type="string" calcext:value-type="string">
            <text:p>2021:09:16</text:p>
          </table:table-cell>
          <table:table-cell office:value-type="string" calcext:value-type="string">
            <text:p>11:58:03</text:p>
          </table:table-cell>
          <table:table-cell table:formula="of:=MID([.I31];1;2)+1" office:value-type="float" office:value="12" calcext:value-type="float">
            <text:p>12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207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2:01:45</text:p>
          </table:table-cell>
          <table:table-cell table:formula="of:=MID([.D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office:value-type="string" calcext:value-type="string">
            <text:p>2021:09:17</text:p>
          </table:table-cell>
          <table:table-cell office:value-type="string" calcext:value-type="string">
            <text:p>11:58:03</text:p>
          </table:table-cell>
          <table:table-cell table:formula="of:=MID([.I32];1;2)+1" office:value-type="float" office:value="12" calcext:value-type="float">
            <text:p>12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209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2:01:46</text:p>
          </table:table-cell>
          <table:table-cell table:formula="of:=MID([.D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office:value-type="string" calcext:value-type="string">
            <text:p>2021:09:18</text:p>
          </table:table-cell>
          <table:table-cell office:value-type="string" calcext:value-type="string">
            <text:p>11:58:03</text:p>
          </table:table-cell>
          <table:table-cell table:formula="of:=MID([.I33];1;2)+1" office:value-type="float" office:value="12" calcext:value-type="float">
            <text:p>12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213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2:01:48</text:p>
          </table:table-cell>
          <table:table-cell table:formula="of:=MID([.D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office:value-type="string" calcext:value-type="string">
            <text:p>2021:09:20</text:p>
          </table:table-cell>
          <table:table-cell office:value-type="string" calcext:value-type="string">
            <text:p>11:58:02</text:p>
          </table:table-cell>
          <table:table-cell table:formula="of:=MID([.I34];1;2)+1" office:value-type="float" office:value="12" calcext:value-type="float">
            <text:p>12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216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3:01:48</text:p>
          </table:table-cell>
          <table:table-cell table:formula="of:=MID([.D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office:value-type="string" calcext:value-type="string">
            <text:p>2021:09:21</text:p>
          </table:table-cell>
          <table:table-cell office:value-type="string" calcext:value-type="string">
            <text:p>12:58:01</text:p>
          </table:table-cell>
          <table:table-cell table:formula="of:=MID([.I35];1;2)+1" office:value-type="float" office:value="13" calcext:value-type="float">
            <text:p>13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220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3:01:50</text:p>
          </table:table-cell>
          <table:table-cell table:formula="of:=MID([.D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office:value-type="string" calcext:value-type="string">
            <text:p>2021:09:23</text:p>
          </table:table-cell>
          <table:table-cell office:value-type="string" calcext:value-type="string">
            <text:p>12:58:00</text:p>
          </table:table-cell>
          <table:table-cell table:formula="of:=MID([.I36];1;2)+1" office:value-type="float" office:value="13" calcext:value-type="float">
            <text:p>13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222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3:01:51</text:p>
          </table:table-cell>
          <table:table-cell table:formula="of:=MID([.D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office:value-type="string" calcext:value-type="string">
            <text:p>2021:09:24</text:p>
          </table:table-cell>
          <table:table-cell office:value-type="string" calcext:value-type="string">
            <text:p>12:58:00</text:p>
          </table:table-cell>
          <table:table-cell table:formula="of:=MID([.I37];1;2)+1" office:value-type="float" office:value="13" calcext:value-type="float">
            <text:p>13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223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2:01:52</text:p>
          </table:table-cell>
          <table:table-cell table:formula="of:=MID([.D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office:value-type="string" calcext:value-type="string">
            <text:p>2021:09:25</text:p>
          </table:table-cell>
          <table:table-cell office:value-type="string" calcext:value-type="string">
            <text:p>11:58:00</text:p>
          </table:table-cell>
          <table:table-cell table:formula="of:=MID([.I38];1;2)+1" office:value-type="float" office:value="12" calcext:value-type="float">
            <text:p>12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227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2:01:54</text:p>
          </table:table-cell>
          <table:table-cell table:formula="of:=MID([.D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office:value-type="string" calcext:value-type="string">
            <text:p>2021:09:27</text:p>
          </table:table-cell>
          <table:table-cell office:value-type="string" calcext:value-type="string">
            <text:p>11:57:59</text:p>
          </table:table-cell>
          <table:table-cell table:formula="of:=MID([.I39];1;2)+1" office:value-type="float" office:value="12" calcext:value-type="float">
            <text:p>12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230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3:01:55</text:p>
          </table:table-cell>
          <table:table-cell table:formula="of:=MID([.D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office:value-type="string" calcext:value-type="string">
            <text:p>2021:09:28</text:p>
          </table:table-cell>
          <table:table-cell office:value-type="string" calcext:value-type="string">
            <text:p>12:57:59</text:p>
          </table:table-cell>
          <table:table-cell table:formula="of:=MID([.I40];1;2)+1" office:value-type="float" office:value="13" calcext:value-type="float">
            <text:p>13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232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3:01:55</text:p>
          </table:table-cell>
          <table:table-cell table:formula="of:=MID([.D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office:value-type="string" calcext:value-type="string">
            <text:p>2021:09:29</text:p>
          </table:table-cell>
          <table:table-cell office:value-type="string" calcext:value-type="string">
            <text:p>12:57:58</text:p>
          </table:table-cell>
          <table:table-cell table:formula="of:=MID([.I41];1;2)+1" office:value-type="float" office:value="13" calcext:value-type="float">
            <text:p>13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234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3:01:56</text:p>
          </table:table-cell>
          <table:table-cell table:formula="of:=MID([.D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office:value-type="string" calcext:value-type="string">
            <text:p>2021:09:30</text:p>
          </table:table-cell>
          <table:table-cell office:value-type="string" calcext:value-type="string">
            <text:p>12:57:58</text:p>
          </table:table-cell>
          <table:table-cell table:formula="of:=MID([.I42];1;2)+1" office:value-type="float" office:value="13" calcext:value-type="float">
            <text:p>13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246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3:01:59</text:p>
          </table:table-cell>
          <table:table-cell table:formula="of:=MID([.D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office:value-type="string" calcext:value-type="string">
            <text:p>2021:10:06</text:p>
          </table:table-cell>
          <table:table-cell office:value-type="string" calcext:value-type="string">
            <text:p>12:57:53</text:p>
          </table:table-cell>
          <table:table-cell table:formula="of:=MID([.I43];1;2)+1" office:value-type="float" office:value="13" calcext:value-type="float">
            <text:p>13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248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3:02:00</text:p>
          </table:table-cell>
          <table:table-cell table:formula="of:=MID([.D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office:value-type="string" calcext:value-type="string">
            <text:p>2021:10:07</text:p>
          </table:table-cell>
          <table:table-cell office:value-type="string" calcext:value-type="string">
            <text:p>12:57:53</text:p>
          </table:table-cell>
          <table:table-cell table:formula="of:=MID([.I44];1;2)+1" office:value-type="float" office:value="13" calcext:value-type="float">
            <text:p>13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250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3:02:00</text:p>
          </table:table-cell>
          <table:table-cell table:formula="of:=MID([.D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office:value-type="string" calcext:value-type="string">
            <text:p>2021:10:08</text:p>
          </table:table-cell>
          <table:table-cell office:value-type="string" calcext:value-type="string">
            <text:p>12:57:52</text:p>
          </table:table-cell>
          <table:table-cell table:formula="of:=MID([.I45];1;2)+1" office:value-type="float" office:value="13" calcext:value-type="float">
            <text:p>13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256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3:02:01</text:p>
          </table:table-cell>
          <table:table-cell table:formula="of:=MID([.D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office:value-type="string" calcext:value-type="string">
            <text:p>2021:10:11</text:p>
          </table:table-cell>
          <table:table-cell office:value-type="string" calcext:value-type="string">
            <text:p>12:57:50</text:p>
          </table:table-cell>
          <table:table-cell table:formula="of:=MID([.I46];1;2)+1" office:value-type="float" office:value="13" calcext:value-type="float">
            <text:p>13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258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3:02:02</text:p>
          </table:table-cell>
          <table:table-cell table:formula="of:=MID([.D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office:value-type="string" calcext:value-type="string">
            <text:p>2021:10:12</text:p>
          </table:table-cell>
          <table:table-cell office:value-type="string" calcext:value-type="string">
            <text:p>12:57:49</text:p>
          </table:table-cell>
          <table:table-cell table:formula="of:=MID([.I47];1;2)+1" office:value-type="float" office:value="13" calcext:value-type="float">
            <text:p>13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262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3:02:03</text:p>
          </table:table-cell>
          <table:table-cell table:formula="of:=MID([.D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office:value-type="string" calcext:value-type="string">
            <text:p>2021:10:13</text:p>
          </table:table-cell>
          <table:table-cell office:value-type="string" calcext:value-type="string">
            <text:p>12:57:48</text:p>
          </table:table-cell>
          <table:table-cell table:formula="of:=MID([.I48];1;2)+1" office:value-type="float" office:value="13" calcext:value-type="float">
            <text:p>13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266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3:02:03</text:p>
          </table:table-cell>
          <table:table-cell table:formula="of:=MID([.D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office:value-type="string" calcext:value-type="string">
            <text:p>2021:10:14</text:p>
          </table:table-cell>
          <table:table-cell office:value-type="string" calcext:value-type="string">
            <text:p>12:57:47</text:p>
          </table:table-cell>
          <table:table-cell table:formula="of:=MID([.I49];1;2)+1" office:value-type="float" office:value="13" calcext:value-type="float">
            <text:p>13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267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3:02:03</text:p>
          </table:table-cell>
          <table:table-cell table:formula="of:=MID([.D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office:value-type="string" calcext:value-type="string">
            <text:p>2021:10:15</text:p>
          </table:table-cell>
          <table:table-cell office:value-type="string" calcext:value-type="string">
            <text:p>12:57:46</text:p>
          </table:table-cell>
          <table:table-cell table:formula="of:=MID([.I50];1;2)+1" office:value-type="float" office:value="13" calcext:value-type="float">
            <text:p>13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269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3:02:04</text:p>
          </table:table-cell>
          <table:table-cell table:formula="of:=MID([.D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office:value-type="string" calcext:value-type="string">
            <text:p>2021:10:16</text:p>
          </table:table-cell>
          <table:table-cell office:value-type="string" calcext:value-type="string">
            <text:p>12:57:46</text:p>
          </table:table-cell>
          <table:table-cell table:formula="of:=MID([.I51];1;2)+1" office:value-type="float" office:value="13" calcext:value-type="float">
            <text:p>13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271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3:02:04</text:p>
          </table:table-cell>
          <table:table-cell table:formula="of:=MID([.D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office:value-type="string" calcext:value-type="string">
            <text:p>2021:10:17</text:p>
          </table:table-cell>
          <table:table-cell office:value-type="string" calcext:value-type="string">
            <text:p>12:57:45</text:p>
          </table:table-cell>
          <table:table-cell table:formula="of:=MID([.I52];1;2)+1" office:value-type="float" office:value="13" calcext:value-type="float">
            <text:p>13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273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3:02:05</text:p>
          </table:table-cell>
          <table:table-cell table:formula="of:=MID([.D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office:value-type="string" calcext:value-type="string">
            <text:p>2021:10:18</text:p>
          </table:table-cell>
          <table:table-cell office:value-type="string" calcext:value-type="string">
            <text:p>12:57:44</text:p>
          </table:table-cell>
          <table:table-cell table:formula="of:=MID([.I53];1;2)+1" office:value-type="float" office:value="13" calcext:value-type="float">
            <text:p>13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275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3:02:06</text:p>
          </table:table-cell>
          <table:table-cell table:formula="of:=MID([.D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office:value-type="string" calcext:value-type="string">
            <text:p>2021:10:19</text:p>
          </table:table-cell>
          <table:table-cell office:value-type="string" calcext:value-type="string">
            <text:p>12:57:44</text:p>
          </table:table-cell>
          <table:table-cell table:style-name="ce51" table:formula="of:=MID([.I54];1;2)+1" office:value-type="float" office:value="13" calcext:value-type="float">
            <text:p>13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287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3:02:07</text:p>
          </table:table-cell>
          <table:table-cell table:style-name="ce51" table:formula="of:=MID([.D55];1;2)" office:value-type="string" office:string-value="13" calcext:value-type="string">
            <text:p>13</text:p>
          </table:table-cell>
          <table:table-cell table:style-name="ce51"/>
          <table:table-cell office:value-type="string" calcext:value-type="string">
            <text:p>IMG_0679.jpg</text:p>
          </table:table-cell>
          <table:table-cell office:value-type="string" calcext:value-type="string">
            <text:p>2021:10:22</text:p>
          </table:table-cell>
          <table:table-cell office:value-type="string" calcext:value-type="string">
            <text:p>12:57:42</text:p>
          </table:table-cell>
          <table:table-cell table:formula="of:=MID([.I55];1;2)+1" office:value-type="float" office:value="13" calcext:value-type="float">
            <text:p>13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289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3:02:08</text:p>
          </table:table-cell>
          <table:table-cell table:formula="of:=MID([.D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office:value-type="string" calcext:value-type="string">
            <text:p>2021:10:23</text:p>
          </table:table-cell>
          <table:table-cell office:value-type="string" calcext:value-type="string">
            <text:p>12:57:41</text:p>
          </table:table-cell>
          <table:table-cell table:formula="of:=MID([.I56];1;2)+1" office:value-type="float" office:value="13" calcext:value-type="float">
            <text:p>13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297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6:02:08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office:value-type="string" calcext:value-type="string">
            <text:p>2021:10:24</text:p>
          </table:table-cell>
          <table:table-cell office:value-type="string" calcext:value-type="string">
            <text:p>15:57:40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302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6:02:09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office:value-type="string" calcext:value-type="string">
            <text:p>2021:10:25</text:p>
          </table:table-cell>
          <table:table-cell office:value-type="string" calcext:value-type="string">
            <text:p>15:57:3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312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6:02:09</text:p>
          </table:table-cell>
          <table:table-cell table:formula="of:=MID([.D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office:value-type="string" calcext:value-type="string">
            <text:p>2021:10:27</text:p>
          </table:table-cell>
          <table:table-cell office:value-type="string" calcext:value-type="string">
            <text:p>15:57:38</text:p>
          </table:table-cell>
          <table:table-cell table:formula="of:=MID([.I59];1;2)+1" office:value-type="float" office:value="16" calcext:value-type="float">
            <text:p>16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317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6:02:10</text:p>
          </table:table-cell>
          <table:table-cell table:formula="of:=MID([.D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office:value-type="string" calcext:value-type="string">
            <text:p>2021:10:28</text:p>
          </table:table-cell>
          <table:table-cell office:value-type="string" calcext:value-type="string">
            <text:p>15:57:37</text:p>
          </table:table-cell>
          <table:table-cell table:formula="of:=MID([.I60];1;2)+1" office:value-type="float" office:value="16" calcext:value-type="float">
            <text:p>16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320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4:02:10</text:p>
          </table:table-cell>
          <table:table-cell table:formula="of:=MID([.D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office:value-type="string" calcext:value-type="string">
            <text:p>2021:10:29</text:p>
          </table:table-cell>
          <table:table-cell office:value-type="string" calcext:value-type="string">
            <text:p>13:57:36</text:p>
          </table:table-cell>
          <table:table-cell table:formula="of:=MID([.I61];1;2)+1" office:value-type="float" office:value="14" calcext:value-type="float">
            <text:p>14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334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3:02:09</text:p>
          </table:table-cell>
          <table:table-cell table:formula="of:=MID([.D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office:value-type="string" calcext:value-type="string">
            <text:p>2021:11:02</text:p>
          </table:table-cell>
          <table:table-cell office:value-type="string" calcext:value-type="string">
            <text:p>12:57:31</text:p>
          </table:table-cell>
          <table:table-cell table:formula="of:=MID([.I62];1;2)+1" office:value-type="float" office:value="13" calcext:value-type="float">
            <text:p>13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344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3:02:09</text:p>
          </table:table-cell>
          <table:table-cell table:formula="of:=MID([.D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office:value-type="string" calcext:value-type="string">
            <text:p>2021:11:04</text:p>
          </table:table-cell>
          <table:table-cell office:value-type="string" calcext:value-type="string">
            <text:p>12:57:28</text:p>
          </table:table-cell>
          <table:table-cell table:formula="of:=MID([.I63];1;2)+1" office:value-type="float" office:value="13" calcext:value-type="float">
            <text:p>13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349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3:02:08</text:p>
          </table:table-cell>
          <table:table-cell table:formula="of:=MID([.D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office:value-type="string" calcext:value-type="string">
            <text:p>2021:11:05</text:p>
          </table:table-cell>
          <table:table-cell office:value-type="string" calcext:value-type="string">
            <text:p>12:57:26</text:p>
          </table:table-cell>
          <table:table-cell table:formula="of:=MID([.I64];1;2)+1" office:value-type="float" office:value="13" calcext:value-type="float">
            <text:p>13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354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3:02:07</text:p>
          </table:table-cell>
          <table:table-cell table:formula="of:=MID([.D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office:value-type="string" calcext:value-type="string">
            <text:p>2021:11:06</text:p>
          </table:table-cell>
          <table:table-cell office:value-type="string" calcext:value-type="string">
            <text:p>12:57:25</text:p>
          </table:table-cell>
          <table:table-cell table:formula="of:=MID([.I65];1;2)+1" office:value-type="float" office:value="13" calcext:value-type="float">
            <text:p>13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359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3:02:07</text:p>
          </table:table-cell>
          <table:table-cell table:formula="of:=MID([.D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office:value-type="string" calcext:value-type="string">
            <text:p>2021:11:07</text:p>
          </table:table-cell>
          <table:table-cell office:value-type="string" calcext:value-type="string">
            <text:p>12:57:24</text:p>
          </table:table-cell>
          <table:table-cell table:formula="of:=MID([.I66];1;2)+1" office:value-type="float" office:value="13" calcext:value-type="float">
            <text:p>13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364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3:02:07</text:p>
          </table:table-cell>
          <table:table-cell table:formula="of:=MID([.D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office:value-type="string" calcext:value-type="string">
            <text:p>2021:11:08</text:p>
          </table:table-cell>
          <table:table-cell office:value-type="string" calcext:value-type="string">
            <text:p>12:57:23</text:p>
          </table:table-cell>
          <table:table-cell table:formula="of:=MID([.I67];1;2)+1" office:value-type="float" office:value="13" calcext:value-type="float">
            <text:p>13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369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5:02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office:value-type="string" calcext:value-type="string">
            <text:p>2021:11:09</text:p>
          </table:table-cell>
          <table:table-cell office:value-type="string" calcext:value-type="string">
            <text:p>14:57:22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372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6:02:07</text:p>
          </table:table-cell>
          <table:table-cell table:formula="of:=MID([.D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office:value-type="string" calcext:value-type="string">
            <text:p>2021:11:10</text:p>
          </table:table-cell>
          <table:table-cell office:value-type="string" calcext:value-type="string">
            <text:p>15:57:21</text:p>
          </table:table-cell>
          <table:table-cell table:formula="of:=MID([.I69];1;2)+1" office:value-type="float" office:value="16" calcext:value-type="float">
            <text:p>16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374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6:02:08</text:p>
          </table:table-cell>
          <table:table-cell table:formula="of:=MID([.D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office:value-type="string" calcext:value-type="string">
            <text:p>2021:11:11</text:p>
          </table:table-cell>
          <table:table-cell office:value-type="string" calcext:value-type="string">
            <text:p>15:57:20</text:p>
          </table:table-cell>
          <table:table-cell table:formula="of:=MID([.I70];1;2)+1" office:value-type="float" office:value="16" calcext:value-type="float">
            <text:p>16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375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5:02:08</text:p>
          </table:table-cell>
          <table:table-cell table:formula="of:=MID([.D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office:value-type="string" calcext:value-type="string">
            <text:p>2021:11:12</text:p>
          </table:table-cell>
          <table:table-cell office:value-type="string" calcext:value-type="string">
            <text:p>14:57:19</text:p>
          </table:table-cell>
          <table:table-cell table:formula="of:=MID([.I71];1;2)+1" office:value-type="float" office:value="15" calcext:value-type="float">
            <text:p>15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377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5:02:08</text:p>
          </table:table-cell>
          <table:table-cell table:formula="of:=MID([.D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office:value-type="string" calcext:value-type="string">
            <text:p>2021:11:13</text:p>
          </table:table-cell>
          <table:table-cell office:value-type="string" calcext:value-type="string">
            <text:p>14:57:18</text:p>
          </table:table-cell>
          <table:table-cell table:formula="of:=MID([.I72];1;2)+1" office:value-type="float" office:value="15" calcext:value-type="float">
            <text:p>15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379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5:02:08</text:p>
          </table:table-cell>
          <table:table-cell table:formula="of:=MID([.D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office:value-type="string" calcext:value-type="string">
            <text:p>2021:11:14</text:p>
          </table:table-cell>
          <table:table-cell office:value-type="string" calcext:value-type="string">
            <text:p>14:57:17</text:p>
          </table:table-cell>
          <table:table-cell table:formula="of:=MID([.I73];1;2)+1" office:value-type="float" office:value="15" calcext:value-type="float">
            <text:p>15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381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5:02:08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office:value-type="string" calcext:value-type="string">
            <text:p>2021:11:16</text:p>
          </table:table-cell>
          <table:table-cell office:value-type="string" calcext:value-type="string">
            <text:p>14:57:1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385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5:02:08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office:value-type="string" calcext:value-type="string">
            <text:p>2021:11:18</text:p>
          </table:table-cell>
          <table:table-cell office:value-type="string" calcext:value-type="string">
            <text:p>14:57:12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388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6:02:08</text:p>
          </table:table-cell>
          <table:table-cell table:formula="of:=MID([.D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office:value-type="string" calcext:value-type="string">
            <text:p>2021:11:19</text:p>
          </table:table-cell>
          <table:table-cell office:value-type="string" calcext:value-type="string">
            <text:p>15:57:12</text:p>
          </table:table-cell>
          <table:table-cell table:formula="of:=MID([.I76];1;2)+1" office:value-type="float" office:value="16" calcext:value-type="float">
            <text:p>16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390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6:02:08</text:p>
          </table:table-cell>
          <table:table-cell table:formula="of:=MID([.D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office:value-type="string" calcext:value-type="string">
            <text:p>2021:11:20</text:p>
          </table:table-cell>
          <table:table-cell office:value-type="string" calcext:value-type="string">
            <text:p>15:57:11</text:p>
          </table:table-cell>
          <table:table-cell table:formula="of:=MID([.I77];1;2)+1" office:value-type="float" office:value="16" calcext:value-type="float">
            <text:p>16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392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6:02:09</text:p>
          </table:table-cell>
          <table:table-cell table:formula="of:=MID([.D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office:value-type="string" calcext:value-type="string">
            <text:p>2021:11:21</text:p>
          </table:table-cell>
          <table:table-cell office:value-type="string" calcext:value-type="string">
            <text:p>15:57:10</text:p>
          </table:table-cell>
          <table:table-cell table:formula="of:=MID([.I78];1;2)+1" office:value-type="float" office:value="16" calcext:value-type="float">
            <text:p>16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393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5:02:08</text:p>
          </table:table-cell>
          <table:table-cell table:formula="of:=MID([.D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office:value-type="string" calcext:value-type="string">
            <text:p>2021:11:22</text:p>
          </table:table-cell>
          <table:table-cell office:value-type="string" calcext:value-type="string">
            <text:p>14:57:09</text:p>
          </table:table-cell>
          <table:table-cell table:formula="of:=MID([.I79];1;2)+1" office:value-type="float" office:value="15" calcext:value-type="float">
            <text:p>15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395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5:02:08</text:p>
          </table:table-cell>
          <table:table-cell table:formula="of:=MID([.D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office:value-type="string" calcext:value-type="string">
            <text:p>2021:11:23</text:p>
          </table:table-cell>
          <table:table-cell office:value-type="string" calcext:value-type="string">
            <text:p>14:57:08</text:p>
          </table:table-cell>
          <table:table-cell table:formula="of:=MID([.I80];1;2)+1" office:value-type="float" office:value="15" calcext:value-type="float">
            <text:p>15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397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5:02:07</text:p>
          </table:table-cell>
          <table:table-cell table:formula="of:=MID([.D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office:value-type="string" calcext:value-type="string">
            <text:p>2021:11:24</text:p>
          </table:table-cell>
          <table:table-cell office:value-type="string" calcext:value-type="string">
            <text:p>14:57:06</text:p>
          </table:table-cell>
          <table:table-cell table:formula="of:=MID([.I81];1;2)+1" office:value-type="float" office:value="15" calcext:value-type="float">
            <text:p>15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399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5:02:06</text:p>
          </table:table-cell>
          <table:table-cell table:formula="of:=MID([.D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office:value-type="string" calcext:value-type="string">
            <text:p>2021:11:26</text:p>
          </table:table-cell>
          <table:table-cell office:value-type="string" calcext:value-type="string">
            <text:p>14:57:03</text:p>
          </table:table-cell>
          <table:table-cell table:formula="of:=MID([.I82];1;2)+1" office:value-type="float" office:value="15" calcext:value-type="float">
            <text:p>15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401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5:02:05</text:p>
          </table:table-cell>
          <table:table-cell table:formula="of:=MID([.D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office:value-type="string" calcext:value-type="string">
            <text:p>2021:11:27</text:p>
          </table:table-cell>
          <table:table-cell office:value-type="string" calcext:value-type="string">
            <text:p>14:57:01</text:p>
          </table:table-cell>
          <table:table-cell table:formula="of:=MID([.I83];1;2)+1" office:value-type="float" office:value="15" calcext:value-type="float">
            <text:p>15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404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6:02:03</text:p>
          </table:table-cell>
          <table:table-cell table:formula="of:=MID([.D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office:value-type="string" calcext:value-type="string">
            <text:p>2021:11:28</text:p>
          </table:table-cell>
          <table:table-cell office:value-type="string" calcext:value-type="string">
            <text:p>15:56:59</text:p>
          </table:table-cell>
          <table:table-cell table:formula="of:=MID([.I84];1;2)+1" office:value-type="float" office:value="16" calcext:value-type="float">
            <text:p>16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406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6:02:02</text:p>
          </table:table-cell>
          <table:table-cell table:formula="of:=MID([.D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office:value-type="string" calcext:value-type="string">
            <text:p>2021:11:29</text:p>
          </table:table-cell>
          <table:table-cell office:value-type="string" calcext:value-type="string">
            <text:p>15:56:56</text:p>
          </table:table-cell>
          <table:table-cell table:formula="of:=MID([.I85];1;2)+1" office:value-type="float" office:value="16" calcext:value-type="float">
            <text:p>16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407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5:02:00</text:p>
          </table:table-cell>
          <table:table-cell table:formula="of:=MID([.D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office:value-type="string" calcext:value-type="string">
            <text:p>2021:12:01</text:p>
          </table:table-cell>
          <table:table-cell office:value-type="string" calcext:value-type="string">
            <text:p>14:56:53</text:p>
          </table:table-cell>
          <table:table-cell table:formula="of:=MID([.I86];1;2)+1" office:value-type="float" office:value="15" calcext:value-type="float">
            <text:p>15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409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5:01:58</text:p>
          </table:table-cell>
          <table:table-cell table:formula="of:=MID([.D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office:value-type="string" calcext:value-type="string">
            <text:p>2021:12:03</text:p>
          </table:table-cell>
          <table:table-cell office:value-type="string" calcext:value-type="string">
            <text:p>14:56:49</text:p>
          </table:table-cell>
          <table:table-cell table:formula="of:=MID([.I87];1;2)+1" office:value-type="float" office:value="15" calcext:value-type="float">
            <text:p>15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414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6:01:45</text:p>
          </table:table-cell>
          <table:table-cell table:formula="of:=MID([.D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office:value-type="string" calcext:value-type="string">
            <text:p>2021:12:14</text:p>
          </table:table-cell>
          <table:table-cell office:value-type="string" calcext:value-type="string">
            <text:p>15:56:27</text:p>
          </table:table-cell>
          <table:table-cell table:formula="of:=MID([.I88];1;2)+1" office:value-type="float" office:value="16" calcext:value-type="float">
            <text:p>16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415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5:01:42</text:p>
          </table:table-cell>
          <table:table-cell table:formula="of:=MID([.D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office:value-type="string" calcext:value-type="string">
            <text:p>2021:12:23</text:p>
          </table:table-cell>
          <table:table-cell office:value-type="string" calcext:value-type="string">
            <text:p>14:56:16</text:p>
          </table:table-cell>
          <table:table-cell table:formula="of:=MID([.I89];1;2)+1" office:value-type="float" office:value="15" calcext:value-type="float">
            <text:p>15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417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5:01:41</text:p>
          </table:table-cell>
          <table:table-cell table:formula="of:=MID([.D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office:value-type="string" calcext:value-type="string">
            <text:p>2021:12:24</text:p>
          </table:table-cell>
          <table:table-cell office:value-type="string" calcext:value-type="string">
            <text:p>14:56:14</text:p>
          </table:table-cell>
          <table:table-cell table:formula="of:=MID([.I90];1;2)+1" office:value-type="float" office:value="15" calcext:value-type="float">
            <text:p>15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419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5:01:40</text:p>
          </table:table-cell>
          <table:table-cell table:formula="of:=MID([.D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office:value-type="string" calcext:value-type="string">
            <text:p>2021:12:26</text:p>
          </table:table-cell>
          <table:table-cell office:value-type="string" calcext:value-type="string">
            <text:p>14:56:11</text:p>
          </table:table-cell>
          <table:table-cell table:formula="of:=MID([.I91];1;2)+1" office:value-type="float" office:value="15" calcext:value-type="float">
            <text:p>15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92];1;2)+1" office:value-type="float" office:value="15" calcext:value-type="float">
            <text:p>15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9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93];1;2)+1" office:value-type="float" office:value="16" calcext:value-type="float">
            <text:p>16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9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94];1;2)+1" office:value-type="float" office:value="16" calcext:value-type="float">
            <text:p>16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9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95];1;2)+1" office:value-type="float" office:value="16" calcext:value-type="float">
            <text:p>16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9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96];1;2)+1" office:value-type="float" office:value="16" calcext:value-type="float">
            <text:p>16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9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97];1;2)+1" office:value-type="float" office:value="16" calcext:value-type="float">
            <text:p>16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8];1;2)+1" office:value-type="float" office:value="16" calcext:value-type="float">
            <text:p>16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9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99];1;2)+1" office:value-type="float" office:value="16" calcext:value-type="float">
            <text:p>16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0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00];1;2)+1" office:value-type="float" office:value="16" calcext:value-type="float">
            <text:p>16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0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01];1;2)+1" office:value-type="float" office:value="16" calcext:value-type="float">
            <text:p>16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0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02];1;2)+1" office:value-type="float" office:value="16" calcext:value-type="float">
            <text:p>16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0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03];1;2)+1" office:value-type="float" office:value="16" calcext:value-type="float">
            <text:p>16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0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04];1;2)+1" office:value-type="float" office:value="16" calcext:value-type="float">
            <text:p>16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0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05];1;2)+1" office:value-type="float" office:value="16" calcext:value-type="float">
            <text:p>16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0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06];1;2)+1" office:value-type="float" office:value="16" calcext:value-type="float">
            <text:p>16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0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07];1;2)+1" office:value-type="float" office:value="16" calcext:value-type="float">
            <text:p>16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0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08];1;2)+1" office:value-type="float" office:value="16" calcext:value-type="float">
            <text:p>16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10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109];1;2)+1" office:value-type="float" office:value="15" calcext:value-type="float">
            <text:p>15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1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110];1;2)+1" office:value-type="float" office:value="16" calcext:value-type="float">
            <text:p>16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1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111];1;2)+1" office:value-type="float" office:value="15" calcext:value-type="float">
            <text:p>15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1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112];1;2)+1" office:value-type="float" office:value="16" calcext:value-type="float">
            <text:p>16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1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113];1;2)+1" office:value-type="float" office:value="16" calcext:value-type="float">
            <text:p>16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1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114];1;2)+1" office:value-type="float" office:value="16" calcext:value-type="float">
            <text:p>16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11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115];1;2)+1" office:value-type="float" office:value="15" calcext:value-type="float">
            <text:p>15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1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116];1;2)+1" office:value-type="float" office:value="16" calcext:value-type="float">
            <text:p>16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1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117];1;2)+1" office:value-type="float" office:value="16" calcext:value-type="float">
            <text:p>16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1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118];1;2)+1" office:value-type="float" office:value="16" calcext:value-type="float">
            <text:p>16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1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119];1;2)+1" office:value-type="float" office:value="16" calcext:value-type="float">
            <text:p>16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1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120];1;2)+1" office:value-type="float" office:value="15" calcext:value-type="float">
            <text:p>15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1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121];1;2)+1" office:value-type="float" office:value="16" calcext:value-type="float">
            <text:p>16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12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122];1;2)+1" office:value-type="float" office:value="16" calcext:value-type="float">
            <text:p>16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1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123];1;2)+1" office:value-type="float" office:value="15" calcext:value-type="float">
            <text:p>15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1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124];1;2)+1" office:value-type="float" office:value="16" calcext:value-type="float">
            <text:p>16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1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125];1;2)+1" office:value-type="float" office:value="15" calcext:value-type="float">
            <text:p>15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1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126];1;2)+1" office:value-type="float" office:value="15" calcext:value-type="float">
            <text:p>15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1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127];1;2)+1" office:value-type="float" office:value="15" calcext:value-type="float">
            <text:p>15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1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128];1;2)+1" office:value-type="float" office:value="16" calcext:value-type="float">
            <text:p>16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1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129];1;2)+1" office:value-type="float" office:value="16" calcext:value-type="float">
            <text:p>16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13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130];1;2)+1" office:value-type="float" office:value="15" calcext:value-type="float">
            <text:p>15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1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131];1;2)+1" office:value-type="float" office:value="15" calcext:value-type="float">
            <text:p>15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1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132];1;2)+1" office:value-type="float" office:value="15" calcext:value-type="float">
            <text:p>15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1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133];1;2)+1" office:value-type="float" office:value="15" calcext:value-type="float">
            <text:p>15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1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135];1;2)+1" office:value-type="float" office:value="15" calcext:value-type="float">
            <text:p>15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13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136];1;2)+1" office:value-type="float" office:value="16" calcext:value-type="float">
            <text:p>16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1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137];1;2)+1" office:value-type="float" office:value="15" calcext:value-type="float">
            <text:p>15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1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140];1;2)+1" office:value-type="float" office:value="15" calcext:value-type="float">
            <text:p>15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1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141];1;2)+1" office:value-type="float" office:value="15" calcext:value-type="float">
            <text:p>15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1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142];1;2)+1" office:value-type="float" office:value="15" calcext:value-type="float">
            <text:p>15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14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formula="of:=MID([.I143];1;2)+1" office:value-type="float" office:value="16" calcext:value-type="float">
            <text:p>16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1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145];1;2)+1" office:value-type="float" office:value="15" calcext:value-type="float">
            <text:p>15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14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146];1;2)+1" office:value-type="float" office:value="16" calcext:value-type="float">
            <text:p>16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1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147];1;2)+1" office:value-type="float" office:value="16" calcext:value-type="float">
            <text:p>16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1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148];1;2)+1" office:value-type="float" office:value="15" calcext:value-type="float">
            <text:p>15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1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150];1;2)+1" office:value-type="float" office:value="15" calcext:value-type="float">
            <text:p>15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1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151];1;2)+1" office:value-type="float" office:value="15" calcext:value-type="float">
            <text:p>15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1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152];1;2)+1" office:value-type="float" office:value="15" calcext:value-type="float">
            <text:p>15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1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153];1;2)+1" office:value-type="float" office:value="15" calcext:value-type="float">
            <text:p>15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15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155];1;2)+1" office:value-type="float" office:value="15" calcext:value-type="float">
            <text:p>15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1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156];1;2)+1" office:value-type="float" office:value="15" calcext:value-type="float">
            <text:p>15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15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158];1;2)+1" office:value-type="float" office:value="15" calcext:value-type="float">
            <text:p>15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1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159];1;2)+1" office:value-type="float" office:value="15" calcext:value-type="float">
            <text:p>15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1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160];1;2)+1" office:value-type="float" office:value="16" calcext:value-type="float">
            <text:p>16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1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163];1;2)+1" office:value-type="float" office:value="15" calcext:value-type="float">
            <text:p>15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1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164];1;2)+1" office:value-type="float" office:value="15" calcext:value-type="float">
            <text:p>15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1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168];1;2)+1" office:value-type="float" office:value="14" calcext:value-type="float">
            <text:p>14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1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170];1;2)+1" office:value-type="float" office:value="14" calcext:value-type="float">
            <text:p>14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1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175];1;2)+1" office:value-type="float" office:value="14" calcext:value-type="float">
            <text:p>14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1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186];1;2)+1" office:value-type="float" office:value="15" calcext:value-type="float">
            <text:p>15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1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187];1;2)+1" office:value-type="float" office:value="15" calcext:value-type="float">
            <text:p>15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89];1;2)+1" office:value-type="float" office:value="15" calcext:value-type="float">
            <text:p>15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97];1;2)+1" office:value-type="float" office:value="14" calcext:value-type="float">
            <text:p>14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98];1;2)+1" office:value-type="float" office:value="14" calcext:value-type="float">
            <text:p>14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99];1;2)+1" office:value-type="float" office:value="14" calcext:value-type="float">
            <text:p>14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2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202];1;2)+1" office:value-type="float" office:value="14" calcext:value-type="float">
            <text:p>14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2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203];1;2)+1" office:value-type="float" office:value="14" calcext:value-type="float">
            <text:p>14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20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205];1;2)+1" office:value-type="float" office:value="15" calcext:value-type="float">
            <text:p>15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2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206];1;2)+1" office:value-type="float" office:value="14" calcext:value-type="float">
            <text:p>14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21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218];1;2)+1" office:value-type="float" office:value="15" calcext:value-type="float">
            <text:p>15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2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222];1;2)+1" office:value-type="float" office:value="14" calcext:value-type="float">
            <text:p>14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2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225];1;2)+1" office:value-type="float" office:value="14" calcext:value-type="float">
            <text:p>14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22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227];1;2)+1" office:value-type="float" office:value="15" calcext:value-type="float">
            <text:p>15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2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228];1;2)+1" office:value-type="float" office:value="15" calcext:value-type="float">
            <text:p>15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2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232];1;2)+1" office:value-type="float" office:value="14" calcext:value-type="float">
            <text:p>14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23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233];1;2)+1" office:value-type="float" office:value="15" calcext:value-type="float">
            <text:p>15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2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236];1;2)+1" office:value-type="float" office:value="15" calcext:value-type="float">
            <text:p>15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2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237];1;2)+1" office:value-type="float" office:value="14" calcext:value-type="float">
            <text:p>14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2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238];1;2)+1" office:value-type="float" office:value="15" calcext:value-type="float">
            <text:p>15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2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239];1;2)+1" office:value-type="float" office:value="14" calcext:value-type="float">
            <text:p>14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2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243];1;2)+1" office:value-type="float" office:value="15" calcext:value-type="float">
            <text:p>15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2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245];1;2)+1" office:value-type="float" office:value="14" calcext:value-type="float">
            <text:p>14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24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249];1;2)+1" office:value-type="float" office:value="14" calcext:value-type="float">
            <text:p>14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2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251];1;2)+1" office:value-type="float" office:value="14" calcext:value-type="float">
            <text:p>14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2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252];1;2)+1" office:value-type="float" office:value="14" calcext:value-type="float">
            <text:p>14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2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253];1;2)+1" office:value-type="float" office:value="14" calcext:value-type="float">
            <text:p>14</text:p>
          </table:table-cell>
          <table:table-cell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25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254];1;2)+1" office:value-type="float" office:value="14" calcext:value-type="float">
            <text:p>14</text:p>
          </table:table-cell>
          <table:table-cell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2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255];1;2)+1" office:value-type="float" office:value="14" calcext:value-type="float">
            <text:p>14</text:p>
          </table:table-cell>
          <table:table-cell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2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256];1;2)+1" office:value-type="float" office:value="14" calcext:value-type="float">
            <text:p>14</text:p>
          </table:table-cell>
          <table:table-cell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2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257];1;2)+1" office:value-type="float" office:value="15" calcext:value-type="float">
            <text:p>15</text:p>
          </table:table-cell>
          <table:table-cell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2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258];1;2)+1" office:value-type="float" office:value="14" calcext:value-type="float">
            <text:p>14</text:p>
          </table:table-cell>
          <table:table-cell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2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259];1;2)+1" office:value-type="float" office:value="15" calcext:value-type="float">
            <text:p>15</text:p>
          </table:table-cell>
          <table:table-cell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2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260];1;2)+1" office:value-type="float" office:value="14" calcext:value-type="float">
            <text:p>14</text:p>
          </table:table-cell>
          <table:table-cell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2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261];1;2)+1" office:value-type="float" office:value="14" calcext:value-type="float">
            <text:p>14</text:p>
          </table:table-cell>
          <table:table-cell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2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262];1;2)+1" office:value-type="float" office:value="14" calcext:value-type="float">
            <text:p>14</text:p>
          </table:table-cell>
          <table:table-cell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2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263];1;2)+1" office:value-type="float" office:value="14" calcext:value-type="float">
            <text:p>14</text:p>
          </table:table-cell>
          <table:table-cell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2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264];1;2)+1" office:value-type="float" office:value="15" calcext:value-type="float">
            <text:p>15</text:p>
          </table:table-cell>
          <table:table-cell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2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265];1;2)+1" office:value-type="float" office:value="14" calcext:value-type="float">
            <text:p>14</text:p>
          </table:table-cell>
          <table:table-cell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2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266];1;2)+1" office:value-type="float" office:value="14" calcext:value-type="float">
            <text:p>14</text:p>
          </table:table-cell>
          <table:table-cell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2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267];1;2)+1" office:value-type="float" office:value="14" calcext:value-type="float">
            <text:p>14</text:p>
          </table:table-cell>
          <table:table-cell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26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268];1;2)+1" office:value-type="float" office:value="14" calcext:value-type="float">
            <text:p>14</text:p>
          </table:table-cell>
          <table:table-cell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2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269];1;2)+1" office:value-type="float" office:value="14" calcext:value-type="float">
            <text:p>14</text:p>
          </table:table-cell>
          <table:table-cell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27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270];1;2)+1" office:value-type="float" office:value="14" calcext:value-type="float">
            <text:p>14</text:p>
          </table:table-cell>
          <table:table-cell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2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271];1;2)+1" office:value-type="float" office:value="14" calcext:value-type="float">
            <text:p>14</text:p>
          </table:table-cell>
          <table:table-cell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2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272];1;2)+1" office:value-type="float" office:value="14" calcext:value-type="float">
            <text:p>14</text:p>
          </table:table-cell>
          <table:table-cell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2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273];1;2)+1" office:value-type="float" office:value="14" calcext:value-type="float">
            <text:p>14</text:p>
          </table:table-cell>
          <table:table-cell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2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274];1;2)+1" office:value-type="float" office:value="14" calcext:value-type="float">
            <text:p>14</text:p>
          </table:table-cell>
          <table:table-cell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27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275];1;2)+1" office:value-type="float" office:value="14" calcext:value-type="float">
            <text:p>14</text:p>
          </table:table-cell>
          <table:table-cell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2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276];1;2)+1" office:value-type="float" office:value="14" calcext:value-type="float">
            <text:p>14</text:p>
          </table:table-cell>
          <table:table-cell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2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277];1;2)+1" office:value-type="float" office:value="14" calcext:value-type="float">
            <text:p>14</text:p>
          </table:table-cell>
          <table:table-cell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2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278];1;2)+1" office:value-type="float" office:value="14" calcext:value-type="float">
            <text:p>14</text:p>
          </table:table-cell>
          <table:table-cell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2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279];1;2)+1" office:value-type="float" office:value="14" calcext:value-type="float">
            <text:p>14</text:p>
          </table:table-cell>
          <table:table-cell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2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280];1;2)+1" office:value-type="float" office:value="14" calcext:value-type="float">
            <text:p>14</text:p>
          </table:table-cell>
          <table:table-cell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2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281];1;2)+1" office:value-type="float" office:value="14" calcext:value-type="float">
            <text:p>14</text:p>
          </table:table-cell>
          <table:table-cell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2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282];1;2)+1" office:value-type="float" office:value="14" calcext:value-type="float">
            <text:p>14</text:p>
          </table:table-cell>
          <table:table-cell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2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283];1;2)+1" office:value-type="float" office:value="14" calcext:value-type="float">
            <text:p>14</text:p>
          </table:table-cell>
          <table:table-cell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2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284];1;2)+1" office:value-type="float" office:value="14" calcext:value-type="float">
            <text:p>14</text:p>
          </table:table-cell>
          <table:table-cell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2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285];1;2)+1" office:value-type="float" office:value="14" calcext:value-type="float">
            <text:p>14</text:p>
          </table:table-cell>
          <table:table-cell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2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286];1;2)+1" office:value-type="float" office:value="15" calcext:value-type="float">
            <text:p>15</text:p>
          </table:table-cell>
          <table:table-cell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2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287];1;2)+1" office:value-type="float" office:value="15" calcext:value-type="float">
            <text:p>15</text:p>
          </table:table-cell>
          <table:table-cell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28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288];1;2)+1" office:value-type="float" office:value="15" calcext:value-type="float">
            <text:p>15</text:p>
          </table:table-cell>
          <table:table-cell/>
          <table:table-cell table:formula="of:=EXACT([.C288];[.H288])" office:value-type="boolean" office:boolean-value="true" calcext:value-type="boolean">
            <text:p>TRUE</text:p>
          </table:table-cell>
          <table:table-cell table:formula="of:=EXACT([.E288];[.J2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89];1;2)+1" office:value-type="float" office:value="14" calcext:value-type="float">
            <text:p>14</text:p>
          </table:table-cell>
          <table:table-cell/>
          <table:table-cell table:formula="of:=EXACT([.C289];[.H289])" office:value-type="boolean" office:boolean-value="true" calcext:value-type="boolean">
            <text:p>TRUE</text:p>
          </table:table-cell>
          <table:table-cell table:formula="of:=EXACT([.E289];[.J2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90];1;2)+1" office:value-type="float" office:value="14" calcext:value-type="float">
            <text:p>14</text:p>
          </table:table-cell>
          <table:table-cell/>
          <table:table-cell table:formula="of:=EXACT([.C290];[.H290])" office:value-type="boolean" office:boolean-value="true" calcext:value-type="boolean">
            <text:p>TRUE</text:p>
          </table:table-cell>
          <table:table-cell table:formula="of:=EXACT([.E290];[.J2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91];1;2)+1" office:value-type="float" office:value="15" calcext:value-type="float">
            <text:p>15</text:p>
          </table:table-cell>
          <table:table-cell/>
          <table:table-cell table:formula="of:=EXACT([.C291];[.H291])" office:value-type="boolean" office:boolean-value="true" calcext:value-type="boolean">
            <text:p>TRUE</text:p>
          </table:table-cell>
          <table:table-cell table:formula="of:=EXACT([.E291];[.J2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9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92];1;2)+1" office:value-type="float" office:value="15" calcext:value-type="float">
            <text:p>15</text:p>
          </table:table-cell>
          <table:table-cell/>
          <table:table-cell table:formula="of:=EXACT([.C292];[.H292])" office:value-type="boolean" office:boolean-value="true" calcext:value-type="boolean">
            <text:p>TRUE</text:p>
          </table:table-cell>
          <table:table-cell table:formula="of:=EXACT([.E292];[.J2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93];1;2)+1" office:value-type="float" office:value="14" calcext:value-type="float">
            <text:p>14</text:p>
          </table:table-cell>
          <table:table-cell/>
          <table:table-cell table:formula="of:=EXACT([.C293];[.H293])" office:value-type="boolean" office:boolean-value="true" calcext:value-type="boolean">
            <text:p>TRUE</text:p>
          </table:table-cell>
          <table:table-cell table:formula="of:=EXACT([.E293];[.J2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94];1;2)+1" office:value-type="float" office:value="14" calcext:value-type="float">
            <text:p>14</text:p>
          </table:table-cell>
          <table:table-cell/>
          <table:table-cell table:formula="of:=EXACT([.C294];[.H294])" office:value-type="boolean" office:boolean-value="true" calcext:value-type="boolean">
            <text:p>TRUE</text:p>
          </table:table-cell>
          <table:table-cell table:formula="of:=EXACT([.E294];[.J2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9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95];1;2)+1" office:value-type="float" office:value="15" calcext:value-type="float">
            <text:p>15</text:p>
          </table:table-cell>
          <table:table-cell/>
          <table:table-cell table:formula="of:=EXACT([.C295];[.H295])" office:value-type="boolean" office:boolean-value="true" calcext:value-type="boolean">
            <text:p>TRUE</text:p>
          </table:table-cell>
          <table:table-cell table:formula="of:=EXACT([.E295];[.J2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96];1;2)+1" office:value-type="float" office:value="14" calcext:value-type="float">
            <text:p>14</text:p>
          </table:table-cell>
          <table:table-cell/>
          <table:table-cell table:formula="of:=EXACT([.C296];[.H296])" office:value-type="boolean" office:boolean-value="true" calcext:value-type="boolean">
            <text:p>TRUE</text:p>
          </table:table-cell>
          <table:table-cell table:formula="of:=EXACT([.E296];[.J2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9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97];1;2)+1" office:value-type="float" office:value="14" calcext:value-type="float">
            <text:p>14</text:p>
          </table:table-cell>
          <table:table-cell/>
          <table:table-cell table:formula="of:=EXACT([.C297];[.H297])" office:value-type="boolean" office:boolean-value="true" calcext:value-type="boolean">
            <text:p>TRUE</text:p>
          </table:table-cell>
          <table:table-cell table:formula="of:=EXACT([.E297];[.J2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9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98];1;2)+1" office:value-type="float" office:value="14" calcext:value-type="float">
            <text:p>14</text:p>
          </table:table-cell>
          <table:table-cell/>
          <table:table-cell table:formula="of:=EXACT([.C298];[.H298])" office:value-type="boolean" office:boolean-value="true" calcext:value-type="boolean">
            <text:p>TRUE</text:p>
          </table:table-cell>
          <table:table-cell table:formula="of:=EXACT([.E298];[.J2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99];1;2)+1" office:value-type="float" office:value="14" calcext:value-type="float">
            <text:p>14</text:p>
          </table:table-cell>
          <table:table-cell/>
          <table:table-cell table:formula="of:=EXACT([.C299];[.H299])" office:value-type="boolean" office:boolean-value="true" calcext:value-type="boolean">
            <text:p>TRUE</text:p>
          </table:table-cell>
          <table:table-cell table:formula="of:=EXACT([.E299];[.J2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3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300];1;2)+1" office:value-type="float" office:value="14" calcext:value-type="float">
            <text:p>14</text:p>
          </table:table-cell>
          <table:table-cell/>
          <table:table-cell table:formula="of:=EXACT([.C300];[.H300])" office:value-type="boolean" office:boolean-value="true" calcext:value-type="boolean">
            <text:p>TRUE</text:p>
          </table:table-cell>
          <table:table-cell table:formula="of:=EXACT([.E300];[.J3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3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301];1;2)+1" office:value-type="float" office:value="14" calcext:value-type="float">
            <text:p>14</text:p>
          </table:table-cell>
          <table:table-cell/>
          <table:table-cell table:formula="of:=EXACT([.C301];[.H301])" office:value-type="boolean" office:boolean-value="true" calcext:value-type="boolean">
            <text:p>TRUE</text:p>
          </table:table-cell>
          <table:table-cell table:formula="of:=EXACT([.E301];[.J3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3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302];1;2)+1" office:value-type="float" office:value="14" calcext:value-type="float">
            <text:p>14</text:p>
          </table:table-cell>
          <table:table-cell/>
          <table:table-cell table:formula="of:=EXACT([.C302];[.H302])" office:value-type="boolean" office:boolean-value="true" calcext:value-type="boolean">
            <text:p>TRUE</text:p>
          </table:table-cell>
          <table:table-cell table:formula="of:=EXACT([.E302];[.J3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3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303];1;2)+1" office:value-type="float" office:value="14" calcext:value-type="float">
            <text:p>14</text:p>
          </table:table-cell>
          <table:table-cell/>
          <table:table-cell table:formula="of:=EXACT([.C303];[.H303])" office:value-type="boolean" office:boolean-value="true" calcext:value-type="boolean">
            <text:p>TRUE</text:p>
          </table:table-cell>
          <table:table-cell table:formula="of:=EXACT([.E303];[.J3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3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304];1;2)+1" office:value-type="float" office:value="14" calcext:value-type="float">
            <text:p>14</text:p>
          </table:table-cell>
          <table:table-cell/>
          <table:table-cell table:formula="of:=EXACT([.C304];[.H304])" office:value-type="boolean" office:boolean-value="true" calcext:value-type="boolean">
            <text:p>TRUE</text:p>
          </table:table-cell>
          <table:table-cell table:formula="of:=EXACT([.E304];[.J3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3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305];1;2)+1" office:value-type="float" office:value="14" calcext:value-type="float">
            <text:p>14</text:p>
          </table:table-cell>
          <table:table-cell/>
          <table:table-cell table:formula="of:=EXACT([.C305];[.H305])" office:value-type="boolean" office:boolean-value="true" calcext:value-type="boolean">
            <text:p>TRUE</text:p>
          </table:table-cell>
          <table:table-cell table:formula="of:=EXACT([.E305];[.J3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3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306];1;2)+1" office:value-type="float" office:value="14" calcext:value-type="float">
            <text:p>14</text:p>
          </table:table-cell>
          <table:table-cell/>
          <table:table-cell table:formula="of:=EXACT([.C306];[.H306])" office:value-type="boolean" office:boolean-value="true" calcext:value-type="boolean">
            <text:p>TRUE</text:p>
          </table:table-cell>
          <table:table-cell table:formula="of:=EXACT([.E306];[.J3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3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307];1;2)+1" office:value-type="float" office:value="14" calcext:value-type="float">
            <text:p>14</text:p>
          </table:table-cell>
          <table:table-cell/>
          <table:table-cell table:formula="of:=EXACT([.C307];[.H307])" office:value-type="boolean" office:boolean-value="true" calcext:value-type="boolean">
            <text:p>TRUE</text:p>
          </table:table-cell>
          <table:table-cell table:formula="of:=EXACT([.E307];[.J3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3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308];1;2)+1" office:value-type="float" office:value="14" calcext:value-type="float">
            <text:p>14</text:p>
          </table:table-cell>
          <table:table-cell/>
          <table:table-cell table:formula="of:=EXACT([.C308];[.H308])" office:value-type="boolean" office:boolean-value="true" calcext:value-type="boolean">
            <text:p>TRUE</text:p>
          </table:table-cell>
          <table:table-cell table:formula="of:=EXACT([.E308];[.J3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3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309];1;2)+1" office:value-type="float" office:value="14" calcext:value-type="float">
            <text:p>14</text:p>
          </table:table-cell>
          <table:table-cell/>
          <table:table-cell table:formula="of:=EXACT([.C309];[.H309])" office:value-type="boolean" office:boolean-value="true" calcext:value-type="boolean">
            <text:p>TRUE</text:p>
          </table:table-cell>
          <table:table-cell table:formula="of:=EXACT([.E309];[.J3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3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310];1;2)+1" office:value-type="float" office:value="14" calcext:value-type="float">
            <text:p>14</text:p>
          </table:table-cell>
          <table:table-cell/>
          <table:table-cell table:formula="of:=EXACT([.C310];[.H310])" office:value-type="boolean" office:boolean-value="true" calcext:value-type="boolean">
            <text:p>TRUE</text:p>
          </table:table-cell>
          <table:table-cell table:formula="of:=EXACT([.E310];[.J3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31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311];1;2)+1" office:value-type="float" office:value="15" calcext:value-type="float">
            <text:p>15</text:p>
          </table:table-cell>
          <table:table-cell/>
          <table:table-cell table:formula="of:=EXACT([.C311];[.H311])" office:value-type="boolean" office:boolean-value="true" calcext:value-type="boolean">
            <text:p>TRUE</text:p>
          </table:table-cell>
          <table:table-cell table:formula="of:=EXACT([.E311];[.J3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31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312];1;2)+1" office:value-type="float" office:value="15" calcext:value-type="float">
            <text:p>15</text:p>
          </table:table-cell>
          <table:table-cell/>
          <table:table-cell table:formula="of:=EXACT([.C312];[.H312])" office:value-type="boolean" office:boolean-value="true" calcext:value-type="boolean">
            <text:p>TRUE</text:p>
          </table:table-cell>
          <table:table-cell table:formula="of:=EXACT([.E312];[.J3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3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313];1;2)+1" office:value-type="float" office:value="14" calcext:value-type="float">
            <text:p>14</text:p>
          </table:table-cell>
          <table:table-cell/>
          <table:table-cell table:formula="of:=EXACT([.C313];[.H313])" office:value-type="boolean" office:boolean-value="true" calcext:value-type="boolean">
            <text:p>TRUE</text:p>
          </table:table-cell>
          <table:table-cell table:formula="of:=EXACT([.E313];[.J3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31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314];1;2)+1" office:value-type="float" office:value="15" calcext:value-type="float">
            <text:p>15</text:p>
          </table:table-cell>
          <table:table-cell/>
          <table:table-cell table:formula="of:=EXACT([.C314];[.H314])" office:value-type="boolean" office:boolean-value="true" calcext:value-type="boolean">
            <text:p>TRUE</text:p>
          </table:table-cell>
          <table:table-cell table:formula="of:=EXACT([.E314];[.J3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3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315];1;2)+1" office:value-type="float" office:value="14" calcext:value-type="float">
            <text:p>14</text:p>
          </table:table-cell>
          <table:table-cell/>
          <table:table-cell table:formula="of:=EXACT([.C315];[.H315])" office:value-type="boolean" office:boolean-value="true" calcext:value-type="boolean">
            <text:p>TRUE</text:p>
          </table:table-cell>
          <table:table-cell table:formula="of:=EXACT([.E315];[.J3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3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316];1;2)+1" office:value-type="float" office:value="14" calcext:value-type="float">
            <text:p>14</text:p>
          </table:table-cell>
          <table:table-cell/>
          <table:table-cell table:formula="of:=EXACT([.C316];[.H316])" office:value-type="boolean" office:boolean-value="true" calcext:value-type="boolean">
            <text:p>TRUE</text:p>
          </table:table-cell>
          <table:table-cell table:formula="of:=EXACT([.E316];[.J3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3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317];1;2)+1" office:value-type="float" office:value="14" calcext:value-type="float">
            <text:p>14</text:p>
          </table:table-cell>
          <table:table-cell/>
          <table:table-cell table:formula="of:=EXACT([.C317];[.H317])" office:value-type="boolean" office:boolean-value="true" calcext:value-type="boolean">
            <text:p>TRUE</text:p>
          </table:table-cell>
          <table:table-cell table:formula="of:=EXACT([.E317];[.J3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3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318];1;2)+1" office:value-type="float" office:value="14" calcext:value-type="float">
            <text:p>14</text:p>
          </table:table-cell>
          <table:table-cell/>
          <table:table-cell table:formula="of:=EXACT([.C318];[.H318])" office:value-type="boolean" office:boolean-value="true" calcext:value-type="boolean">
            <text:p>TRUE</text:p>
          </table:table-cell>
          <table:table-cell table:formula="of:=EXACT([.E318];[.J3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3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319];1;2)+1" office:value-type="float" office:value="14" calcext:value-type="float">
            <text:p>14</text:p>
          </table:table-cell>
          <table:table-cell/>
          <table:table-cell table:formula="of:=EXACT([.C319];[.H319])" office:value-type="boolean" office:boolean-value="true" calcext:value-type="boolean">
            <text:p>TRUE</text:p>
          </table:table-cell>
          <table:table-cell table:formula="of:=EXACT([.E319];[.J3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3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320];1;2)+1" office:value-type="float" office:value="14" calcext:value-type="float">
            <text:p>14</text:p>
          </table:table-cell>
          <table:table-cell/>
          <table:table-cell table:formula="of:=EXACT([.C320];[.H320])" office:value-type="boolean" office:boolean-value="true" calcext:value-type="boolean">
            <text:p>TRUE</text:p>
          </table:table-cell>
          <table:table-cell table:formula="of:=EXACT([.E320];[.J3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32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321];1;2)+1" office:value-type="float" office:value="15" calcext:value-type="float">
            <text:p>15</text:p>
          </table:table-cell>
          <table:table-cell/>
          <table:table-cell table:formula="of:=EXACT([.C321];[.H321])" office:value-type="boolean" office:boolean-value="true" calcext:value-type="boolean">
            <text:p>TRUE</text:p>
          </table:table-cell>
          <table:table-cell table:formula="of:=EXACT([.E321];[.J3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3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322];1;2)+1" office:value-type="float" office:value="14" calcext:value-type="float">
            <text:p>14</text:p>
          </table:table-cell>
          <table:table-cell/>
          <table:table-cell table:formula="of:=EXACT([.C322];[.H322])" office:value-type="boolean" office:boolean-value="true" calcext:value-type="boolean">
            <text:p>TRUE</text:p>
          </table:table-cell>
          <table:table-cell table:formula="of:=EXACT([.E322];[.J3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3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323];1;2)+1" office:value-type="float" office:value="14" calcext:value-type="float">
            <text:p>14</text:p>
          </table:table-cell>
          <table:table-cell/>
          <table:table-cell table:formula="of:=EXACT([.C323];[.H323])" office:value-type="boolean" office:boolean-value="true" calcext:value-type="boolean">
            <text:p>TRUE</text:p>
          </table:table-cell>
          <table:table-cell table:formula="of:=EXACT([.E323];[.J3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3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324];1;2)+1" office:value-type="float" office:value="14" calcext:value-type="float">
            <text:p>14</text:p>
          </table:table-cell>
          <table:table-cell/>
          <table:table-cell table:formula="of:=EXACT([.C324];[.H324])" office:value-type="boolean" office:boolean-value="true" calcext:value-type="boolean">
            <text:p>TRUE</text:p>
          </table:table-cell>
          <table:table-cell table:formula="of:=EXACT([.E324];[.J3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3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325];1;2)+1" office:value-type="float" office:value="14" calcext:value-type="float">
            <text:p>14</text:p>
          </table:table-cell>
          <table:table-cell/>
          <table:table-cell table:formula="of:=EXACT([.C325];[.H325])" office:value-type="boolean" office:boolean-value="true" calcext:value-type="boolean">
            <text:p>TRUE</text:p>
          </table:table-cell>
          <table:table-cell table:formula="of:=EXACT([.E325];[.J3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3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326];1;2)+1" office:value-type="float" office:value="15" calcext:value-type="float">
            <text:p>15</text:p>
          </table:table-cell>
          <table:table-cell/>
          <table:table-cell table:formula="of:=EXACT([.C326];[.H326])" office:value-type="boolean" office:boolean-value="true" calcext:value-type="boolean">
            <text:p>TRUE</text:p>
          </table:table-cell>
          <table:table-cell table:formula="of:=EXACT([.E326];[.J3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3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327];1;2)+1" office:value-type="float" office:value="14" calcext:value-type="float">
            <text:p>14</text:p>
          </table:table-cell>
          <table:table-cell/>
          <table:table-cell table:formula="of:=EXACT([.C327];[.H327])" office:value-type="boolean" office:boolean-value="true" calcext:value-type="boolean">
            <text:p>TRUE</text:p>
          </table:table-cell>
          <table:table-cell table:formula="of:=EXACT([.E327];[.J3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32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328];1;2)+1" office:value-type="float" office:value="15" calcext:value-type="float">
            <text:p>15</text:p>
          </table:table-cell>
          <table:table-cell/>
          <table:table-cell table:formula="of:=EXACT([.C328];[.H328])" office:value-type="boolean" office:boolean-value="true" calcext:value-type="boolean">
            <text:p>TRUE</text:p>
          </table:table-cell>
          <table:table-cell table:formula="of:=EXACT([.E328];[.J3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3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329];1;2)+1" office:value-type="float" office:value="14" calcext:value-type="float">
            <text:p>14</text:p>
          </table:table-cell>
          <table:table-cell/>
          <table:table-cell table:formula="of:=EXACT([.C329];[.H329])" office:value-type="boolean" office:boolean-value="true" calcext:value-type="boolean">
            <text:p>TRUE</text:p>
          </table:table-cell>
          <table:table-cell table:formula="of:=EXACT([.E329];[.J3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3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330];1;2)+1" office:value-type="float" office:value="14" calcext:value-type="float">
            <text:p>14</text:p>
          </table:table-cell>
          <table:table-cell/>
          <table:table-cell table:formula="of:=EXACT([.C330];[.H330])" office:value-type="boolean" office:boolean-value="true" calcext:value-type="boolean">
            <text:p>TRUE</text:p>
          </table:table-cell>
          <table:table-cell table:formula="of:=EXACT([.E330];[.J3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3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331];1;2)+1" office:value-type="float" office:value="14" calcext:value-type="float">
            <text:p>14</text:p>
          </table:table-cell>
          <table:table-cell/>
          <table:table-cell table:formula="of:=EXACT([.C331];[.H331])" office:value-type="boolean" office:boolean-value="true" calcext:value-type="boolean">
            <text:p>TRUE</text:p>
          </table:table-cell>
          <table:table-cell table:formula="of:=EXACT([.E331];[.J3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3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332];1;2)+1" office:value-type="float" office:value="14" calcext:value-type="float">
            <text:p>14</text:p>
          </table:table-cell>
          <table:table-cell/>
          <table:table-cell table:formula="of:=EXACT([.C332];[.H332])" office:value-type="boolean" office:boolean-value="true" calcext:value-type="boolean">
            <text:p>TRUE</text:p>
          </table:table-cell>
          <table:table-cell table:formula="of:=EXACT([.E332];[.J3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3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333];1;2)+1" office:value-type="float" office:value="14" calcext:value-type="float">
            <text:p>14</text:p>
          </table:table-cell>
          <table:table-cell/>
          <table:table-cell table:formula="of:=EXACT([.C333];[.H333])" office:value-type="boolean" office:boolean-value="true" calcext:value-type="boolean">
            <text:p>TRUE</text:p>
          </table:table-cell>
          <table:table-cell table:formula="of:=EXACT([.E333];[.J3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3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334];1;2)+1" office:value-type="float" office:value="15" calcext:value-type="float">
            <text:p>15</text:p>
          </table:table-cell>
          <table:table-cell/>
          <table:table-cell table:formula="of:=EXACT([.C334];[.H334])" office:value-type="boolean" office:boolean-value="true" calcext:value-type="boolean">
            <text:p>TRUE</text:p>
          </table:table-cell>
          <table:table-cell table:formula="of:=EXACT([.E334];[.J3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33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335];1;2)+1" office:value-type="float" office:value="15" calcext:value-type="float">
            <text:p>15</text:p>
          </table:table-cell>
          <table:table-cell/>
          <table:table-cell table:formula="of:=EXACT([.C335];[.H335])" office:value-type="boolean" office:boolean-value="true" calcext:value-type="boolean">
            <text:p>TRUE</text:p>
          </table:table-cell>
          <table:table-cell table:formula="of:=EXACT([.E335];[.J3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3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336];1;2)+1" office:value-type="float" office:value="14" calcext:value-type="float">
            <text:p>14</text:p>
          </table:table-cell>
          <table:table-cell/>
          <table:table-cell table:formula="of:=EXACT([.C336];[.H336])" office:value-type="boolean" office:boolean-value="true" calcext:value-type="boolean">
            <text:p>TRUE</text:p>
          </table:table-cell>
          <table:table-cell table:formula="of:=EXACT([.E336];[.J3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3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337];1;2)+1" office:value-type="float" office:value="14" calcext:value-type="float">
            <text:p>14</text:p>
          </table:table-cell>
          <table:table-cell/>
          <table:table-cell table:formula="of:=EXACT([.C337];[.H337])" office:value-type="boolean" office:boolean-value="true" calcext:value-type="boolean">
            <text:p>TRUE</text:p>
          </table:table-cell>
          <table:table-cell table:formula="of:=EXACT([.E337];[.J3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3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338];1;2)+1" office:value-type="float" office:value="15" calcext:value-type="float">
            <text:p>15</text:p>
          </table:table-cell>
          <table:table-cell/>
          <table:table-cell table:formula="of:=EXACT([.C338];[.H338])" office:value-type="boolean" office:boolean-value="true" calcext:value-type="boolean">
            <text:p>TRUE</text:p>
          </table:table-cell>
          <table:table-cell table:formula="of:=EXACT([.E338];[.J3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33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339];1;2)+1" office:value-type="float" office:value="14" calcext:value-type="float">
            <text:p>14</text:p>
          </table:table-cell>
          <table:table-cell/>
          <table:table-cell table:formula="of:=EXACT([.C339];[.H339])" office:value-type="boolean" office:boolean-value="true" calcext:value-type="boolean">
            <text:p>TRUE</text:p>
          </table:table-cell>
          <table:table-cell table:formula="of:=EXACT([.E339];[.J3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34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340];1;2)+1" office:value-type="float" office:value="15" calcext:value-type="float">
            <text:p>15</text:p>
          </table:table-cell>
          <table:table-cell/>
          <table:table-cell table:formula="of:=EXACT([.C340];[.H340])" office:value-type="boolean" office:boolean-value="true" calcext:value-type="boolean">
            <text:p>TRUE</text:p>
          </table:table-cell>
          <table:table-cell table:formula="of:=EXACT([.E340];[.J3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3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341];1;2)+1" office:value-type="float" office:value="15" calcext:value-type="float">
            <text:p>15</text:p>
          </table:table-cell>
          <table:table-cell/>
          <table:table-cell table:formula="of:=EXACT([.C341];[.H341])" office:value-type="boolean" office:boolean-value="true" calcext:value-type="boolean">
            <text:p>TRUE</text:p>
          </table:table-cell>
          <table:table-cell table:formula="of:=EXACT([.E341];[.J341])" office:value-type="boolean" office:boolean-value="true" calcext:value-type="boolean">
            <text:p>TRUE</text:p>
          </table:table-cell>
          <table:table-cell table:number-columns-repeated="1006"/>
        </table:table-row>
      </table:table>
      <table:table table:name="2021_check_time" table:style-name="ta1">
        <table:table-column table:style-name="co1" table:default-cell-style-name="Default"/>
        <table:table-column table:style-name="co2" table:default-cell-style-name="ce59"/>
        <table:table-column table:style-name="co13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2" table:number-columns-repeated="1011" table:default-cell-style-name="Default"/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day equal</text:p>
          </table:table-cell>
          <table:table-cell office:value-type="string" calcext:value-type="string">
            <text:p>time equal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021:08:17</text:p>
          </table:table-cell>
          <table:table-cell/>
          <table:table-cell office:value-type="string" calcext:value-type="string">
            <text:p>IMG_2145.jpg</text:p>
          </table:table-cell>
          <table:table-cell table:style-name="ce47" office:value-type="string" calcext:value-type="string">
            <text:p>13:01:12</text:p>
          </table:table-cell>
          <table:table-cell table:formula="of:=MID([.E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4.jpg</text:p>
          </table:table-cell>
          <table:table-cell table:style-name="ce47" office:value-type="string" calcext:value-type="string">
            <text:p>2021:08:17</text:p>
          </table:table-cell>
          <table:table-cell table:style-name="ce47" office:value-type="string" calcext:value-type="string">
            <text:p>12:58:10</text:p>
          </table:table-cell>
          <table:table-cell table:formula="of:=MID([.J3];1;2)+1" office:value-type="float" office:value="13" calcext:value-type="float">
            <text:p>13</text:p>
          </table:table-cell>
          <table:table-cell/>
          <table:table-cell table:style-name="ce61" table:formula="of:=EXACT([.D3];[.I3])" office:value-type="boolean" office:boolean-value="false" calcext:value-type="boolean">
            <text:p>FALSE</text:p>
          </table:table-cell>
          <table:table-cell table:style-name="ce61" table:formula="of:=EXACT([.F3];[.K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21:08:18</text:p>
          </table:table-cell>
          <table:table-cell/>
          <table:table-cell office:value-type="string" calcext:value-type="string">
            <text:p>IMG_2147.jpg</text:p>
          </table:table-cell>
          <table:table-cell table:style-name="ce47" office:value-type="string" calcext:value-type="string">
            <text:p>13:01:13</text:p>
          </table:table-cell>
          <table:table-cell table:formula="of:=MID([.E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36.jpg</text:p>
          </table:table-cell>
          <table:table-cell table:style-name="ce47" office:value-type="string" calcext:value-type="string">
            <text:p>2021:08:18</text:p>
          </table:table-cell>
          <table:table-cell table:style-name="ce47" office:value-type="string" calcext:value-type="string">
            <text:p>12:58:10</text:p>
          </table:table-cell>
          <table:table-cell table:formula="of:=MID([.J4];1;2)+1" office:value-type="float" office:value="13" calcext:value-type="float">
            <text:p>13</text:p>
          </table:table-cell>
          <table:table-cell/>
          <table:table-cell table:style-name="ce61" table:formula="of:=EXACT([.D4];[.I4])" office:value-type="boolean" office:boolean-value="false" calcext:value-type="boolean">
            <text:p>FALSE</text:p>
          </table:table-cell>
          <table:table-cell table:style-name="ce61" table:formula="of:=EXACT([.F4];[.K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21:08:19</text:p>
          </table:table-cell>
          <table:table-cell/>
          <table:table-cell office:value-type="string" calcext:value-type="string">
            <text:p>IMG_2150.jpg</text:p>
          </table:table-cell>
          <table:table-cell table:style-name="ce47" office:value-type="string" calcext:value-type="string">
            <text:p>14:01:15</text:p>
          </table:table-cell>
          <table:table-cell table:formula="of:=MID([.E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39.jpg</text:p>
          </table:table-cell>
          <table:table-cell table:style-name="ce47" office:value-type="string" calcext:value-type="string">
            <text:p>2021:08:19</text:p>
          </table:table-cell>
          <table:table-cell table:style-name="ce47" office:value-type="string" calcext:value-type="string">
            <text:p>13:58:10</text:p>
          </table:table-cell>
          <table:table-cell table:formula="of:=MID([.J5];1;2)+1" office:value-type="float" office:value="14" calcext:value-type="float">
            <text:p>14</text:p>
          </table:table-cell>
          <table:table-cell/>
          <table:table-cell table:style-name="ce61" table:formula="of:=EXACT([.D5];[.I5])" office:value-type="boolean" office:boolean-value="false" calcext:value-type="boolean">
            <text:p>FALSE</text:p>
          </table:table-cell>
          <table:table-cell table:style-name="ce61" table:formula="of:=EXACT([.F5];[.K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21:08:20</text:p>
          </table:table-cell>
          <table:table-cell/>
          <table:table-cell office:value-type="string" calcext:value-type="string">
            <text:p>IMG_2152.jpg</text:p>
          </table:table-cell>
          <table:table-cell table:style-name="ce47" office:value-type="string" calcext:value-type="string">
            <text:p>14:01:16</text:p>
          </table:table-cell>
          <table:table-cell table:formula="of:=MID([.E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1.jpg</text:p>
          </table:table-cell>
          <table:table-cell table:style-name="ce47" office:value-type="string" calcext:value-type="string">
            <text:p>2021:08:20</text:p>
          </table:table-cell>
          <table:table-cell table:style-name="ce47" office:value-type="string" calcext:value-type="string">
            <text:p>13:58:10</text:p>
          </table:table-cell>
          <table:table-cell table:formula="of:=MID([.J6];1;2)+1" office:value-type="float" office:value="14" calcext:value-type="float">
            <text:p>14</text:p>
          </table:table-cell>
          <table:table-cell/>
          <table:table-cell table:style-name="ce61" table:formula="of:=EXACT([.D6];[.I6])" office:value-type="boolean" office:boolean-value="false" calcext:value-type="boolean">
            <text:p>FALSE</text:p>
          </table:table-cell>
          <table:table-cell table:style-name="ce61" table:formula="of:=EXACT([.F6];[.K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21:08:21</text:p>
          </table:table-cell>
          <table:table-cell/>
          <table:table-cell office:value-type="string" calcext:value-type="string">
            <text:p>IMG_2154.jpg</text:p>
          </table:table-cell>
          <table:table-cell table:style-name="ce47" office:value-type="string" calcext:value-type="string">
            <text:p>14:01:17</text:p>
          </table:table-cell>
          <table:table-cell table:formula="of:=MID([.E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43.jpg</text:p>
          </table:table-cell>
          <table:table-cell table:style-name="ce47" office:value-type="string" calcext:value-type="string">
            <text:p>2021:08:21</text:p>
          </table:table-cell>
          <table:table-cell table:style-name="ce47" office:value-type="string" calcext:value-type="string">
            <text:p>13:58:10</text:p>
          </table:table-cell>
          <table:table-cell table:formula="of:=MID([.J7];1;2)+1" office:value-type="float" office:value="14" calcext:value-type="float">
            <text:p>14</text:p>
          </table:table-cell>
          <table:table-cell/>
          <table:table-cell table:style-name="ce61" table:formula="of:=EXACT([.D7];[.I7])" office:value-type="boolean" office:boolean-value="false" calcext:value-type="boolean">
            <text:p>FALSE</text:p>
          </table:table-cell>
          <table:table-cell table:style-name="ce61" table:formula="of:=EXACT([.F7];[.K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21:08:22</text:p>
          </table:table-cell>
          <table:table-cell/>
          <table:table-cell office:value-type="string" calcext:value-type="string">
            <text:p>IMG_2155.jpg</text:p>
          </table:table-cell>
          <table:table-cell table:style-name="ce47" office:value-type="string" calcext:value-type="string">
            <text:p>13:01:18</text:p>
          </table:table-cell>
          <table:table-cell table:formula="of:=MID([.E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4.jpg</text:p>
          </table:table-cell>
          <table:table-cell table:style-name="ce47" office:value-type="string" calcext:value-type="string">
            <text:p>2021:08:22</text:p>
          </table:table-cell>
          <table:table-cell table:style-name="ce47" office:value-type="string" calcext:value-type="string">
            <text:p>12:58:10</text:p>
          </table:table-cell>
          <table:table-cell table:formula="of:=MID([.J8];1;2)+1" office:value-type="float" office:value="13" calcext:value-type="float">
            <text:p>13</text:p>
          </table:table-cell>
          <table:table-cell/>
          <table:table-cell table:style-name="ce61" table:formula="of:=EXACT([.D8];[.I8])" office:value-type="boolean" office:boolean-value="false" calcext:value-type="boolean">
            <text:p>FALSE</text:p>
          </table:table-cell>
          <table:table-cell table:style-name="ce61" table:formula="of:=EXACT([.F8];[.K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1:08:23</text:p>
          </table:table-cell>
          <table:table-cell/>
          <table:table-cell office:value-type="string" calcext:value-type="string">
            <text:p>IMG_2157.jpg</text:p>
          </table:table-cell>
          <table:table-cell table:style-name="ce47" office:value-type="string" calcext:value-type="string">
            <text:p>13:01:19</text:p>
          </table:table-cell>
          <table:table-cell table:formula="of:=MID([.E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6.jpg</text:p>
          </table:table-cell>
          <table:table-cell table:style-name="ce47" office:value-type="string" calcext:value-type="string">
            <text:p>2021:08:23</text:p>
          </table:table-cell>
          <table:table-cell table:style-name="ce47" office:value-type="string" calcext:value-type="string">
            <text:p>12:58:09</text:p>
          </table:table-cell>
          <table:table-cell table:formula="of:=MID([.J9];1;2)+1" office:value-type="float" office:value="13" calcext:value-type="float">
            <text:p>13</text:p>
          </table:table-cell>
          <table:table-cell/>
          <table:table-cell table:style-name="ce61" table:formula="of:=EXACT([.D9];[.I9])" office:value-type="boolean" office:boolean-value="false" calcext:value-type="boolean">
            <text:p>FALSE</text:p>
          </table:table-cell>
          <table:table-cell table:style-name="ce61" table:formula="of:=EXACT([.F9];[.K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1:08:24</text:p>
          </table:table-cell>
          <table:table-cell/>
          <table:table-cell office:value-type="string" calcext:value-type="string">
            <text:p>IMG_2159.jpg</text:p>
          </table:table-cell>
          <table:table-cell table:style-name="ce47" office:value-type="string" calcext:value-type="string">
            <text:p>13:01:20</text:p>
          </table:table-cell>
          <table:table-cell table:formula="of:=MID([.E1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48.jpg</text:p>
          </table:table-cell>
          <table:table-cell table:style-name="ce47" office:value-type="string" calcext:value-type="string">
            <text:p>2021:08:24</text:p>
          </table:table-cell>
          <table:table-cell table:style-name="ce47" office:value-type="string" calcext:value-type="string">
            <text:p>12:58:09</text:p>
          </table:table-cell>
          <table:table-cell table:formula="of:=MID([.J10];1;2)+1" office:value-type="float" office:value="13" calcext:value-type="float">
            <text:p>13</text:p>
          </table:table-cell>
          <table:table-cell/>
          <table:table-cell table:style-name="ce61" table:formula="of:=EXACT([.D10];[.I10])" office:value-type="boolean" office:boolean-value="false" calcext:value-type="boolean">
            <text:p>FALSE</text:p>
          </table:table-cell>
          <table:table-cell table:style-name="ce61" table:formula="of:=EXACT([.F10];[.K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1:08:25</text:p>
          </table:table-cell>
          <table:table-cell/>
          <table:table-cell office:value-type="string" calcext:value-type="string">
            <text:p>IMG_2162.jpg</text:p>
          </table:table-cell>
          <table:table-cell table:style-name="ce47" office:value-type="string" calcext:value-type="string">
            <text:p>14:01:21</text:p>
          </table:table-cell>
          <table:table-cell table:formula="of:=MID([.E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551.jpg</text:p>
          </table:table-cell>
          <table:table-cell table:style-name="ce47" office:value-type="string" calcext:value-type="string">
            <text:p>2021:08:25</text:p>
          </table:table-cell>
          <table:table-cell table:style-name="ce47" office:value-type="string" calcext:value-type="string">
            <text:p>13:58:09</text:p>
          </table:table-cell>
          <table:table-cell table:formula="of:=MID([.J11];1;2)+1" office:value-type="float" office:value="14" calcext:value-type="float">
            <text:p>14</text:p>
          </table:table-cell>
          <table:table-cell/>
          <table:table-cell table:style-name="ce61" table:formula="of:=EXACT([.D11];[.I11])" office:value-type="boolean" office:boolean-value="false" calcext:value-type="boolean">
            <text:p>FALSE</text:p>
          </table:table-cell>
          <table:table-cell table:style-name="ce61" table:formula="of:=EXACT([.F11];[.K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21:08:26</text:p>
          </table:table-cell>
          <table:table-cell/>
          <table:table-cell office:value-type="string" calcext:value-type="string">
            <text:p>IMG_2163.jpg</text:p>
          </table:table-cell>
          <table:table-cell table:style-name="ce47" office:value-type="string" calcext:value-type="string">
            <text:p>13:01:23</text:p>
          </table:table-cell>
          <table:table-cell table:formula="of:=MID([.E1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2.jpg</text:p>
          </table:table-cell>
          <table:table-cell table:style-name="ce47" office:value-type="string" calcext:value-type="string">
            <text:p>2021:08:26</text:p>
          </table:table-cell>
          <table:table-cell table:style-name="ce47" office:value-type="string" calcext:value-type="string">
            <text:p>12:58:09</text:p>
          </table:table-cell>
          <table:table-cell table:formula="of:=MID([.J12];1;2)+1" office:value-type="float" office:value="13" calcext:value-type="float">
            <text:p>13</text:p>
          </table:table-cell>
          <table:table-cell/>
          <table:table-cell table:style-name="ce61" table:formula="of:=EXACT([.D12];[.I12])" office:value-type="boolean" office:boolean-value="false" calcext:value-type="boolean">
            <text:p>FALSE</text:p>
          </table:table-cell>
          <table:table-cell table:style-name="ce61" table:formula="of:=EXACT([.F12];[.K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1:08:27</text:p>
          </table:table-cell>
          <table:table-cell/>
          <table:table-cell office:value-type="string" calcext:value-type="string">
            <text:p>IMG_2165.jpg</text:p>
          </table:table-cell>
          <table:table-cell table:style-name="ce47" office:value-type="string" calcext:value-type="string">
            <text:p>13:01:24</text:p>
          </table:table-cell>
          <table:table-cell table:formula="of:=MID([.E1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4.jpg</text:p>
          </table:table-cell>
          <table:table-cell table:style-name="ce47" office:value-type="string" calcext:value-type="string">
            <text:p>2021:08:27</text:p>
          </table:table-cell>
          <table:table-cell table:style-name="ce47" office:value-type="string" calcext:value-type="string">
            <text:p>12:58:09</text:p>
          </table:table-cell>
          <table:table-cell table:formula="of:=MID([.J13];1;2)+1" office:value-type="float" office:value="13" calcext:value-type="float">
            <text:p>13</text:p>
          </table:table-cell>
          <table:table-cell/>
          <table:table-cell table:style-name="ce61" table:formula="of:=EXACT([.D13];[.I13])" office:value-type="boolean" office:boolean-value="false" calcext:value-type="boolean">
            <text:p>FALSE</text:p>
          </table:table-cell>
          <table:table-cell table:style-name="ce61" table:formula="of:=EXACT([.F13];[.K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21:08:28</text:p>
          </table:table-cell>
          <table:table-cell/>
          <table:table-cell office:value-type="string" calcext:value-type="string">
            <text:p>IMG_2167.jpg</text:p>
          </table:table-cell>
          <table:table-cell table:style-name="ce47" office:value-type="string" calcext:value-type="string">
            <text:p>13:01:25</text:p>
          </table:table-cell>
          <table:table-cell table:formula="of:=MID([.E1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6.jpg</text:p>
          </table:table-cell>
          <table:table-cell table:style-name="ce47" office:value-type="string" calcext:value-type="string">
            <text:p>2021:08:28</text:p>
          </table:table-cell>
          <table:table-cell table:style-name="ce47" office:value-type="string" calcext:value-type="string">
            <text:p>12:58:08</text:p>
          </table:table-cell>
          <table:table-cell table:formula="of:=MID([.J14];1;2)+1" office:value-type="float" office:value="13" calcext:value-type="float">
            <text:p>13</text:p>
          </table:table-cell>
          <table:table-cell/>
          <table:table-cell table:style-name="ce61" table:formula="of:=EXACT([.D14];[.I14])" office:value-type="boolean" office:boolean-value="false" calcext:value-type="boolean">
            <text:p>FALSE</text:p>
          </table:table-cell>
          <table:table-cell table:style-name="ce61" table:formula="of:=EXACT([.F14];[.K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21:08:29</text:p>
          </table:table-cell>
          <table:table-cell/>
          <table:table-cell office:value-type="string" calcext:value-type="string">
            <text:p>IMG_2169.jpg</text:p>
          </table:table-cell>
          <table:table-cell table:style-name="ce47" office:value-type="string" calcext:value-type="string">
            <text:p>13:01:26</text:p>
          </table:table-cell>
          <table:table-cell table:formula="of:=MID([.E1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58.jpg</text:p>
          </table:table-cell>
          <table:table-cell table:style-name="ce47" office:value-type="string" calcext:value-type="string">
            <text:p>2021:08:29</text:p>
          </table:table-cell>
          <table:table-cell table:style-name="ce47" office:value-type="string" calcext:value-type="string">
            <text:p>12:58:08</text:p>
          </table:table-cell>
          <table:table-cell table:formula="of:=MID([.J15];1;2)+1" office:value-type="float" office:value="13" calcext:value-type="float">
            <text:p>13</text:p>
          </table:table-cell>
          <table:table-cell/>
          <table:table-cell table:style-name="ce61" table:formula="of:=EXACT([.D15];[.I15])" office:value-type="boolean" office:boolean-value="false" calcext:value-type="boolean">
            <text:p>FALSE</text:p>
          </table:table-cell>
          <table:table-cell table:style-name="ce61" table:formula="of:=EXACT([.F15];[.K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21:08:30</text:p>
          </table:table-cell>
          <table:table-cell/>
          <table:table-cell office:value-type="string" calcext:value-type="string">
            <text:p>IMG_2171.jpg</text:p>
          </table:table-cell>
          <table:table-cell table:style-name="ce47" office:value-type="string" calcext:value-type="string">
            <text:p>13:01:27</text:p>
          </table:table-cell>
          <table:table-cell table:formula="of:=MID([.E1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0.jpg</text:p>
          </table:table-cell>
          <table:table-cell table:style-name="ce47" office:value-type="string" calcext:value-type="string">
            <text:p>2021:08:30</text:p>
          </table:table-cell>
          <table:table-cell table:style-name="ce47" office:value-type="string" calcext:value-type="string">
            <text:p>12:58:08</text:p>
          </table:table-cell>
          <table:table-cell table:formula="of:=MID([.J16];1;2)+1" office:value-type="float" office:value="13" calcext:value-type="float">
            <text:p>13</text:p>
          </table:table-cell>
          <table:table-cell/>
          <table:table-cell table:style-name="ce61" table:formula="of:=EXACT([.D16];[.I16])" office:value-type="boolean" office:boolean-value="false" calcext:value-type="boolean">
            <text:p>FALSE</text:p>
          </table:table-cell>
          <table:table-cell table:style-name="ce61" table:formula="of:=EXACT([.F16];[.K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21:08:31</text:p>
          </table:table-cell>
          <table:table-cell/>
          <table:table-cell office:value-type="string" calcext:value-type="string">
            <text:p>IMG_2173.jpg</text:p>
          </table:table-cell>
          <table:table-cell table:style-name="ce47" office:value-type="string" calcext:value-type="string">
            <text:p>13:01:28</text:p>
          </table:table-cell>
          <table:table-cell table:formula="of:=MID([.E1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2.jpg</text:p>
          </table:table-cell>
          <table:table-cell table:style-name="ce47" office:value-type="string" calcext:value-type="string">
            <text:p>2021:08:31</text:p>
          </table:table-cell>
          <table:table-cell table:style-name="ce47" office:value-type="string" calcext:value-type="string">
            <text:p>12:58:07</text:p>
          </table:table-cell>
          <table:table-cell table:formula="of:=MID([.J17];1;2)+1" office:value-type="float" office:value="13" calcext:value-type="float">
            <text:p>13</text:p>
          </table:table-cell>
          <table:table-cell/>
          <table:table-cell table:style-name="ce61" table:formula="of:=EXACT([.D17];[.I17])" office:value-type="boolean" office:boolean-value="false" calcext:value-type="boolean">
            <text:p>FALSE</text:p>
          </table:table-cell>
          <table:table-cell table:style-name="ce61" table:formula="of:=EXACT([.F17];[.K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21:09:01</text:p>
          </table:table-cell>
          <table:table-cell/>
          <table:table-cell office:value-type="string" calcext:value-type="string">
            <text:p>IMG_2175.jpg</text:p>
          </table:table-cell>
          <table:table-cell table:style-name="ce47" office:value-type="string" calcext:value-type="string">
            <text:p>13:01:29</text:p>
          </table:table-cell>
          <table:table-cell table:formula="of:=MID([.E1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4.jpg</text:p>
          </table:table-cell>
          <table:table-cell table:style-name="ce47" office:value-type="string" calcext:value-type="string">
            <text:p>2021:09:01</text:p>
          </table:table-cell>
          <table:table-cell table:style-name="ce47" office:value-type="string" calcext:value-type="string">
            <text:p>12:58:07</text:p>
          </table:table-cell>
          <table:table-cell table:formula="of:=MID([.J18];1;2)+1" office:value-type="float" office:value="13" calcext:value-type="float">
            <text:p>13</text:p>
          </table:table-cell>
          <table:table-cell/>
          <table:table-cell table:style-name="ce61" table:formula="of:=EXACT([.D18];[.I18])" office:value-type="boolean" office:boolean-value="false" calcext:value-type="boolean">
            <text:p>FALSE</text:p>
          </table:table-cell>
          <table:table-cell table:style-name="ce61" table:formula="of:=EXACT([.F18];[.K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21:09:02</text:p>
          </table:table-cell>
          <table:table-cell/>
          <table:table-cell office:value-type="string" calcext:value-type="string">
            <text:p>IMG_2177.jpg</text:p>
          </table:table-cell>
          <table:table-cell table:style-name="ce47" office:value-type="string" calcext:value-type="string">
            <text:p>13:01:30</text:p>
          </table:table-cell>
          <table:table-cell table:formula="of:=MID([.E1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6.jpg</text:p>
          </table:table-cell>
          <table:table-cell table:style-name="ce47" office:value-type="string" calcext:value-type="string">
            <text:p>2021:09:02</text:p>
          </table:table-cell>
          <table:table-cell table:style-name="ce47" office:value-type="string" calcext:value-type="string">
            <text:p>12:58:07</text:p>
          </table:table-cell>
          <table:table-cell table:formula="of:=MID([.J19];1;2)+1" office:value-type="float" office:value="13" calcext:value-type="float">
            <text:p>13</text:p>
          </table:table-cell>
          <table:table-cell/>
          <table:table-cell table:style-name="ce61" table:formula="of:=EXACT([.D19];[.I19])" office:value-type="boolean" office:boolean-value="false" calcext:value-type="boolean">
            <text:p>FALSE</text:p>
          </table:table-cell>
          <table:table-cell table:style-name="ce61" table:formula="of:=EXACT([.F19];[.K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21:09:03</text:p>
          </table:table-cell>
          <table:table-cell/>
          <table:table-cell office:value-type="string" calcext:value-type="string">
            <text:p>IMG_2179.jpg</text:p>
          </table:table-cell>
          <table:table-cell table:style-name="ce47" office:value-type="string" calcext:value-type="string">
            <text:p>13:01:31</text:p>
          </table:table-cell>
          <table:table-cell table:formula="of:=MID([.E2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68.jpg</text:p>
          </table:table-cell>
          <table:table-cell table:style-name="ce47" office:value-type="string" calcext:value-type="string">
            <text:p>2021:09:03</text:p>
          </table:table-cell>
          <table:table-cell table:style-name="ce47" office:value-type="string" calcext:value-type="string">
            <text:p>12:58:07</text:p>
          </table:table-cell>
          <table:table-cell table:formula="of:=MID([.J20];1;2)+1" office:value-type="float" office:value="13" calcext:value-type="float">
            <text:p>13</text:p>
          </table:table-cell>
          <table:table-cell/>
          <table:table-cell table:style-name="ce61" table:formula="of:=EXACT([.D20];[.I20])" office:value-type="boolean" office:boolean-value="false" calcext:value-type="boolean">
            <text:p>FALSE</text:p>
          </table:table-cell>
          <table:table-cell table:style-name="ce61" table:formula="of:=EXACT([.F20];[.K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21:09:04</text:p>
          </table:table-cell>
          <table:table-cell/>
          <table:table-cell office:value-type="string" calcext:value-type="string">
            <text:p>IMG_2181.jpg</text:p>
          </table:table-cell>
          <table:table-cell table:style-name="ce47" office:value-type="string" calcext:value-type="string">
            <text:p>13:01:32</text:p>
          </table:table-cell>
          <table:table-cell table:formula="of:=MID([.E2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0.jpg</text:p>
          </table:table-cell>
          <table:table-cell table:style-name="ce47" office:value-type="string" calcext:value-type="string">
            <text:p>2021:09:04</text:p>
          </table:table-cell>
          <table:table-cell table:style-name="ce47" office:value-type="string" calcext:value-type="string">
            <text:p>12:58:07</text:p>
          </table:table-cell>
          <table:table-cell table:formula="of:=MID([.J21];1;2)+1" office:value-type="float" office:value="13" calcext:value-type="float">
            <text:p>13</text:p>
          </table:table-cell>
          <table:table-cell/>
          <table:table-cell table:style-name="ce61" table:formula="of:=EXACT([.D21];[.I21])" office:value-type="boolean" office:boolean-value="false" calcext:value-type="boolean">
            <text:p>FALSE</text:p>
          </table:table-cell>
          <table:table-cell table:style-name="ce61" table:formula="of:=EXACT([.F21];[.K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21:09:05</text:p>
          </table:table-cell>
          <table:table-cell/>
          <table:table-cell office:value-type="string" calcext:value-type="string">
            <text:p>IMG_2183.jpg</text:p>
          </table:table-cell>
          <table:table-cell table:style-name="ce47" office:value-type="string" calcext:value-type="string">
            <text:p>12:01:33</text:p>
          </table:table-cell>
          <table:table-cell table:formula="of:=MID([.E2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2.jpg</text:p>
          </table:table-cell>
          <table:table-cell table:style-name="ce47" office:value-type="string" calcext:value-type="string">
            <text:p>2021:09:05</text:p>
          </table:table-cell>
          <table:table-cell table:style-name="ce47" office:value-type="string" calcext:value-type="string">
            <text:p>11:58:06</text:p>
          </table:table-cell>
          <table:table-cell table:formula="of:=MID([.J22];1;2)+1" office:value-type="float" office:value="12" calcext:value-type="float">
            <text:p>12</text:p>
          </table:table-cell>
          <table:table-cell/>
          <table:table-cell table:style-name="ce61" table:formula="of:=EXACT([.D22];[.I22])" office:value-type="boolean" office:boolean-value="false" calcext:value-type="boolean">
            <text:p>FALSE</text:p>
          </table:table-cell>
          <table:table-cell table:style-name="ce61" table:formula="of:=EXACT([.F22];[.K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21:09:06</text:p>
          </table:table-cell>
          <table:table-cell/>
          <table:table-cell office:value-type="string" calcext:value-type="string">
            <text:p>IMG_2186.jpg</text:p>
          </table:table-cell>
          <table:table-cell table:style-name="ce47" office:value-type="string" calcext:value-type="string">
            <text:p>13:01:34</text:p>
          </table:table-cell>
          <table:table-cell table:formula="of:=MID([.E2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5.jpg</text:p>
          </table:table-cell>
          <table:table-cell table:style-name="ce47" office:value-type="string" calcext:value-type="string">
            <text:p>2021:09:06</text:p>
          </table:table-cell>
          <table:table-cell table:style-name="ce47" office:value-type="string" calcext:value-type="string">
            <text:p>12:58:06</text:p>
          </table:table-cell>
          <table:table-cell table:formula="of:=MID([.J23];1;2)+1" office:value-type="float" office:value="13" calcext:value-type="float">
            <text:p>13</text:p>
          </table:table-cell>
          <table:table-cell/>
          <table:table-cell table:style-name="ce61" table:formula="of:=EXACT([.D23];[.I23])" office:value-type="boolean" office:boolean-value="false" calcext:value-type="boolean">
            <text:p>FALSE</text:p>
          </table:table-cell>
          <table:table-cell table:style-name="ce61" table:formula="of:=EXACT([.F23];[.K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21:09:07</text:p>
          </table:table-cell>
          <table:table-cell/>
          <table:table-cell office:value-type="string" calcext:value-type="string">
            <text:p>IMG_2187.jpg</text:p>
          </table:table-cell>
          <table:table-cell table:style-name="ce47" office:value-type="string" calcext:value-type="string">
            <text:p>12:01:35</text:p>
          </table:table-cell>
          <table:table-cell table:formula="of:=MID([.E2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76.jpg</text:p>
          </table:table-cell>
          <table:table-cell table:style-name="ce47" office:value-type="string" calcext:value-type="string">
            <text:p>2021:09:07</text:p>
          </table:table-cell>
          <table:table-cell table:style-name="ce47" office:value-type="string" calcext:value-type="string">
            <text:p>11:58:06</text:p>
          </table:table-cell>
          <table:table-cell table:formula="of:=MID([.J24];1;2)+1" office:value-type="float" office:value="12" calcext:value-type="float">
            <text:p>12</text:p>
          </table:table-cell>
          <table:table-cell/>
          <table:table-cell table:style-name="ce61" table:formula="of:=EXACT([.D24];[.I24])" office:value-type="boolean" office:boolean-value="false" calcext:value-type="boolean">
            <text:p>FALSE</text:p>
          </table:table-cell>
          <table:table-cell table:style-name="ce61" table:formula="of:=EXACT([.F24];[.K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21:09:08</text:p>
          </table:table-cell>
          <table:table-cell/>
          <table:table-cell office:value-type="string" calcext:value-type="string">
            <text:p>IMG_2190.jpg</text:p>
          </table:table-cell>
          <table:table-cell table:style-name="ce47" office:value-type="string" calcext:value-type="string">
            <text:p>13:01:36</text:p>
          </table:table-cell>
          <table:table-cell table:formula="of:=MID([.E2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79.jpg</text:p>
          </table:table-cell>
          <table:table-cell table:style-name="ce47" office:value-type="string" calcext:value-type="string">
            <text:p>2021:09:08</text:p>
          </table:table-cell>
          <table:table-cell table:style-name="ce47" office:value-type="string" calcext:value-type="string">
            <text:p>12:58:06</text:p>
          </table:table-cell>
          <table:table-cell table:formula="of:=MID([.J25];1;2)+1" office:value-type="float" office:value="13" calcext:value-type="float">
            <text:p>13</text:p>
          </table:table-cell>
          <table:table-cell/>
          <table:table-cell table:style-name="ce61" table:formula="of:=EXACT([.D25];[.I25])" office:value-type="boolean" office:boolean-value="false" calcext:value-type="boolean">
            <text:p>FALSE</text:p>
          </table:table-cell>
          <table:table-cell table:style-name="ce61" table:formula="of:=EXACT([.F25];[.K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1:09:09</text:p>
          </table:table-cell>
          <table:table-cell/>
          <table:table-cell office:value-type="string" calcext:value-type="string">
            <text:p>IMG_2192.jpg</text:p>
          </table:table-cell>
          <table:table-cell table:style-name="ce47" office:value-type="string" calcext:value-type="string">
            <text:p>13:01:37</text:p>
          </table:table-cell>
          <table:table-cell table:formula="of:=MID([.E2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1.jpg</text:p>
          </table:table-cell>
          <table:table-cell table:style-name="ce47" office:value-type="string" calcext:value-type="string">
            <text:p>2021:09:09</text:p>
          </table:table-cell>
          <table:table-cell table:style-name="ce47" office:value-type="string" calcext:value-type="string">
            <text:p>12:58:05</text:p>
          </table:table-cell>
          <table:table-cell table:formula="of:=MID([.J26];1;2)+1" office:value-type="float" office:value="13" calcext:value-type="float">
            <text:p>13</text:p>
          </table:table-cell>
          <table:table-cell/>
          <table:table-cell table:style-name="ce61" table:formula="of:=EXACT([.D26];[.I26])" office:value-type="boolean" office:boolean-value="false" calcext:value-type="boolean">
            <text:p>FALSE</text:p>
          </table:table-cell>
          <table:table-cell table:style-name="ce61" table:formula="of:=EXACT([.F26];[.K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1:09:11</text:p>
          </table:table-cell>
          <table:table-cell/>
          <table:table-cell office:value-type="string" calcext:value-type="string">
            <text:p>IMG_2195.jpg</text:p>
          </table:table-cell>
          <table:table-cell table:style-name="ce47" office:value-type="string" calcext:value-type="string">
            <text:p>12:01:39</text:p>
          </table:table-cell>
          <table:table-cell table:formula="of:=MID([.E27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4.jpg</text:p>
          </table:table-cell>
          <table:table-cell table:style-name="ce47" office:value-type="string" calcext:value-type="string">
            <text:p>2021:09:11</text:p>
          </table:table-cell>
          <table:table-cell table:style-name="ce47" office:value-type="string" calcext:value-type="string">
            <text:p>11:58:05</text:p>
          </table:table-cell>
          <table:table-cell table:formula="of:=MID([.J27];1;2)+1" office:value-type="float" office:value="12" calcext:value-type="float">
            <text:p>12</text:p>
          </table:table-cell>
          <table:table-cell/>
          <table:table-cell table:style-name="ce61" table:formula="of:=EXACT([.D27];[.I27])" office:value-type="boolean" office:boolean-value="false" calcext:value-type="boolean">
            <text:p>FALSE</text:p>
          </table:table-cell>
          <table:table-cell table:style-name="ce61" table:formula="of:=EXACT([.F27];[.K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1:09:12</text:p>
          </table:table-cell>
          <table:table-cell/>
          <table:table-cell office:value-type="string" calcext:value-type="string">
            <text:p>IMG_2197.jpg</text:p>
          </table:table-cell>
          <table:table-cell table:style-name="ce47" office:value-type="string" calcext:value-type="string">
            <text:p>12:01:40</text:p>
          </table:table-cell>
          <table:table-cell table:formula="of:=MID([.E2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86.jpg</text:p>
          </table:table-cell>
          <table:table-cell table:style-name="ce47" office:value-type="string" calcext:value-type="string">
            <text:p>2021:09:12</text:p>
          </table:table-cell>
          <table:table-cell table:style-name="ce47" office:value-type="string" calcext:value-type="string">
            <text:p>11:58:04</text:p>
          </table:table-cell>
          <table:table-cell table:formula="of:=MID([.J28];1;2)+1" office:value-type="float" office:value="12" calcext:value-type="float">
            <text:p>12</text:p>
          </table:table-cell>
          <table:table-cell/>
          <table:table-cell table:style-name="ce61" table:formula="of:=EXACT([.D28];[.I28])" office:value-type="boolean" office:boolean-value="false" calcext:value-type="boolean">
            <text:p>FALSE</text:p>
          </table:table-cell>
          <table:table-cell table:style-name="ce61" table:formula="of:=EXACT([.F28];[.K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1:09:13</text:p>
          </table:table-cell>
          <table:table-cell/>
          <table:table-cell office:value-type="string" calcext:value-type="string">
            <text:p>IMG_2200.jpg</text:p>
          </table:table-cell>
          <table:table-cell table:style-name="ce47" office:value-type="string" calcext:value-type="string">
            <text:p>13:01:41</text:p>
          </table:table-cell>
          <table:table-cell table:formula="of:=MID([.E2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589.jpg</text:p>
          </table:table-cell>
          <table:table-cell table:style-name="ce47" office:value-type="string" calcext:value-type="string">
            <text:p>2021:09:13</text:p>
          </table:table-cell>
          <table:table-cell table:style-name="ce47" office:value-type="string" calcext:value-type="string">
            <text:p>12:58:04</text:p>
          </table:table-cell>
          <table:table-cell table:formula="of:=MID([.J29];1;2)+1" office:value-type="float" office:value="13" calcext:value-type="float">
            <text:p>13</text:p>
          </table:table-cell>
          <table:table-cell/>
          <table:table-cell table:style-name="ce61" table:formula="of:=EXACT([.D29];[.I29])" office:value-type="boolean" office:boolean-value="false" calcext:value-type="boolean">
            <text:p>FALSE</text:p>
          </table:table-cell>
          <table:table-cell table:style-name="ce61" table:formula="of:=EXACT([.F29];[.K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1:09:14</text:p>
          </table:table-cell>
          <table:table-cell/>
          <table:table-cell office:value-type="string" calcext:value-type="string">
            <text:p>IMG_2201.jpg</text:p>
          </table:table-cell>
          <table:table-cell table:style-name="ce47" office:value-type="string" calcext:value-type="string">
            <text:p>12:01:42</text:p>
          </table:table-cell>
          <table:table-cell table:formula="of:=MID([.E30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0.jpg</text:p>
          </table:table-cell>
          <table:table-cell table:style-name="ce47" office:value-type="string" calcext:value-type="string">
            <text:p>2021:09:14</text:p>
          </table:table-cell>
          <table:table-cell table:style-name="ce47" office:value-type="string" calcext:value-type="string">
            <text:p>11:58:04</text:p>
          </table:table-cell>
          <table:table-cell table:formula="of:=MID([.J30];1;2)+1" office:value-type="float" office:value="12" calcext:value-type="float">
            <text:p>12</text:p>
          </table:table-cell>
          <table:table-cell/>
          <table:table-cell table:style-name="ce61" table:formula="of:=EXACT([.D30];[.I30])" office:value-type="boolean" office:boolean-value="false" calcext:value-type="boolean">
            <text:p>FALSE</text:p>
          </table:table-cell>
          <table:table-cell table:style-name="ce61" table:formula="of:=EXACT([.F30];[.K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1:09:16</text:p>
          </table:table-cell>
          <table:table-cell/>
          <table:table-cell office:value-type="string" calcext:value-type="string">
            <text:p>IMG_2205.jpg</text:p>
          </table:table-cell>
          <table:table-cell table:style-name="ce47" office:value-type="string" calcext:value-type="string">
            <text:p>12:01:44</text:p>
          </table:table-cell>
          <table:table-cell table:formula="of:=MID([.E31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4.jpg</text:p>
          </table:table-cell>
          <table:table-cell table:style-name="ce47" office:value-type="string" calcext:value-type="string">
            <text:p>2021:09:16</text:p>
          </table:table-cell>
          <table:table-cell table:style-name="ce47" office:value-type="string" calcext:value-type="string">
            <text:p>11:58:03</text:p>
          </table:table-cell>
          <table:table-cell table:formula="of:=MID([.J31];1;2)+1" office:value-type="float" office:value="12" calcext:value-type="float">
            <text:p>12</text:p>
          </table:table-cell>
          <table:table-cell/>
          <table:table-cell table:style-name="ce61" table:formula="of:=EXACT([.D31];[.I31])" office:value-type="boolean" office:boolean-value="false" calcext:value-type="boolean">
            <text:p>FALSE</text:p>
          </table:table-cell>
          <table:table-cell table:style-name="ce61" table:formula="of:=EXACT([.F31];[.K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1:09:17</text:p>
          </table:table-cell>
          <table:table-cell/>
          <table:table-cell office:value-type="string" calcext:value-type="string">
            <text:p>IMG_2207.jpg</text:p>
          </table:table-cell>
          <table:table-cell table:style-name="ce47" office:value-type="string" calcext:value-type="string">
            <text:p>12:01:45</text:p>
          </table:table-cell>
          <table:table-cell table:formula="of:=MID([.E32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6.jpg</text:p>
          </table:table-cell>
          <table:table-cell table:style-name="ce47" office:value-type="string" calcext:value-type="string">
            <text:p>2021:09:17</text:p>
          </table:table-cell>
          <table:table-cell table:style-name="ce47" office:value-type="string" calcext:value-type="string">
            <text:p>11:58:03</text:p>
          </table:table-cell>
          <table:table-cell table:formula="of:=MID([.J32];1;2)+1" office:value-type="float" office:value="12" calcext:value-type="float">
            <text:p>12</text:p>
          </table:table-cell>
          <table:table-cell/>
          <table:table-cell table:style-name="ce61" table:formula="of:=EXACT([.D32];[.I32])" office:value-type="boolean" office:boolean-value="false" calcext:value-type="boolean">
            <text:p>FALSE</text:p>
          </table:table-cell>
          <table:table-cell table:style-name="ce61" table:formula="of:=EXACT([.F32];[.K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21:09:18</text:p>
          </table:table-cell>
          <table:table-cell/>
          <table:table-cell office:value-type="string" calcext:value-type="string">
            <text:p>IMG_2209.jpg</text:p>
          </table:table-cell>
          <table:table-cell table:style-name="ce47" office:value-type="string" calcext:value-type="string">
            <text:p>12:01:46</text:p>
          </table:table-cell>
          <table:table-cell table:formula="of:=MID([.E33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598.jpg</text:p>
          </table:table-cell>
          <table:table-cell table:style-name="ce47" office:value-type="string" calcext:value-type="string">
            <text:p>2021:09:18</text:p>
          </table:table-cell>
          <table:table-cell table:style-name="ce47" office:value-type="string" calcext:value-type="string">
            <text:p>11:58:03</text:p>
          </table:table-cell>
          <table:table-cell table:formula="of:=MID([.J33];1;2)+1" office:value-type="float" office:value="12" calcext:value-type="float">
            <text:p>12</text:p>
          </table:table-cell>
          <table:table-cell/>
          <table:table-cell table:style-name="ce61" table:formula="of:=EXACT([.D33];[.I33])" office:value-type="boolean" office:boolean-value="false" calcext:value-type="boolean">
            <text:p>FALSE</text:p>
          </table:table-cell>
          <table:table-cell table:style-name="ce61" table:formula="of:=EXACT([.F33];[.K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:09:20</text:p>
          </table:table-cell>
          <table:table-cell/>
          <table:table-cell office:value-type="string" calcext:value-type="string">
            <text:p>IMG_2213.jpg</text:p>
          </table:table-cell>
          <table:table-cell table:style-name="ce47" office:value-type="string" calcext:value-type="string">
            <text:p>12:01:48</text:p>
          </table:table-cell>
          <table:table-cell table:formula="of:=MID([.E34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02.jpg</text:p>
          </table:table-cell>
          <table:table-cell table:style-name="ce47" office:value-type="string" calcext:value-type="string">
            <text:p>2021:09:20</text:p>
          </table:table-cell>
          <table:table-cell table:style-name="ce47" office:value-type="string" calcext:value-type="string">
            <text:p>11:58:02</text:p>
          </table:table-cell>
          <table:table-cell table:formula="of:=MID([.J34];1;2)+1" office:value-type="float" office:value="12" calcext:value-type="float">
            <text:p>12</text:p>
          </table:table-cell>
          <table:table-cell/>
          <table:table-cell table:style-name="ce61" table:formula="of:=EXACT([.D34];[.I34])" office:value-type="boolean" office:boolean-value="false" calcext:value-type="boolean">
            <text:p>FALSE</text:p>
          </table:table-cell>
          <table:table-cell table:style-name="ce61" table:formula="of:=EXACT([.F34];[.K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21:09:21</text:p>
          </table:table-cell>
          <table:table-cell/>
          <table:table-cell office:value-type="string" calcext:value-type="string">
            <text:p>IMG_2216.jpg</text:p>
          </table:table-cell>
          <table:table-cell table:style-name="ce47" office:value-type="string" calcext:value-type="string">
            <text:p>13:01:48</text:p>
          </table:table-cell>
          <table:table-cell table:formula="of:=MID([.E3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5.jpg</text:p>
          </table:table-cell>
          <table:table-cell table:style-name="ce47" office:value-type="string" calcext:value-type="string">
            <text:p>2021:09:21</text:p>
          </table:table-cell>
          <table:table-cell table:style-name="ce47" office:value-type="string" calcext:value-type="string">
            <text:p>12:58:01</text:p>
          </table:table-cell>
          <table:table-cell table:formula="of:=MID([.J35];1;2)+1" office:value-type="float" office:value="13" calcext:value-type="float">
            <text:p>13</text:p>
          </table:table-cell>
          <table:table-cell/>
          <table:table-cell table:style-name="ce61" table:formula="of:=EXACT([.D35];[.I35])" office:value-type="boolean" office:boolean-value="false" calcext:value-type="boolean">
            <text:p>FALSE</text:p>
          </table:table-cell>
          <table:table-cell table:style-name="ce61" table:formula="of:=EXACT([.F35];[.K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:09:23</text:p>
          </table:table-cell>
          <table:table-cell/>
          <table:table-cell office:value-type="string" calcext:value-type="string">
            <text:p>IMG_2220.jpg</text:p>
          </table:table-cell>
          <table:table-cell table:style-name="ce47" office:value-type="string" calcext:value-type="string">
            <text:p>13:01:50</text:p>
          </table:table-cell>
          <table:table-cell table:formula="of:=MID([.E3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09.jpg</text:p>
          </table:table-cell>
          <table:table-cell table:style-name="ce47" office:value-type="string" calcext:value-type="string">
            <text:p>2021:09:23</text:p>
          </table:table-cell>
          <table:table-cell table:style-name="ce47" office:value-type="string" calcext:value-type="string">
            <text:p>12:58:00</text:p>
          </table:table-cell>
          <table:table-cell table:formula="of:=MID([.J36];1;2)+1" office:value-type="float" office:value="13" calcext:value-type="float">
            <text:p>13</text:p>
          </table:table-cell>
          <table:table-cell/>
          <table:table-cell table:style-name="ce61" table:formula="of:=EXACT([.D36];[.I36])" office:value-type="boolean" office:boolean-value="false" calcext:value-type="boolean">
            <text:p>FALSE</text:p>
          </table:table-cell>
          <table:table-cell table:style-name="ce61" table:formula="of:=EXACT([.F36];[.K3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21:09:24</text:p>
          </table:table-cell>
          <table:table-cell/>
          <table:table-cell office:value-type="string" calcext:value-type="string">
            <text:p>IMG_2222.jpg</text:p>
          </table:table-cell>
          <table:table-cell table:style-name="ce47" office:value-type="string" calcext:value-type="string">
            <text:p>13:01:51</text:p>
          </table:table-cell>
          <table:table-cell table:formula="of:=MID([.E3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1.jpg</text:p>
          </table:table-cell>
          <table:table-cell table:style-name="ce47" office:value-type="string" calcext:value-type="string">
            <text:p>2021:09:24</text:p>
          </table:table-cell>
          <table:table-cell table:style-name="ce47" office:value-type="string" calcext:value-type="string">
            <text:p>12:58:00</text:p>
          </table:table-cell>
          <table:table-cell table:formula="of:=MID([.J37];1;2)+1" office:value-type="float" office:value="13" calcext:value-type="float">
            <text:p>13</text:p>
          </table:table-cell>
          <table:table-cell/>
          <table:table-cell table:style-name="ce61" table:formula="of:=EXACT([.D37];[.I37])" office:value-type="boolean" office:boolean-value="false" calcext:value-type="boolean">
            <text:p>FALSE</text:p>
          </table:table-cell>
          <table:table-cell table:style-name="ce61" table:formula="of:=EXACT([.F37];[.K3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21:09:25</text:p>
          </table:table-cell>
          <table:table-cell/>
          <table:table-cell office:value-type="string" calcext:value-type="string">
            <text:p>IMG_2223.jpg</text:p>
          </table:table-cell>
          <table:table-cell table:style-name="ce47" office:value-type="string" calcext:value-type="string">
            <text:p>12:01:52</text:p>
          </table:table-cell>
          <table:table-cell table:formula="of:=MID([.E38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2.jpg</text:p>
          </table:table-cell>
          <table:table-cell table:style-name="ce47" office:value-type="string" calcext:value-type="string">
            <text:p>2021:09:25</text:p>
          </table:table-cell>
          <table:table-cell table:style-name="ce47" office:value-type="string" calcext:value-type="string">
            <text:p>11:58:00</text:p>
          </table:table-cell>
          <table:table-cell table:formula="of:=MID([.J38];1;2)+1" office:value-type="float" office:value="12" calcext:value-type="float">
            <text:p>12</text:p>
          </table:table-cell>
          <table:table-cell/>
          <table:table-cell table:style-name="ce61" table:formula="of:=EXACT([.D38];[.I38])" office:value-type="boolean" office:boolean-value="false" calcext:value-type="boolean">
            <text:p>FALSE</text:p>
          </table:table-cell>
          <table:table-cell table:style-name="ce61" table:formula="of:=EXACT([.F38];[.K3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21:09:27</text:p>
          </table:table-cell>
          <table:table-cell/>
          <table:table-cell office:value-type="string" calcext:value-type="string">
            <text:p>IMG_2227.jpg</text:p>
          </table:table-cell>
          <table:table-cell table:style-name="ce47" office:value-type="string" calcext:value-type="string">
            <text:p>12:01:54</text:p>
          </table:table-cell>
          <table:table-cell table:formula="of:=MID([.E39];1;2)" office:value-type="string" office:string-value="12" calcext:value-type="string">
            <text:p>12</text:p>
          </table:table-cell>
          <table:table-cell/>
          <table:table-cell office:value-type="string" calcext:value-type="string">
            <text:p>IMG_0616.jpg</text:p>
          </table:table-cell>
          <table:table-cell table:style-name="ce47" office:value-type="string" calcext:value-type="string">
            <text:p>2021:09:27</text:p>
          </table:table-cell>
          <table:table-cell table:style-name="ce47" office:value-type="string" calcext:value-type="string">
            <text:p>11:57:59</text:p>
          </table:table-cell>
          <table:table-cell table:formula="of:=MID([.J39];1;2)+1" office:value-type="float" office:value="12" calcext:value-type="float">
            <text:p>12</text:p>
          </table:table-cell>
          <table:table-cell/>
          <table:table-cell table:style-name="ce61" table:formula="of:=EXACT([.D39];[.I39])" office:value-type="boolean" office:boolean-value="false" calcext:value-type="boolean">
            <text:p>FALSE</text:p>
          </table:table-cell>
          <table:table-cell table:style-name="ce61" table:formula="of:=EXACT([.F39];[.K3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21:09:28</text:p>
          </table:table-cell>
          <table:table-cell/>
          <table:table-cell office:value-type="string" calcext:value-type="string">
            <text:p>IMG_2230.jpg</text:p>
          </table:table-cell>
          <table:table-cell table:style-name="ce47" office:value-type="string" calcext:value-type="string">
            <text:p>13:01:55</text:p>
          </table:table-cell>
          <table:table-cell table:formula="of:=MID([.E4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19.jpg</text:p>
          </table:table-cell>
          <table:table-cell table:style-name="ce47" office:value-type="string" calcext:value-type="string">
            <text:p>2021:09:28</text:p>
          </table:table-cell>
          <table:table-cell table:style-name="ce47" office:value-type="string" calcext:value-type="string">
            <text:p>12:57:59</text:p>
          </table:table-cell>
          <table:table-cell table:formula="of:=MID([.J40];1;2)+1" office:value-type="float" office:value="13" calcext:value-type="float">
            <text:p>13</text:p>
          </table:table-cell>
          <table:table-cell/>
          <table:table-cell table:style-name="ce61" table:formula="of:=EXACT([.D40];[.I40])" office:value-type="boolean" office:boolean-value="false" calcext:value-type="boolean">
            <text:p>FALSE</text:p>
          </table:table-cell>
          <table:table-cell table:style-name="ce61" table:formula="of:=EXACT([.F40];[.K4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1:09:29</text:p>
          </table:table-cell>
          <table:table-cell/>
          <table:table-cell office:value-type="string" calcext:value-type="string">
            <text:p>IMG_2232.jpg</text:p>
          </table:table-cell>
          <table:table-cell table:style-name="ce47" office:value-type="string" calcext:value-type="string">
            <text:p>13:01:55</text:p>
          </table:table-cell>
          <table:table-cell table:formula="of:=MID([.E4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1.jpg</text:p>
          </table:table-cell>
          <table:table-cell table:style-name="ce47" office:value-type="string" calcext:value-type="string">
            <text:p>2021:09:29</text:p>
          </table:table-cell>
          <table:table-cell table:style-name="ce47" office:value-type="string" calcext:value-type="string">
            <text:p>12:57:58</text:p>
          </table:table-cell>
          <table:table-cell table:formula="of:=MID([.J41];1;2)+1" office:value-type="float" office:value="13" calcext:value-type="float">
            <text:p>13</text:p>
          </table:table-cell>
          <table:table-cell/>
          <table:table-cell table:style-name="ce61" table:formula="of:=EXACT([.D41];[.I41])" office:value-type="boolean" office:boolean-value="false" calcext:value-type="boolean">
            <text:p>FALSE</text:p>
          </table:table-cell>
          <table:table-cell table:style-name="ce61" table:formula="of:=EXACT([.F41];[.K4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1:09:30</text:p>
          </table:table-cell>
          <table:table-cell/>
          <table:table-cell office:value-type="string" calcext:value-type="string">
            <text:p>IMG_2234.jpg</text:p>
          </table:table-cell>
          <table:table-cell table:style-name="ce47" office:value-type="string" calcext:value-type="string">
            <text:p>13:01:56</text:p>
          </table:table-cell>
          <table:table-cell table:formula="of:=MID([.E4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23.jpg</text:p>
          </table:table-cell>
          <table:table-cell table:style-name="ce47" office:value-type="string" calcext:value-type="string">
            <text:p>2021:09:30</text:p>
          </table:table-cell>
          <table:table-cell table:style-name="ce47" office:value-type="string" calcext:value-type="string">
            <text:p>12:57:58</text:p>
          </table:table-cell>
          <table:table-cell table:formula="of:=MID([.J42];1;2)+1" office:value-type="float" office:value="13" calcext:value-type="float">
            <text:p>13</text:p>
          </table:table-cell>
          <table:table-cell/>
          <table:table-cell table:style-name="ce61" table:formula="of:=EXACT([.D42];[.I42])" office:value-type="boolean" office:boolean-value="false" calcext:value-type="boolean">
            <text:p>FALSE</text:p>
          </table:table-cell>
          <table:table-cell table:style-name="ce61" table:formula="of:=EXACT([.F42];[.K4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1:10:06</text:p>
          </table:table-cell>
          <table:table-cell/>
          <table:table-cell office:value-type="string" calcext:value-type="string">
            <text:p>IMG_2246.jpg</text:p>
          </table:table-cell>
          <table:table-cell table:style-name="ce47" office:value-type="string" calcext:value-type="string">
            <text:p>13:01:59</text:p>
          </table:table-cell>
          <table:table-cell table:formula="of:=MID([.E4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5.jpg</text:p>
          </table:table-cell>
          <table:table-cell table:style-name="ce47" office:value-type="string" calcext:value-type="string">
            <text:p>2021:10:06</text:p>
          </table:table-cell>
          <table:table-cell table:style-name="ce47" office:value-type="string" calcext:value-type="string">
            <text:p>12:57:53</text:p>
          </table:table-cell>
          <table:table-cell table:formula="of:=MID([.J43];1;2)+1" office:value-type="float" office:value="13" calcext:value-type="float">
            <text:p>13</text:p>
          </table:table-cell>
          <table:table-cell/>
          <table:table-cell table:style-name="ce61" table:formula="of:=EXACT([.D43];[.I43])" office:value-type="boolean" office:boolean-value="false" calcext:value-type="boolean">
            <text:p>FALSE</text:p>
          </table:table-cell>
          <table:table-cell table:style-name="ce61" table:formula="of:=EXACT([.F43];[.K4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21:10:07</text:p>
          </table:table-cell>
          <table:table-cell/>
          <table:table-cell office:value-type="string" calcext:value-type="string">
            <text:p>IMG_2248.jpg</text:p>
          </table:table-cell>
          <table:table-cell table:style-name="ce47" office:value-type="string" calcext:value-type="string">
            <text:p>13:02:00</text:p>
          </table:table-cell>
          <table:table-cell table:formula="of:=MID([.E4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7.jpg</text:p>
          </table:table-cell>
          <table:table-cell table:style-name="ce47" office:value-type="string" calcext:value-type="string">
            <text:p>2021:10:07</text:p>
          </table:table-cell>
          <table:table-cell table:style-name="ce47" office:value-type="string" calcext:value-type="string">
            <text:p>12:57:53</text:p>
          </table:table-cell>
          <table:table-cell table:formula="of:=MID([.J44];1;2)+1" office:value-type="float" office:value="13" calcext:value-type="float">
            <text:p>13</text:p>
          </table:table-cell>
          <table:table-cell/>
          <table:table-cell table:style-name="ce61" table:formula="of:=EXACT([.D44];[.I44])" office:value-type="boolean" office:boolean-value="false" calcext:value-type="boolean">
            <text:p>FALSE</text:p>
          </table:table-cell>
          <table:table-cell table:style-name="ce61" table:formula="of:=EXACT([.F44];[.K4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21:10:08</text:p>
          </table:table-cell>
          <table:table-cell/>
          <table:table-cell office:value-type="string" calcext:value-type="string">
            <text:p>IMG_2250.jpg</text:p>
          </table:table-cell>
          <table:table-cell table:style-name="ce47" office:value-type="string" calcext:value-type="string">
            <text:p>13:02:00</text:p>
          </table:table-cell>
          <table:table-cell table:formula="of:=MID([.E4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39.jpg</text:p>
          </table:table-cell>
          <table:table-cell table:style-name="ce47" office:value-type="string" calcext:value-type="string">
            <text:p>2021:10:08</text:p>
          </table:table-cell>
          <table:table-cell table:style-name="ce47" office:value-type="string" calcext:value-type="string">
            <text:p>12:57:52</text:p>
          </table:table-cell>
          <table:table-cell table:formula="of:=MID([.J45];1;2)+1" office:value-type="float" office:value="13" calcext:value-type="float">
            <text:p>13</text:p>
          </table:table-cell>
          <table:table-cell/>
          <table:table-cell table:style-name="ce61" table:formula="of:=EXACT([.D45];[.I45])" office:value-type="boolean" office:boolean-value="false" calcext:value-type="boolean">
            <text:p>FALSE</text:p>
          </table:table-cell>
          <table:table-cell table:style-name="ce61" table:formula="of:=EXACT([.F45];[.K4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21:10:11</text:p>
          </table:table-cell>
          <table:table-cell/>
          <table:table-cell office:value-type="string" calcext:value-type="string">
            <text:p>IMG_2256.jpg</text:p>
          </table:table-cell>
          <table:table-cell table:style-name="ce47" office:value-type="string" calcext:value-type="string">
            <text:p>13:02:01</text:p>
          </table:table-cell>
          <table:table-cell table:formula="of:=MID([.E4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5.jpg</text:p>
          </table:table-cell>
          <table:table-cell table:style-name="ce47" office:value-type="string" calcext:value-type="string">
            <text:p>2021:10:11</text:p>
          </table:table-cell>
          <table:table-cell table:style-name="ce47" office:value-type="string" calcext:value-type="string">
            <text:p>12:57:50</text:p>
          </table:table-cell>
          <table:table-cell table:formula="of:=MID([.J46];1;2)+1" office:value-type="float" office:value="13" calcext:value-type="float">
            <text:p>13</text:p>
          </table:table-cell>
          <table:table-cell/>
          <table:table-cell table:style-name="ce61" table:formula="of:=EXACT([.D46];[.I46])" office:value-type="boolean" office:boolean-value="false" calcext:value-type="boolean">
            <text:p>FALSE</text:p>
          </table:table-cell>
          <table:table-cell table:style-name="ce61" table:formula="of:=EXACT([.F46];[.K4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21:10:12</text:p>
          </table:table-cell>
          <table:table-cell/>
          <table:table-cell office:value-type="string" calcext:value-type="string">
            <text:p>IMG_2258.jpg</text:p>
          </table:table-cell>
          <table:table-cell table:style-name="ce47" office:value-type="string" calcext:value-type="string">
            <text:p>13:02:02</text:p>
          </table:table-cell>
          <table:table-cell table:formula="of:=MID([.E4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47.jpg</text:p>
          </table:table-cell>
          <table:table-cell table:style-name="ce47" office:value-type="string" calcext:value-type="string">
            <text:p>2021:10:12</text:p>
          </table:table-cell>
          <table:table-cell table:style-name="ce47" office:value-type="string" calcext:value-type="string">
            <text:p>12:57:49</text:p>
          </table:table-cell>
          <table:table-cell table:formula="of:=MID([.J47];1;2)+1" office:value-type="float" office:value="13" calcext:value-type="float">
            <text:p>13</text:p>
          </table:table-cell>
          <table:table-cell/>
          <table:table-cell table:style-name="ce61" table:formula="of:=EXACT([.D47];[.I47])" office:value-type="boolean" office:boolean-value="false" calcext:value-type="boolean">
            <text:p>FALSE</text:p>
          </table:table-cell>
          <table:table-cell table:style-name="ce61" table:formula="of:=EXACT([.F47];[.K4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21:10:13</text:p>
          </table:table-cell>
          <table:table-cell/>
          <table:table-cell office:value-type="string" calcext:value-type="string">
            <text:p>IMG_2262.jpg</text:p>
          </table:table-cell>
          <table:table-cell table:style-name="ce47" office:value-type="string" calcext:value-type="string">
            <text:p>13:02:03</text:p>
          </table:table-cell>
          <table:table-cell table:formula="of:=MID([.E48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1.jpg</text:p>
          </table:table-cell>
          <table:table-cell table:style-name="ce47" office:value-type="string" calcext:value-type="string">
            <text:p>2021:10:13</text:p>
          </table:table-cell>
          <table:table-cell table:style-name="ce47" office:value-type="string" calcext:value-type="string">
            <text:p>12:57:48</text:p>
          </table:table-cell>
          <table:table-cell table:formula="of:=MID([.J48];1;2)+1" office:value-type="float" office:value="13" calcext:value-type="float">
            <text:p>13</text:p>
          </table:table-cell>
          <table:table-cell/>
          <table:table-cell table:style-name="ce61" table:formula="of:=EXACT([.D48];[.I48])" office:value-type="boolean" office:boolean-value="false" calcext:value-type="boolean">
            <text:p>FALSE</text:p>
          </table:table-cell>
          <table:table-cell table:style-name="ce61" table:formula="of:=EXACT([.F48];[.K4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21:10:14</text:p>
          </table:table-cell>
          <table:table-cell/>
          <table:table-cell office:value-type="string" calcext:value-type="string">
            <text:p>IMG_2266.jpg</text:p>
          </table:table-cell>
          <table:table-cell table:style-name="ce47" office:value-type="string" calcext:value-type="string">
            <text:p>13:02:03</text:p>
          </table:table-cell>
          <table:table-cell table:formula="of:=MID([.E49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5.jpg</text:p>
          </table:table-cell>
          <table:table-cell table:style-name="ce47" office:value-type="string" calcext:value-type="string">
            <text:p>2021:10:14</text:p>
          </table:table-cell>
          <table:table-cell table:style-name="ce47" office:value-type="string" calcext:value-type="string">
            <text:p>12:57:47</text:p>
          </table:table-cell>
          <table:table-cell table:formula="of:=MID([.J49];1;2)+1" office:value-type="float" office:value="13" calcext:value-type="float">
            <text:p>13</text:p>
          </table:table-cell>
          <table:table-cell/>
          <table:table-cell table:style-name="ce61" table:formula="of:=EXACT([.D49];[.I49])" office:value-type="boolean" office:boolean-value="false" calcext:value-type="boolean">
            <text:p>FALSE</text:p>
          </table:table-cell>
          <table:table-cell table:style-name="ce61" table:formula="of:=EXACT([.F49];[.K4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21:10:15</text:p>
          </table:table-cell>
          <table:table-cell/>
          <table:table-cell office:value-type="string" calcext:value-type="string">
            <text:p>IMG_2267.jpg</text:p>
          </table:table-cell>
          <table:table-cell table:style-name="ce47" office:value-type="string" calcext:value-type="string">
            <text:p>13:02:03</text:p>
          </table:table-cell>
          <table:table-cell table:formula="of:=MID([.E50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6.jpg</text:p>
          </table:table-cell>
          <table:table-cell table:style-name="ce47" office:value-type="string" calcext:value-type="string">
            <text:p>2021:10:15</text:p>
          </table:table-cell>
          <table:table-cell table:style-name="ce47" office:value-type="string" calcext:value-type="string">
            <text:p>12:57:46</text:p>
          </table:table-cell>
          <table:table-cell table:formula="of:=MID([.J50];1;2)+1" office:value-type="float" office:value="13" calcext:value-type="float">
            <text:p>13</text:p>
          </table:table-cell>
          <table:table-cell/>
          <table:table-cell table:style-name="ce61" table:formula="of:=EXACT([.D50];[.I50])" office:value-type="boolean" office:boolean-value="false" calcext:value-type="boolean">
            <text:p>FALSE</text:p>
          </table:table-cell>
          <table:table-cell table:style-name="ce61" table:formula="of:=EXACT([.F50];[.K5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1:10:16</text:p>
          </table:table-cell>
          <table:table-cell/>
          <table:table-cell office:value-type="string" calcext:value-type="string">
            <text:p>IMG_2269.jpg</text:p>
          </table:table-cell>
          <table:table-cell table:style-name="ce47" office:value-type="string" calcext:value-type="string">
            <text:p>13:02:04</text:p>
          </table:table-cell>
          <table:table-cell table:formula="of:=MID([.E51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58.jpg</text:p>
          </table:table-cell>
          <table:table-cell table:style-name="ce47" office:value-type="string" calcext:value-type="string">
            <text:p>2021:10:16</text:p>
          </table:table-cell>
          <table:table-cell table:style-name="ce47" office:value-type="string" calcext:value-type="string">
            <text:p>12:57:46</text:p>
          </table:table-cell>
          <table:table-cell table:formula="of:=MID([.J51];1;2)+1" office:value-type="float" office:value="13" calcext:value-type="float">
            <text:p>13</text:p>
          </table:table-cell>
          <table:table-cell/>
          <table:table-cell table:style-name="ce61" table:formula="of:=EXACT([.D51];[.I51])" office:value-type="boolean" office:boolean-value="false" calcext:value-type="boolean">
            <text:p>FALSE</text:p>
          </table:table-cell>
          <table:table-cell table:style-name="ce61" table:formula="of:=EXACT([.F51];[.K5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1:10:17</text:p>
          </table:table-cell>
          <table:table-cell/>
          <table:table-cell office:value-type="string" calcext:value-type="string">
            <text:p>IMG_2271.jpg</text:p>
          </table:table-cell>
          <table:table-cell table:style-name="ce47" office:value-type="string" calcext:value-type="string">
            <text:p>13:02:04</text:p>
          </table:table-cell>
          <table:table-cell table:formula="of:=MID([.E5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0.jpg</text:p>
          </table:table-cell>
          <table:table-cell table:style-name="ce47" office:value-type="string" calcext:value-type="string">
            <text:p>2021:10:17</text:p>
          </table:table-cell>
          <table:table-cell table:style-name="ce47" office:value-type="string" calcext:value-type="string">
            <text:p>12:57:45</text:p>
          </table:table-cell>
          <table:table-cell table:formula="of:=MID([.J52];1;2)+1" office:value-type="float" office:value="13" calcext:value-type="float">
            <text:p>13</text:p>
          </table:table-cell>
          <table:table-cell/>
          <table:table-cell table:style-name="ce61" table:formula="of:=EXACT([.D52];[.I52])" office:value-type="boolean" office:boolean-value="false" calcext:value-type="boolean">
            <text:p>FALSE</text:p>
          </table:table-cell>
          <table:table-cell table:style-name="ce61" table:formula="of:=EXACT([.F52];[.K5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1:10:18</text:p>
          </table:table-cell>
          <table:table-cell/>
          <table:table-cell office:value-type="string" calcext:value-type="string">
            <text:p>IMG_2273.jpg</text:p>
          </table:table-cell>
          <table:table-cell table:style-name="ce47" office:value-type="string" calcext:value-type="string">
            <text:p>13:02:05</text:p>
          </table:table-cell>
          <table:table-cell table:formula="of:=MID([.E5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2.jpg</text:p>
          </table:table-cell>
          <table:table-cell table:style-name="ce47" office:value-type="string" calcext:value-type="string">
            <text:p>2021:10:18</text:p>
          </table:table-cell>
          <table:table-cell table:style-name="ce47" office:value-type="string" calcext:value-type="string">
            <text:p>12:57:44</text:p>
          </table:table-cell>
          <table:table-cell table:formula="of:=MID([.J53];1;2)+1" office:value-type="float" office:value="13" calcext:value-type="float">
            <text:p>13</text:p>
          </table:table-cell>
          <table:table-cell/>
          <table:table-cell table:style-name="ce61" table:formula="of:=EXACT([.D53];[.I53])" office:value-type="boolean" office:boolean-value="false" calcext:value-type="boolean">
            <text:p>FALSE</text:p>
          </table:table-cell>
          <table:table-cell table:style-name="ce61" table:formula="of:=EXACT([.F53];[.K5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21:10:19</text:p>
          </table:table-cell>
          <table:table-cell/>
          <table:table-cell office:value-type="string" calcext:value-type="string">
            <text:p>IMG_2275.jpg</text:p>
          </table:table-cell>
          <table:table-cell table:style-name="ce47" office:value-type="string" calcext:value-type="string">
            <text:p>13:02:06</text:p>
          </table:table-cell>
          <table:table-cell table:formula="of:=MID([.E5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64.jpg</text:p>
          </table:table-cell>
          <table:table-cell table:style-name="ce47" office:value-type="string" calcext:value-type="string">
            <text:p>2021:10:19</text:p>
          </table:table-cell>
          <table:table-cell table:style-name="ce47" office:value-type="string" calcext:value-type="string">
            <text:p>12:57:44</text:p>
          </table:table-cell>
          <table:table-cell table:formula="of:=MID([.J54];1;2)+1" office:value-type="float" office:value="13" calcext:value-type="float">
            <text:p>13</text:p>
          </table:table-cell>
          <table:table-cell/>
          <table:table-cell table:style-name="ce61" table:formula="of:=EXACT([.D54];[.I54])" office:value-type="boolean" office:boolean-value="false" calcext:value-type="boolean">
            <text:p>FALSE</text:p>
          </table:table-cell>
          <table:table-cell table:style-name="ce61" table:formula="of:=EXACT([.F54];[.K5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style-name="ce40" office:value-type="float" office:value="52" calcext:value-type="float">
            <text:p>52</text:p>
          </table:table-cell>
          <table:table-cell table:style-name="ce60" office:value-type="string" calcext:value-type="string">
            <text:p>2021:10:22</text:p>
          </table:table-cell>
          <table:table-cell/>
          <table:table-cell table:style-name="ce40" office:value-type="string" calcext:value-type="string">
            <text:p>IMG_2287.jpg</text:p>
          </table:table-cell>
          <table:table-cell table:style-name="ce48" office:value-type="string" calcext:value-type="string">
            <text:p>13:02:07</text:p>
          </table:table-cell>
          <table:table-cell table:style-name="ce40" table:formula="of:=MID([.E55];1;2)" office:value-type="string" office:string-value="13" calcext:value-type="string">
            <text:p>13</text:p>
          </table:table-cell>
          <table:table-cell table:style-name="ce40"/>
          <table:table-cell table:style-name="ce40" office:value-type="string" calcext:value-type="string">
            <text:p>IMG_0679.jpg</text:p>
          </table:table-cell>
          <table:table-cell table:style-name="ce48" office:value-type="string" calcext:value-type="string">
            <text:p>2021:10:22</text:p>
          </table:table-cell>
          <table:table-cell table:style-name="ce48" office:value-type="string" calcext:value-type="string">
            <text:p>12:57:42</text:p>
          </table:table-cell>
          <table:table-cell table:style-name="ce40" table:formula="of:=MID([.J55];1;2)+1" office:value-type="float" office:value="13" calcext:value-type="float">
            <text:p>13</text:p>
          </table:table-cell>
          <table:table-cell table:style-name="ce40"/>
          <table:table-cell table:style-name="ce62" table:formula="of:=EXACT([.D55];[.I55])" office:value-type="boolean" office:boolean-value="false" calcext:value-type="boolean">
            <text:p>FALSE</text:p>
          </table:table-cell>
          <table:table-cell table:style-name="ce62" table:formula="of:=EXACT([.F55];[.K55])" office:value-type="boolean" office:boolean-value="true" calcext:value-type="boolean">
            <text:p>TRUE</text:p>
          </table:table-cell>
          <table:table-cell table:style-name="ce40"/>
          <table:table-cell table:style-name="ce40" office:value-type="string" calcext:value-type="string">
            <text:p>ROTAZIONE CAMERE</text:p>
          </table:table-cell>
          <table:table-cell table:style-name="ce40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1:10:23</text:p>
          </table:table-cell>
          <table:table-cell/>
          <table:table-cell office:value-type="string" calcext:value-type="string">
            <text:p>IMG_2289.jpg</text:p>
          </table:table-cell>
          <table:table-cell table:style-name="ce47" office:value-type="string" calcext:value-type="string">
            <text:p>13:02:08</text:p>
          </table:table-cell>
          <table:table-cell table:formula="of:=MID([.E5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681.jpg</text:p>
          </table:table-cell>
          <table:table-cell table:style-name="ce47" office:value-type="string" calcext:value-type="string">
            <text:p>2021:10:23</text:p>
          </table:table-cell>
          <table:table-cell table:style-name="ce47" office:value-type="string" calcext:value-type="string">
            <text:p>12:57:41</text:p>
          </table:table-cell>
          <table:table-cell table:formula="of:=MID([.J56];1;2)+1" office:value-type="float" office:value="13" calcext:value-type="float">
            <text:p>13</text:p>
          </table:table-cell>
          <table:table-cell/>
          <table:table-cell table:style-name="ce61" table:formula="of:=EXACT([.D56];[.I56])" office:value-type="boolean" office:boolean-value="false" calcext:value-type="boolean">
            <text:p>FALSE</text:p>
          </table:table-cell>
          <table:table-cell table:style-name="ce61" table:formula="of:=EXACT([.F56];[.K5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21:10:24</text:p>
          </table:table-cell>
          <table:table-cell/>
          <table:table-cell office:value-type="string" calcext:value-type="string">
            <text:p>IMG_2297.jpg</text:p>
          </table:table-cell>
          <table:table-cell table:style-name="ce47" office:value-type="string" calcext:value-type="string">
            <text:p>16:02:08</text:p>
          </table:table-cell>
          <table:table-cell table:formula="of:=MID([.E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89.jpg</text:p>
          </table:table-cell>
          <table:table-cell table:style-name="ce47" office:value-type="string" calcext:value-type="string">
            <text:p>2021:10:24</text:p>
          </table:table-cell>
          <table:table-cell table:style-name="ce47" office:value-type="string" calcext:value-type="string">
            <text:p>15:57:40</text:p>
          </table:table-cell>
          <table:table-cell table:formula="of:=MID([.J57];1;2)+1" office:value-type="float" office:value="16" calcext:value-type="float">
            <text:p>16</text:p>
          </table:table-cell>
          <table:table-cell/>
          <table:table-cell table:style-name="ce61" table:formula="of:=EXACT([.D57];[.I57])" office:value-type="boolean" office:boolean-value="false" calcext:value-type="boolean">
            <text:p>FALSE</text:p>
          </table:table-cell>
          <table:table-cell table:style-name="ce61" table:formula="of:=EXACT([.F57];[.K5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1:10:25</text:p>
          </table:table-cell>
          <table:table-cell/>
          <table:table-cell office:value-type="string" calcext:value-type="string">
            <text:p>IMG_2302.jpg</text:p>
          </table:table-cell>
          <table:table-cell table:style-name="ce47" office:value-type="string" calcext:value-type="string">
            <text:p>16:02:09</text:p>
          </table:table-cell>
          <table:table-cell table:formula="of:=MID([.E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694.jpg</text:p>
          </table:table-cell>
          <table:table-cell table:style-name="ce47" office:value-type="string" calcext:value-type="string">
            <text:p>2021:10:25</text:p>
          </table:table-cell>
          <table:table-cell table:style-name="ce47" office:value-type="string" calcext:value-type="string">
            <text:p>15:57:39</text:p>
          </table:table-cell>
          <table:table-cell table:formula="of:=MID([.J58];1;2)+1" office:value-type="float" office:value="16" calcext:value-type="float">
            <text:p>16</text:p>
          </table:table-cell>
          <table:table-cell/>
          <table:table-cell table:style-name="ce61" table:formula="of:=EXACT([.D58];[.I58])" office:value-type="boolean" office:boolean-value="false" calcext:value-type="boolean">
            <text:p>FALSE</text:p>
          </table:table-cell>
          <table:table-cell table:style-name="ce61" table:formula="of:=EXACT([.F58];[.K5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21:10:27</text:p>
          </table:table-cell>
          <table:table-cell/>
          <table:table-cell office:value-type="string" calcext:value-type="string">
            <text:p>IMG_2312.jpg</text:p>
          </table:table-cell>
          <table:table-cell table:style-name="ce47" office:value-type="string" calcext:value-type="string">
            <text:p>16:02:09</text:p>
          </table:table-cell>
          <table:table-cell table:formula="of:=MID([.E5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4.jpg</text:p>
          </table:table-cell>
          <table:table-cell table:style-name="ce47" office:value-type="string" calcext:value-type="string">
            <text:p>2021:10:27</text:p>
          </table:table-cell>
          <table:table-cell table:style-name="ce47" office:value-type="string" calcext:value-type="string">
            <text:p>15:57:38</text:p>
          </table:table-cell>
          <table:table-cell table:formula="of:=MID([.J59];1;2)+1" office:value-type="float" office:value="16" calcext:value-type="float">
            <text:p>16</text:p>
          </table:table-cell>
          <table:table-cell/>
          <table:table-cell table:style-name="ce61" table:formula="of:=EXACT([.D59];[.I59])" office:value-type="boolean" office:boolean-value="false" calcext:value-type="boolean">
            <text:p>FALSE</text:p>
          </table:table-cell>
          <table:table-cell table:style-name="ce61" table:formula="of:=EXACT([.F59];[.K5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1:10:28</text:p>
          </table:table-cell>
          <table:table-cell/>
          <table:table-cell office:value-type="string" calcext:value-type="string">
            <text:p>IMG_2317.jpg</text:p>
          </table:table-cell>
          <table:table-cell table:style-name="ce47" office:value-type="string" calcext:value-type="string">
            <text:p>16:02:10</text:p>
          </table:table-cell>
          <table:table-cell table:formula="of:=MID([.E6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09.jpg</text:p>
          </table:table-cell>
          <table:table-cell table:style-name="ce47" office:value-type="string" calcext:value-type="string">
            <text:p>2021:10:28</text:p>
          </table:table-cell>
          <table:table-cell table:style-name="ce47" office:value-type="string" calcext:value-type="string">
            <text:p>15:57:37</text:p>
          </table:table-cell>
          <table:table-cell table:formula="of:=MID([.J60];1;2)+1" office:value-type="float" office:value="16" calcext:value-type="float">
            <text:p>16</text:p>
          </table:table-cell>
          <table:table-cell/>
          <table:table-cell table:style-name="ce61" table:formula="of:=EXACT([.D60];[.I60])" office:value-type="boolean" office:boolean-value="false" calcext:value-type="boolean">
            <text:p>FALSE</text:p>
          </table:table-cell>
          <table:table-cell table:style-name="ce61" table:formula="of:=EXACT([.F60];[.K6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1:10:29</text:p>
          </table:table-cell>
          <table:table-cell/>
          <table:table-cell office:value-type="string" calcext:value-type="string">
            <text:p>IMG_2320.jpg</text:p>
          </table:table-cell>
          <table:table-cell table:style-name="ce47" office:value-type="string" calcext:value-type="string">
            <text:p>14:02:10</text:p>
          </table:table-cell>
          <table:table-cell table:formula="of:=MID([.E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0712.jpg</text:p>
          </table:table-cell>
          <table:table-cell table:style-name="ce47" office:value-type="string" calcext:value-type="string">
            <text:p>2021:10:29</text:p>
          </table:table-cell>
          <table:table-cell table:style-name="ce47" office:value-type="string" calcext:value-type="string">
            <text:p>13:57:36</text:p>
          </table:table-cell>
          <table:table-cell table:formula="of:=MID([.J61];1;2)+1" office:value-type="float" office:value="14" calcext:value-type="float">
            <text:p>14</text:p>
          </table:table-cell>
          <table:table-cell/>
          <table:table-cell table:style-name="ce61" table:formula="of:=EXACT([.D61];[.I61])" office:value-type="boolean" office:boolean-value="false" calcext:value-type="boolean">
            <text:p>FALSE</text:p>
          </table:table-cell>
          <table:table-cell table:style-name="ce61" table:formula="of:=EXACT([.F61];[.K6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21:11:02</text:p>
          </table:table-cell>
          <table:table-cell/>
          <table:table-cell office:value-type="string" calcext:value-type="string">
            <text:p>IMG_2334.jpg</text:p>
          </table:table-cell>
          <table:table-cell table:style-name="ce47" office:value-type="string" calcext:value-type="string">
            <text:p>13:02:09</text:p>
          </table:table-cell>
          <table:table-cell table:formula="of:=MID([.E62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31.jpg</text:p>
          </table:table-cell>
          <table:table-cell table:style-name="ce47" office:value-type="string" calcext:value-type="string">
            <text:p>2021:11:02</text:p>
          </table:table-cell>
          <table:table-cell table:style-name="ce47" office:value-type="string" calcext:value-type="string">
            <text:p>12:57:31</text:p>
          </table:table-cell>
          <table:table-cell table:formula="of:=MID([.J62];1;2)+1" office:value-type="float" office:value="13" calcext:value-type="float">
            <text:p>13</text:p>
          </table:table-cell>
          <table:table-cell/>
          <table:table-cell table:style-name="ce61" table:formula="of:=EXACT([.D62];[.I62])" office:value-type="boolean" office:boolean-value="false" calcext:value-type="boolean">
            <text:p>FALSE</text:p>
          </table:table-cell>
          <table:table-cell table:style-name="ce61" table:formula="of:=EXACT([.F62];[.K6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1:11:04</text:p>
          </table:table-cell>
          <table:table-cell/>
          <table:table-cell office:value-type="string" calcext:value-type="string">
            <text:p>IMG_2344.jpg</text:p>
          </table:table-cell>
          <table:table-cell table:style-name="ce47" office:value-type="string" calcext:value-type="string">
            <text:p>13:02:09</text:p>
          </table:table-cell>
          <table:table-cell table:formula="of:=MID([.E63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1.jpg</text:p>
          </table:table-cell>
          <table:table-cell table:style-name="ce47" office:value-type="string" calcext:value-type="string">
            <text:p>2021:11:04</text:p>
          </table:table-cell>
          <table:table-cell table:style-name="ce47" office:value-type="string" calcext:value-type="string">
            <text:p>12:57:28</text:p>
          </table:table-cell>
          <table:table-cell table:formula="of:=MID([.J63];1;2)+1" office:value-type="float" office:value="13" calcext:value-type="float">
            <text:p>13</text:p>
          </table:table-cell>
          <table:table-cell/>
          <table:table-cell table:style-name="ce61" table:formula="of:=EXACT([.D63];[.I63])" office:value-type="boolean" office:boolean-value="false" calcext:value-type="boolean">
            <text:p>FALSE</text:p>
          </table:table-cell>
          <table:table-cell table:style-name="ce61" table:formula="of:=EXACT([.F63];[.K6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21:11:05</text:p>
          </table:table-cell>
          <table:table-cell/>
          <table:table-cell office:value-type="string" calcext:value-type="string">
            <text:p>IMG_2349.jpg</text:p>
          </table:table-cell>
          <table:table-cell table:style-name="ce47" office:value-type="string" calcext:value-type="string">
            <text:p>13:02:08</text:p>
          </table:table-cell>
          <table:table-cell table:formula="of:=MID([.E64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46.jpg</text:p>
          </table:table-cell>
          <table:table-cell table:style-name="ce47" office:value-type="string" calcext:value-type="string">
            <text:p>2021:11:05</text:p>
          </table:table-cell>
          <table:table-cell table:style-name="ce47" office:value-type="string" calcext:value-type="string">
            <text:p>12:57:26</text:p>
          </table:table-cell>
          <table:table-cell table:formula="of:=MID([.J64];1;2)+1" office:value-type="float" office:value="13" calcext:value-type="float">
            <text:p>13</text:p>
          </table:table-cell>
          <table:table-cell/>
          <table:table-cell table:style-name="ce61" table:formula="of:=EXACT([.D64];[.I64])" office:value-type="boolean" office:boolean-value="false" calcext:value-type="boolean">
            <text:p>FALSE</text:p>
          </table:table-cell>
          <table:table-cell table:style-name="ce61" table:formula="of:=EXACT([.F64];[.K6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21:11:06</text:p>
          </table:table-cell>
          <table:table-cell/>
          <table:table-cell office:value-type="string" calcext:value-type="string">
            <text:p>IMG_2354.jpg</text:p>
          </table:table-cell>
          <table:table-cell table:style-name="ce47" office:value-type="string" calcext:value-type="string">
            <text:p>13:02:07</text:p>
          </table:table-cell>
          <table:table-cell table:formula="of:=MID([.E65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1.jpg</text:p>
          </table:table-cell>
          <table:table-cell table:style-name="ce47" office:value-type="string" calcext:value-type="string">
            <text:p>2021:11:06</text:p>
          </table:table-cell>
          <table:table-cell table:style-name="ce47" office:value-type="string" calcext:value-type="string">
            <text:p>12:57:25</text:p>
          </table:table-cell>
          <table:table-cell table:formula="of:=MID([.J65];1;2)+1" office:value-type="float" office:value="13" calcext:value-type="float">
            <text:p>13</text:p>
          </table:table-cell>
          <table:table-cell/>
          <table:table-cell table:style-name="ce61" table:formula="of:=EXACT([.D65];[.I65])" office:value-type="boolean" office:boolean-value="false" calcext:value-type="boolean">
            <text:p>FALSE</text:p>
          </table:table-cell>
          <table:table-cell table:style-name="ce61" table:formula="of:=EXACT([.F65];[.K6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21:11:07</text:p>
          </table:table-cell>
          <table:table-cell/>
          <table:table-cell office:value-type="string" calcext:value-type="string">
            <text:p>IMG_2359.jpg</text:p>
          </table:table-cell>
          <table:table-cell table:style-name="ce47" office:value-type="string" calcext:value-type="string">
            <text:p>13:02:07</text:p>
          </table:table-cell>
          <table:table-cell table:formula="of:=MID([.E66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56.jpg</text:p>
          </table:table-cell>
          <table:table-cell table:style-name="ce47" office:value-type="string" calcext:value-type="string">
            <text:p>2021:11:07</text:p>
          </table:table-cell>
          <table:table-cell table:style-name="ce47" office:value-type="string" calcext:value-type="string">
            <text:p>12:57:24</text:p>
          </table:table-cell>
          <table:table-cell table:formula="of:=MID([.J66];1;2)+1" office:value-type="float" office:value="13" calcext:value-type="float">
            <text:p>13</text:p>
          </table:table-cell>
          <table:table-cell/>
          <table:table-cell table:style-name="ce61" table:formula="of:=EXACT([.D66];[.I66])" office:value-type="boolean" office:boolean-value="false" calcext:value-type="boolean">
            <text:p>FALSE</text:p>
          </table:table-cell>
          <table:table-cell table:style-name="ce61" table:formula="of:=EXACT([.F66];[.K6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21:11:08</text:p>
          </table:table-cell>
          <table:table-cell/>
          <table:table-cell office:value-type="string" calcext:value-type="string">
            <text:p>IMG_2364.jpg</text:p>
          </table:table-cell>
          <table:table-cell table:style-name="ce47" office:value-type="string" calcext:value-type="string">
            <text:p>13:02:07</text:p>
          </table:table-cell>
          <table:table-cell table:formula="of:=MID([.E67];1;2)" office:value-type="string" office:string-value="13" calcext:value-type="string">
            <text:p>13</text:p>
          </table:table-cell>
          <table:table-cell/>
          <table:table-cell office:value-type="string" calcext:value-type="string">
            <text:p>IMG_0761.jpg</text:p>
          </table:table-cell>
          <table:table-cell table:style-name="ce47" office:value-type="string" calcext:value-type="string">
            <text:p>2021:11:08</text:p>
          </table:table-cell>
          <table:table-cell table:style-name="ce47" office:value-type="string" calcext:value-type="string">
            <text:p>12:57:23</text:p>
          </table:table-cell>
          <table:table-cell table:formula="of:=MID([.J67];1;2)+1" office:value-type="float" office:value="13" calcext:value-type="float">
            <text:p>13</text:p>
          </table:table-cell>
          <table:table-cell/>
          <table:table-cell table:style-name="ce61" table:formula="of:=EXACT([.D67];[.I67])" office:value-type="boolean" office:boolean-value="false" calcext:value-type="boolean">
            <text:p>FALSE</text:p>
          </table:table-cell>
          <table:table-cell table:style-name="ce61" table:formula="of:=EXACT([.F67];[.K6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21:11:09</text:p>
          </table:table-cell>
          <table:table-cell/>
          <table:table-cell office:value-type="string" calcext:value-type="string">
            <text:p>IMG_2369.jpg</text:p>
          </table:table-cell>
          <table:table-cell table:style-name="ce47" office:value-type="string" calcext:value-type="string">
            <text:p>15:02:07</text:p>
          </table:table-cell>
          <table:table-cell table:formula="of:=MID([.E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66.jpg</text:p>
          </table:table-cell>
          <table:table-cell table:style-name="ce47" office:value-type="string" calcext:value-type="string">
            <text:p>2021:11:09</text:p>
          </table:table-cell>
          <table:table-cell table:style-name="ce47" office:value-type="string" calcext:value-type="string">
            <text:p>14:57:22</text:p>
          </table:table-cell>
          <table:table-cell table:formula="of:=MID([.J68];1;2)+1" office:value-type="float" office:value="15" calcext:value-type="float">
            <text:p>15</text:p>
          </table:table-cell>
          <table:table-cell/>
          <table:table-cell table:style-name="ce61" table:formula="of:=EXACT([.D68];[.I68])" office:value-type="boolean" office:boolean-value="false" calcext:value-type="boolean">
            <text:p>FALSE</text:p>
          </table:table-cell>
          <table:table-cell table:style-name="ce61" table:formula="of:=EXACT([.F68];[.K6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21:11:10</text:p>
          </table:table-cell>
          <table:table-cell/>
          <table:table-cell office:value-type="string" calcext:value-type="string">
            <text:p>IMG_2372.jpg</text:p>
          </table:table-cell>
          <table:table-cell table:style-name="ce47" office:value-type="string" calcext:value-type="string">
            <text:p>16:02:07</text:p>
          </table:table-cell>
          <table:table-cell table:formula="of:=MID([.E6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69.jpg</text:p>
          </table:table-cell>
          <table:table-cell table:style-name="ce47" office:value-type="string" calcext:value-type="string">
            <text:p>2021:11:10</text:p>
          </table:table-cell>
          <table:table-cell table:style-name="ce47" office:value-type="string" calcext:value-type="string">
            <text:p>15:57:21</text:p>
          </table:table-cell>
          <table:table-cell table:formula="of:=MID([.J69];1;2)+1" office:value-type="float" office:value="16" calcext:value-type="float">
            <text:p>16</text:p>
          </table:table-cell>
          <table:table-cell/>
          <table:table-cell table:style-name="ce61" table:formula="of:=EXACT([.D69];[.I69])" office:value-type="boolean" office:boolean-value="false" calcext:value-type="boolean">
            <text:p>FALSE</text:p>
          </table:table-cell>
          <table:table-cell table:style-name="ce61" table:formula="of:=EXACT([.F69];[.K6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21:11:11</text:p>
          </table:table-cell>
          <table:table-cell/>
          <table:table-cell office:value-type="string" calcext:value-type="string">
            <text:p>IMG_2374.jpg</text:p>
          </table:table-cell>
          <table:table-cell table:style-name="ce47" office:value-type="string" calcext:value-type="string">
            <text:p>16:02:08</text:p>
          </table:table-cell>
          <table:table-cell table:formula="of:=MID([.E7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71.jpg</text:p>
          </table:table-cell>
          <table:table-cell table:style-name="ce47" office:value-type="string" calcext:value-type="string">
            <text:p>2021:11:11</text:p>
          </table:table-cell>
          <table:table-cell table:style-name="ce47" office:value-type="string" calcext:value-type="string">
            <text:p>15:57:20</text:p>
          </table:table-cell>
          <table:table-cell table:formula="of:=MID([.J70];1;2)+1" office:value-type="float" office:value="16" calcext:value-type="float">
            <text:p>16</text:p>
          </table:table-cell>
          <table:table-cell/>
          <table:table-cell table:style-name="ce61" table:formula="of:=EXACT([.D70];[.I70])" office:value-type="boolean" office:boolean-value="false" calcext:value-type="boolean">
            <text:p>FALSE</text:p>
          </table:table-cell>
          <table:table-cell table:style-name="ce61" table:formula="of:=EXACT([.F70];[.K7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21:11:12</text:p>
          </table:table-cell>
          <table:table-cell/>
          <table:table-cell office:value-type="string" calcext:value-type="string">
            <text:p>IMG_2375.jpg</text:p>
          </table:table-cell>
          <table:table-cell table:style-name="ce47" office:value-type="string" calcext:value-type="string">
            <text:p>15:02:08</text:p>
          </table:table-cell>
          <table:table-cell table:formula="of:=MID([.E7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2.jpg</text:p>
          </table:table-cell>
          <table:table-cell table:style-name="ce47" office:value-type="string" calcext:value-type="string">
            <text:p>2021:11:12</text:p>
          </table:table-cell>
          <table:table-cell table:style-name="ce47" office:value-type="string" calcext:value-type="string">
            <text:p>14:57:19</text:p>
          </table:table-cell>
          <table:table-cell table:formula="of:=MID([.J71];1;2)+1" office:value-type="float" office:value="15" calcext:value-type="float">
            <text:p>15</text:p>
          </table:table-cell>
          <table:table-cell/>
          <table:table-cell table:style-name="ce61" table:formula="of:=EXACT([.D71];[.I71])" office:value-type="boolean" office:boolean-value="false" calcext:value-type="boolean">
            <text:p>FALSE</text:p>
          </table:table-cell>
          <table:table-cell table:style-name="ce61" table:formula="of:=EXACT([.F71];[.K7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21:11:13</text:p>
          </table:table-cell>
          <table:table-cell/>
          <table:table-cell office:value-type="string" calcext:value-type="string">
            <text:p>IMG_2377.jpg</text:p>
          </table:table-cell>
          <table:table-cell table:style-name="ce47" office:value-type="string" calcext:value-type="string">
            <text:p>15:02:08</text:p>
          </table:table-cell>
          <table:table-cell table:formula="of:=MID([.E7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4.jpg</text:p>
          </table:table-cell>
          <table:table-cell table:style-name="ce47" office:value-type="string" calcext:value-type="string">
            <text:p>2021:11:13</text:p>
          </table:table-cell>
          <table:table-cell table:style-name="ce47" office:value-type="string" calcext:value-type="string">
            <text:p>14:57:18</text:p>
          </table:table-cell>
          <table:table-cell table:formula="of:=MID([.J72];1;2)+1" office:value-type="float" office:value="15" calcext:value-type="float">
            <text:p>15</text:p>
          </table:table-cell>
          <table:table-cell/>
          <table:table-cell table:style-name="ce61" table:formula="of:=EXACT([.D72];[.I72])" office:value-type="boolean" office:boolean-value="false" calcext:value-type="boolean">
            <text:p>FALSE</text:p>
          </table:table-cell>
          <table:table-cell table:style-name="ce61" table:formula="of:=EXACT([.F72];[.K7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21:11:14</text:p>
          </table:table-cell>
          <table:table-cell/>
          <table:table-cell office:value-type="string" calcext:value-type="string">
            <text:p>IMG_2379.jpg</text:p>
          </table:table-cell>
          <table:table-cell table:style-name="ce47" office:value-type="string" calcext:value-type="string">
            <text:p>15:02:08</text:p>
          </table:table-cell>
          <table:table-cell table:formula="of:=MID([.E7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76.jpg</text:p>
          </table:table-cell>
          <table:table-cell table:style-name="ce47" office:value-type="string" calcext:value-type="string">
            <text:p>2021:11:14</text:p>
          </table:table-cell>
          <table:table-cell table:style-name="ce47" office:value-type="string" calcext:value-type="string">
            <text:p>14:57:17</text:p>
          </table:table-cell>
          <table:table-cell table:formula="of:=MID([.J73];1;2)+1" office:value-type="float" office:value="15" calcext:value-type="float">
            <text:p>15</text:p>
          </table:table-cell>
          <table:table-cell/>
          <table:table-cell table:style-name="ce61" table:formula="of:=EXACT([.D73];[.I73])" office:value-type="boolean" office:boolean-value="false" calcext:value-type="boolean">
            <text:p>FALSE</text:p>
          </table:table-cell>
          <table:table-cell table:style-name="ce61" table:formula="of:=EXACT([.F73];[.K7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21:11:16</text:p>
          </table:table-cell>
          <table:table-cell/>
          <table:table-cell office:value-type="string" calcext:value-type="string">
            <text:p>IMG_2381.jpg</text:p>
          </table:table-cell>
          <table:table-cell table:style-name="ce47" office:value-type="string" calcext:value-type="string">
            <text:p>15:02:08</text:p>
          </table:table-cell>
          <table:table-cell table:formula="of:=MID([.E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0.jpg</text:p>
          </table:table-cell>
          <table:table-cell table:style-name="ce47" office:value-type="string" calcext:value-type="string">
            <text:p>2021:11:16</text:p>
          </table:table-cell>
          <table:table-cell table:style-name="ce47" office:value-type="string" calcext:value-type="string">
            <text:p>14:57:14</text:p>
          </table:table-cell>
          <table:table-cell table:formula="of:=MID([.J74];1;2)+1" office:value-type="float" office:value="15" calcext:value-type="float">
            <text:p>15</text:p>
          </table:table-cell>
          <table:table-cell/>
          <table:table-cell table:style-name="ce61" table:formula="of:=EXACT([.D74];[.I74])" office:value-type="boolean" office:boolean-value="false" calcext:value-type="boolean">
            <text:p>FALSE</text:p>
          </table:table-cell>
          <table:table-cell table:style-name="ce61" table:formula="of:=EXACT([.F74];[.K7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21:11:18</text:p>
          </table:table-cell>
          <table:table-cell/>
          <table:table-cell office:value-type="string" calcext:value-type="string">
            <text:p>IMG_2385.jpg</text:p>
          </table:table-cell>
          <table:table-cell table:style-name="ce47" office:value-type="string" calcext:value-type="string">
            <text:p>15:02:08</text:p>
          </table:table-cell>
          <table:table-cell table:formula="of:=MID([.E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84.jpg</text:p>
          </table:table-cell>
          <table:table-cell table:style-name="ce47" office:value-type="string" calcext:value-type="string">
            <text:p>2021:11:18</text:p>
          </table:table-cell>
          <table:table-cell table:style-name="ce47" office:value-type="string" calcext:value-type="string">
            <text:p>14:57:12</text:p>
          </table:table-cell>
          <table:table-cell table:formula="of:=MID([.J75];1;2)+1" office:value-type="float" office:value="15" calcext:value-type="float">
            <text:p>15</text:p>
          </table:table-cell>
          <table:table-cell/>
          <table:table-cell table:style-name="ce61" table:formula="of:=EXACT([.D75];[.I75])" office:value-type="boolean" office:boolean-value="false" calcext:value-type="boolean">
            <text:p>FALSE</text:p>
          </table:table-cell>
          <table:table-cell table:style-name="ce61" table:formula="of:=EXACT([.F75];[.K7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21:11:19</text:p>
          </table:table-cell>
          <table:table-cell/>
          <table:table-cell office:value-type="string" calcext:value-type="string">
            <text:p>IMG_2388.jpg</text:p>
          </table:table-cell>
          <table:table-cell table:style-name="ce47" office:value-type="string" calcext:value-type="string">
            <text:p>16:02:08</text:p>
          </table:table-cell>
          <table:table-cell table:formula="of:=MID([.E7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7.jpg</text:p>
          </table:table-cell>
          <table:table-cell table:style-name="ce47" office:value-type="string" calcext:value-type="string">
            <text:p>2021:11:19</text:p>
          </table:table-cell>
          <table:table-cell table:style-name="ce47" office:value-type="string" calcext:value-type="string">
            <text:p>15:57:12</text:p>
          </table:table-cell>
          <table:table-cell table:formula="of:=MID([.J76];1;2)+1" office:value-type="float" office:value="16" calcext:value-type="float">
            <text:p>16</text:p>
          </table:table-cell>
          <table:table-cell/>
          <table:table-cell table:style-name="ce61" table:formula="of:=EXACT([.D76];[.I76])" office:value-type="boolean" office:boolean-value="false" calcext:value-type="boolean">
            <text:p>FALSE</text:p>
          </table:table-cell>
          <table:table-cell table:style-name="ce61" table:formula="of:=EXACT([.F76];[.K7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21:11:20</text:p>
          </table:table-cell>
          <table:table-cell/>
          <table:table-cell office:value-type="string" calcext:value-type="string">
            <text:p>IMG_2390.jpg</text:p>
          </table:table-cell>
          <table:table-cell table:style-name="ce47" office:value-type="string" calcext:value-type="string">
            <text:p>16:02:08</text:p>
          </table:table-cell>
          <table:table-cell table:formula="of:=MID([.E7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89.jpg</text:p>
          </table:table-cell>
          <table:table-cell table:style-name="ce47" office:value-type="string" calcext:value-type="string">
            <text:p>2021:11:20</text:p>
          </table:table-cell>
          <table:table-cell table:style-name="ce47" office:value-type="string" calcext:value-type="string">
            <text:p>15:57:11</text:p>
          </table:table-cell>
          <table:table-cell table:formula="of:=MID([.J77];1;2)+1" office:value-type="float" office:value="16" calcext:value-type="float">
            <text:p>16</text:p>
          </table:table-cell>
          <table:table-cell/>
          <table:table-cell table:style-name="ce61" table:formula="of:=EXACT([.D77];[.I77])" office:value-type="boolean" office:boolean-value="false" calcext:value-type="boolean">
            <text:p>FALSE</text:p>
          </table:table-cell>
          <table:table-cell table:style-name="ce61" table:formula="of:=EXACT([.F77];[.K7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21:11:21</text:p>
          </table:table-cell>
          <table:table-cell/>
          <table:table-cell office:value-type="string" calcext:value-type="string">
            <text:p>IMG_2392.jpg</text:p>
          </table:table-cell>
          <table:table-cell table:style-name="ce47" office:value-type="string" calcext:value-type="string">
            <text:p>16:02:09</text:p>
          </table:table-cell>
          <table:table-cell table:formula="of:=MID([.E7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791.jpg</text:p>
          </table:table-cell>
          <table:table-cell table:style-name="ce47" office:value-type="string" calcext:value-type="string">
            <text:p>2021:11:21</text:p>
          </table:table-cell>
          <table:table-cell table:style-name="ce47" office:value-type="string" calcext:value-type="string">
            <text:p>15:57:10</text:p>
          </table:table-cell>
          <table:table-cell table:formula="of:=MID([.J78];1;2)+1" office:value-type="float" office:value="16" calcext:value-type="float">
            <text:p>16</text:p>
          </table:table-cell>
          <table:table-cell/>
          <table:table-cell table:style-name="ce61" table:formula="of:=EXACT([.D78];[.I78])" office:value-type="boolean" office:boolean-value="false" calcext:value-type="boolean">
            <text:p>FALSE</text:p>
          </table:table-cell>
          <table:table-cell table:style-name="ce61" table:formula="of:=EXACT([.F78];[.K7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21:11:22</text:p>
          </table:table-cell>
          <table:table-cell/>
          <table:table-cell office:value-type="string" calcext:value-type="string">
            <text:p>IMG_2393.jpg</text:p>
          </table:table-cell>
          <table:table-cell table:style-name="ce47" office:value-type="string" calcext:value-type="string">
            <text:p>15:02:08</text:p>
          </table:table-cell>
          <table:table-cell table:formula="of:=MID([.E7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2.jpg</text:p>
          </table:table-cell>
          <table:table-cell table:style-name="ce47" office:value-type="string" calcext:value-type="string">
            <text:p>2021:11:22</text:p>
          </table:table-cell>
          <table:table-cell table:style-name="ce47" office:value-type="string" calcext:value-type="string">
            <text:p>14:57:09</text:p>
          </table:table-cell>
          <table:table-cell table:formula="of:=MID([.J79];1;2)+1" office:value-type="float" office:value="15" calcext:value-type="float">
            <text:p>15</text:p>
          </table:table-cell>
          <table:table-cell/>
          <table:table-cell table:style-name="ce61" table:formula="of:=EXACT([.D79];[.I79])" office:value-type="boolean" office:boolean-value="false" calcext:value-type="boolean">
            <text:p>FALSE</text:p>
          </table:table-cell>
          <table:table-cell table:style-name="ce61" table:formula="of:=EXACT([.F79];[.K7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21:11:23</text:p>
          </table:table-cell>
          <table:table-cell/>
          <table:table-cell office:value-type="string" calcext:value-type="string">
            <text:p>IMG_2395.jpg</text:p>
          </table:table-cell>
          <table:table-cell table:style-name="ce47" office:value-type="string" calcext:value-type="string">
            <text:p>15:02:08</text:p>
          </table:table-cell>
          <table:table-cell table:formula="of:=MID([.E8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4.jpg</text:p>
          </table:table-cell>
          <table:table-cell table:style-name="ce47" office:value-type="string" calcext:value-type="string">
            <text:p>2021:11:23</text:p>
          </table:table-cell>
          <table:table-cell table:style-name="ce47" office:value-type="string" calcext:value-type="string">
            <text:p>14:57:08</text:p>
          </table:table-cell>
          <table:table-cell table:formula="of:=MID([.J80];1;2)+1" office:value-type="float" office:value="15" calcext:value-type="float">
            <text:p>15</text:p>
          </table:table-cell>
          <table:table-cell/>
          <table:table-cell table:style-name="ce61" table:formula="of:=EXACT([.D80];[.I80])" office:value-type="boolean" office:boolean-value="false" calcext:value-type="boolean">
            <text:p>FALSE</text:p>
          </table:table-cell>
          <table:table-cell table:style-name="ce61" table:formula="of:=EXACT([.F80];[.K8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21:11:24</text:p>
          </table:table-cell>
          <table:table-cell/>
          <table:table-cell office:value-type="string" calcext:value-type="string">
            <text:p>IMG_2397.jpg</text:p>
          </table:table-cell>
          <table:table-cell table:style-name="ce47" office:value-type="string" calcext:value-type="string">
            <text:p>15:02:07</text:p>
          </table:table-cell>
          <table:table-cell table:formula="of:=MID([.E8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796.jpg</text:p>
          </table:table-cell>
          <table:table-cell table:style-name="ce47" office:value-type="string" calcext:value-type="string">
            <text:p>2021:11:24</text:p>
          </table:table-cell>
          <table:table-cell table:style-name="ce47" office:value-type="string" calcext:value-type="string">
            <text:p>14:57:06</text:p>
          </table:table-cell>
          <table:table-cell table:formula="of:=MID([.J81];1;2)+1" office:value-type="float" office:value="15" calcext:value-type="float">
            <text:p>15</text:p>
          </table:table-cell>
          <table:table-cell/>
          <table:table-cell table:style-name="ce61" table:formula="of:=EXACT([.D81];[.I81])" office:value-type="boolean" office:boolean-value="false" calcext:value-type="boolean">
            <text:p>FALSE</text:p>
          </table:table-cell>
          <table:table-cell table:style-name="ce61" table:formula="of:=EXACT([.F81];[.K8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21:11:26</text:p>
          </table:table-cell>
          <table:table-cell/>
          <table:table-cell office:value-type="string" calcext:value-type="string">
            <text:p>IMG_2399.jpg</text:p>
          </table:table-cell>
          <table:table-cell table:style-name="ce47" office:value-type="string" calcext:value-type="string">
            <text:p>15:02:06</text:p>
          </table:table-cell>
          <table:table-cell table:formula="of:=MID([.E8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0.jpg</text:p>
          </table:table-cell>
          <table:table-cell table:style-name="ce47" office:value-type="string" calcext:value-type="string">
            <text:p>2021:11:26</text:p>
          </table:table-cell>
          <table:table-cell table:style-name="ce47" office:value-type="string" calcext:value-type="string">
            <text:p>14:57:03</text:p>
          </table:table-cell>
          <table:table-cell table:formula="of:=MID([.J82];1;2)+1" office:value-type="float" office:value="15" calcext:value-type="float">
            <text:p>15</text:p>
          </table:table-cell>
          <table:table-cell/>
          <table:table-cell table:style-name="ce61" table:formula="of:=EXACT([.D82];[.I82])" office:value-type="boolean" office:boolean-value="false" calcext:value-type="boolean">
            <text:p>FALSE</text:p>
          </table:table-cell>
          <table:table-cell table:style-name="ce61" table:formula="of:=EXACT([.F82];[.K8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21:11:27</text:p>
          </table:table-cell>
          <table:table-cell/>
          <table:table-cell office:value-type="string" calcext:value-type="string">
            <text:p>IMG_2401.jpg</text:p>
          </table:table-cell>
          <table:table-cell table:style-name="ce47" office:value-type="string" calcext:value-type="string">
            <text:p>15:02:05</text:p>
          </table:table-cell>
          <table:table-cell table:formula="of:=MID([.E8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02.jpg</text:p>
          </table:table-cell>
          <table:table-cell table:style-name="ce47" office:value-type="string" calcext:value-type="string">
            <text:p>2021:11:27</text:p>
          </table:table-cell>
          <table:table-cell table:style-name="ce47" office:value-type="string" calcext:value-type="string">
            <text:p>14:57:01</text:p>
          </table:table-cell>
          <table:table-cell table:formula="of:=MID([.J83];1;2)+1" office:value-type="float" office:value="15" calcext:value-type="float">
            <text:p>15</text:p>
          </table:table-cell>
          <table:table-cell/>
          <table:table-cell table:style-name="ce61" table:formula="of:=EXACT([.D83];[.I83])" office:value-type="boolean" office:boolean-value="false" calcext:value-type="boolean">
            <text:p>FALSE</text:p>
          </table:table-cell>
          <table:table-cell table:style-name="ce61" table:formula="of:=EXACT([.F83];[.K8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21:11:28</text:p>
          </table:table-cell>
          <table:table-cell/>
          <table:table-cell office:value-type="string" calcext:value-type="string">
            <text:p>IMG_2404.jpg</text:p>
          </table:table-cell>
          <table:table-cell table:style-name="ce47" office:value-type="string" calcext:value-type="string">
            <text:p>16:02:03</text:p>
          </table:table-cell>
          <table:table-cell table:formula="of:=MID([.E8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5.jpg</text:p>
          </table:table-cell>
          <table:table-cell table:style-name="ce47" office:value-type="string" calcext:value-type="string">
            <text:p>2021:11:28</text:p>
          </table:table-cell>
          <table:table-cell table:style-name="ce47" office:value-type="string" calcext:value-type="string">
            <text:p>15:56:59</text:p>
          </table:table-cell>
          <table:table-cell table:formula="of:=MID([.J84];1;2)+1" office:value-type="float" office:value="16" calcext:value-type="float">
            <text:p>16</text:p>
          </table:table-cell>
          <table:table-cell/>
          <table:table-cell table:style-name="ce61" table:formula="of:=EXACT([.D84];[.I84])" office:value-type="boolean" office:boolean-value="false" calcext:value-type="boolean">
            <text:p>FALSE</text:p>
          </table:table-cell>
          <table:table-cell table:style-name="ce61" table:formula="of:=EXACT([.F84];[.K8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21:11:29</text:p>
          </table:table-cell>
          <table:table-cell/>
          <table:table-cell office:value-type="string" calcext:value-type="string">
            <text:p>IMG_2406.jpg</text:p>
          </table:table-cell>
          <table:table-cell table:style-name="ce47" office:value-type="string" calcext:value-type="string">
            <text:p>16:02:02</text:p>
          </table:table-cell>
          <table:table-cell table:formula="of:=MID([.E8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07.jpg</text:p>
          </table:table-cell>
          <table:table-cell table:style-name="ce47" office:value-type="string" calcext:value-type="string">
            <text:p>2021:11:29</text:p>
          </table:table-cell>
          <table:table-cell table:style-name="ce47" office:value-type="string" calcext:value-type="string">
            <text:p>15:56:56</text:p>
          </table:table-cell>
          <table:table-cell table:formula="of:=MID([.J85];1;2)+1" office:value-type="float" office:value="16" calcext:value-type="float">
            <text:p>16</text:p>
          </table:table-cell>
          <table:table-cell/>
          <table:table-cell table:style-name="ce61" table:formula="of:=EXACT([.D85];[.I85])" office:value-type="boolean" office:boolean-value="false" calcext:value-type="boolean">
            <text:p>FALSE</text:p>
          </table:table-cell>
          <table:table-cell table:style-name="ce61" table:formula="of:=EXACT([.F85];[.K8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21:12:01</text:p>
          </table:table-cell>
          <table:table-cell/>
          <table:table-cell office:value-type="string" calcext:value-type="string">
            <text:p>IMG_2407.jpg</text:p>
          </table:table-cell>
          <table:table-cell table:style-name="ce47" office:value-type="string" calcext:value-type="string">
            <text:p>15:02:00</text:p>
          </table:table-cell>
          <table:table-cell table:formula="of:=MID([.E8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0.jpg</text:p>
          </table:table-cell>
          <table:table-cell table:style-name="ce47" office:value-type="string" calcext:value-type="string">
            <text:p>2021:12:01</text:p>
          </table:table-cell>
          <table:table-cell table:style-name="ce47" office:value-type="string" calcext:value-type="string">
            <text:p>14:56:53</text:p>
          </table:table-cell>
          <table:table-cell table:formula="of:=MID([.J86];1;2)+1" office:value-type="float" office:value="15" calcext:value-type="float">
            <text:p>15</text:p>
          </table:table-cell>
          <table:table-cell/>
          <table:table-cell table:style-name="ce61" table:formula="of:=EXACT([.D86];[.I86])" office:value-type="boolean" office:boolean-value="false" calcext:value-type="boolean">
            <text:p>FALSE</text:p>
          </table:table-cell>
          <table:table-cell table:style-name="ce61" table:formula="of:=EXACT([.F86];[.K8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21:12:03</text:p>
          </table:table-cell>
          <table:table-cell/>
          <table:table-cell office:value-type="string" calcext:value-type="string">
            <text:p>IMG_2409.jpg</text:p>
          </table:table-cell>
          <table:table-cell table:style-name="ce47" office:value-type="string" calcext:value-type="string">
            <text:p>15:01:58</text:p>
          </table:table-cell>
          <table:table-cell table:formula="of:=MID([.E8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14.jpg</text:p>
          </table:table-cell>
          <table:table-cell table:style-name="ce47" office:value-type="string" calcext:value-type="string">
            <text:p>2021:12:03</text:p>
          </table:table-cell>
          <table:table-cell table:style-name="ce47" office:value-type="string" calcext:value-type="string">
            <text:p>14:56:49</text:p>
          </table:table-cell>
          <table:table-cell table:formula="of:=MID([.J87];1;2)+1" office:value-type="float" office:value="15" calcext:value-type="float">
            <text:p>15</text:p>
          </table:table-cell>
          <table:table-cell/>
          <table:table-cell table:style-name="ce61" table:formula="of:=EXACT([.D87];[.I87])" office:value-type="boolean" office:boolean-value="false" calcext:value-type="boolean">
            <text:p>FALSE</text:p>
          </table:table-cell>
          <table:table-cell table:style-name="ce61" table:formula="of:=EXACT([.F87];[.K8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21:12:14</text:p>
          </table:table-cell>
          <table:table-cell/>
          <table:table-cell office:value-type="string" calcext:value-type="string">
            <text:p>IMG_2414.jpg</text:p>
          </table:table-cell>
          <table:table-cell table:style-name="ce47" office:value-type="string" calcext:value-type="string">
            <text:p>16:01:45</text:p>
          </table:table-cell>
          <table:table-cell table:formula="of:=MID([.E8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37.jpg</text:p>
          </table:table-cell>
          <table:table-cell table:style-name="ce47" office:value-type="string" calcext:value-type="string">
            <text:p>2021:12:14</text:p>
          </table:table-cell>
          <table:table-cell table:style-name="ce47" office:value-type="string" calcext:value-type="string">
            <text:p>15:56:27</text:p>
          </table:table-cell>
          <table:table-cell table:formula="of:=MID([.J88];1;2)+1" office:value-type="float" office:value="16" calcext:value-type="float">
            <text:p>16</text:p>
          </table:table-cell>
          <table:table-cell/>
          <table:table-cell table:style-name="ce61" table:formula="of:=EXACT([.D88];[.I88])" office:value-type="boolean" office:boolean-value="false" calcext:value-type="boolean">
            <text:p>FALSE</text:p>
          </table:table-cell>
          <table:table-cell table:style-name="ce61" table:formula="of:=EXACT([.F88];[.K8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21:12:23</text:p>
          </table:table-cell>
          <table:table-cell/>
          <table:table-cell office:value-type="string" calcext:value-type="string">
            <text:p>IMG_2415.jpg</text:p>
          </table:table-cell>
          <table:table-cell table:style-name="ce47" office:value-type="string" calcext:value-type="string">
            <text:p>15:01:42</text:p>
          </table:table-cell>
          <table:table-cell table:formula="of:=MID([.E8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4.jpg</text:p>
          </table:table-cell>
          <table:table-cell table:style-name="ce47" office:value-type="string" calcext:value-type="string">
            <text:p>2021:12:23</text:p>
          </table:table-cell>
          <table:table-cell table:style-name="ce47" office:value-type="string" calcext:value-type="string">
            <text:p>14:56:16</text:p>
          </table:table-cell>
          <table:table-cell table:formula="of:=MID([.J89];1;2)+1" office:value-type="float" office:value="15" calcext:value-type="float">
            <text:p>15</text:p>
          </table:table-cell>
          <table:table-cell/>
          <table:table-cell table:style-name="ce61" table:formula="of:=EXACT([.D89];[.I89])" office:value-type="boolean" office:boolean-value="false" calcext:value-type="boolean">
            <text:p>FALSE</text:p>
          </table:table-cell>
          <table:table-cell table:style-name="ce61" table:formula="of:=EXACT([.F89];[.K8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21:12:24</text:p>
          </table:table-cell>
          <table:table-cell/>
          <table:table-cell office:value-type="string" calcext:value-type="string">
            <text:p>IMG_2417.jpg</text:p>
          </table:table-cell>
          <table:table-cell table:style-name="ce47" office:value-type="string" calcext:value-type="string">
            <text:p>15:01:41</text:p>
          </table:table-cell>
          <table:table-cell table:formula="of:=MID([.E9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56.jpg</text:p>
          </table:table-cell>
          <table:table-cell table:style-name="ce47" office:value-type="string" calcext:value-type="string">
            <text:p>2021:12:24</text:p>
          </table:table-cell>
          <table:table-cell table:style-name="ce47" office:value-type="string" calcext:value-type="string">
            <text:p>14:56:14</text:p>
          </table:table-cell>
          <table:table-cell table:formula="of:=MID([.J90];1;2)+1" office:value-type="float" office:value="15" calcext:value-type="float">
            <text:p>15</text:p>
          </table:table-cell>
          <table:table-cell/>
          <table:table-cell table:style-name="ce61" table:formula="of:=EXACT([.D90];[.I90])" office:value-type="boolean" office:boolean-value="false" calcext:value-type="boolean">
            <text:p>FALSE</text:p>
          </table:table-cell>
          <table:table-cell table:style-name="ce61" table:formula="of:=EXACT([.F90];[.K9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21:12:26</text:p>
          </table:table-cell>
          <table:table-cell/>
          <table:table-cell office:value-type="string" calcext:value-type="string">
            <text:p>IMG_2419.jpg</text:p>
          </table:table-cell>
          <table:table-cell table:style-name="ce47" office:value-type="string" calcext:value-type="string">
            <text:p>15:01:40</text:p>
          </table:table-cell>
          <table:table-cell table:formula="of:=MID([.E9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60.jpg</text:p>
          </table:table-cell>
          <table:table-cell table:style-name="ce47" office:value-type="string" calcext:value-type="string">
            <text:p>2021:12:26</text:p>
          </table:table-cell>
          <table:table-cell table:style-name="ce47" office:value-type="string" calcext:value-type="string">
            <text:p>14:56:11</text:p>
          </table:table-cell>
          <table:table-cell table:formula="of:=MID([.J91];1;2)+1" office:value-type="float" office:value="15" calcext:value-type="float">
            <text:p>15</text:p>
          </table:table-cell>
          <table:table-cell/>
          <table:table-cell table:style-name="ce61" table:formula="of:=EXACT([.D91];[.I91])" office:value-type="boolean" office:boolean-value="false" calcext:value-type="boolean">
            <text:p>FALSE</text:p>
          </table:table-cell>
          <table:table-cell table:style-name="ce61" table:formula="of:=EXACT([.F91];[.K9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2];[.I92])" office:value-type="boolean" office:boolean-value="true" calcext:value-type="boolean">
            <text:p>TRUE</text:p>
          </table:table-cell>
          <table:table-cell table:style-name="ce61" table:formula="of:=EXACT([.F92];[.K9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3];[.I93])" office:value-type="boolean" office:boolean-value="true" calcext:value-type="boolean">
            <text:p>TRUE</text:p>
          </table:table-cell>
          <table:table-cell table:style-name="ce61" table:formula="of:=EXACT([.F93];[.K9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4];[.I94])" office:value-type="boolean" office:boolean-value="true" calcext:value-type="boolean">
            <text:p>TRUE</text:p>
          </table:table-cell>
          <table:table-cell table:style-name="ce61" table:formula="of:=EXACT([.F94];[.K9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5];[.I95])" office:value-type="boolean" office:boolean-value="true" calcext:value-type="boolean">
            <text:p>TRUE</text:p>
          </table:table-cell>
          <table:table-cell table:style-name="ce61" table:formula="of:=EXACT([.F95];[.K9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6];[.I96])" office:value-type="boolean" office:boolean-value="true" calcext:value-type="boolean">
            <text:p>TRUE</text:p>
          </table:table-cell>
          <table:table-cell table:style-name="ce61" table:formula="of:=EXACT([.F96];[.K9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7];[.I97])" office:value-type="boolean" office:boolean-value="true" calcext:value-type="boolean">
            <text:p>TRUE</text:p>
          </table:table-cell>
          <table:table-cell table:style-name="ce61" table:formula="of:=EXACT([.F97];[.K9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8];[.I98])" office:value-type="boolean" office:boolean-value="true" calcext:value-type="boolean">
            <text:p>TRUE</text:p>
          </table:table-cell>
          <table:table-cell table:style-name="ce61" table:formula="of:=EXACT([.F98];[.K9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99];[.I99])" office:value-type="boolean" office:boolean-value="true" calcext:value-type="boolean">
            <text:p>TRUE</text:p>
          </table:table-cell>
          <table:table-cell table:style-name="ce61" table:formula="of:=EXACT([.F99];[.K9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0];[.I100])" office:value-type="boolean" office:boolean-value="true" calcext:value-type="boolean">
            <text:p>TRUE</text:p>
          </table:table-cell>
          <table:table-cell table:style-name="ce61" table:formula="of:=EXACT([.F100];[.K10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1];[.I101])" office:value-type="boolean" office:boolean-value="true" calcext:value-type="boolean">
            <text:p>TRUE</text:p>
          </table:table-cell>
          <table:table-cell table:style-name="ce61" table:formula="of:=EXACT([.F101];[.K10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2];[.I102])" office:value-type="boolean" office:boolean-value="true" calcext:value-type="boolean">
            <text:p>TRUE</text:p>
          </table:table-cell>
          <table:table-cell table:style-name="ce61" table:formula="of:=EXACT([.F102];[.K10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3];[.I103])" office:value-type="boolean" office:boolean-value="true" calcext:value-type="boolean">
            <text:p>TRUE</text:p>
          </table:table-cell>
          <table:table-cell table:style-name="ce61" table:formula="of:=EXACT([.F103];[.K10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4];[.I104])" office:value-type="boolean" office:boolean-value="true" calcext:value-type="boolean">
            <text:p>TRUE</text:p>
          </table:table-cell>
          <table:table-cell table:style-name="ce61" table:formula="of:=EXACT([.F104];[.K10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5];[.I105])" office:value-type="boolean" office:boolean-value="true" calcext:value-type="boolean">
            <text:p>TRUE</text:p>
          </table:table-cell>
          <table:table-cell table:style-name="ce61" table:formula="of:=EXACT([.F105];[.K10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6];[.I106])" office:value-type="boolean" office:boolean-value="true" calcext:value-type="boolean">
            <text:p>TRUE</text:p>
          </table:table-cell>
          <table:table-cell table:style-name="ce61" table:formula="of:=EXACT([.F106];[.K10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7];[.I107])" office:value-type="boolean" office:boolean-value="true" calcext:value-type="boolean">
            <text:p>TRUE</text:p>
          </table:table-cell>
          <table:table-cell table:style-name="ce61" table:formula="of:=EXACT([.F107];[.K10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8];[.I108])" office:value-type="boolean" office:boolean-value="true" calcext:value-type="boolean">
            <text:p>TRUE</text:p>
          </table:table-cell>
          <table:table-cell table:style-name="ce61" table:formula="of:=EXACT([.F108];[.K10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09];[.I109])" office:value-type="boolean" office:boolean-value="true" calcext:value-type="boolean">
            <text:p>TRUE</text:p>
          </table:table-cell>
          <table:table-cell table:style-name="ce61" table:formula="of:=EXACT([.F109];[.K10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0];[.I110])" office:value-type="boolean" office:boolean-value="true" calcext:value-type="boolean">
            <text:p>TRUE</text:p>
          </table:table-cell>
          <table:table-cell table:style-name="ce61" table:formula="of:=EXACT([.F110];[.K11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1];[.I111])" office:value-type="boolean" office:boolean-value="true" calcext:value-type="boolean">
            <text:p>TRUE</text:p>
          </table:table-cell>
          <table:table-cell table:style-name="ce61" table:formula="of:=EXACT([.F111];[.K11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2];[.I112])" office:value-type="boolean" office:boolean-value="true" calcext:value-type="boolean">
            <text:p>TRUE</text:p>
          </table:table-cell>
          <table:table-cell table:style-name="ce61" table:formula="of:=EXACT([.F112];[.K11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3];[.I113])" office:value-type="boolean" office:boolean-value="true" calcext:value-type="boolean">
            <text:p>TRUE</text:p>
          </table:table-cell>
          <table:table-cell table:style-name="ce61" table:formula="of:=EXACT([.F113];[.K11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4];[.I114])" office:value-type="boolean" office:boolean-value="true" calcext:value-type="boolean">
            <text:p>TRUE</text:p>
          </table:table-cell>
          <table:table-cell table:style-name="ce61" table:formula="of:=EXACT([.F114];[.K11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5];[.I115])" office:value-type="boolean" office:boolean-value="true" calcext:value-type="boolean">
            <text:p>TRUE</text:p>
          </table:table-cell>
          <table:table-cell table:style-name="ce61" table:formula="of:=EXACT([.F115];[.K11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6];[.I116])" office:value-type="boolean" office:boolean-value="true" calcext:value-type="boolean">
            <text:p>TRUE</text:p>
          </table:table-cell>
          <table:table-cell table:style-name="ce61" table:formula="of:=EXACT([.F116];[.K11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7];[.I117])" office:value-type="boolean" office:boolean-value="true" calcext:value-type="boolean">
            <text:p>TRUE</text:p>
          </table:table-cell>
          <table:table-cell table:style-name="ce61" table:formula="of:=EXACT([.F117];[.K11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8];[.I118])" office:value-type="boolean" office:boolean-value="true" calcext:value-type="boolean">
            <text:p>TRUE</text:p>
          </table:table-cell>
          <table:table-cell table:style-name="ce61" table:formula="of:=EXACT([.F118];[.K11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19];[.I119])" office:value-type="boolean" office:boolean-value="true" calcext:value-type="boolean">
            <text:p>TRUE</text:p>
          </table:table-cell>
          <table:table-cell table:style-name="ce61" table:formula="of:=EXACT([.F119];[.K11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0];[.I120])" office:value-type="boolean" office:boolean-value="true" calcext:value-type="boolean">
            <text:p>TRUE</text:p>
          </table:table-cell>
          <table:table-cell table:style-name="ce61" table:formula="of:=EXACT([.F120];[.K12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1];[.I121])" office:value-type="boolean" office:boolean-value="true" calcext:value-type="boolean">
            <text:p>TRUE</text:p>
          </table:table-cell>
          <table:table-cell table:style-name="ce61" table:formula="of:=EXACT([.F121];[.K12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2];[.I122])" office:value-type="boolean" office:boolean-value="true" calcext:value-type="boolean">
            <text:p>TRUE</text:p>
          </table:table-cell>
          <table:table-cell table:style-name="ce61" table:formula="of:=EXACT([.F122];[.K12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3];[.I123])" office:value-type="boolean" office:boolean-value="true" calcext:value-type="boolean">
            <text:p>TRUE</text:p>
          </table:table-cell>
          <table:table-cell table:style-name="ce61" table:formula="of:=EXACT([.F123];[.K12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4];[.I124])" office:value-type="boolean" office:boolean-value="true" calcext:value-type="boolean">
            <text:p>TRUE</text:p>
          </table:table-cell>
          <table:table-cell table:style-name="ce61" table:formula="of:=EXACT([.F124];[.K12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5];[.I125])" office:value-type="boolean" office:boolean-value="true" calcext:value-type="boolean">
            <text:p>TRUE</text:p>
          </table:table-cell>
          <table:table-cell table:style-name="ce61" table:formula="of:=EXACT([.F125];[.K12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6];[.I126])" office:value-type="boolean" office:boolean-value="true" calcext:value-type="boolean">
            <text:p>TRUE</text:p>
          </table:table-cell>
          <table:table-cell table:style-name="ce61" table:formula="of:=EXACT([.F126];[.K126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7];[.I127])" office:value-type="boolean" office:boolean-value="true" calcext:value-type="boolean">
            <text:p>TRUE</text:p>
          </table:table-cell>
          <table:table-cell table:style-name="ce61" table:formula="of:=EXACT([.F127];[.K127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8];[.I128])" office:value-type="boolean" office:boolean-value="true" calcext:value-type="boolean">
            <text:p>TRUE</text:p>
          </table:table-cell>
          <table:table-cell table:style-name="ce61" table:formula="of:=EXACT([.F128];[.K128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29];[.I129])" office:value-type="boolean" office:boolean-value="true" calcext:value-type="boolean">
            <text:p>TRUE</text:p>
          </table:table-cell>
          <table:table-cell table:style-name="ce61" table:formula="of:=EXACT([.F129];[.K129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0];[.I130])" office:value-type="boolean" office:boolean-value="true" calcext:value-type="boolean">
            <text:p>TRUE</text:p>
          </table:table-cell>
          <table:table-cell table:style-name="ce61" table:formula="of:=EXACT([.F130];[.K130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1];[.I131])" office:value-type="boolean" office:boolean-value="true" calcext:value-type="boolean">
            <text:p>TRUE</text:p>
          </table:table-cell>
          <table:table-cell table:style-name="ce61" table:formula="of:=EXACT([.F131];[.K131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2];[.I132])" office:value-type="boolean" office:boolean-value="true" calcext:value-type="boolean">
            <text:p>TRUE</text:p>
          </table:table-cell>
          <table:table-cell table:style-name="ce61" table:formula="of:=EXACT([.F132];[.K132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3];[.I133])" office:value-type="boolean" office:boolean-value="true" calcext:value-type="boolean">
            <text:p>TRUE</text:p>
          </table:table-cell>
          <table:table-cell table:style-name="ce61" table:formula="of:=EXACT([.F133];[.K133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4];[.I134])" office:value-type="boolean" office:boolean-value="true" calcext:value-type="boolean">
            <text:p>TRUE</text:p>
          </table:table-cell>
          <table:table-cell table:style-name="ce61" table:formula="of:=EXACT([.F134];[.K134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1" table:formula="of:=EXACT([.D135];[.I135])" office:value-type="boolean" office:boolean-value="true" calcext:value-type="boolean">
            <text:p>TRUE</text:p>
          </table:table-cell>
          <table:table-cell table:style-name="ce61" table:formula="of:=EXACT([.F135];[.K135])" office:value-type="boolean" office:boolean-value="true" calcext:value-type="boolean">
            <text:p>TRUE</text:p>
          </table:table-cell>
          <table:table-cell table:number-columns-repeated="1008"/>
        </table:table-row>
        <table:table-row table:style-name="ro2" table:number-rows-repeated="104844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22_check_time" table:style-name="ta1">
        <table:table-column table:style-name="co1" table:default-cell-style-name="Default"/>
        <table:table-column table:style-name="co13" table:default-cell-style-name="Default"/>
        <table:table-column table:style-name="co13" table:default-cell-style-name="ce47"/>
        <table:table-column table:style-name="co5" table:default-cell-style-name="ce47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" table:default-cell-style-name="ce47"/>
        <table:table-column table:style-name="co5" table:default-cell-style-name="ce47"/>
        <table:table-column table:style-name="co22" table:default-cell-style-name="Default"/>
        <table:table-column table:style-name="co23" table:default-cell-style-name="Default"/>
        <table:table-column table:style-name="co24" table:default-cell-style-name="ce61"/>
        <table:table-column table:style-name="co25" table:default-cell-style-name="ce61"/>
        <table:table-column table:style-name="co12" table:number-columns-repeated="1006" table:default-cell-style-name="Default"/>
        <table:table-row table:style-name="ro2">
          <table:table-cell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number-columns-repeated="2"/>
          <table:table-cell office:value-type="string" calcext:value-type="string">
            <text:p>p2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epoch</text:p>
          </table:table-cell>
          <table:table-cell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</text:p>
          </table:table-cell>
          <table:table-cell/>
          <table:table-cell table:style-name="Default" office:value-type="string" calcext:value-type="string">
            <text:p>day equal</text:p>
          </table:table-cell>
          <table:table-cell table:style-name="Default" office:value-type="string" calcext:value-type="string">
            <text:p>time equal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MG_2423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5:01:39</text:p>
          </table:table-cell>
          <table:table-cell table:formula="of:=MID([.D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876.jpg</text:p>
          </table:table-cell>
          <table:table-cell office:value-type="string" calcext:value-type="string">
            <text:p>2022:01:03</text:p>
          </table:table-cell>
          <table:table-cell office:value-type="string" calcext:value-type="string">
            <text:p>14:56:03</text:p>
          </table:table-cell>
          <table:table-cell table:formula="of:=MID([.I3];1;2)+1" office:value-type="float" office:value="15" calcext:value-type="float">
            <text:p>15</text:p>
          </table:table-cell>
          <table:table-cell/>
          <table:table-cell table:formula="of:=EXACT([.C3];[.H3])" office:value-type="boolean" office:boolean-value="true" calcext:value-type="boolean">
            <text:p>TRUE</text:p>
          </table:table-cell>
          <table:table-cell table:formula="of:=EXACT([.E3];[.J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G_2426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6:01:39</text:p>
          </table:table-cell>
          <table:table-cell table:formula="of:=MID([.D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79.jpg</text:p>
          </table:table-cell>
          <table:table-cell office:value-type="string" calcext:value-type="string">
            <text:p>2022:01:04</text:p>
          </table:table-cell>
          <table:table-cell office:value-type="string" calcext:value-type="string">
            <text:p>15:56:02</text:p>
          </table:table-cell>
          <table:table-cell table:formula="of:=MID([.I4];1;2)+1" office:value-type="float" office:value="16" calcext:value-type="float">
            <text:p>16</text:p>
          </table:table-cell>
          <table:table-cell/>
          <table:table-cell table:formula="of:=EXACT([.C4];[.H4])" office:value-type="boolean" office:boolean-value="true" calcext:value-type="boolean">
            <text:p>TRUE</text:p>
          </table:table-cell>
          <table:table-cell table:formula="of:=EXACT([.E4];[.J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G_2428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6:01:38</text:p>
          </table:table-cell>
          <table:table-cell table:formula="of:=MID([.D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81.jpg</text:p>
          </table:table-cell>
          <table:table-cell office:value-type="string" calcext:value-type="string">
            <text:p>2022:01:05</text:p>
          </table:table-cell>
          <table:table-cell office:value-type="string" calcext:value-type="string">
            <text:p>15:56:00</text:p>
          </table:table-cell>
          <table:table-cell table:formula="of:=MID([.I5];1;2)+1" office:value-type="float" office:value="16" calcext:value-type="float">
            <text:p>16</text:p>
          </table:table-cell>
          <table:table-cell/>
          <table:table-cell table:formula="of:=EXACT([.C5];[.H5])" office:value-type="boolean" office:boolean-value="true" calcext:value-type="boolean">
            <text:p>TRUE</text:p>
          </table:table-cell>
          <table:table-cell table:formula="of:=EXACT([.E5];[.J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G_2430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6:01:32</text:p>
          </table:table-cell>
          <table:table-cell table:formula="of:=MID([.D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891.jpg</text:p>
          </table:table-cell>
          <table:table-cell office:value-type="string" calcext:value-type="string">
            <text:p>2022:01:10</text:p>
          </table:table-cell>
          <table:table-cell office:value-type="string" calcext:value-type="string">
            <text:p>15:55:49</text:p>
          </table:table-cell>
          <table:table-cell table:formula="of:=MID([.I6];1;2)+1" office:value-type="float" office:value="16" calcext:value-type="float">
            <text:p>16</text:p>
          </table:table-cell>
          <table:table-cell/>
          <table:table-cell table:formula="of:=EXACT([.C6];[.H6])" office:value-type="boolean" office:boolean-value="true" calcext:value-type="boolean">
            <text:p>TRUE</text:p>
          </table:table-cell>
          <table:table-cell table:formula="of:=EXACT([.E6];[.J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G_2432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6:01:28</text:p>
          </table:table-cell>
          <table:table-cell table:formula="of:=MID([.D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5.jpg</text:p>
          </table:table-cell>
          <table:table-cell office:value-type="string" calcext:value-type="string">
            <text:p>2022:01:17</text:p>
          </table:table-cell>
          <table:table-cell office:value-type="string" calcext:value-type="string">
            <text:p>15:55:41</text:p>
          </table:table-cell>
          <table:table-cell table:formula="of:=MID([.I7];1;2)+1" office:value-type="float" office:value="16" calcext:value-type="float">
            <text:p>16</text:p>
          </table:table-cell>
          <table:table-cell/>
          <table:table-cell table:formula="of:=EXACT([.C7];[.H7])" office:value-type="boolean" office:boolean-value="true" calcext:value-type="boolean">
            <text:p>TRUE</text:p>
          </table:table-cell>
          <table:table-cell table:formula="of:=EXACT([.E7];[.J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G_2434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6:01:27</text:p>
          </table:table-cell>
          <table:table-cell table:formula="of:=MID([.D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09.jpg</text:p>
          </table:table-cell>
          <table:table-cell office:value-type="string" calcext:value-type="string">
            <text:p>2022:01:19</text:p>
          </table:table-cell>
          <table:table-cell office:value-type="string" calcext:value-type="string">
            <text:p>15:55:38</text:p>
          </table:table-cell>
          <table:table-cell table:formula="of:=MID([.I8];1;2)+1" office:value-type="float" office:value="16" calcext:value-type="float">
            <text:p>16</text:p>
          </table:table-cell>
          <table:table-cell/>
          <table:table-cell table:formula="of:=EXACT([.C8];[.H8])" office:value-type="boolean" office:boolean-value="true" calcext:value-type="boolean">
            <text:p>TRUE</text:p>
          </table:table-cell>
          <table:table-cell table:formula="of:=EXACT([.E8];[.J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G_2436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6:01:26</text:p>
          </table:table-cell>
          <table:table-cell table:formula="of:=MID([.D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1.jpg</text:p>
          </table:table-cell>
          <table:table-cell office:value-type="string" calcext:value-type="string">
            <text:p>2022:01:20</text:p>
          </table:table-cell>
          <table:table-cell office:value-type="string" calcext:value-type="string">
            <text:p>15:55:37</text:p>
          </table:table-cell>
          <table:table-cell table:formula="of:=MID([.I9];1;2)+1" office:value-type="float" office:value="16" calcext:value-type="float">
            <text:p>16</text:p>
          </table:table-cell>
          <table:table-cell/>
          <table:table-cell table:formula="of:=EXACT([.C9];[.H9])" office:value-type="boolean" office:boolean-value="true" calcext:value-type="boolean">
            <text:p>TRUE</text:p>
          </table:table-cell>
          <table:table-cell table:formula="of:=EXACT([.E9];[.J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G_2438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6:01:25</text:p>
          </table:table-cell>
          <table:table-cell table:formula="of:=MID([.D1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3.jpg</text:p>
          </table:table-cell>
          <table:table-cell office:value-type="string" calcext:value-type="string">
            <text:p>2022:01:21</text:p>
          </table:table-cell>
          <table:table-cell office:value-type="string" calcext:value-type="string">
            <text:p>15:55:35</text:p>
          </table:table-cell>
          <table:table-cell table:formula="of:=MID([.I10];1;2)+1" office:value-type="float" office:value="16" calcext:value-type="float">
            <text:p>16</text:p>
          </table:table-cell>
          <table:table-cell/>
          <table:table-cell table:formula="of:=EXACT([.C10];[.H10])" office:value-type="boolean" office:boolean-value="true" calcext:value-type="boolean">
            <text:p>TRUE</text:p>
          </table:table-cell>
          <table:table-cell table:formula="of:=EXACT([.E10];[.J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G_2440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6:01:24</text:p>
          </table:table-cell>
          <table:table-cell table:formula="of:=MID([.D1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5.jpg</text:p>
          </table:table-cell>
          <table:table-cell office:value-type="string" calcext:value-type="string">
            <text:p>2022:01:22</text:p>
          </table:table-cell>
          <table:table-cell office:value-type="string" calcext:value-type="string">
            <text:p>15:55:33</text:p>
          </table:table-cell>
          <table:table-cell table:formula="of:=MID([.I11];1;2)+1" office:value-type="float" office:value="16" calcext:value-type="float">
            <text:p>16</text:p>
          </table:table-cell>
          <table:table-cell/>
          <table:table-cell table:formula="of:=EXACT([.C11];[.H11])" office:value-type="boolean" office:boolean-value="true" calcext:value-type="boolean">
            <text:p>TRUE</text:p>
          </table:table-cell>
          <table:table-cell table:formula="of:=EXACT([.E11];[.J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MG_2442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6:01:23</text:p>
          </table:table-cell>
          <table:table-cell table:formula="of:=MID([.D1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7.jpg</text:p>
          </table:table-cell>
          <table:table-cell office:value-type="string" calcext:value-type="string">
            <text:p>2022:01:23</text:p>
          </table:table-cell>
          <table:table-cell office:value-type="string" calcext:value-type="string">
            <text:p>15:55:32</text:p>
          </table:table-cell>
          <table:table-cell table:formula="of:=MID([.I12];1;2)+1" office:value-type="float" office:value="16" calcext:value-type="float">
            <text:p>16</text:p>
          </table:table-cell>
          <table:table-cell/>
          <table:table-cell table:formula="of:=EXACT([.C12];[.H12])" office:value-type="boolean" office:boolean-value="true" calcext:value-type="boolean">
            <text:p>TRUE</text:p>
          </table:table-cell>
          <table:table-cell table:formula="of:=EXACT([.E12];[.J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G_2444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6:01:23</text:p>
          </table:table-cell>
          <table:table-cell table:formula="of:=MID([.D1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19.jpg</text:p>
          </table:table-cell>
          <table:table-cell office:value-type="string" calcext:value-type="string">
            <text:p>2022:01:24</text:p>
          </table:table-cell>
          <table:table-cell office:value-type="string" calcext:value-type="string">
            <text:p>15:55:31</text:p>
          </table:table-cell>
          <table:table-cell table:formula="of:=MID([.I13];1;2)+1" office:value-type="float" office:value="16" calcext:value-type="float">
            <text:p>16</text:p>
          </table:table-cell>
          <table:table-cell/>
          <table:table-cell table:formula="of:=EXACT([.C13];[.H13])" office:value-type="boolean" office:boolean-value="true" calcext:value-type="boolean">
            <text:p>TRUE</text:p>
          </table:table-cell>
          <table:table-cell table:formula="of:=EXACT([.E13];[.J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G_2446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6:01:23</text:p>
          </table:table-cell>
          <table:table-cell table:formula="of:=MID([.D1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1.jpg</text:p>
          </table:table-cell>
          <table:table-cell office:value-type="string" calcext:value-type="string">
            <text:p>2022:01:25</text:p>
          </table:table-cell>
          <table:table-cell office:value-type="string" calcext:value-type="string">
            <text:p>15:55:30</text:p>
          </table:table-cell>
          <table:table-cell table:formula="of:=MID([.I14];1;2)+1" office:value-type="float" office:value="16" calcext:value-type="float">
            <text:p>16</text:p>
          </table:table-cell>
          <table:table-cell/>
          <table:table-cell table:formula="of:=EXACT([.C14];[.H14])" office:value-type="boolean" office:boolean-value="true" calcext:value-type="boolean">
            <text:p>TRUE</text:p>
          </table:table-cell>
          <table:table-cell table:formula="of:=EXACT([.E14];[.J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MG_2448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6:01:23</text:p>
          </table:table-cell>
          <table:table-cell table:formula="of:=MID([.D1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3.jpg</text:p>
          </table:table-cell>
          <table:table-cell office:value-type="string" calcext:value-type="string">
            <text:p>2022:01:26</text:p>
          </table:table-cell>
          <table:table-cell office:value-type="string" calcext:value-type="string">
            <text:p>15:55:29</text:p>
          </table:table-cell>
          <table:table-cell table:formula="of:=MID([.I15];1;2)+1" office:value-type="float" office:value="16" calcext:value-type="float">
            <text:p>16</text:p>
          </table:table-cell>
          <table:table-cell/>
          <table:table-cell table:formula="of:=EXACT([.C15];[.H15])" office:value-type="boolean" office:boolean-value="true" calcext:value-type="boolean">
            <text:p>TRUE</text:p>
          </table:table-cell>
          <table:table-cell table:formula="of:=EXACT([.E15];[.J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MG_2450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6:01:23</text:p>
          </table:table-cell>
          <table:table-cell table:formula="of:=MID([.D16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5.jpg</text:p>
          </table:table-cell>
          <table:table-cell office:value-type="string" calcext:value-type="string">
            <text:p>2022:01:27</text:p>
          </table:table-cell>
          <table:table-cell office:value-type="string" calcext:value-type="string">
            <text:p>15:55:28</text:p>
          </table:table-cell>
          <table:table-cell table:formula="of:=MID([.I16];1;2)+1" office:value-type="float" office:value="16" calcext:value-type="float">
            <text:p>16</text:p>
          </table:table-cell>
          <table:table-cell/>
          <table:table-cell table:formula="of:=EXACT([.C16];[.H16])" office:value-type="boolean" office:boolean-value="true" calcext:value-type="boolean">
            <text:p>TRUE</text:p>
          </table:table-cell>
          <table:table-cell table:formula="of:=EXACT([.E16];[.J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MG_2452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6:01:23</text:p>
          </table:table-cell>
          <table:table-cell table:formula="of:=MID([.D1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7.jpg</text:p>
          </table:table-cell>
          <table:table-cell office:value-type="string" calcext:value-type="string">
            <text:p>2022:01:28</text:p>
          </table:table-cell>
          <table:table-cell office:value-type="string" calcext:value-type="string">
            <text:p>15:55:27</text:p>
          </table:table-cell>
          <table:table-cell table:formula="of:=MID([.I17];1;2)+1" office:value-type="float" office:value="16" calcext:value-type="float">
            <text:p>16</text:p>
          </table:table-cell>
          <table:table-cell/>
          <table:table-cell table:formula="of:=EXACT([.C17];[.H17])" office:value-type="boolean" office:boolean-value="true" calcext:value-type="boolean">
            <text:p>TRUE</text:p>
          </table:table-cell>
          <table:table-cell table:formula="of:=EXACT([.E17];[.J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MG_2454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6:01:23</text:p>
          </table:table-cell>
          <table:table-cell table:formula="of:=MID([.D1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29.jpg</text:p>
          </table:table-cell>
          <table:table-cell office:value-type="string" calcext:value-type="string">
            <text:p>2022:01:29</text:p>
          </table:table-cell>
          <table:table-cell office:value-type="string" calcext:value-type="string">
            <text:p>15:55:26</text:p>
          </table:table-cell>
          <table:table-cell table:formula="of:=MID([.I18];1;2)+1" office:value-type="float" office:value="16" calcext:value-type="float">
            <text:p>16</text:p>
          </table:table-cell>
          <table:table-cell/>
          <table:table-cell table:formula="of:=EXACT([.C18];[.H18])" office:value-type="boolean" office:boolean-value="true" calcext:value-type="boolean">
            <text:p>TRUE</text:p>
          </table:table-cell>
          <table:table-cell table:formula="of:=EXACT([.E18];[.J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MG_2456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6:01:23</text:p>
          </table:table-cell>
          <table:table-cell table:formula="of:=MID([.D1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1.jpg</text:p>
          </table:table-cell>
          <table:table-cell office:value-type="string" calcext:value-type="string">
            <text:p>2022:01:30</text:p>
          </table:table-cell>
          <table:table-cell office:value-type="string" calcext:value-type="string">
            <text:p>15:55:26</text:p>
          </table:table-cell>
          <table:table-cell table:formula="of:=MID([.I19];1;2)+1" office:value-type="float" office:value="16" calcext:value-type="float">
            <text:p>16</text:p>
          </table:table-cell>
          <table:table-cell/>
          <table:table-cell table:formula="of:=EXACT([.C19];[.H19])" office:value-type="boolean" office:boolean-value="true" calcext:value-type="boolean">
            <text:p>TRUE</text:p>
          </table:table-cell>
          <table:table-cell table:formula="of:=EXACT([.E19];[.J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MG_2457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5:01:24</text:p>
          </table:table-cell>
          <table:table-cell table:formula="of:=MID([.D2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2.jpg</text:p>
          </table:table-cell>
          <table:table-cell office:value-type="string" calcext:value-type="string">
            <text:p>2022:01:31</text:p>
          </table:table-cell>
          <table:table-cell office:value-type="string" calcext:value-type="string">
            <text:p>14:55:25</text:p>
          </table:table-cell>
          <table:table-cell table:formula="of:=MID([.I20];1;2)+1" office:value-type="float" office:value="15" calcext:value-type="float">
            <text:p>15</text:p>
          </table:table-cell>
          <table:table-cell/>
          <table:table-cell table:formula="of:=EXACT([.C20];[.H20])" office:value-type="boolean" office:boolean-value="true" calcext:value-type="boolean">
            <text:p>TRUE</text:p>
          </table:table-cell>
          <table:table-cell table:formula="of:=EXACT([.E20];[.J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MG_2460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6:01:23</text:p>
          </table:table-cell>
          <table:table-cell table:formula="of:=MID([.D2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5.jpg</text:p>
          </table:table-cell>
          <table:table-cell office:value-type="string" calcext:value-type="string">
            <text:p>2022:02:01</text:p>
          </table:table-cell>
          <table:table-cell office:value-type="string" calcext:value-type="string">
            <text:p>15:55:23</text:p>
          </table:table-cell>
          <table:table-cell table:formula="of:=MID([.I21];1;2)+1" office:value-type="float" office:value="16" calcext:value-type="float">
            <text:p>16</text:p>
          </table:table-cell>
          <table:table-cell/>
          <table:table-cell table:formula="of:=EXACT([.C21];[.H21])" office:value-type="boolean" office:boolean-value="true" calcext:value-type="boolean">
            <text:p>TRUE</text:p>
          </table:table-cell>
          <table:table-cell table:formula="of:=EXACT([.E21];[.J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MG_2461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5:01:23</text:p>
          </table:table-cell>
          <table:table-cell table:formula="of:=MID([.D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36.jpg</text:p>
          </table:table-cell>
          <table:table-cell office:value-type="string" calcext:value-type="string">
            <text:p>2022:02:02</text:p>
          </table:table-cell>
          <table:table-cell office:value-type="string" calcext:value-type="string">
            <text:p>14:55:22</text:p>
          </table:table-cell>
          <table:table-cell table:formula="of:=MID([.I22];1;2)+1" office:value-type="float" office:value="15" calcext:value-type="float">
            <text:p>15</text:p>
          </table:table-cell>
          <table:table-cell/>
          <table:table-cell table:formula="of:=EXACT([.C22];[.H22])" office:value-type="boolean" office:boolean-value="true" calcext:value-type="boolean">
            <text:p>TRUE</text:p>
          </table:table-cell>
          <table:table-cell table:formula="of:=EXACT([.E22];[.J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G_2464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6:01:23</text:p>
          </table:table-cell>
          <table:table-cell table:formula="of:=MID([.D2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39.jpg</text:p>
          </table:table-cell>
          <table:table-cell office:value-type="string" calcext:value-type="string">
            <text:p>2022:02:03</text:p>
          </table:table-cell>
          <table:table-cell office:value-type="string" calcext:value-type="string">
            <text:p>15:55:21</text:p>
          </table:table-cell>
          <table:table-cell table:formula="of:=MID([.I23];1;2)+1" office:value-type="float" office:value="16" calcext:value-type="float">
            <text:p>16</text:p>
          </table:table-cell>
          <table:table-cell/>
          <table:table-cell table:formula="of:=EXACT([.C23];[.H23])" office:value-type="boolean" office:boolean-value="true" calcext:value-type="boolean">
            <text:p>TRUE</text:p>
          </table:table-cell>
          <table:table-cell table:formula="of:=EXACT([.E23];[.J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MG_2466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6:01:23</text:p>
          </table:table-cell>
          <table:table-cell table:formula="of:=MID([.D2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1.jpg</text:p>
          </table:table-cell>
          <table:table-cell office:value-type="string" calcext:value-type="string">
            <text:p>2022:02:04</text:p>
          </table:table-cell>
          <table:table-cell office:value-type="string" calcext:value-type="string">
            <text:p>15:55:20</text:p>
          </table:table-cell>
          <table:table-cell table:formula="of:=MID([.I24];1;2)+1" office:value-type="float" office:value="16" calcext:value-type="float">
            <text:p>16</text:p>
          </table:table-cell>
          <table:table-cell/>
          <table:table-cell table:formula="of:=EXACT([.C24];[.H24])" office:value-type="boolean" office:boolean-value="true" calcext:value-type="boolean">
            <text:p>TRUE</text:p>
          </table:table-cell>
          <table:table-cell table:formula="of:=EXACT([.E24];[.J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MG_2468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6:01:23</text:p>
          </table:table-cell>
          <table:table-cell table:formula="of:=MID([.D2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3.jpg</text:p>
          </table:table-cell>
          <table:table-cell office:value-type="string" calcext:value-type="string">
            <text:p>2022:02:05</text:p>
          </table:table-cell>
          <table:table-cell office:value-type="string" calcext:value-type="string">
            <text:p>15:55:19</text:p>
          </table:table-cell>
          <table:table-cell table:formula="of:=MID([.I25];1;2)+1" office:value-type="float" office:value="16" calcext:value-type="float">
            <text:p>16</text:p>
          </table:table-cell>
          <table:table-cell/>
          <table:table-cell table:formula="of:=EXACT([.C25];[.H25])" office:value-type="boolean" office:boolean-value="true" calcext:value-type="boolean">
            <text:p>TRUE</text:p>
          </table:table-cell>
          <table:table-cell table:formula="of:=EXACT([.E25];[.J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MG_2469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5:01:22</text:p>
          </table:table-cell>
          <table:table-cell table:formula="of:=MID([.D2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44.jpg</text:p>
          </table:table-cell>
          <table:table-cell office:value-type="string" calcext:value-type="string">
            <text:p>2022:02:06</text:p>
          </table:table-cell>
          <table:table-cell office:value-type="string" calcext:value-type="string">
            <text:p>14:55:18</text:p>
          </table:table-cell>
          <table:table-cell table:formula="of:=MID([.I26];1;2)+1" office:value-type="float" office:value="15" calcext:value-type="float">
            <text:p>15</text:p>
          </table:table-cell>
          <table:table-cell/>
          <table:table-cell table:formula="of:=EXACT([.C26];[.H26])" office:value-type="boolean" office:boolean-value="true" calcext:value-type="boolean">
            <text:p>TRUE</text:p>
          </table:table-cell>
          <table:table-cell table:formula="of:=EXACT([.E26];[.J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G_2472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6:01:22</text:p>
          </table:table-cell>
          <table:table-cell table:formula="of:=MID([.D2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7.jpg</text:p>
          </table:table-cell>
          <table:table-cell office:value-type="string" calcext:value-type="string">
            <text:p>2022:02:07</text:p>
          </table:table-cell>
          <table:table-cell office:value-type="string" calcext:value-type="string">
            <text:p>15:55:16</text:p>
          </table:table-cell>
          <table:table-cell table:formula="of:=MID([.I27];1;2)+1" office:value-type="float" office:value="16" calcext:value-type="float">
            <text:p>16</text:p>
          </table:table-cell>
          <table:table-cell/>
          <table:table-cell table:formula="of:=EXACT([.C27];[.H27])" office:value-type="boolean" office:boolean-value="true" calcext:value-type="boolean">
            <text:p>TRUE</text:p>
          </table:table-cell>
          <table:table-cell table:formula="of:=EXACT([.E27];[.J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MG_2474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6:01:22</text:p>
          </table:table-cell>
          <table:table-cell table:formula="of:=MID([.D2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49.jpg</text:p>
          </table:table-cell>
          <table:table-cell office:value-type="string" calcext:value-type="string">
            <text:p>2022:02:08</text:p>
          </table:table-cell>
          <table:table-cell office:value-type="string" calcext:value-type="string">
            <text:p>15:55:15</text:p>
          </table:table-cell>
          <table:table-cell table:formula="of:=MID([.I28];1;2)+1" office:value-type="float" office:value="16" calcext:value-type="float">
            <text:p>16</text:p>
          </table:table-cell>
          <table:table-cell/>
          <table:table-cell table:formula="of:=EXACT([.C28];[.H28])" office:value-type="boolean" office:boolean-value="true" calcext:value-type="boolean">
            <text:p>TRUE</text:p>
          </table:table-cell>
          <table:table-cell table:formula="of:=EXACT([.E28];[.J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IMG_2476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6:01:22</text:p>
          </table:table-cell>
          <table:table-cell table:formula="of:=MID([.D2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1.jpg</text:p>
          </table:table-cell>
          <table:table-cell office:value-type="string" calcext:value-type="string">
            <text:p>2022:02:09</text:p>
          </table:table-cell>
          <table:table-cell office:value-type="string" calcext:value-type="string">
            <text:p>15:55:14</text:p>
          </table:table-cell>
          <table:table-cell table:formula="of:=MID([.I29];1;2)+1" office:value-type="float" office:value="16" calcext:value-type="float">
            <text:p>16</text:p>
          </table:table-cell>
          <table:table-cell/>
          <table:table-cell table:formula="of:=EXACT([.C29];[.H29])" office:value-type="boolean" office:boolean-value="true" calcext:value-type="boolean">
            <text:p>TRUE</text:p>
          </table:table-cell>
          <table:table-cell table:formula="of:=EXACT([.E29];[.J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MG_2478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6:01:22</text:p>
          </table:table-cell>
          <table:table-cell table:formula="of:=MID([.D3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3.jpg</text:p>
          </table:table-cell>
          <table:table-cell office:value-type="string" calcext:value-type="string">
            <text:p>2022:02:10</text:p>
          </table:table-cell>
          <table:table-cell office:value-type="string" calcext:value-type="string">
            <text:p>15:55:13</text:p>
          </table:table-cell>
          <table:table-cell table:formula="of:=MID([.I30];1;2)+1" office:value-type="float" office:value="16" calcext:value-type="float">
            <text:p>16</text:p>
          </table:table-cell>
          <table:table-cell/>
          <table:table-cell table:formula="of:=EXACT([.C30];[.H30])" office:value-type="boolean" office:boolean-value="true" calcext:value-type="boolean">
            <text:p>TRUE</text:p>
          </table:table-cell>
          <table:table-cell table:formula="of:=EXACT([.E30];[.J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MG_2479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5:01:22</text:p>
          </table:table-cell>
          <table:table-cell table:formula="of:=MID([.D3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54.jpg</text:p>
          </table:table-cell>
          <table:table-cell office:value-type="string" calcext:value-type="string">
            <text:p>2022:02:11</text:p>
          </table:table-cell>
          <table:table-cell office:value-type="string" calcext:value-type="string">
            <text:p>14:55:12</text:p>
          </table:table-cell>
          <table:table-cell table:formula="of:=MID([.I31];1;2)+1" office:value-type="float" office:value="15" calcext:value-type="float">
            <text:p>15</text:p>
          </table:table-cell>
          <table:table-cell/>
          <table:table-cell table:formula="of:=EXACT([.C31];[.H31])" office:value-type="boolean" office:boolean-value="true" calcext:value-type="boolean">
            <text:p>TRUE</text:p>
          </table:table-cell>
          <table:table-cell table:formula="of:=EXACT([.E31];[.J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MG_2482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6:01:21</text:p>
          </table:table-cell>
          <table:table-cell table:formula="of:=MID([.D32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7.jpg</text:p>
          </table:table-cell>
          <table:table-cell office:value-type="string" calcext:value-type="string">
            <text:p>2022:02:12</text:p>
          </table:table-cell>
          <table:table-cell office:value-type="string" calcext:value-type="string">
            <text:p>15:55:10</text:p>
          </table:table-cell>
          <table:table-cell table:formula="of:=MID([.I32];1;2)+1" office:value-type="float" office:value="16" calcext:value-type="float">
            <text:p>16</text:p>
          </table:table-cell>
          <table:table-cell/>
          <table:table-cell table:formula="of:=EXACT([.C32];[.H32])" office:value-type="boolean" office:boolean-value="true" calcext:value-type="boolean">
            <text:p>TRUE</text:p>
          </table:table-cell>
          <table:table-cell table:formula="of:=EXACT([.E32];[.J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G_2484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6:01:20</text:p>
          </table:table-cell>
          <table:table-cell table:formula="of:=MID([.D33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59.jpg</text:p>
          </table:table-cell>
          <table:table-cell office:value-type="string" calcext:value-type="string">
            <text:p>2022:02:13</text:p>
          </table:table-cell>
          <table:table-cell office:value-type="string" calcext:value-type="string">
            <text:p>15:55:08</text:p>
          </table:table-cell>
          <table:table-cell table:formula="of:=MID([.I33];1;2)+1" office:value-type="float" office:value="16" calcext:value-type="float">
            <text:p>16</text:p>
          </table:table-cell>
          <table:table-cell/>
          <table:table-cell table:formula="of:=EXACT([.C33];[.H33])" office:value-type="boolean" office:boolean-value="true" calcext:value-type="boolean">
            <text:p>TRUE</text:p>
          </table:table-cell>
          <table:table-cell table:formula="of:=EXACT([.E33];[.J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MG_2485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5:01:19</text:p>
          </table:table-cell>
          <table:table-cell table:formula="of:=MID([.D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0.jpg</text:p>
          </table:table-cell>
          <table:table-cell office:value-type="string" calcext:value-type="string">
            <text:p>2022:02:14</text:p>
          </table:table-cell>
          <table:table-cell office:value-type="string" calcext:value-type="string">
            <text:p>14:55:06</text:p>
          </table:table-cell>
          <table:table-cell table:formula="of:=MID([.I34];1;2)+1" office:value-type="float" office:value="15" calcext:value-type="float">
            <text:p>15</text:p>
          </table:table-cell>
          <table:table-cell/>
          <table:table-cell table:formula="of:=EXACT([.C34];[.H34])" office:value-type="boolean" office:boolean-value="true" calcext:value-type="boolean">
            <text:p>TRUE</text:p>
          </table:table-cell>
          <table:table-cell table:formula="of:=EXACT([.E34];[.J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G_2488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6:01:18</text:p>
          </table:table-cell>
          <table:table-cell table:formula="of:=MID([.D35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63.jpg</text:p>
          </table:table-cell>
          <table:table-cell office:value-type="string" calcext:value-type="string">
            <text:p>2022:02:15</text:p>
          </table:table-cell>
          <table:table-cell office:value-type="string" calcext:value-type="string">
            <text:p>15:55:04</text:p>
          </table:table-cell>
          <table:table-cell table:formula="of:=MID([.I35];1;2)+1" office:value-type="float" office:value="16" calcext:value-type="float">
            <text:p>16</text:p>
          </table:table-cell>
          <table:table-cell/>
          <table:table-cell table:formula="of:=EXACT([.C35];[.H35])" office:value-type="boolean" office:boolean-value="true" calcext:value-type="boolean">
            <text:p>TRUE</text:p>
          </table:table-cell>
          <table:table-cell table:formula="of:=EXACT([.E35];[.J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G_2489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5:01:17</text:p>
          </table:table-cell>
          <table:table-cell table:formula="of:=MID([.D3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4.jpg</text:p>
          </table:table-cell>
          <table:table-cell office:value-type="string" calcext:value-type="string">
            <text:p>2022:02:16</text:p>
          </table:table-cell>
          <table:table-cell office:value-type="string" calcext:value-type="string">
            <text:p>14:55:02</text:p>
          </table:table-cell>
          <table:table-cell table:formula="of:=MID([.I36];1;2)+1" office:value-type="float" office:value="15" calcext:value-type="float">
            <text:p>15</text:p>
          </table:table-cell>
          <table:table-cell/>
          <table:table-cell table:formula="of:=EXACT([.C36];[.H36])" office:value-type="boolean" office:boolean-value="true" calcext:value-type="boolean">
            <text:p>TRUE</text:p>
          </table:table-cell>
          <table:table-cell table:formula="of:=EXACT([.E36];[.J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G_2491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5:01:18</text:p>
          </table:table-cell>
          <table:table-cell table:formula="of:=MID([.D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66.jpg</text:p>
          </table:table-cell>
          <table:table-cell office:value-type="string" calcext:value-type="string">
            <text:p>2022:02:17</text:p>
          </table:table-cell>
          <table:table-cell office:value-type="string" calcext:value-type="string">
            <text:p>14:55:02</text:p>
          </table:table-cell>
          <table:table-cell table:formula="of:=MID([.I37];1;2)+1" office:value-type="float" office:value="15" calcext:value-type="float">
            <text:p>15</text:p>
          </table:table-cell>
          <table:table-cell/>
          <table:table-cell table:formula="of:=EXACT([.C37];[.H37])" office:value-type="boolean" office:boolean-value="true" calcext:value-type="boolean">
            <text:p>TRUE</text:p>
          </table:table-cell>
          <table:table-cell table:formula="of:=EXACT([.E37];[.J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G_2495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5:01:18</text:p>
          </table:table-cell>
          <table:table-cell table:formula="of:=MID([.D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0.jpg</text:p>
          </table:table-cell>
          <table:table-cell office:value-type="string" calcext:value-type="string">
            <text:p>2022:02:19</text:p>
          </table:table-cell>
          <table:table-cell office:value-type="string" calcext:value-type="string">
            <text:p>14:55:00</text:p>
          </table:table-cell>
          <table:table-cell table:formula="of:=MID([.I38];1;2)+1" office:value-type="float" office:value="15" calcext:value-type="float">
            <text:p>15</text:p>
          </table:table-cell>
          <table:table-cell/>
          <table:table-cell table:formula="of:=EXACT([.C38];[.H38])" office:value-type="boolean" office:boolean-value="true" calcext:value-type="boolean">
            <text:p>TRUE</text:p>
          </table:table-cell>
          <table:table-cell table:formula="of:=EXACT([.E38];[.J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G_2498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6:01:18</text:p>
          </table:table-cell>
          <table:table-cell table:formula="of:=MID([.D39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3.jpg</text:p>
          </table:table-cell>
          <table:table-cell office:value-type="string" calcext:value-type="string">
            <text:p>2022:02:20</text:p>
          </table:table-cell>
          <table:table-cell office:value-type="string" calcext:value-type="string">
            <text:p>15:54:59</text:p>
          </table:table-cell>
          <table:table-cell table:formula="of:=MID([.I39];1;2)+1" office:value-type="float" office:value="16" calcext:value-type="float">
            <text:p>16</text:p>
          </table:table-cell>
          <table:table-cell/>
          <table:table-cell table:formula="of:=EXACT([.C39];[.H39])" office:value-type="boolean" office:boolean-value="true" calcext:value-type="boolean">
            <text:p>TRUE</text:p>
          </table:table-cell>
          <table:table-cell table:formula="of:=EXACT([.E39];[.J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G_2500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6:01:18</text:p>
          </table:table-cell>
          <table:table-cell table:formula="of:=MID([.D40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75.jpg</text:p>
          </table:table-cell>
          <table:table-cell office:value-type="string" calcext:value-type="string">
            <text:p>2022:02:21</text:p>
          </table:table-cell>
          <table:table-cell office:value-type="string" calcext:value-type="string">
            <text:p>15:54:57</text:p>
          </table:table-cell>
          <table:table-cell table:formula="of:=MID([.I40];1;2)+1" office:value-type="float" office:value="16" calcext:value-type="float">
            <text:p>16</text:p>
          </table:table-cell>
          <table:table-cell/>
          <table:table-cell table:formula="of:=EXACT([.C40];[.H40])" office:value-type="boolean" office:boolean-value="true" calcext:value-type="boolean">
            <text:p>TRUE</text:p>
          </table:table-cell>
          <table:table-cell table:formula="of:=EXACT([.E40];[.J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G_2501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5:01:17</text:p>
          </table:table-cell>
          <table:table-cell table:formula="of:=MID([.D4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76.jpg</text:p>
          </table:table-cell>
          <table:table-cell office:value-type="string" calcext:value-type="string">
            <text:p>2022:02:22</text:p>
          </table:table-cell>
          <table:table-cell office:value-type="string" calcext:value-type="string">
            <text:p>14:54:56</text:p>
          </table:table-cell>
          <table:table-cell table:formula="of:=MID([.I41];1;2)+1" office:value-type="float" office:value="15" calcext:value-type="float">
            <text:p>15</text:p>
          </table:table-cell>
          <table:table-cell/>
          <table:table-cell table:formula="of:=EXACT([.C41];[.H41])" office:value-type="boolean" office:boolean-value="true" calcext:value-type="boolean">
            <text:p>TRUE</text:p>
          </table:table-cell>
          <table:table-cell table:formula="of:=EXACT([.E41];[.J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G_2505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5:01:17</text:p>
          </table:table-cell>
          <table:table-cell table:formula="of:=MID([.D4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0.jpg</text:p>
          </table:table-cell>
          <table:table-cell office:value-type="string" calcext:value-type="string">
            <text:p>2022:02:24</text:p>
          </table:table-cell>
          <table:table-cell office:value-type="string" calcext:value-type="string">
            <text:p>14:54:53</text:p>
          </table:table-cell>
          <table:table-cell table:formula="of:=MID([.I42];1;2)+1" office:value-type="float" office:value="15" calcext:value-type="float">
            <text:p>15</text:p>
          </table:table-cell>
          <table:table-cell/>
          <table:table-cell table:formula="of:=EXACT([.C42];[.H42])" office:value-type="boolean" office:boolean-value="true" calcext:value-type="boolean">
            <text:p>TRUE</text:p>
          </table:table-cell>
          <table:table-cell table:formula="of:=EXACT([.E42];[.J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G_2507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5:01:17</text:p>
          </table:table-cell>
          <table:table-cell table:formula="of:=MID([.D4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2.jpg</text:p>
          </table:table-cell>
          <table:table-cell office:value-type="string" calcext:value-type="string">
            <text:p>2022:02:25</text:p>
          </table:table-cell>
          <table:table-cell office:value-type="string" calcext:value-type="string">
            <text:p>14:54:52</text:p>
          </table:table-cell>
          <table:table-cell table:formula="of:=MID([.I43];1;2)+1" office:value-type="float" office:value="15" calcext:value-type="float">
            <text:p>15</text:p>
          </table:table-cell>
          <table:table-cell/>
          <table:table-cell table:formula="of:=EXACT([.C43];[.H43])" office:value-type="boolean" office:boolean-value="true" calcext:value-type="boolean">
            <text:p>TRUE</text:p>
          </table:table-cell>
          <table:table-cell table:formula="of:=EXACT([.E43];[.J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G_2509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5:01:17</text:p>
          </table:table-cell>
          <table:table-cell table:formula="of:=MID([.D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4.jpg</text:p>
          </table:table-cell>
          <table:table-cell office:value-type="string" calcext:value-type="string">
            <text:p>2022:02:26</text:p>
          </table:table-cell>
          <table:table-cell office:value-type="string" calcext:value-type="string">
            <text:p>14:54:50</text:p>
          </table:table-cell>
          <table:table-cell table:formula="of:=MID([.I44];1;2)+1" office:value-type="float" office:value="15" calcext:value-type="float">
            <text:p>15</text:p>
          </table:table-cell>
          <table:table-cell/>
          <table:table-cell table:formula="of:=EXACT([.C44];[.H44])" office:value-type="boolean" office:boolean-value="true" calcext:value-type="boolean">
            <text:p>TRUE</text:p>
          </table:table-cell>
          <table:table-cell table:formula="of:=EXACT([.E44];[.J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G_2511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5:01:16</text:p>
          </table:table-cell>
          <table:table-cell table:formula="of:=MID([.D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6.jpg</text:p>
          </table:table-cell>
          <table:table-cell office:value-type="string" calcext:value-type="string">
            <text:p>2022:02:27</text:p>
          </table:table-cell>
          <table:table-cell office:value-type="string" calcext:value-type="string">
            <text:p>14:54:48</text:p>
          </table:table-cell>
          <table:table-cell table:formula="of:=MID([.I45];1;2)+1" office:value-type="float" office:value="15" calcext:value-type="float">
            <text:p>15</text:p>
          </table:table-cell>
          <table:table-cell/>
          <table:table-cell table:formula="of:=EXACT([.C45];[.H45])" office:value-type="boolean" office:boolean-value="true" calcext:value-type="boolean">
            <text:p>TRUE</text:p>
          </table:table-cell>
          <table:table-cell table:formula="of:=EXACT([.E45];[.J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G_2513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5:01:15</text:p>
          </table:table-cell>
          <table:table-cell table:formula="of:=MID([.D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88.jpg</text:p>
          </table:table-cell>
          <table:table-cell office:value-type="string" calcext:value-type="string">
            <text:p>2022:02:28</text:p>
          </table:table-cell>
          <table:table-cell office:value-type="string" calcext:value-type="string">
            <text:p>14:54:47</text:p>
          </table:table-cell>
          <table:table-cell table:formula="of:=MID([.I46];1;2)+1" office:value-type="float" office:value="15" calcext:value-type="float">
            <text:p>15</text:p>
          </table:table-cell>
          <table:table-cell/>
          <table:table-cell table:formula="of:=EXACT([.C46];[.H46])" office:value-type="boolean" office:boolean-value="true" calcext:value-type="boolean">
            <text:p>TRUE</text:p>
          </table:table-cell>
          <table:table-cell table:formula="of:=EXACT([.E46];[.J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G_2516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6:01:15</text:p>
          </table:table-cell>
          <table:table-cell table:formula="of:=MID([.D4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0991.jpg</text:p>
          </table:table-cell>
          <table:table-cell office:value-type="string" calcext:value-type="string">
            <text:p>2022:03:01</text:p>
          </table:table-cell>
          <table:table-cell office:value-type="string" calcext:value-type="string">
            <text:p>15:54:45</text:p>
          </table:table-cell>
          <table:table-cell table:formula="of:=MID([.I47];1;2)+1" office:value-type="float" office:value="16" calcext:value-type="float">
            <text:p>16</text:p>
          </table:table-cell>
          <table:table-cell/>
          <table:table-cell table:formula="of:=EXACT([.C47];[.H47])" office:value-type="boolean" office:boolean-value="true" calcext:value-type="boolean">
            <text:p>TRUE</text:p>
          </table:table-cell>
          <table:table-cell table:formula="of:=EXACT([.E47];[.J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G_2517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5:01:14</text:p>
          </table:table-cell>
          <table:table-cell table:formula="of:=MID([.D4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2.jpg</text:p>
          </table:table-cell>
          <table:table-cell office:value-type="string" calcext:value-type="string">
            <text:p>2022:03:02</text:p>
          </table:table-cell>
          <table:table-cell office:value-type="string" calcext:value-type="string">
            <text:p>14:54:43</text:p>
          </table:table-cell>
          <table:table-cell table:formula="of:=MID([.I48];1;2)+1" office:value-type="float" office:value="15" calcext:value-type="float">
            <text:p>15</text:p>
          </table:table-cell>
          <table:table-cell/>
          <table:table-cell table:formula="of:=EXACT([.C48];[.H48])" office:value-type="boolean" office:boolean-value="true" calcext:value-type="boolean">
            <text:p>TRUE</text:p>
          </table:table-cell>
          <table:table-cell table:formula="of:=EXACT([.E48];[.J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G_2519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5:01:14</text:p>
          </table:table-cell>
          <table:table-cell table:formula="of:=MID([.D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4.jpg</text:p>
          </table:table-cell>
          <table:table-cell office:value-type="string" calcext:value-type="string">
            <text:p>2022:03:03</text:p>
          </table:table-cell>
          <table:table-cell office:value-type="string" calcext:value-type="string">
            <text:p>14:54:42</text:p>
          </table:table-cell>
          <table:table-cell table:formula="of:=MID([.I49];1;2)+1" office:value-type="float" office:value="15" calcext:value-type="float">
            <text:p>15</text:p>
          </table:table-cell>
          <table:table-cell/>
          <table:table-cell table:formula="of:=EXACT([.C49];[.H49])" office:value-type="boolean" office:boolean-value="true" calcext:value-type="boolean">
            <text:p>TRUE</text:p>
          </table:table-cell>
          <table:table-cell table:formula="of:=EXACT([.E49];[.J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G_2521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5:01:14</text:p>
          </table:table-cell>
          <table:table-cell table:formula="of:=MID([.D5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6.jpg</text:p>
          </table:table-cell>
          <table:table-cell office:value-type="string" calcext:value-type="string">
            <text:p>2022:03:04</text:p>
          </table:table-cell>
          <table:table-cell office:value-type="string" calcext:value-type="string">
            <text:p>14:54:41</text:p>
          </table:table-cell>
          <table:table-cell table:formula="of:=MID([.I50];1;2)+1" office:value-type="float" office:value="15" calcext:value-type="float">
            <text:p>15</text:p>
          </table:table-cell>
          <table:table-cell/>
          <table:table-cell table:formula="of:=EXACT([.C50];[.H50])" office:value-type="boolean" office:boolean-value="true" calcext:value-type="boolean">
            <text:p>TRUE</text:p>
          </table:table-cell>
          <table:table-cell table:formula="of:=EXACT([.E50];[.J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G_2523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5:01:13</text:p>
          </table:table-cell>
          <table:table-cell table:formula="of:=MID([.D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0998.jpg</text:p>
          </table:table-cell>
          <table:table-cell office:value-type="string" calcext:value-type="string">
            <text:p>2022:03:05</text:p>
          </table:table-cell>
          <table:table-cell office:value-type="string" calcext:value-type="string">
            <text:p>14:54:39</text:p>
          </table:table-cell>
          <table:table-cell table:formula="of:=MID([.I51];1;2)+1" office:value-type="float" office:value="15" calcext:value-type="float">
            <text:p>15</text:p>
          </table:table-cell>
          <table:table-cell/>
          <table:table-cell table:formula="of:=EXACT([.C51];[.H51])" office:value-type="boolean" office:boolean-value="true" calcext:value-type="boolean">
            <text:p>TRUE</text:p>
          </table:table-cell>
          <table:table-cell table:formula="of:=EXACT([.E51];[.J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G_2525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5:01:13</text:p>
          </table:table-cell>
          <table:table-cell table:formula="of:=MID([.D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0.jpg</text:p>
          </table:table-cell>
          <table:table-cell office:value-type="string" calcext:value-type="string">
            <text:p>2022:03:06</text:p>
          </table:table-cell>
          <table:table-cell office:value-type="string" calcext:value-type="string">
            <text:p>14:54:37</text:p>
          </table:table-cell>
          <table:table-cell table:formula="of:=MID([.I52];1;2)+1" office:value-type="float" office:value="15" calcext:value-type="float">
            <text:p>15</text:p>
          </table:table-cell>
          <table:table-cell/>
          <table:table-cell table:formula="of:=EXACT([.C52];[.H52])" office:value-type="boolean" office:boolean-value="true" calcext:value-type="boolean">
            <text:p>TRUE</text:p>
          </table:table-cell>
          <table:table-cell table:formula="of:=EXACT([.E52];[.J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G_2527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5:01:12</text:p>
          </table:table-cell>
          <table:table-cell table:formula="of:=MID([.D5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02.jpg</text:p>
          </table:table-cell>
          <table:table-cell office:value-type="string" calcext:value-type="string">
            <text:p>2022:03:07</text:p>
          </table:table-cell>
          <table:table-cell office:value-type="string" calcext:value-type="string">
            <text:p>14:54:35</text:p>
          </table:table-cell>
          <table:table-cell table:formula="of:=MID([.I53];1;2)+1" office:value-type="float" office:value="15" calcext:value-type="float">
            <text:p>15</text:p>
          </table:table-cell>
          <table:table-cell/>
          <table:table-cell table:formula="of:=EXACT([.C53];[.H53])" office:value-type="boolean" office:boolean-value="true" calcext:value-type="boolean">
            <text:p>TRUE</text:p>
          </table:table-cell>
          <table:table-cell table:formula="of:=EXACT([.E53];[.J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G_2530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6:01:11</text:p>
          </table:table-cell>
          <table:table-cell table:formula="of:=MID([.D54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05.jpg</text:p>
          </table:table-cell>
          <table:table-cell office:value-type="string" calcext:value-type="string">
            <text:p>2022:03:08</text:p>
          </table:table-cell>
          <table:table-cell office:value-type="string" calcext:value-type="string">
            <text:p>15:54:33</text:p>
          </table:table-cell>
          <table:table-cell table:style-name="ce51" table:formula="of:=MID([.I54];1;2)+1" office:value-type="float" office:value="16" calcext:value-type="float">
            <text:p>16</text:p>
          </table:table-cell>
          <table:table-cell table:style-name="ce51"/>
          <table:table-cell table:formula="of:=EXACT([.C54];[.H54])" office:value-type="boolean" office:boolean-value="true" calcext:value-type="boolean">
            <text:p>TRUE</text:p>
          </table:table-cell>
          <table:table-cell table:formula="of:=EXACT([.E54];[.J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G_2533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5:01:10</text:p>
          </table:table-cell>
          <table:table-cell table:style-name="ce51" table:formula="of:=MID([.D55];1;2)" office:value-type="string" office:string-value="15" calcext:value-type="string">
            <text:p>15</text:p>
          </table:table-cell>
          <table:table-cell table:style-name="ce51"/>
          <table:table-cell office:value-type="string" calcext:value-type="string">
            <text:p>IMG_1008.jpg</text:p>
          </table:table-cell>
          <table:table-cell office:value-type="string" calcext:value-type="string">
            <text:p>2022:03:10</text:p>
          </table:table-cell>
          <table:table-cell office:value-type="string" calcext:value-type="string">
            <text:p>14:54:30</text:p>
          </table:table-cell>
          <table:table-cell table:formula="of:=MID([.I55];1;2)+1" office:value-type="float" office:value="15" calcext:value-type="float">
            <text:p>15</text:p>
          </table:table-cell>
          <table:table-cell/>
          <table:table-cell table:formula="of:=EXACT([.C55];[.H55])" office:value-type="boolean" office:boolean-value="true" calcext:value-type="boolean">
            <text:p>TRUE</text:p>
          </table:table-cell>
          <table:table-cell table:formula="of:=EXACT([.E55];[.J55])" office:value-type="boolean" office:boolean-value="true" calcext:value-type="boolean">
            <text:p>TRUE</text:p>
          </table:table-cell>
          <table:table-cell table:style-name="ce51"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G_2541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5:01:07</text:p>
          </table:table-cell>
          <table:table-cell table:formula="of:=MID([.D5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16.jpg</text:p>
          </table:table-cell>
          <table:table-cell office:value-type="string" calcext:value-type="string">
            <text:p>2022:03:14</text:p>
          </table:table-cell>
          <table:table-cell office:value-type="string" calcext:value-type="string">
            <text:p>14:54:22</text:p>
          </table:table-cell>
          <table:table-cell table:formula="of:=MID([.I56];1;2)+1" office:value-type="float" office:value="15" calcext:value-type="float">
            <text:p>15</text:p>
          </table:table-cell>
          <table:table-cell/>
          <table:table-cell table:formula="of:=EXACT([.C56];[.H56])" office:value-type="boolean" office:boolean-value="true" calcext:value-type="boolean">
            <text:p>TRUE</text:p>
          </table:table-cell>
          <table:table-cell table:formula="of:=EXACT([.E56];[.J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544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6:01:06</text:p>
          </table:table-cell>
          <table:table-cell table:formula="of:=MID([.D57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19.jpg</text:p>
          </table:table-cell>
          <table:table-cell office:value-type="string" calcext:value-type="string">
            <text:p>2022:03:15</text:p>
          </table:table-cell>
          <table:table-cell office:value-type="string" calcext:value-type="string">
            <text:p>15:54:21</text:p>
          </table:table-cell>
          <table:table-cell table:formula="of:=MID([.I57];1;2)+1" office:value-type="float" office:value="16" calcext:value-type="float">
            <text:p>16</text:p>
          </table:table-cell>
          <table:table-cell/>
          <table:table-cell table:formula="of:=EXACT([.C57];[.H57])" office:value-type="boolean" office:boolean-value="true" calcext:value-type="boolean">
            <text:p>TRUE</text:p>
          </table:table-cell>
          <table:table-cell table:formula="of:=EXACT([.E57];[.J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G_2546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6:01:06</text:p>
          </table:table-cell>
          <table:table-cell table:formula="of:=MID([.D58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21.jpg</text:p>
          </table:table-cell>
          <table:table-cell office:value-type="string" calcext:value-type="string">
            <text:p>2022:03:16</text:p>
          </table:table-cell>
          <table:table-cell office:value-type="string" calcext:value-type="string">
            <text:p>15:54:19</text:p>
          </table:table-cell>
          <table:table-cell table:formula="of:=MID([.I58];1;2)+1" office:value-type="float" office:value="16" calcext:value-type="float">
            <text:p>16</text:p>
          </table:table-cell>
          <table:table-cell/>
          <table:table-cell table:formula="of:=EXACT([.C58];[.H58])" office:value-type="boolean" office:boolean-value="true" calcext:value-type="boolean">
            <text:p>TRUE</text:p>
          </table:table-cell>
          <table:table-cell table:formula="of:=EXACT([.E58];[.J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G_2549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5:01:07</text:p>
          </table:table-cell>
          <table:table-cell table:formula="of:=MID([.D5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4.jpg</text:p>
          </table:table-cell>
          <table:table-cell office:value-type="string" calcext:value-type="string">
            <text:p>2022:03:18</text:p>
          </table:table-cell>
          <table:table-cell office:value-type="string" calcext:value-type="string">
            <text:p>14:54:17</text:p>
          </table:table-cell>
          <table:table-cell table:formula="of:=MID([.I59];1;2)+1" office:value-type="float" office:value="15" calcext:value-type="float">
            <text:p>15</text:p>
          </table:table-cell>
          <table:table-cell/>
          <table:table-cell table:formula="of:=EXACT([.C59];[.H59])" office:value-type="boolean" office:boolean-value="true" calcext:value-type="boolean">
            <text:p>TRUE</text:p>
          </table:table-cell>
          <table:table-cell table:formula="of:=EXACT([.E59];[.J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G_2551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5:01:06</text:p>
          </table:table-cell>
          <table:table-cell table:formula="of:=MID([.D6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6.jpg</text:p>
          </table:table-cell>
          <table:table-cell office:value-type="string" calcext:value-type="string">
            <text:p>2022:03:19</text:p>
          </table:table-cell>
          <table:table-cell office:value-type="string" calcext:value-type="string">
            <text:p>14:54:16</text:p>
          </table:table-cell>
          <table:table-cell table:formula="of:=MID([.I60];1;2)+1" office:value-type="float" office:value="15" calcext:value-type="float">
            <text:p>15</text:p>
          </table:table-cell>
          <table:table-cell/>
          <table:table-cell table:formula="of:=EXACT([.C60];[.H60])" office:value-type="boolean" office:boolean-value="true" calcext:value-type="boolean">
            <text:p>TRUE</text:p>
          </table:table-cell>
          <table:table-cell table:formula="of:=EXACT([.E60];[.J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G_2553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5:01:06</text:p>
          </table:table-cell>
          <table:table-cell table:formula="of:=MID([.D6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28.jpg</text:p>
          </table:table-cell>
          <table:table-cell office:value-type="string" calcext:value-type="string">
            <text:p>2022:03:20</text:p>
          </table:table-cell>
          <table:table-cell office:value-type="string" calcext:value-type="string">
            <text:p>14:54:14</text:p>
          </table:table-cell>
          <table:table-cell table:formula="of:=MID([.I61];1;2)+1" office:value-type="float" office:value="15" calcext:value-type="float">
            <text:p>15</text:p>
          </table:table-cell>
          <table:table-cell/>
          <table:table-cell table:formula="of:=EXACT([.C61];[.H61])" office:value-type="boolean" office:boolean-value="true" calcext:value-type="boolean">
            <text:p>TRUE</text:p>
          </table:table-cell>
          <table:table-cell table:formula="of:=EXACT([.E61];[.J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G_2555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5:01:06</text:p>
          </table:table-cell>
          <table:table-cell table:formula="of:=MID([.D6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0.jpg</text:p>
          </table:table-cell>
          <table:table-cell office:value-type="string" calcext:value-type="string">
            <text:p>2022:03:21</text:p>
          </table:table-cell>
          <table:table-cell office:value-type="string" calcext:value-type="string">
            <text:p>14:54:13</text:p>
          </table:table-cell>
          <table:table-cell table:formula="of:=MID([.I62];1;2)+1" office:value-type="float" office:value="15" calcext:value-type="float">
            <text:p>15</text:p>
          </table:table-cell>
          <table:table-cell/>
          <table:table-cell table:formula="of:=EXACT([.C62];[.H62])" office:value-type="boolean" office:boolean-value="true" calcext:value-type="boolean">
            <text:p>TRUE</text:p>
          </table:table-cell>
          <table:table-cell table:formula="of:=EXACT([.E62];[.J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G_2557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5:01:06</text:p>
          </table:table-cell>
          <table:table-cell table:formula="of:=MID([.D6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2.jpg</text:p>
          </table:table-cell>
          <table:table-cell office:value-type="string" calcext:value-type="string">
            <text:p>2022:03:22</text:p>
          </table:table-cell>
          <table:table-cell office:value-type="string" calcext:value-type="string">
            <text:p>14:54:11</text:p>
          </table:table-cell>
          <table:table-cell table:formula="of:=MID([.I63];1;2)+1" office:value-type="float" office:value="15" calcext:value-type="float">
            <text:p>15</text:p>
          </table:table-cell>
          <table:table-cell/>
          <table:table-cell table:formula="of:=EXACT([.C63];[.H63])" office:value-type="boolean" office:boolean-value="true" calcext:value-type="boolean">
            <text:p>TRUE</text:p>
          </table:table-cell>
          <table:table-cell table:formula="of:=EXACT([.E63];[.J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G_2559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5:01:06</text:p>
          </table:table-cell>
          <table:table-cell table:formula="of:=MID([.D6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4.jpg</text:p>
          </table:table-cell>
          <table:table-cell office:value-type="string" calcext:value-type="string">
            <text:p>2022:03:23</text:p>
          </table:table-cell>
          <table:table-cell office:value-type="string" calcext:value-type="string">
            <text:p>14:54:10</text:p>
          </table:table-cell>
          <table:table-cell table:formula="of:=MID([.I64];1;2)+1" office:value-type="float" office:value="15" calcext:value-type="float">
            <text:p>15</text:p>
          </table:table-cell>
          <table:table-cell/>
          <table:table-cell table:formula="of:=EXACT([.C64];[.H64])" office:value-type="boolean" office:boolean-value="true" calcext:value-type="boolean">
            <text:p>TRUE</text:p>
          </table:table-cell>
          <table:table-cell table:formula="of:=EXACT([.E64];[.J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MG_2561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5:01:06</text:p>
          </table:table-cell>
          <table:table-cell table:formula="of:=MID([.D6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6.jpg</text:p>
          </table:table-cell>
          <table:table-cell office:value-type="string" calcext:value-type="string">
            <text:p>2022:03:24</text:p>
          </table:table-cell>
          <table:table-cell office:value-type="string" calcext:value-type="string">
            <text:p>14:54:09</text:p>
          </table:table-cell>
          <table:table-cell table:formula="of:=MID([.I65];1;2)+1" office:value-type="float" office:value="15" calcext:value-type="float">
            <text:p>15</text:p>
          </table:table-cell>
          <table:table-cell/>
          <table:table-cell table:formula="of:=EXACT([.C65];[.H65])" office:value-type="boolean" office:boolean-value="true" calcext:value-type="boolean">
            <text:p>TRUE</text:p>
          </table:table-cell>
          <table:table-cell table:formula="of:=EXACT([.E65];[.J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MG_2563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5:01:06</text:p>
          </table:table-cell>
          <table:table-cell table:formula="of:=MID([.D6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38.jpg</text:p>
          </table:table-cell>
          <table:table-cell office:value-type="string" calcext:value-type="string">
            <text:p>2022:03:25</text:p>
          </table:table-cell>
          <table:table-cell office:value-type="string" calcext:value-type="string">
            <text:p>14:54:08</text:p>
          </table:table-cell>
          <table:table-cell table:formula="of:=MID([.I66];1;2)+1" office:value-type="float" office:value="15" calcext:value-type="float">
            <text:p>15</text:p>
          </table:table-cell>
          <table:table-cell/>
          <table:table-cell table:formula="of:=EXACT([.C66];[.H66])" office:value-type="boolean" office:boolean-value="true" calcext:value-type="boolean">
            <text:p>TRUE</text:p>
          </table:table-cell>
          <table:table-cell table:formula="of:=EXACT([.E66];[.J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MG_2565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5:01:07</text:p>
          </table:table-cell>
          <table:table-cell table:formula="of:=MID([.D6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0.jpg</text:p>
          </table:table-cell>
          <table:table-cell office:value-type="string" calcext:value-type="string">
            <text:p>2022:03:26</text:p>
          </table:table-cell>
          <table:table-cell office:value-type="string" calcext:value-type="string">
            <text:p>14:54:08</text:p>
          </table:table-cell>
          <table:table-cell table:formula="of:=MID([.I67];1;2)+1" office:value-type="float" office:value="15" calcext:value-type="float">
            <text:p>15</text:p>
          </table:table-cell>
          <table:table-cell/>
          <table:table-cell table:formula="of:=EXACT([.C67];[.H67])" office:value-type="boolean" office:boolean-value="true" calcext:value-type="boolean">
            <text:p>TRUE</text:p>
          </table:table-cell>
          <table:table-cell table:formula="of:=EXACT([.E67];[.J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MG_2567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5:01:07</text:p>
          </table:table-cell>
          <table:table-cell table:formula="of:=MID([.D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2.jpg</text:p>
          </table:table-cell>
          <table:table-cell office:value-type="string" calcext:value-type="string">
            <text:p>2022:03:27</text:p>
          </table:table-cell>
          <table:table-cell office:value-type="string" calcext:value-type="string">
            <text:p>14:54:07</text:p>
          </table:table-cell>
          <table:table-cell table:formula="of:=MID([.I68];1;2)+1" office:value-type="float" office:value="15" calcext:value-type="float">
            <text:p>15</text:p>
          </table:table-cell>
          <table:table-cell/>
          <table:table-cell table:formula="of:=EXACT([.C68];[.H68])" office:value-type="boolean" office:boolean-value="true" calcext:value-type="boolean">
            <text:p>TRUE</text:p>
          </table:table-cell>
          <table:table-cell table:formula="of:=EXACT([.E68];[.J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MG_2569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5:01:07</text:p>
          </table:table-cell>
          <table:table-cell table:formula="of:=MID([.D6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4.jpg</text:p>
          </table:table-cell>
          <table:table-cell office:value-type="string" calcext:value-type="string">
            <text:p>2022:03:28</text:p>
          </table:table-cell>
          <table:table-cell office:value-type="string" calcext:value-type="string">
            <text:p>14:54:06</text:p>
          </table:table-cell>
          <table:table-cell table:formula="of:=MID([.I69];1;2)+1" office:value-type="float" office:value="15" calcext:value-type="float">
            <text:p>15</text:p>
          </table:table-cell>
          <table:table-cell/>
          <table:table-cell table:formula="of:=EXACT([.C69];[.H69])" office:value-type="boolean" office:boolean-value="true" calcext:value-type="boolean">
            <text:p>TRUE</text:p>
          </table:table-cell>
          <table:table-cell table:formula="of:=EXACT([.E69];[.J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MG_2571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5:01:08</text:p>
          </table:table-cell>
          <table:table-cell table:formula="of:=MID([.D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46.jpg</text:p>
          </table:table-cell>
          <table:table-cell office:value-type="string" calcext:value-type="string">
            <text:p>2022:03:29</text:p>
          </table:table-cell>
          <table:table-cell office:value-type="string" calcext:value-type="string">
            <text:p>14:54:05</text:p>
          </table:table-cell>
          <table:table-cell table:formula="of:=MID([.I70];1;2)+1" office:value-type="float" office:value="15" calcext:value-type="float">
            <text:p>15</text:p>
          </table:table-cell>
          <table:table-cell/>
          <table:table-cell table:formula="of:=EXACT([.C70];[.H70])" office:value-type="boolean" office:boolean-value="true" calcext:value-type="boolean">
            <text:p>TRUE</text:p>
          </table:table-cell>
          <table:table-cell table:formula="of:=EXACT([.E70];[.J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MG_2580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6:01:07</text:p>
          </table:table-cell>
          <table:table-cell table:formula="of:=MID([.D71];1;2)" office:value-type="string" office:string-value="16" calcext:value-type="string">
            <text:p>16</text:p>
          </table:table-cell>
          <table:table-cell/>
          <table:table-cell office:value-type="string" calcext:value-type="string">
            <text:p>IMG_1055.jpg</text:p>
          </table:table-cell>
          <table:table-cell office:value-type="string" calcext:value-type="string">
            <text:p>2022:04:02</text:p>
          </table:table-cell>
          <table:table-cell office:value-type="string" calcext:value-type="string">
            <text:p>15:53:59</text:p>
          </table:table-cell>
          <table:table-cell table:formula="of:=MID([.I71];1;2)+1" office:value-type="float" office:value="16" calcext:value-type="float">
            <text:p>16</text:p>
          </table:table-cell>
          <table:table-cell/>
          <table:table-cell table:formula="of:=EXACT([.C71];[.H71])" office:value-type="boolean" office:boolean-value="true" calcext:value-type="boolean">
            <text:p>TRUE</text:p>
          </table:table-cell>
          <table:table-cell table:formula="of:=EXACT([.E71];[.J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MG_2581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4:01:06</text:p>
          </table:table-cell>
          <table:table-cell table:formula="of:=MID([.D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6.jpg</text:p>
          </table:table-cell>
          <table:table-cell office:value-type="string" calcext:value-type="string">
            <text:p>2022:04:03</text:p>
          </table:table-cell>
          <table:table-cell office:value-type="string" calcext:value-type="string">
            <text:p>13:53:58</text:p>
          </table:table-cell>
          <table:table-cell table:formula="of:=MID([.I72];1;2)+1" office:value-type="float" office:value="14" calcext:value-type="float">
            <text:p>14</text:p>
          </table:table-cell>
          <table:table-cell/>
          <table:table-cell table:formula="of:=EXACT([.C72];[.H72])" office:value-type="boolean" office:boolean-value="true" calcext:value-type="boolean">
            <text:p>TRUE</text:p>
          </table:table-cell>
          <table:table-cell table:formula="of:=EXACT([.E72];[.J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MG_2583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4:01:05</text:p>
          </table:table-cell>
          <table:table-cell table:formula="of:=MID([.D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58.jpg</text:p>
          </table:table-cell>
          <table:table-cell office:value-type="string" calcext:value-type="string">
            <text:p>2022:04:04</text:p>
          </table:table-cell>
          <table:table-cell office:value-type="string" calcext:value-type="string">
            <text:p>13:53:56</text:p>
          </table:table-cell>
          <table:table-cell table:formula="of:=MID([.I73];1;2)+1" office:value-type="float" office:value="14" calcext:value-type="float">
            <text:p>14</text:p>
          </table:table-cell>
          <table:table-cell/>
          <table:table-cell table:formula="of:=EXACT([.C73];[.H73])" office:value-type="boolean" office:boolean-value="true" calcext:value-type="boolean">
            <text:p>TRUE</text:p>
          </table:table-cell>
          <table:table-cell table:formula="of:=EXACT([.E73];[.J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G_2586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5:01:05</text:p>
          </table:table-cell>
          <table:table-cell table:formula="of:=MID([.D7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1.jpg</text:p>
          </table:table-cell>
          <table:table-cell office:value-type="string" calcext:value-type="string">
            <text:p>2022:04:05</text:p>
          </table:table-cell>
          <table:table-cell office:value-type="string" calcext:value-type="string">
            <text:p>14:53:54</text:p>
          </table:table-cell>
          <table:table-cell table:formula="of:=MID([.I74];1;2)+1" office:value-type="float" office:value="15" calcext:value-type="float">
            <text:p>15</text:p>
          </table:table-cell>
          <table:table-cell/>
          <table:table-cell table:formula="of:=EXACT([.C74];[.H74])" office:value-type="boolean" office:boolean-value="true" calcext:value-type="boolean">
            <text:p>TRUE</text:p>
          </table:table-cell>
          <table:table-cell table:formula="of:=EXACT([.E74];[.J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MG_2588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5:01:06</text:p>
          </table:table-cell>
          <table:table-cell table:formula="of:=MID([.D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063.jpg</text:p>
          </table:table-cell>
          <table:table-cell office:value-type="string" calcext:value-type="string">
            <text:p>2022:04:06</text:p>
          </table:table-cell>
          <table:table-cell office:value-type="string" calcext:value-type="string">
            <text:p>14:53:54</text:p>
          </table:table-cell>
          <table:table-cell table:formula="of:=MID([.I75];1;2)+1" office:value-type="float" office:value="15" calcext:value-type="float">
            <text:p>15</text:p>
          </table:table-cell>
          <table:table-cell/>
          <table:table-cell table:formula="of:=EXACT([.C75];[.H75])" office:value-type="boolean" office:boolean-value="true" calcext:value-type="boolean">
            <text:p>TRUE</text:p>
          </table:table-cell>
          <table:table-cell table:formula="of:=EXACT([.E75];[.J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MG_2589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4:01:06</text:p>
          </table:table-cell>
          <table:table-cell table:formula="of:=MID([.D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4.jpg</text:p>
          </table:table-cell>
          <table:table-cell office:value-type="string" calcext:value-type="string">
            <text:p>2022:04:07</text:p>
          </table:table-cell>
          <table:table-cell office:value-type="string" calcext:value-type="string">
            <text:p>13:53:53</text:p>
          </table:table-cell>
          <table:table-cell table:formula="of:=MID([.I76];1;2)+1" office:value-type="float" office:value="14" calcext:value-type="float">
            <text:p>14</text:p>
          </table:table-cell>
          <table:table-cell/>
          <table:table-cell table:formula="of:=EXACT([.C76];[.H76])" office:value-type="boolean" office:boolean-value="true" calcext:value-type="boolean">
            <text:p>TRUE</text:p>
          </table:table-cell>
          <table:table-cell table:formula="of:=EXACT([.E76];[.J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MG_2591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4:01:06</text:p>
          </table:table-cell>
          <table:table-cell table:formula="of:=MID([.D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6.jpg</text:p>
          </table:table-cell>
          <table:table-cell office:value-type="string" calcext:value-type="string">
            <text:p>2022:04:08</text:p>
          </table:table-cell>
          <table:table-cell office:value-type="string" calcext:value-type="string">
            <text:p>13:53:52</text:p>
          </table:table-cell>
          <table:table-cell table:formula="of:=MID([.I77];1;2)+1" office:value-type="float" office:value="14" calcext:value-type="float">
            <text:p>14</text:p>
          </table:table-cell>
          <table:table-cell/>
          <table:table-cell table:formula="of:=EXACT([.C77];[.H77])" office:value-type="boolean" office:boolean-value="true" calcext:value-type="boolean">
            <text:p>TRUE</text:p>
          </table:table-cell>
          <table:table-cell table:formula="of:=EXACT([.E77];[.J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MG_2593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4:01:07</text:p>
          </table:table-cell>
          <table:table-cell table:formula="of:=MID([.D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68.jpg</text:p>
          </table:table-cell>
          <table:table-cell office:value-type="string" calcext:value-type="string">
            <text:p>2022:04:09</text:p>
          </table:table-cell>
          <table:table-cell office:value-type="string" calcext:value-type="string">
            <text:p>13:53:51</text:p>
          </table:table-cell>
          <table:table-cell table:formula="of:=MID([.I78];1;2)+1" office:value-type="float" office:value="14" calcext:value-type="float">
            <text:p>14</text:p>
          </table:table-cell>
          <table:table-cell/>
          <table:table-cell table:formula="of:=EXACT([.C78];[.H78])" office:value-type="boolean" office:boolean-value="true" calcext:value-type="boolean">
            <text:p>TRUE</text:p>
          </table:table-cell>
          <table:table-cell table:formula="of:=EXACT([.E78];[.J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MG_2595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4:01:06</text:p>
          </table:table-cell>
          <table:table-cell table:formula="of:=MID([.D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0.jpg</text:p>
          </table:table-cell>
          <table:table-cell office:value-type="string" calcext:value-type="string">
            <text:p>2022:04:10</text:p>
          </table:table-cell>
          <table:table-cell office:value-type="string" calcext:value-type="string">
            <text:p>13:53:49</text:p>
          </table:table-cell>
          <table:table-cell table:formula="of:=MID([.I79];1;2)+1" office:value-type="float" office:value="14" calcext:value-type="float">
            <text:p>14</text:p>
          </table:table-cell>
          <table:table-cell/>
          <table:table-cell table:formula="of:=EXACT([.C79];[.H79])" office:value-type="boolean" office:boolean-value="true" calcext:value-type="boolean">
            <text:p>TRUE</text:p>
          </table:table-cell>
          <table:table-cell table:formula="of:=EXACT([.E79];[.J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MG_2597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4:01:07</text:p>
          </table:table-cell>
          <table:table-cell table:formula="of:=MID([.D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2.jpg</text:p>
          </table:table-cell>
          <table:table-cell office:value-type="string" calcext:value-type="string">
            <text:p>2022:04:11</text:p>
          </table:table-cell>
          <table:table-cell office:value-type="string" calcext:value-type="string">
            <text:p>13:53:48</text:p>
          </table:table-cell>
          <table:table-cell table:formula="of:=MID([.I80];1;2)+1" office:value-type="float" office:value="14" calcext:value-type="float">
            <text:p>14</text:p>
          </table:table-cell>
          <table:table-cell/>
          <table:table-cell table:formula="of:=EXACT([.C80];[.H80])" office:value-type="boolean" office:boolean-value="true" calcext:value-type="boolean">
            <text:p>TRUE</text:p>
          </table:table-cell>
          <table:table-cell table:formula="of:=EXACT([.E80];[.J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MG_2599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4:01:07</text:p>
          </table:table-cell>
          <table:table-cell table:formula="of:=MID([.D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4.jpg</text:p>
          </table:table-cell>
          <table:table-cell office:value-type="string" calcext:value-type="string">
            <text:p>2022:04:12</text:p>
          </table:table-cell>
          <table:table-cell office:value-type="string" calcext:value-type="string">
            <text:p>13:53:47</text:p>
          </table:table-cell>
          <table:table-cell table:formula="of:=MID([.I81];1;2)+1" office:value-type="float" office:value="14" calcext:value-type="float">
            <text:p>14</text:p>
          </table:table-cell>
          <table:table-cell/>
          <table:table-cell table:formula="of:=EXACT([.C81];[.H81])" office:value-type="boolean" office:boolean-value="true" calcext:value-type="boolean">
            <text:p>TRUE</text:p>
          </table:table-cell>
          <table:table-cell table:formula="of:=EXACT([.E81];[.J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MG_2601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4:01:08</text:p>
          </table:table-cell>
          <table:table-cell table:formula="of:=MID([.D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6.jpg</text:p>
          </table:table-cell>
          <table:table-cell office:value-type="string" calcext:value-type="string">
            <text:p>2022:04:13</text:p>
          </table:table-cell>
          <table:table-cell office:value-type="string" calcext:value-type="string">
            <text:p>13:53:46</text:p>
          </table:table-cell>
          <table:table-cell table:formula="of:=MID([.I82];1;2)+1" office:value-type="float" office:value="14" calcext:value-type="float">
            <text:p>14</text:p>
          </table:table-cell>
          <table:table-cell/>
          <table:table-cell table:formula="of:=EXACT([.C82];[.H82])" office:value-type="boolean" office:boolean-value="true" calcext:value-type="boolean">
            <text:p>TRUE</text:p>
          </table:table-cell>
          <table:table-cell table:formula="of:=EXACT([.E82];[.J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MG_2603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4:01:08</text:p>
          </table:table-cell>
          <table:table-cell table:formula="of:=MID([.D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78.jpg</text:p>
          </table:table-cell>
          <table:table-cell office:value-type="string" calcext:value-type="string">
            <text:p>2022:04:14</text:p>
          </table:table-cell>
          <table:table-cell office:value-type="string" calcext:value-type="string">
            <text:p>13:53:46</text:p>
          </table:table-cell>
          <table:table-cell table:formula="of:=MID([.I83];1;2)+1" office:value-type="float" office:value="14" calcext:value-type="float">
            <text:p>14</text:p>
          </table:table-cell>
          <table:table-cell/>
          <table:table-cell table:formula="of:=EXACT([.C83];[.H83])" office:value-type="boolean" office:boolean-value="true" calcext:value-type="boolean">
            <text:p>TRUE</text:p>
          </table:table-cell>
          <table:table-cell table:formula="of:=EXACT([.E83];[.J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G_2605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4:01:09</text:p>
          </table:table-cell>
          <table:table-cell table:formula="of:=MID([.D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0.jpg</text:p>
          </table:table-cell>
          <table:table-cell office:value-type="string" calcext:value-type="string">
            <text:p>2022:04:15</text:p>
          </table:table-cell>
          <table:table-cell office:value-type="string" calcext:value-type="string">
            <text:p>13:53:45</text:p>
          </table:table-cell>
          <table:table-cell table:formula="of:=MID([.I84];1;2)+1" office:value-type="float" office:value="14" calcext:value-type="float">
            <text:p>14</text:p>
          </table:table-cell>
          <table:table-cell/>
          <table:table-cell table:formula="of:=EXACT([.C84];[.H84])" office:value-type="boolean" office:boolean-value="true" calcext:value-type="boolean">
            <text:p>TRUE</text:p>
          </table:table-cell>
          <table:table-cell table:formula="of:=EXACT([.E84];[.J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G_2607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4:01:10</text:p>
          </table:table-cell>
          <table:table-cell table:formula="of:=MID([.D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2.jpg</text:p>
          </table:table-cell>
          <table:table-cell office:value-type="string" calcext:value-type="string">
            <text:p>2022:04:16</text:p>
          </table:table-cell>
          <table:table-cell office:value-type="string" calcext:value-type="string">
            <text:p>13:53:45</text:p>
          </table:table-cell>
          <table:table-cell table:formula="of:=MID([.I85];1;2)+1" office:value-type="float" office:value="14" calcext:value-type="float">
            <text:p>14</text:p>
          </table:table-cell>
          <table:table-cell/>
          <table:table-cell table:formula="of:=EXACT([.C85];[.H85])" office:value-type="boolean" office:boolean-value="true" calcext:value-type="boolean">
            <text:p>TRUE</text:p>
          </table:table-cell>
          <table:table-cell table:formula="of:=EXACT([.E85];[.J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MG_2609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4:01:11</text:p>
          </table:table-cell>
          <table:table-cell table:formula="of:=MID([.D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4.jpg</text:p>
          </table:table-cell>
          <table:table-cell office:value-type="string" calcext:value-type="string">
            <text:p>2022:04:17</text:p>
          </table:table-cell>
          <table:table-cell office:value-type="string" calcext:value-type="string">
            <text:p>13:53:44</text:p>
          </table:table-cell>
          <table:table-cell table:formula="of:=MID([.I86];1;2)+1" office:value-type="float" office:value="14" calcext:value-type="float">
            <text:p>14</text:p>
          </table:table-cell>
          <table:table-cell/>
          <table:table-cell table:formula="of:=EXACT([.C86];[.H86])" office:value-type="boolean" office:boolean-value="true" calcext:value-type="boolean">
            <text:p>TRUE</text:p>
          </table:table-cell>
          <table:table-cell table:formula="of:=EXACT([.E86];[.J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MG_2611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4:01:11</text:p>
          </table:table-cell>
          <table:table-cell table:formula="of:=MID([.D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6.jpg</text:p>
          </table:table-cell>
          <table:table-cell office:value-type="string" calcext:value-type="string">
            <text:p>2022:04:18</text:p>
          </table:table-cell>
          <table:table-cell office:value-type="string" calcext:value-type="string">
            <text:p>13:53:43</text:p>
          </table:table-cell>
          <table:table-cell table:formula="of:=MID([.I87];1;2)+1" office:value-type="float" office:value="14" calcext:value-type="float">
            <text:p>14</text:p>
          </table:table-cell>
          <table:table-cell/>
          <table:table-cell table:formula="of:=EXACT([.C87];[.H87])" office:value-type="boolean" office:boolean-value="true" calcext:value-type="boolean">
            <text:p>TRUE</text:p>
          </table:table-cell>
          <table:table-cell table:formula="of:=EXACT([.E87];[.J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MG_2613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4:01:12</text:p>
          </table:table-cell>
          <table:table-cell table:formula="of:=MID([.D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88.jpg</text:p>
          </table:table-cell>
          <table:table-cell office:value-type="string" calcext:value-type="string">
            <text:p>2022:04:19</text:p>
          </table:table-cell>
          <table:table-cell office:value-type="string" calcext:value-type="string">
            <text:p>13:53:43</text:p>
          </table:table-cell>
          <table:table-cell table:formula="of:=MID([.I88];1;2)+1" office:value-type="float" office:value="14" calcext:value-type="float">
            <text:p>14</text:p>
          </table:table-cell>
          <table:table-cell/>
          <table:table-cell table:formula="of:=EXACT([.C88];[.H88])" office:value-type="boolean" office:boolean-value="true" calcext:value-type="boolean">
            <text:p>TRUE</text:p>
          </table:table-cell>
          <table:table-cell table:formula="of:=EXACT([.E88];[.J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IMG_2619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4:01:12</text:p>
          </table:table-cell>
          <table:table-cell table:formula="of:=MID([.D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094.jpg</text:p>
          </table:table-cell>
          <table:table-cell office:value-type="string" calcext:value-type="string">
            <text:p>2022:04:22</text:p>
          </table:table-cell>
          <table:table-cell office:value-type="string" calcext:value-type="string">
            <text:p>13:53:39</text:p>
          </table:table-cell>
          <table:table-cell table:formula="of:=MID([.I89];1;2)+1" office:value-type="float" office:value="14" calcext:value-type="float">
            <text:p>14</text:p>
          </table:table-cell>
          <table:table-cell/>
          <table:table-cell table:formula="of:=EXACT([.C89];[.H89])" office:value-type="boolean" office:boolean-value="true" calcext:value-type="boolean">
            <text:p>TRUE</text:p>
          </table:table-cell>
          <table:table-cell table:formula="of:=EXACT([.E89];[.J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IMG_2625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4:01:12</text:p>
          </table:table-cell>
          <table:table-cell table:formula="of:=MID([.D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0.jpg</text:p>
          </table:table-cell>
          <table:table-cell office:value-type="string" calcext:value-type="string">
            <text:p>2022:04:25</text:p>
          </table:table-cell>
          <table:table-cell office:value-type="string" calcext:value-type="string">
            <text:p>13:53:36</text:p>
          </table:table-cell>
          <table:table-cell table:formula="of:=MID([.I90];1;2)+1" office:value-type="float" office:value="14" calcext:value-type="float">
            <text:p>14</text:p>
          </table:table-cell>
          <table:table-cell/>
          <table:table-cell table:formula="of:=EXACT([.C90];[.H90])" office:value-type="boolean" office:boolean-value="true" calcext:value-type="boolean">
            <text:p>TRUE</text:p>
          </table:table-cell>
          <table:table-cell table:formula="of:=EXACT([.E90];[.J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IMG_2629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4:01:13</text:p>
          </table:table-cell>
          <table:table-cell table:formula="of:=MID([.D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4.jpg</text:p>
          </table:table-cell>
          <table:table-cell office:value-type="string" calcext:value-type="string">
            <text:p>2022:04:27</text:p>
          </table:table-cell>
          <table:table-cell office:value-type="string" calcext:value-type="string">
            <text:p>13:53:35</text:p>
          </table:table-cell>
          <table:table-cell table:formula="of:=MID([.I91];1;2)+1" office:value-type="float" office:value="14" calcext:value-type="float">
            <text:p>14</text:p>
          </table:table-cell>
          <table:table-cell/>
          <table:table-cell table:formula="of:=EXACT([.C91];[.H91])" office:value-type="boolean" office:boolean-value="true" calcext:value-type="boolean">
            <text:p>TRUE</text:p>
          </table:table-cell>
          <table:table-cell table:formula="of:=EXACT([.E91];[.J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IMG_2631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4:01:14</text:p>
          </table:table-cell>
          <table:table-cell table:formula="of:=MID([.D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6.jpg</text:p>
          </table:table-cell>
          <table:table-cell office:value-type="string" calcext:value-type="string">
            <text:p>2022:04:28</text:p>
          </table:table-cell>
          <table:table-cell office:value-type="string" calcext:value-type="string">
            <text:p>13:53:34</text:p>
          </table:table-cell>
          <table:table-cell table:formula="of:=MID([.I92];1;2)+1" office:value-type="float" office:value="14" calcext:value-type="float">
            <text:p>14</text:p>
          </table:table-cell>
          <table:table-cell/>
          <table:table-cell table:formula="of:=EXACT([.C92];[.H92])" office:value-type="boolean" office:boolean-value="true" calcext:value-type="boolean">
            <text:p>TRUE</text:p>
          </table:table-cell>
          <table:table-cell table:formula="of:=EXACT([.E92];[.J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MG_2633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4:01:14</text:p>
          </table:table-cell>
          <table:table-cell table:formula="of:=MID([.D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08.jpg</text:p>
          </table:table-cell>
          <table:table-cell office:value-type="string" calcext:value-type="string">
            <text:p>2022:04:29</text:p>
          </table:table-cell>
          <table:table-cell office:value-type="string" calcext:value-type="string">
            <text:p>13:53:33</text:p>
          </table:table-cell>
          <table:table-cell table:formula="of:=MID([.I93];1;2)+1" office:value-type="float" office:value="14" calcext:value-type="float">
            <text:p>14</text:p>
          </table:table-cell>
          <table:table-cell/>
          <table:table-cell table:formula="of:=EXACT([.C93];[.H93])" office:value-type="boolean" office:boolean-value="true" calcext:value-type="boolean">
            <text:p>TRUE</text:p>
          </table:table-cell>
          <table:table-cell table:formula="of:=EXACT([.E93];[.J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G_2637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4:01:15</text:p>
          </table:table-cell>
          <table:table-cell table:formula="of:=MID([.D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2.jpg</text:p>
          </table:table-cell>
          <table:table-cell office:value-type="string" calcext:value-type="string">
            <text:p>2022:05:01</text:p>
          </table:table-cell>
          <table:table-cell office:value-type="string" calcext:value-type="string">
            <text:p>13:53:31</text:p>
          </table:table-cell>
          <table:table-cell table:formula="of:=MID([.I94];1;2)+1" office:value-type="float" office:value="14" calcext:value-type="float">
            <text:p>14</text:p>
          </table:table-cell>
          <table:table-cell/>
          <table:table-cell table:formula="of:=EXACT([.C94];[.H94])" office:value-type="boolean" office:boolean-value="true" calcext:value-type="boolean">
            <text:p>TRUE</text:p>
          </table:table-cell>
          <table:table-cell table:formula="of:=EXACT([.E94];[.J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MG_2639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4:01:16</text:p>
          </table:table-cell>
          <table:table-cell table:formula="of:=MID([.D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4.jpg</text:p>
          </table:table-cell>
          <table:table-cell office:value-type="string" calcext:value-type="string">
            <text:p>2022:05:02</text:p>
          </table:table-cell>
          <table:table-cell office:value-type="string" calcext:value-type="string">
            <text:p>13:53:31</text:p>
          </table:table-cell>
          <table:table-cell table:formula="of:=MID([.I95];1;2)+1" office:value-type="float" office:value="14" calcext:value-type="float">
            <text:p>14</text:p>
          </table:table-cell>
          <table:table-cell/>
          <table:table-cell table:formula="of:=EXACT([.C95];[.H95])" office:value-type="boolean" office:boolean-value="true" calcext:value-type="boolean">
            <text:p>TRUE</text:p>
          </table:table-cell>
          <table:table-cell table:formula="of:=EXACT([.E95];[.J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MG_2643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4:01:16</text:p>
          </table:table-cell>
          <table:table-cell table:formula="of:=MID([.D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18.jpg</text:p>
          </table:table-cell>
          <table:table-cell office:value-type="string" calcext:value-type="string">
            <text:p>2022:05:04</text:p>
          </table:table-cell>
          <table:table-cell office:value-type="string" calcext:value-type="string">
            <text:p>13:53:29</text:p>
          </table:table-cell>
          <table:table-cell table:formula="of:=MID([.I96];1;2)+1" office:value-type="float" office:value="14" calcext:value-type="float">
            <text:p>14</text:p>
          </table:table-cell>
          <table:table-cell/>
          <table:table-cell table:formula="of:=EXACT([.C96];[.H96])" office:value-type="boolean" office:boolean-value="true" calcext:value-type="boolean">
            <text:p>TRUE</text:p>
          </table:table-cell>
          <table:table-cell table:formula="of:=EXACT([.E96];[.J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MG_2650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5:01:17</text:p>
          </table:table-cell>
          <table:table-cell table:formula="of:=MID([.D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5.jpg</text:p>
          </table:table-cell>
          <table:table-cell office:value-type="string" calcext:value-type="string">
            <text:p>2022:05:07</text:p>
          </table:table-cell>
          <table:table-cell office:value-type="string" calcext:value-type="string">
            <text:p>14:53:26</text:p>
          </table:table-cell>
          <table:table-cell table:formula="of:=MID([.I97];1;2)+1" office:value-type="float" office:value="15" calcext:value-type="float">
            <text:p>15</text:p>
          </table:table-cell>
          <table:table-cell/>
          <table:table-cell table:formula="of:=EXACT([.C97];[.H97])" office:value-type="boolean" office:boolean-value="true" calcext:value-type="boolean">
            <text:p>TRUE</text:p>
          </table:table-cell>
          <table:table-cell table:formula="of:=EXACT([.E97];[.J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IMG_2654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5:01:18</text:p>
          </table:table-cell>
          <table:table-cell table:formula="of:=MID([.D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29.jpg</text:p>
          </table:table-cell>
          <table:table-cell office:value-type="string" calcext:value-type="string">
            <text:p>2022:05:09</text:p>
          </table:table-cell>
          <table:table-cell office:value-type="string" calcext:value-type="string">
            <text:p>14:53:25</text:p>
          </table:table-cell>
          <table:table-cell table:formula="of:=MID([.I98];1;2)+1" office:value-type="float" office:value="15" calcext:value-type="float">
            <text:p>15</text:p>
          </table:table-cell>
          <table:table-cell/>
          <table:table-cell table:formula="of:=EXACT([.C98];[.H98])" office:value-type="boolean" office:boolean-value="true" calcext:value-type="boolean">
            <text:p>TRUE</text:p>
          </table:table-cell>
          <table:table-cell table:formula="of:=EXACT([.E98];[.J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MG_2655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4:01:19</text:p>
          </table:table-cell>
          <table:table-cell table:formula="of:=MID([.D9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0.jpg</text:p>
          </table:table-cell>
          <table:table-cell office:value-type="string" calcext:value-type="string">
            <text:p>2022:05:10</text:p>
          </table:table-cell>
          <table:table-cell office:value-type="string" calcext:value-type="string">
            <text:p>13:53:24</text:p>
          </table:table-cell>
          <table:table-cell table:formula="of:=MID([.I99];1;2)+1" office:value-type="float" office:value="14" calcext:value-type="float">
            <text:p>14</text:p>
          </table:table-cell>
          <table:table-cell/>
          <table:table-cell table:formula="of:=EXACT([.C99];[.H99])" office:value-type="boolean" office:boolean-value="true" calcext:value-type="boolean">
            <text:p>TRUE</text:p>
          </table:table-cell>
          <table:table-cell table:formula="of:=EXACT([.E99];[.J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MG_2658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5:01:20</text:p>
          </table:table-cell>
          <table:table-cell table:formula="of:=MID([.D10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33.jpg</text:p>
          </table:table-cell>
          <table:table-cell office:value-type="string" calcext:value-type="string">
            <text:p>2022:05:11</text:p>
          </table:table-cell>
          <table:table-cell office:value-type="string" calcext:value-type="string">
            <text:p>14:53:24</text:p>
          </table:table-cell>
          <table:table-cell table:formula="of:=MID([.I100];1;2)+1" office:value-type="float" office:value="15" calcext:value-type="float">
            <text:p>15</text:p>
          </table:table-cell>
          <table:table-cell/>
          <table:table-cell table:formula="of:=EXACT([.C100];[.H100])" office:value-type="boolean" office:boolean-value="true" calcext:value-type="boolean">
            <text:p>TRUE</text:p>
          </table:table-cell>
          <table:table-cell table:formula="of:=EXACT([.E100];[.J1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IMG_2659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4:01:21</text:p>
          </table:table-cell>
          <table:table-cell table:formula="of:=MID([.D1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4.jpg</text:p>
          </table:table-cell>
          <table:table-cell office:value-type="string" calcext:value-type="string">
            <text:p>2022:05:12</text:p>
          </table:table-cell>
          <table:table-cell office:value-type="string" calcext:value-type="string">
            <text:p>13:53:24</text:p>
          </table:table-cell>
          <table:table-cell table:formula="of:=MID([.I101];1;2)+1" office:value-type="float" office:value="14" calcext:value-type="float">
            <text:p>14</text:p>
          </table:table-cell>
          <table:table-cell/>
          <table:table-cell table:formula="of:=EXACT([.C101];[.H101])" office:value-type="boolean" office:boolean-value="true" calcext:value-type="boolean">
            <text:p>TRUE</text:p>
          </table:table-cell>
          <table:table-cell table:formula="of:=EXACT([.E101];[.J1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IMG_2661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4:01:22</text:p>
          </table:table-cell>
          <table:table-cell table:formula="of:=MID([.D10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6.jpg</text:p>
          </table:table-cell>
          <table:table-cell office:value-type="string" calcext:value-type="string">
            <text:p>2022:05:13</text:p>
          </table:table-cell>
          <table:table-cell office:value-type="string" calcext:value-type="string">
            <text:p>13:53:24</text:p>
          </table:table-cell>
          <table:table-cell table:formula="of:=MID([.I102];1;2)+1" office:value-type="float" office:value="14" calcext:value-type="float">
            <text:p>14</text:p>
          </table:table-cell>
          <table:table-cell/>
          <table:table-cell table:formula="of:=EXACT([.C102];[.H102])" office:value-type="boolean" office:boolean-value="true" calcext:value-type="boolean">
            <text:p>TRUE</text:p>
          </table:table-cell>
          <table:table-cell table:formula="of:=EXACT([.E102];[.J1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G_2663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4:01:24</text:p>
          </table:table-cell>
          <table:table-cell table:formula="of:=MID([.D10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38.jpg</text:p>
          </table:table-cell>
          <table:table-cell office:value-type="string" calcext:value-type="string">
            <text:p>2022:05:14</text:p>
          </table:table-cell>
          <table:table-cell office:value-type="string" calcext:value-type="string">
            <text:p>13:53:23</text:p>
          </table:table-cell>
          <table:table-cell table:formula="of:=MID([.I103];1;2)+1" office:value-type="float" office:value="14" calcext:value-type="float">
            <text:p>14</text:p>
          </table:table-cell>
          <table:table-cell/>
          <table:table-cell table:formula="of:=EXACT([.C103];[.H103])" office:value-type="boolean" office:boolean-value="true" calcext:value-type="boolean">
            <text:p>TRUE</text:p>
          </table:table-cell>
          <table:table-cell table:formula="of:=EXACT([.E103];[.J1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MG_2665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4:01:25</text:p>
          </table:table-cell>
          <table:table-cell table:formula="of:=MID([.D1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0.jpg</text:p>
          </table:table-cell>
          <table:table-cell office:value-type="string" calcext:value-type="string">
            <text:p>2022:05:15</text:p>
          </table:table-cell>
          <table:table-cell office:value-type="string" calcext:value-type="string">
            <text:p>13:53:23</text:p>
          </table:table-cell>
          <table:table-cell table:formula="of:=MID([.I104];1;2)+1" office:value-type="float" office:value="14" calcext:value-type="float">
            <text:p>14</text:p>
          </table:table-cell>
          <table:table-cell/>
          <table:table-cell table:formula="of:=EXACT([.C104];[.H104])" office:value-type="boolean" office:boolean-value="true" calcext:value-type="boolean">
            <text:p>TRUE</text:p>
          </table:table-cell>
          <table:table-cell table:formula="of:=EXACT([.E104];[.J1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IMG_2669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4:01:27</text:p>
          </table:table-cell>
          <table:table-cell table:formula="of:=MID([.D1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4.jpg</text:p>
          </table:table-cell>
          <table:table-cell office:value-type="string" calcext:value-type="string">
            <text:p>2022:05:17</text:p>
          </table:table-cell>
          <table:table-cell office:value-type="string" calcext:value-type="string">
            <text:p>13:53:23</text:p>
          </table:table-cell>
          <table:table-cell table:formula="of:=MID([.I105];1;2)+1" office:value-type="float" office:value="14" calcext:value-type="float">
            <text:p>14</text:p>
          </table:table-cell>
          <table:table-cell/>
          <table:table-cell table:formula="of:=EXACT([.C105];[.H105])" office:value-type="boolean" office:boolean-value="true" calcext:value-type="boolean">
            <text:p>TRUE</text:p>
          </table:table-cell>
          <table:table-cell table:formula="of:=EXACT([.E105];[.J1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IMG_2671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4:01:28</text:p>
          </table:table-cell>
          <table:table-cell table:formula="of:=MID([.D10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6.jpg</text:p>
          </table:table-cell>
          <table:table-cell office:value-type="string" calcext:value-type="string">
            <text:p>2022:05:18</text:p>
          </table:table-cell>
          <table:table-cell office:value-type="string" calcext:value-type="string">
            <text:p>13:53:23</text:p>
          </table:table-cell>
          <table:table-cell table:formula="of:=MID([.I106];1;2)+1" office:value-type="float" office:value="14" calcext:value-type="float">
            <text:p>14</text:p>
          </table:table-cell>
          <table:table-cell/>
          <table:table-cell table:formula="of:=EXACT([.C106];[.H106])" office:value-type="boolean" office:boolean-value="true" calcext:value-type="boolean">
            <text:p>TRUE</text:p>
          </table:table-cell>
          <table:table-cell table:formula="of:=EXACT([.E106];[.J1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G_2673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4:01:29</text:p>
          </table:table-cell>
          <table:table-cell table:formula="of:=MID([.D1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48.jpg</text:p>
          </table:table-cell>
          <table:table-cell office:value-type="string" calcext:value-type="string">
            <text:p>2022:05:19</text:p>
          </table:table-cell>
          <table:table-cell office:value-type="string" calcext:value-type="string">
            <text:p>13:53:22</text:p>
          </table:table-cell>
          <table:table-cell table:formula="of:=MID([.I107];1;2)+1" office:value-type="float" office:value="14" calcext:value-type="float">
            <text:p>14</text:p>
          </table:table-cell>
          <table:table-cell/>
          <table:table-cell table:formula="of:=EXACT([.C107];[.H107])" office:value-type="boolean" office:boolean-value="true" calcext:value-type="boolean">
            <text:p>TRUE</text:p>
          </table:table-cell>
          <table:table-cell table:formula="of:=EXACT([.E107];[.J1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G_2675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4:01:30</text:p>
          </table:table-cell>
          <table:table-cell table:formula="of:=MID([.D1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0.jpg</text:p>
          </table:table-cell>
          <table:table-cell office:value-type="string" calcext:value-type="string">
            <text:p>2022:05:20</text:p>
          </table:table-cell>
          <table:table-cell office:value-type="string" calcext:value-type="string">
            <text:p>13:53:22</text:p>
          </table:table-cell>
          <table:table-cell table:formula="of:=MID([.I108];1;2)+1" office:value-type="float" office:value="14" calcext:value-type="float">
            <text:p>14</text:p>
          </table:table-cell>
          <table:table-cell/>
          <table:table-cell table:formula="of:=EXACT([.C108];[.H108])" office:value-type="boolean" office:boolean-value="true" calcext:value-type="boolean">
            <text:p>TRUE</text:p>
          </table:table-cell>
          <table:table-cell table:formula="of:=EXACT([.E108];[.J1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G_2677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4:01:31</text:p>
          </table:table-cell>
          <table:table-cell table:formula="of:=MID([.D1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2.jpg</text:p>
          </table:table-cell>
          <table:table-cell office:value-type="string" calcext:value-type="string">
            <text:p>2022:05:21</text:p>
          </table:table-cell>
          <table:table-cell office:value-type="string" calcext:value-type="string">
            <text:p>13:53:22</text:p>
          </table:table-cell>
          <table:table-cell table:formula="of:=MID([.I109];1;2)+1" office:value-type="float" office:value="14" calcext:value-type="float">
            <text:p>14</text:p>
          </table:table-cell>
          <table:table-cell/>
          <table:table-cell table:formula="of:=EXACT([.C109];[.H109])" office:value-type="boolean" office:boolean-value="true" calcext:value-type="boolean">
            <text:p>TRUE</text:p>
          </table:table-cell>
          <table:table-cell table:formula="of:=EXACT([.E109];[.J1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IMG_2679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4:01:33</text:p>
          </table:table-cell>
          <table:table-cell table:formula="of:=MID([.D1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4.jpg</text:p>
          </table:table-cell>
          <table:table-cell office:value-type="string" calcext:value-type="string">
            <text:p>2022:05:22</text:p>
          </table:table-cell>
          <table:table-cell office:value-type="string" calcext:value-type="string">
            <text:p>13:53:22</text:p>
          </table:table-cell>
          <table:table-cell table:formula="of:=MID([.I110];1;2)+1" office:value-type="float" office:value="14" calcext:value-type="float">
            <text:p>14</text:p>
          </table:table-cell>
          <table:table-cell/>
          <table:table-cell table:formula="of:=EXACT([.C110];[.H110])" office:value-type="boolean" office:boolean-value="true" calcext:value-type="boolean">
            <text:p>TRUE</text:p>
          </table:table-cell>
          <table:table-cell table:formula="of:=EXACT([.E110];[.J1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IMG_2683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4:01:35</text:p>
          </table:table-cell>
          <table:table-cell table:formula="of:=MID([.D1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58.jpg</text:p>
          </table:table-cell>
          <table:table-cell office:value-type="string" calcext:value-type="string">
            <text:p>2022:05:24</text:p>
          </table:table-cell>
          <table:table-cell office:value-type="string" calcext:value-type="string">
            <text:p>13:53:22</text:p>
          </table:table-cell>
          <table:table-cell table:formula="of:=MID([.I111];1;2)+1" office:value-type="float" office:value="14" calcext:value-type="float">
            <text:p>14</text:p>
          </table:table-cell>
          <table:table-cell/>
          <table:table-cell table:formula="of:=EXACT([.C111];[.H111])" office:value-type="boolean" office:boolean-value="true" calcext:value-type="boolean">
            <text:p>TRUE</text:p>
          </table:table-cell>
          <table:table-cell table:formula="of:=EXACT([.E111];[.J1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IMG_2685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4:01:36</text:p>
          </table:table-cell>
          <table:table-cell table:formula="of:=MID([.D1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0.jpg</text:p>
          </table:table-cell>
          <table:table-cell office:value-type="string" calcext:value-type="string">
            <text:p>2022:05:25</text:p>
          </table:table-cell>
          <table:table-cell office:value-type="string" calcext:value-type="string">
            <text:p>13:53:21</text:p>
          </table:table-cell>
          <table:table-cell table:formula="of:=MID([.I112];1;2)+1" office:value-type="float" office:value="14" calcext:value-type="float">
            <text:p>14</text:p>
          </table:table-cell>
          <table:table-cell/>
          <table:table-cell table:formula="of:=EXACT([.C112];[.H112])" office:value-type="boolean" office:boolean-value="true" calcext:value-type="boolean">
            <text:p>TRUE</text:p>
          </table:table-cell>
          <table:table-cell table:formula="of:=EXACT([.E112];[.J1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IMG_2687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4:01:37</text:p>
          </table:table-cell>
          <table:table-cell table:formula="of:=MID([.D1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2.jpg</text:p>
          </table:table-cell>
          <table:table-cell office:value-type="string" calcext:value-type="string">
            <text:p>2022:05:26</text:p>
          </table:table-cell>
          <table:table-cell office:value-type="string" calcext:value-type="string">
            <text:p>13:53:21</text:p>
          </table:table-cell>
          <table:table-cell table:formula="of:=MID([.I113];1;2)+1" office:value-type="float" office:value="14" calcext:value-type="float">
            <text:p>14</text:p>
          </table:table-cell>
          <table:table-cell/>
          <table:table-cell table:formula="of:=EXACT([.C113];[.H113])" office:value-type="boolean" office:boolean-value="true" calcext:value-type="boolean">
            <text:p>TRUE</text:p>
          </table:table-cell>
          <table:table-cell table:formula="of:=EXACT([.E113];[.J1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IMG_2689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4:01:38</text:p>
          </table:table-cell>
          <table:table-cell table:formula="of:=MID([.D1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4.jpg</text:p>
          </table:table-cell>
          <table:table-cell office:value-type="string" calcext:value-type="string">
            <text:p>2022:05:27</text:p>
          </table:table-cell>
          <table:table-cell office:value-type="string" calcext:value-type="string">
            <text:p>13:53:21</text:p>
          </table:table-cell>
          <table:table-cell table:formula="of:=MID([.I114];1;2)+1" office:value-type="float" office:value="14" calcext:value-type="float">
            <text:p>14</text:p>
          </table:table-cell>
          <table:table-cell/>
          <table:table-cell table:formula="of:=EXACT([.C114];[.H114])" office:value-type="boolean" office:boolean-value="true" calcext:value-type="boolean">
            <text:p>TRUE</text:p>
          </table:table-cell>
          <table:table-cell table:formula="of:=EXACT([.E114];[.J1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MG_2691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4:01:39</text:p>
          </table:table-cell>
          <table:table-cell table:formula="of:=MID([.D1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66.jpg</text:p>
          </table:table-cell>
          <table:table-cell office:value-type="string" calcext:value-type="string">
            <text:p>2022:05:28</text:p>
          </table:table-cell>
          <table:table-cell office:value-type="string" calcext:value-type="string">
            <text:p>13:53:20</text:p>
          </table:table-cell>
          <table:table-cell table:formula="of:=MID([.I115];1;2)+1" office:value-type="float" office:value="14" calcext:value-type="float">
            <text:p>14</text:p>
          </table:table-cell>
          <table:table-cell/>
          <table:table-cell table:formula="of:=EXACT([.C115];[.H115])" office:value-type="boolean" office:boolean-value="true" calcext:value-type="boolean">
            <text:p>TRUE</text:p>
          </table:table-cell>
          <table:table-cell table:formula="of:=EXACT([.E115];[.J1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MG_2698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5:01:40</text:p>
          </table:table-cell>
          <table:table-cell table:formula="of:=MID([.D11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173.jpg</text:p>
          </table:table-cell>
          <table:table-cell office:value-type="string" calcext:value-type="string">
            <text:p>2022:05:31</text:p>
          </table:table-cell>
          <table:table-cell office:value-type="string" calcext:value-type="string">
            <text:p>14:53:18</text:p>
          </table:table-cell>
          <table:table-cell table:formula="of:=MID([.I116];1;2)+1" office:value-type="float" office:value="15" calcext:value-type="float">
            <text:p>15</text:p>
          </table:table-cell>
          <table:table-cell/>
          <table:table-cell table:formula="of:=EXACT([.C116];[.H116])" office:value-type="boolean" office:boolean-value="true" calcext:value-type="boolean">
            <text:p>TRUE</text:p>
          </table:table-cell>
          <table:table-cell table:formula="of:=EXACT([.E116];[.J1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699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4:01:41</text:p>
          </table:table-cell>
          <table:table-cell table:formula="of:=MID([.D1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4.jpg</text:p>
          </table:table-cell>
          <table:table-cell office:value-type="string" calcext:value-type="string">
            <text:p>2022:06:01</text:p>
          </table:table-cell>
          <table:table-cell office:value-type="string" calcext:value-type="string">
            <text:p>13:53:18</text:p>
          </table:table-cell>
          <table:table-cell table:formula="of:=MID([.I117];1;2)+1" office:value-type="float" office:value="14" calcext:value-type="float">
            <text:p>14</text:p>
          </table:table-cell>
          <table:table-cell/>
          <table:table-cell table:formula="of:=EXACT([.C117];[.H117])" office:value-type="boolean" office:boolean-value="true" calcext:value-type="boolean">
            <text:p>TRUE</text:p>
          </table:table-cell>
          <table:table-cell table:formula="of:=EXACT([.E117];[.J1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1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4:01:42</text:p>
          </table:table-cell>
          <table:table-cell table:formula="of:=MID([.D1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76.jpg</text:p>
          </table:table-cell>
          <table:table-cell office:value-type="string" calcext:value-type="string">
            <text:p>2022:06:02</text:p>
          </table:table-cell>
          <table:table-cell office:value-type="string" calcext:value-type="string">
            <text:p>13:53:17</text:p>
          </table:table-cell>
          <table:table-cell table:formula="of:=MID([.I118];1;2)+1" office:value-type="float" office:value="14" calcext:value-type="float">
            <text:p>14</text:p>
          </table:table-cell>
          <table:table-cell/>
          <table:table-cell table:formula="of:=EXACT([.C118];[.H118])" office:value-type="boolean" office:boolean-value="true" calcext:value-type="boolean">
            <text:p>TRUE</text:p>
          </table:table-cell>
          <table:table-cell table:formula="of:=EXACT([.E118];[.J1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5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4:01:44</text:p>
          </table:table-cell>
          <table:table-cell table:formula="of:=MID([.D1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0.jpg</text:p>
          </table:table-cell>
          <table:table-cell office:value-type="string" calcext:value-type="string">
            <text:p>2022:06:04</text:p>
          </table:table-cell>
          <table:table-cell office:value-type="string" calcext:value-type="string">
            <text:p>13:53:17</text:p>
          </table:table-cell>
          <table:table-cell table:formula="of:=MID([.I119];1;2)+1" office:value-type="float" office:value="14" calcext:value-type="float">
            <text:p>14</text:p>
          </table:table-cell>
          <table:table-cell/>
          <table:table-cell table:formula="of:=EXACT([.C119];[.H119])" office:value-type="boolean" office:boolean-value="true" calcext:value-type="boolean">
            <text:p>TRUE</text:p>
          </table:table-cell>
          <table:table-cell table:formula="of:=EXACT([.E119];[.J1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09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4:01:46</text:p>
          </table:table-cell>
          <table:table-cell table:formula="of:=MID([.D1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4.jpg</text:p>
          </table:table-cell>
          <table:table-cell office:value-type="string" calcext:value-type="string">
            <text:p>2022:06:06</text:p>
          </table:table-cell>
          <table:table-cell office:value-type="string" calcext:value-type="string">
            <text:p>13:53:16</text:p>
          </table:table-cell>
          <table:table-cell table:formula="of:=MID([.I120];1;2)+1" office:value-type="float" office:value="14" calcext:value-type="float">
            <text:p>14</text:p>
          </table:table-cell>
          <table:table-cell/>
          <table:table-cell table:formula="of:=EXACT([.C120];[.H120])" office:value-type="boolean" office:boolean-value="true" calcext:value-type="boolean">
            <text:p>TRUE</text:p>
          </table:table-cell>
          <table:table-cell table:formula="of:=EXACT([.E120];[.J1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1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4:01:47</text:p>
          </table:table-cell>
          <table:table-cell table:formula="of:=MID([.D1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6.jpg</text:p>
          </table:table-cell>
          <table:table-cell office:value-type="string" calcext:value-type="string">
            <text:p>2022:06:07</text:p>
          </table:table-cell>
          <table:table-cell office:value-type="string" calcext:value-type="string">
            <text:p>13:53:16</text:p>
          </table:table-cell>
          <table:table-cell table:formula="of:=MID([.I121];1;2)+1" office:value-type="float" office:value="14" calcext:value-type="float">
            <text:p>14</text:p>
          </table:table-cell>
          <table:table-cell/>
          <table:table-cell table:formula="of:=EXACT([.C121];[.H121])" office:value-type="boolean" office:boolean-value="true" calcext:value-type="boolean">
            <text:p>TRUE</text:p>
          </table:table-cell>
          <table:table-cell table:formula="of:=EXACT([.E121];[.J1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3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4:01:48</text:p>
          </table:table-cell>
          <table:table-cell table:formula="of:=MID([.D12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88.jpg</text:p>
          </table:table-cell>
          <table:table-cell office:value-type="string" calcext:value-type="string">
            <text:p>2022:06:08</text:p>
          </table:table-cell>
          <table:table-cell office:value-type="string" calcext:value-type="string">
            <text:p>13:53:16</text:p>
          </table:table-cell>
          <table:table-cell table:formula="of:=MID([.I122];1;2)+1" office:value-type="float" office:value="14" calcext:value-type="float">
            <text:p>14</text:p>
          </table:table-cell>
          <table:table-cell/>
          <table:table-cell table:formula="of:=EXACT([.C122];[.H122])" office:value-type="boolean" office:boolean-value="true" calcext:value-type="boolean">
            <text:p>TRUE</text:p>
          </table:table-cell>
          <table:table-cell table:formula="of:=EXACT([.E122];[.J1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5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4:01:49</text:p>
          </table:table-cell>
          <table:table-cell table:formula="of:=MID([.D12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0.jpg</text:p>
          </table:table-cell>
          <table:table-cell office:value-type="string" calcext:value-type="string">
            <text:p>2022:06:09</text:p>
          </table:table-cell>
          <table:table-cell office:value-type="string" calcext:value-type="string">
            <text:p>13:53:15</text:p>
          </table:table-cell>
          <table:table-cell table:formula="of:=MID([.I123];1;2)+1" office:value-type="float" office:value="14" calcext:value-type="float">
            <text:p>14</text:p>
          </table:table-cell>
          <table:table-cell/>
          <table:table-cell table:formula="of:=EXACT([.C123];[.H123])" office:value-type="boolean" office:boolean-value="true" calcext:value-type="boolean">
            <text:p>TRUE</text:p>
          </table:table-cell>
          <table:table-cell table:formula="of:=EXACT([.E123];[.J1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7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4:01:50</text:p>
          </table:table-cell>
          <table:table-cell table:formula="of:=MID([.D1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2.jpg</text:p>
          </table:table-cell>
          <table:table-cell office:value-type="string" calcext:value-type="string">
            <text:p>2022:06:10</text:p>
          </table:table-cell>
          <table:table-cell office:value-type="string" calcext:value-type="string">
            <text:p>13:53:15</text:p>
          </table:table-cell>
          <table:table-cell table:formula="of:=MID([.I124];1;2)+1" office:value-type="float" office:value="14" calcext:value-type="float">
            <text:p>14</text:p>
          </table:table-cell>
          <table:table-cell/>
          <table:table-cell table:formula="of:=EXACT([.C124];[.H124])" office:value-type="boolean" office:boolean-value="true" calcext:value-type="boolean">
            <text:p>TRUE</text:p>
          </table:table-cell>
          <table:table-cell table:formula="of:=EXACT([.E124];[.J1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19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4:01:51</text:p>
          </table:table-cell>
          <table:table-cell table:formula="of:=MID([.D12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4.jpg</text:p>
          </table:table-cell>
          <table:table-cell office:value-type="string" calcext:value-type="string">
            <text:p>2022:06:11</text:p>
          </table:table-cell>
          <table:table-cell office:value-type="string" calcext:value-type="string">
            <text:p>13:53:15</text:p>
          </table:table-cell>
          <table:table-cell table:formula="of:=MID([.I125];1;2)+1" office:value-type="float" office:value="14" calcext:value-type="float">
            <text:p>14</text:p>
          </table:table-cell>
          <table:table-cell/>
          <table:table-cell table:formula="of:=EXACT([.C125];[.H125])" office:value-type="boolean" office:boolean-value="true" calcext:value-type="boolean">
            <text:p>TRUE</text:p>
          </table:table-cell>
          <table:table-cell table:formula="of:=EXACT([.E125];[.J1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1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4:01:52</text:p>
          </table:table-cell>
          <table:table-cell table:formula="of:=MID([.D1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6.jpg</text:p>
          </table:table-cell>
          <table:table-cell office:value-type="string" calcext:value-type="string">
            <text:p>2022:06:12</text:p>
          </table:table-cell>
          <table:table-cell office:value-type="string" calcext:value-type="string">
            <text:p>13:53:14</text:p>
          </table:table-cell>
          <table:table-cell table:formula="of:=MID([.I126];1;2)+1" office:value-type="float" office:value="14" calcext:value-type="float">
            <text:p>14</text:p>
          </table:table-cell>
          <table:table-cell/>
          <table:table-cell table:formula="of:=EXACT([.C126];[.H126])" office:value-type="boolean" office:boolean-value="true" calcext:value-type="boolean">
            <text:p>TRUE</text:p>
          </table:table-cell>
          <table:table-cell table:formula="of:=EXACT([.E126];[.J1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3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4:01:53</text:p>
          </table:table-cell>
          <table:table-cell table:formula="of:=MID([.D1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198.jpg</text:p>
          </table:table-cell>
          <table:table-cell office:value-type="string" calcext:value-type="string">
            <text:p>2022:06:13</text:p>
          </table:table-cell>
          <table:table-cell office:value-type="string" calcext:value-type="string">
            <text:p>13:53:14</text:p>
          </table:table-cell>
          <table:table-cell table:formula="of:=MID([.I127];1;2)+1" office:value-type="float" office:value="14" calcext:value-type="float">
            <text:p>14</text:p>
          </table:table-cell>
          <table:table-cell/>
          <table:table-cell table:formula="of:=EXACT([.C127];[.H127])" office:value-type="boolean" office:boolean-value="true" calcext:value-type="boolean">
            <text:p>TRUE</text:p>
          </table:table-cell>
          <table:table-cell table:formula="of:=EXACT([.E127];[.J1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5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4:01:55</text:p>
          </table:table-cell>
          <table:table-cell table:formula="of:=MID([.D1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0.jpg</text:p>
          </table:table-cell>
          <table:table-cell office:value-type="string" calcext:value-type="string">
            <text:p>2022:06:14</text:p>
          </table:table-cell>
          <table:table-cell office:value-type="string" calcext:value-type="string">
            <text:p>13:53:14</text:p>
          </table:table-cell>
          <table:table-cell table:formula="of:=MID([.I128];1;2)+1" office:value-type="float" office:value="14" calcext:value-type="float">
            <text:p>14</text:p>
          </table:table-cell>
          <table:table-cell/>
          <table:table-cell table:formula="of:=EXACT([.C128];[.H128])" office:value-type="boolean" office:boolean-value="true" calcext:value-type="boolean">
            <text:p>TRUE</text:p>
          </table:table-cell>
          <table:table-cell table:formula="of:=EXACT([.E128];[.J1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8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5:01:56</text:p>
          </table:table-cell>
          <table:table-cell table:formula="of:=MID([.D12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03.jpg</text:p>
          </table:table-cell>
          <table:table-cell office:value-type="string" calcext:value-type="string">
            <text:p>2022:06:15</text:p>
          </table:table-cell>
          <table:table-cell office:value-type="string" calcext:value-type="string">
            <text:p>14:53:14</text:p>
          </table:table-cell>
          <table:table-cell table:formula="of:=MID([.I129];1;2)+1" office:value-type="float" office:value="15" calcext:value-type="float">
            <text:p>15</text:p>
          </table:table-cell>
          <table:table-cell/>
          <table:table-cell table:formula="of:=EXACT([.C129];[.H129])" office:value-type="boolean" office:boolean-value="true" calcext:value-type="boolean">
            <text:p>TRUE</text:p>
          </table:table-cell>
          <table:table-cell table:formula="of:=EXACT([.E129];[.J1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29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4:01:57</text:p>
          </table:table-cell>
          <table:table-cell table:formula="of:=MID([.D1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4.jpg</text:p>
          </table:table-cell>
          <table:table-cell office:value-type="string" calcext:value-type="string">
            <text:p>2022:06:16</text:p>
          </table:table-cell>
          <table:table-cell office:value-type="string" calcext:value-type="string">
            <text:p>13:53:14</text:p>
          </table:table-cell>
          <table:table-cell table:formula="of:=MID([.I130];1;2)+1" office:value-type="float" office:value="14" calcext:value-type="float">
            <text:p>14</text:p>
          </table:table-cell>
          <table:table-cell/>
          <table:table-cell table:formula="of:=EXACT([.C130];[.H130])" office:value-type="boolean" office:boolean-value="true" calcext:value-type="boolean">
            <text:p>TRUE</text:p>
          </table:table-cell>
          <table:table-cell table:formula="of:=EXACT([.E130];[.J1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1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4:01:58</text:p>
          </table:table-cell>
          <table:table-cell table:formula="of:=MID([.D1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6.jpg</text:p>
          </table:table-cell>
          <table:table-cell office:value-type="string" calcext:value-type="string">
            <text:p>2022:06:17</text:p>
          </table:table-cell>
          <table:table-cell office:value-type="string" calcext:value-type="string">
            <text:p>13:53:14</text:p>
          </table:table-cell>
          <table:table-cell table:formula="of:=MID([.I131];1;2)+1" office:value-type="float" office:value="14" calcext:value-type="float">
            <text:p>14</text:p>
          </table:table-cell>
          <table:table-cell/>
          <table:table-cell table:formula="of:=EXACT([.C131];[.H131])" office:value-type="boolean" office:boolean-value="true" calcext:value-type="boolean">
            <text:p>TRUE</text:p>
          </table:table-cell>
          <table:table-cell table:formula="of:=EXACT([.E131];[.J1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3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4:02:00</text:p>
          </table:table-cell>
          <table:table-cell table:formula="of:=MID([.D13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08.jpg</text:p>
          </table:table-cell>
          <table:table-cell office:value-type="string" calcext:value-type="string">
            <text:p>2022:06:18</text:p>
          </table:table-cell>
          <table:table-cell office:value-type="string" calcext:value-type="string">
            <text:p>13:53:14</text:p>
          </table:table-cell>
          <table:table-cell table:formula="of:=MID([.I132];1;2)+1" office:value-type="float" office:value="14" calcext:value-type="float">
            <text:p>14</text:p>
          </table:table-cell>
          <table:table-cell/>
          <table:table-cell table:formula="of:=EXACT([.C132];[.H132])" office:value-type="boolean" office:boolean-value="true" calcext:value-type="boolean">
            <text:p>TRUE</text:p>
          </table:table-cell>
          <table:table-cell table:formula="of:=EXACT([.E132];[.J1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5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4:02:01</text:p>
          </table:table-cell>
          <table:table-cell table:formula="of:=MID([.D1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0.jpg</text:p>
          </table:table-cell>
          <table:table-cell office:value-type="string" calcext:value-type="string">
            <text:p>2022:06:19</text:p>
          </table:table-cell>
          <table:table-cell office:value-type="string" calcext:value-type="string">
            <text:p>13:53:14</text:p>
          </table:table-cell>
          <table:table-cell table:formula="of:=MID([.I133];1;2)+1" office:value-type="float" office:value="14" calcext:value-type="float">
            <text:p>14</text:p>
          </table:table-cell>
          <table:table-cell/>
          <table:table-cell table:formula="of:=EXACT([.C133];[.H133])" office:value-type="boolean" office:boolean-value="true" calcext:value-type="boolean">
            <text:p>TRUE</text:p>
          </table:table-cell>
          <table:table-cell table:formula="of:=EXACT([.E133];[.J1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8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5:02:03</text:p>
          </table:table-cell>
          <table:table-cell table:formula="of:=MID([.D13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13.jpg</text:p>
          </table:table-cell>
          <table:table-cell office:value-type="string" calcext:value-type="string">
            <text:p>2022:06:20</text:p>
          </table:table-cell>
          <table:table-cell office:value-type="string" calcext:value-type="string">
            <text:p>14:53:14</text:p>
          </table:table-cell>
          <table:table-cell table:formula="of:=MID([.I134];1;2)+1" office:value-type="float" office:value="15" calcext:value-type="float">
            <text:p>15</text:p>
          </table:table-cell>
          <table:table-cell/>
          <table:table-cell table:formula="of:=EXACT([.C134];[.H134])" office:value-type="boolean" office:boolean-value="true" calcext:value-type="boolean">
            <text:p>TRUE</text:p>
          </table:table-cell>
          <table:table-cell table:formula="of:=EXACT([.E134];[.J1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39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4:02:04</text:p>
          </table:table-cell>
          <table:table-cell table:formula="of:=MID([.D1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4.jpg</text:p>
          </table:table-cell>
          <table:table-cell office:value-type="string" calcext:value-type="string">
            <text:p>2022:06:21</text:p>
          </table:table-cell>
          <table:table-cell office:value-type="string" calcext:value-type="string">
            <text:p>13:53:14</text:p>
          </table:table-cell>
          <table:table-cell table:formula="of:=MID([.I135];1;2)+1" office:value-type="float" office:value="14" calcext:value-type="float">
            <text:p>14</text:p>
          </table:table-cell>
          <table:table-cell/>
          <table:table-cell table:formula="of:=EXACT([.C135];[.H135])" office:value-type="boolean" office:boolean-value="true" calcext:value-type="boolean">
            <text:p>TRUE</text:p>
          </table:table-cell>
          <table:table-cell table:formula="of:=EXACT([.E135];[.J1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3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4:02:06</text:p>
          </table:table-cell>
          <table:table-cell table:formula="of:=MID([.D1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18.jpg</text:p>
          </table:table-cell>
          <table:table-cell office:value-type="string" calcext:value-type="string">
            <text:p>2022:06:23</text:p>
          </table:table-cell>
          <table:table-cell office:value-type="string" calcext:value-type="string">
            <text:p>13:53:14</text:p>
          </table:table-cell>
          <table:table-cell table:formula="of:=MID([.I136];1;2)+1" office:value-type="float" office:value="14" calcext:value-type="float">
            <text:p>14</text:p>
          </table:table-cell>
          <table:table-cell/>
          <table:table-cell table:formula="of:=EXACT([.C136];[.H136])" office:value-type="boolean" office:boolean-value="true" calcext:value-type="boolean">
            <text:p>TRUE</text:p>
          </table:table-cell>
          <table:table-cell table:formula="of:=EXACT([.E136];[.J1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47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4:02:08</text:p>
          </table:table-cell>
          <table:table-cell table:formula="of:=MID([.D13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22.jpg</text:p>
          </table:table-cell>
          <table:table-cell office:value-type="string" calcext:value-type="string">
            <text:p>2022:06:25</text:p>
          </table:table-cell>
          <table:table-cell office:value-type="string" calcext:value-type="string">
            <text:p>13:53:13</text:p>
          </table:table-cell>
          <table:table-cell table:formula="of:=MID([.I137];1;2)+1" office:value-type="float" office:value="14" calcext:value-type="float">
            <text:p>14</text:p>
          </table:table-cell>
          <table:table-cell/>
          <table:table-cell table:formula="of:=EXACT([.C137];[.H137])" office:value-type="boolean" office:boolean-value="true" calcext:value-type="boolean">
            <text:p>TRUE</text:p>
          </table:table-cell>
          <table:table-cell table:formula="of:=EXACT([.E137];[.J1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0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5:02:09</text:p>
          </table:table-cell>
          <table:table-cell table:formula="of:=MID([.D13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5.jpg</text:p>
          </table:table-cell>
          <table:table-cell office:value-type="string" calcext:value-type="string">
            <text:p>2022:06:26</text:p>
          </table:table-cell>
          <table:table-cell office:value-type="string" calcext:value-type="string">
            <text:p>14:53:13</text:p>
          </table:table-cell>
          <table:table-cell table:formula="of:=MID([.I138];1;2)+1" office:value-type="float" office:value="15" calcext:value-type="float">
            <text:p>15</text:p>
          </table:table-cell>
          <table:table-cell/>
          <table:table-cell table:formula="of:=EXACT([.C138];[.H138])" office:value-type="boolean" office:boolean-value="true" calcext:value-type="boolean">
            <text:p>TRUE</text:p>
          </table:table-cell>
          <table:table-cell table:formula="of:=EXACT([.E138];[.J1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2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5:02:10</text:p>
          </table:table-cell>
          <table:table-cell table:formula="of:=MID([.D1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27.jpg</text:p>
          </table:table-cell>
          <table:table-cell office:value-type="string" calcext:value-type="string">
            <text:p>2022:06:27</text:p>
          </table:table-cell>
          <table:table-cell office:value-type="string" calcext:value-type="string">
            <text:p>14:53:13</text:p>
          </table:table-cell>
          <table:table-cell table:formula="of:=MID([.I139];1;2)+1" office:value-type="float" office:value="15" calcext:value-type="float">
            <text:p>15</text:p>
          </table:table-cell>
          <table:table-cell/>
          <table:table-cell table:formula="of:=EXACT([.C139];[.H139])" office:value-type="boolean" office:boolean-value="true" calcext:value-type="boolean">
            <text:p>TRUE</text:p>
          </table:table-cell>
          <table:table-cell table:formula="of:=EXACT([.E139];[.J1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5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4:02:12</text:p>
          </table:table-cell>
          <table:table-cell table:formula="of:=MID([.D1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0.jpg</text:p>
          </table:table-cell>
          <table:table-cell office:value-type="string" calcext:value-type="string">
            <text:p>2022:06:29</text:p>
          </table:table-cell>
          <table:table-cell office:value-type="string" calcext:value-type="string">
            <text:p>13:53:12</text:p>
          </table:table-cell>
          <table:table-cell table:formula="of:=MID([.I140];1;2)+1" office:value-type="float" office:value="14" calcext:value-type="float">
            <text:p>14</text:p>
          </table:table-cell>
          <table:table-cell/>
          <table:table-cell table:formula="of:=EXACT([.C140];[.H140])" office:value-type="boolean" office:boolean-value="true" calcext:value-type="boolean">
            <text:p>TRUE</text:p>
          </table:table-cell>
          <table:table-cell table:formula="of:=EXACT([.E140];[.J1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57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4:02:13</text:p>
          </table:table-cell>
          <table:table-cell table:formula="of:=MID([.D1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2.jpg</text:p>
          </table:table-cell>
          <table:table-cell office:value-type="string" calcext:value-type="string">
            <text:p>2022:06:30</text:p>
          </table:table-cell>
          <table:table-cell office:value-type="string" calcext:value-type="string">
            <text:p>13:53:12</text:p>
          </table:table-cell>
          <table:table-cell table:formula="of:=MID([.I141];1;2)+1" office:value-type="float" office:value="14" calcext:value-type="float">
            <text:p>14</text:p>
          </table:table-cell>
          <table:table-cell/>
          <table:table-cell table:formula="of:=EXACT([.C141];[.H141])" office:value-type="boolean" office:boolean-value="true" calcext:value-type="boolean">
            <text:p>TRUE</text:p>
          </table:table-cell>
          <table:table-cell table:formula="of:=EXACT([.E141];[.J1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1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4:02:15</text:p>
          </table:table-cell>
          <table:table-cell table:formula="of:=MID([.D1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6.jpg</text:p>
          </table:table-cell>
          <table:table-cell office:value-type="string" calcext:value-type="string">
            <text:p>2022:07:02</text:p>
          </table:table-cell>
          <table:table-cell office:value-type="string" calcext:value-type="string">
            <text:p>13:53:12</text:p>
          </table:table-cell>
          <table:table-cell table:formula="of:=MID([.I142];1;2)+1" office:value-type="float" office:value="14" calcext:value-type="float">
            <text:p>14</text:p>
          </table:table-cell>
          <table:table-cell/>
          <table:table-cell table:formula="of:=EXACT([.C142];[.H142])" office:value-type="boolean" office:boolean-value="true" calcext:value-type="boolean">
            <text:p>TRUE</text:p>
          </table:table-cell>
          <table:table-cell table:formula="of:=EXACT([.E142];[.J1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3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4:02:17</text:p>
          </table:table-cell>
          <table:table-cell table:formula="of:=MID([.D1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38.jpg</text:p>
          </table:table-cell>
          <table:table-cell office:value-type="string" calcext:value-type="string">
            <text:p>2022:07:03</text:p>
          </table:table-cell>
          <table:table-cell office:value-type="string" calcext:value-type="string">
            <text:p>13:53:12</text:p>
          </table:table-cell>
          <table:table-cell table:formula="of:=MID([.I143];1;2)+1" office:value-type="float" office:value="14" calcext:value-type="float">
            <text:p>14</text:p>
          </table:table-cell>
          <table:table-cell/>
          <table:table-cell table:formula="of:=EXACT([.C143];[.H143])" office:value-type="boolean" office:boolean-value="true" calcext:value-type="boolean">
            <text:p>TRUE</text:p>
          </table:table-cell>
          <table:table-cell table:formula="of:=EXACT([.E143];[.J1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6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5:02:18</text:p>
          </table:table-cell>
          <table:table-cell table:formula="of:=MID([.D14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1.jpg</text:p>
          </table:table-cell>
          <table:table-cell office:value-type="string" calcext:value-type="string">
            <text:p>2022:07:04</text:p>
          </table:table-cell>
          <table:table-cell office:value-type="string" calcext:value-type="string">
            <text:p>14:53:12</text:p>
          </table:table-cell>
          <table:table-cell table:formula="of:=MID([.I144];1;2)+1" office:value-type="float" office:value="15" calcext:value-type="float">
            <text:p>15</text:p>
          </table:table-cell>
          <table:table-cell/>
          <table:table-cell table:formula="of:=EXACT([.C144];[.H144])" office:value-type="boolean" office:boolean-value="true" calcext:value-type="boolean">
            <text:p>TRUE</text:p>
          </table:table-cell>
          <table:table-cell table:formula="of:=EXACT([.E144];[.J1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7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4:02:19</text:p>
          </table:table-cell>
          <table:table-cell table:formula="of:=MID([.D14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2.jpg</text:p>
          </table:table-cell>
          <table:table-cell office:value-type="string" calcext:value-type="string">
            <text:p>2022:07:05</text:p>
          </table:table-cell>
          <table:table-cell office:value-type="string" calcext:value-type="string">
            <text:p>13:53:11</text:p>
          </table:table-cell>
          <table:table-cell table:formula="of:=MID([.I145];1;2)+1" office:value-type="float" office:value="14" calcext:value-type="float">
            <text:p>14</text:p>
          </table:table-cell>
          <table:table-cell/>
          <table:table-cell table:formula="of:=EXACT([.C145];[.H145])" office:value-type="boolean" office:boolean-value="true" calcext:value-type="boolean">
            <text:p>TRUE</text:p>
          </table:table-cell>
          <table:table-cell table:formula="of:=EXACT([.E145];[.J1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69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4:02:20</text:p>
          </table:table-cell>
          <table:table-cell table:formula="of:=MID([.D14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4.jpg</text:p>
          </table:table-cell>
          <table:table-cell office:value-type="string" calcext:value-type="string">
            <text:p>2022:07:06</text:p>
          </table:table-cell>
          <table:table-cell office:value-type="string" calcext:value-type="string">
            <text:p>13:53:11</text:p>
          </table:table-cell>
          <table:table-cell table:formula="of:=MID([.I146];1;2)+1" office:value-type="float" office:value="14" calcext:value-type="float">
            <text:p>14</text:p>
          </table:table-cell>
          <table:table-cell/>
          <table:table-cell table:formula="of:=EXACT([.C146];[.H146])" office:value-type="boolean" office:boolean-value="true" calcext:value-type="boolean">
            <text:p>TRUE</text:p>
          </table:table-cell>
          <table:table-cell table:formula="of:=EXACT([.E146];[.J1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2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5:02:22</text:p>
          </table:table-cell>
          <table:table-cell table:formula="of:=MID([.D14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47.jpg</text:p>
          </table:table-cell>
          <table:table-cell office:value-type="string" calcext:value-type="string">
            <text:p>2022:07:07</text:p>
          </table:table-cell>
          <table:table-cell office:value-type="string" calcext:value-type="string">
            <text:p>14:53:11</text:p>
          </table:table-cell>
          <table:table-cell table:formula="of:=MID([.I147];1;2)+1" office:value-type="float" office:value="15" calcext:value-type="float">
            <text:p>15</text:p>
          </table:table-cell>
          <table:table-cell/>
          <table:table-cell table:formula="of:=EXACT([.C147];[.H147])" office:value-type="boolean" office:boolean-value="true" calcext:value-type="boolean">
            <text:p>TRUE</text:p>
          </table:table-cell>
          <table:table-cell table:formula="of:=EXACT([.E147];[.J1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3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4:02:23</text:p>
          </table:table-cell>
          <table:table-cell table:formula="of:=MID([.D1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48.jpg</text:p>
          </table:table-cell>
          <table:table-cell office:value-type="string" calcext:value-type="string">
            <text:p>2022:07:08</text:p>
          </table:table-cell>
          <table:table-cell office:value-type="string" calcext:value-type="string">
            <text:p>13:53:11</text:p>
          </table:table-cell>
          <table:table-cell table:formula="of:=MID([.I148];1;2)+1" office:value-type="float" office:value="14" calcext:value-type="float">
            <text:p>14</text:p>
          </table:table-cell>
          <table:table-cell/>
          <table:table-cell table:formula="of:=EXACT([.C148];[.H148])" office:value-type="boolean" office:boolean-value="true" calcext:value-type="boolean">
            <text:p>TRUE</text:p>
          </table:table-cell>
          <table:table-cell table:formula="of:=EXACT([.E148];[.J1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6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5:02:24</text:p>
          </table:table-cell>
          <table:table-cell table:formula="of:=MID([.D1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51.jpg</text:p>
          </table:table-cell>
          <table:table-cell office:value-type="string" calcext:value-type="string">
            <text:p>2022:07:09</text:p>
          </table:table-cell>
          <table:table-cell office:value-type="string" calcext:value-type="string">
            <text:p>14:53:11</text:p>
          </table:table-cell>
          <table:table-cell table:formula="of:=MID([.I149];1;2)+1" office:value-type="float" office:value="15" calcext:value-type="float">
            <text:p>15</text:p>
          </table:table-cell>
          <table:table-cell/>
          <table:table-cell table:formula="of:=EXACT([.C149];[.H149])" office:value-type="boolean" office:boolean-value="true" calcext:value-type="boolean">
            <text:p>TRUE</text:p>
          </table:table-cell>
          <table:table-cell table:formula="of:=EXACT([.E149];[.J1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7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4:02:25</text:p>
          </table:table-cell>
          <table:table-cell table:formula="of:=MID([.D1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2.jpg</text:p>
          </table:table-cell>
          <table:table-cell office:value-type="string" calcext:value-type="string">
            <text:p>2022:07:10</text:p>
          </table:table-cell>
          <table:table-cell office:value-type="string" calcext:value-type="string">
            <text:p>13:53:11</text:p>
          </table:table-cell>
          <table:table-cell table:formula="of:=MID([.I150];1;2)+1" office:value-type="float" office:value="14" calcext:value-type="float">
            <text:p>14</text:p>
          </table:table-cell>
          <table:table-cell/>
          <table:table-cell table:formula="of:=EXACT([.C150];[.H150])" office:value-type="boolean" office:boolean-value="true" calcext:value-type="boolean">
            <text:p>TRUE</text:p>
          </table:table-cell>
          <table:table-cell table:formula="of:=EXACT([.E150];[.J1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79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4:02:27</text:p>
          </table:table-cell>
          <table:table-cell table:formula="of:=MID([.D15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4.jpg</text:p>
          </table:table-cell>
          <table:table-cell office:value-type="string" calcext:value-type="string">
            <text:p>2022:07:11</text:p>
          </table:table-cell>
          <table:table-cell office:value-type="string" calcext:value-type="string">
            <text:p>13:53:11</text:p>
          </table:table-cell>
          <table:table-cell table:formula="of:=MID([.I151];1;2)+1" office:value-type="float" office:value="14" calcext:value-type="float">
            <text:p>14</text:p>
          </table:table-cell>
          <table:table-cell/>
          <table:table-cell table:formula="of:=EXACT([.C151];[.H151])" office:value-type="boolean" office:boolean-value="true" calcext:value-type="boolean">
            <text:p>TRUE</text:p>
          </table:table-cell>
          <table:table-cell table:formula="of:=EXACT([.E151];[.J1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1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4:02:28</text:p>
          </table:table-cell>
          <table:table-cell table:formula="of:=MID([.D15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6.jpg</text:p>
          </table:table-cell>
          <table:table-cell office:value-type="string" calcext:value-type="string">
            <text:p>2022:07:12</text:p>
          </table:table-cell>
          <table:table-cell office:value-type="string" calcext:value-type="string">
            <text:p>13:53:11</text:p>
          </table:table-cell>
          <table:table-cell table:formula="of:=MID([.I152];1;2)+1" office:value-type="float" office:value="14" calcext:value-type="float">
            <text:p>14</text:p>
          </table:table-cell>
          <table:table-cell/>
          <table:table-cell table:formula="of:=EXACT([.C152];[.H152])" office:value-type="boolean" office:boolean-value="true" calcext:value-type="boolean">
            <text:p>TRUE</text:p>
          </table:table-cell>
          <table:table-cell table:formula="of:=EXACT([.E152];[.J1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3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4:02:29</text:p>
          </table:table-cell>
          <table:table-cell table:formula="of:=MID([.D15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58.jpg</text:p>
          </table:table-cell>
          <table:table-cell office:value-type="string" calcext:value-type="string">
            <text:p>2022:07:13</text:p>
          </table:table-cell>
          <table:table-cell office:value-type="string" calcext:value-type="string">
            <text:p>13:53:11</text:p>
          </table:table-cell>
          <table:table-cell table:formula="of:=MID([.I153];1;2)+1" office:value-type="float" office:value="14" calcext:value-type="float">
            <text:p>14</text:p>
          </table:table-cell>
          <table:table-cell/>
          <table:table-cell table:formula="of:=EXACT([.C153];[.H153])" office:value-type="boolean" office:boolean-value="true" calcext:value-type="boolean">
            <text:p>TRUE</text:p>
          </table:table-cell>
          <table:table-cell table:formula="of:=EXACT([.E153];[.J1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6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5:02:31</text:p>
          </table:table-cell>
          <table:table-cell table:formula="of:=MID([.D154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1.jpg</text:p>
          </table:table-cell>
          <table:table-cell office:value-type="string" calcext:value-type="string">
            <text:p>2022:07:14</text:p>
          </table:table-cell>
          <table:table-cell office:value-type="string" calcext:value-type="string">
            <text:p>14:53:11</text:p>
          </table:table-cell>
          <table:table-cell table:formula="of:=MID([.I154];1;2)+1" office:value-type="float" office:value="15" calcext:value-type="float">
            <text:p>15</text:p>
          </table:table-cell>
          <table:table-cell/>
          <table:table-cell table:formula="of:=EXACT([.C154];[.H154])" office:value-type="boolean" office:boolean-value="true" calcext:value-type="boolean">
            <text:p>TRUE</text:p>
          </table:table-cell>
          <table:table-cell table:formula="of:=EXACT([.E154];[.J1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7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4:02:32</text:p>
          </table:table-cell>
          <table:table-cell table:formula="of:=MID([.D15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2.jpg</text:p>
          </table:table-cell>
          <table:table-cell office:value-type="string" calcext:value-type="string">
            <text:p>2022:07:15</text:p>
          </table:table-cell>
          <table:table-cell office:value-type="string" calcext:value-type="string">
            <text:p>13:53:11</text:p>
          </table:table-cell>
          <table:table-cell table:formula="of:=MID([.I155];1;2)+1" office:value-type="float" office:value="14" calcext:value-type="float">
            <text:p>14</text:p>
          </table:table-cell>
          <table:table-cell/>
          <table:table-cell table:formula="of:=EXACT([.C155];[.H155])" office:value-type="boolean" office:boolean-value="true" calcext:value-type="boolean">
            <text:p>TRUE</text:p>
          </table:table-cell>
          <table:table-cell table:formula="of:=EXACT([.E155];[.J1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89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4:02:33</text:p>
          </table:table-cell>
          <table:table-cell table:formula="of:=MID([.D15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4.jpg</text:p>
          </table:table-cell>
          <table:table-cell office:value-type="string" calcext:value-type="string">
            <text:p>2022:07:16</text:p>
          </table:table-cell>
          <table:table-cell office:value-type="string" calcext:value-type="string">
            <text:p>13:53:11</text:p>
          </table:table-cell>
          <table:table-cell table:formula="of:=MID([.I156];1;2)+1" office:value-type="float" office:value="14" calcext:value-type="float">
            <text:p>14</text:p>
          </table:table-cell>
          <table:table-cell/>
          <table:table-cell table:formula="of:=EXACT([.C156];[.H156])" office:value-type="boolean" office:boolean-value="true" calcext:value-type="boolean">
            <text:p>TRUE</text:p>
          </table:table-cell>
          <table:table-cell table:formula="of:=EXACT([.E156];[.J1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2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5:02:35</text:p>
          </table:table-cell>
          <table:table-cell table:formula="of:=MID([.D15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67.jpg</text:p>
          </table:table-cell>
          <table:table-cell office:value-type="string" calcext:value-type="string">
            <text:p>2022:07:17</text:p>
          </table:table-cell>
          <table:table-cell office:value-type="string" calcext:value-type="string">
            <text:p>14:53:11</text:p>
          </table:table-cell>
          <table:table-cell table:formula="of:=MID([.I157];1;2)+1" office:value-type="float" office:value="15" calcext:value-type="float">
            <text:p>15</text:p>
          </table:table-cell>
          <table:table-cell/>
          <table:table-cell table:formula="of:=EXACT([.C157];[.H157])" office:value-type="boolean" office:boolean-value="true" calcext:value-type="boolean">
            <text:p>TRUE</text:p>
          </table:table-cell>
          <table:table-cell table:formula="of:=EXACT([.E157];[.J1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3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4:02:36</text:p>
          </table:table-cell>
          <table:table-cell table:formula="of:=MID([.D15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68.jpg</text:p>
          </table:table-cell>
          <table:table-cell office:value-type="string" calcext:value-type="string">
            <text:p>2022:07:18</text:p>
          </table:table-cell>
          <table:table-cell office:value-type="string" calcext:value-type="string">
            <text:p>13:53:11</text:p>
          </table:table-cell>
          <table:table-cell table:formula="of:=MID([.I158];1;2)+1" office:value-type="float" office:value="14" calcext:value-type="float">
            <text:p>14</text:p>
          </table:table-cell>
          <table:table-cell/>
          <table:table-cell table:formula="of:=EXACT([.C158];[.H158])" office:value-type="boolean" office:boolean-value="true" calcext:value-type="boolean">
            <text:p>TRUE</text:p>
          </table:table-cell>
          <table:table-cell table:formula="of:=EXACT([.E158];[.J1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5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4:02:37</text:p>
          </table:table-cell>
          <table:table-cell table:formula="of:=MID([.D15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0.jpg</text:p>
          </table:table-cell>
          <table:table-cell office:value-type="string" calcext:value-type="string">
            <text:p>2022:07:19</text:p>
          </table:table-cell>
          <table:table-cell office:value-type="string" calcext:value-type="string">
            <text:p>13:53:11</text:p>
          </table:table-cell>
          <table:table-cell table:formula="of:=MID([.I159];1;2)+1" office:value-type="float" office:value="14" calcext:value-type="float">
            <text:p>14</text:p>
          </table:table-cell>
          <table:table-cell/>
          <table:table-cell table:formula="of:=EXACT([.C159];[.H159])" office:value-type="boolean" office:boolean-value="true" calcext:value-type="boolean">
            <text:p>TRUE</text:p>
          </table:table-cell>
          <table:table-cell table:formula="of:=EXACT([.E159];[.J1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7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4:02:39</text:p>
          </table:table-cell>
          <table:table-cell table:formula="of:=MID([.D16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2.jpg</text:p>
          </table:table-cell>
          <table:table-cell office:value-type="string" calcext:value-type="string">
            <text:p>2022:07:20</text:p>
          </table:table-cell>
          <table:table-cell office:value-type="string" calcext:value-type="string">
            <text:p>13:53:11</text:p>
          </table:table-cell>
          <table:table-cell table:formula="of:=MID([.I160];1;2)+1" office:value-type="float" office:value="14" calcext:value-type="float">
            <text:p>14</text:p>
          </table:table-cell>
          <table:table-cell/>
          <table:table-cell table:formula="of:=EXACT([.C160];[.H160])" office:value-type="boolean" office:boolean-value="true" calcext:value-type="boolean">
            <text:p>TRUE</text:p>
          </table:table-cell>
          <table:table-cell table:formula="of:=EXACT([.E160];[.J1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799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4:02:40</text:p>
          </table:table-cell>
          <table:table-cell table:formula="of:=MID([.D16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4.jpg</text:p>
          </table:table-cell>
          <table:table-cell office:value-type="string" calcext:value-type="string">
            <text:p>2022:07:21</text:p>
          </table:table-cell>
          <table:table-cell office:value-type="string" calcext:value-type="string">
            <text:p>13:53:11</text:p>
          </table:table-cell>
          <table:table-cell table:formula="of:=MID([.I161];1;2)+1" office:value-type="float" office:value="14" calcext:value-type="float">
            <text:p>14</text:p>
          </table:table-cell>
          <table:table-cell/>
          <table:table-cell table:formula="of:=EXACT([.C161];[.H161])" office:value-type="boolean" office:boolean-value="true" calcext:value-type="boolean">
            <text:p>TRUE</text:p>
          </table:table-cell>
          <table:table-cell table:formula="of:=EXACT([.E161];[.J1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1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4:02:41</text:p>
          </table:table-cell>
          <table:table-cell table:formula="of:=MID([.D16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6.jpg</text:p>
          </table:table-cell>
          <table:table-cell office:value-type="string" calcext:value-type="string">
            <text:p>2022:07:22</text:p>
          </table:table-cell>
          <table:table-cell office:value-type="string" calcext:value-type="string">
            <text:p>13:53:11</text:p>
          </table:table-cell>
          <table:table-cell table:formula="of:=MID([.I162];1;2)+1" office:value-type="float" office:value="14" calcext:value-type="float">
            <text:p>14</text:p>
          </table:table-cell>
          <table:table-cell/>
          <table:table-cell table:formula="of:=EXACT([.C162];[.H162])" office:value-type="boolean" office:boolean-value="true" calcext:value-type="boolean">
            <text:p>TRUE</text:p>
          </table:table-cell>
          <table:table-cell table:formula="of:=EXACT([.E162];[.J1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3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4:02:43</text:p>
          </table:table-cell>
          <table:table-cell table:formula="of:=MID([.D16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78.jpg</text:p>
          </table:table-cell>
          <table:table-cell office:value-type="string" calcext:value-type="string">
            <text:p>2022:07:23</text:p>
          </table:table-cell>
          <table:table-cell office:value-type="string" calcext:value-type="string">
            <text:p>13:53:11</text:p>
          </table:table-cell>
          <table:table-cell table:formula="of:=MID([.I163];1;2)+1" office:value-type="float" office:value="14" calcext:value-type="float">
            <text:p>14</text:p>
          </table:table-cell>
          <table:table-cell/>
          <table:table-cell table:formula="of:=EXACT([.C163];[.H163])" office:value-type="boolean" office:boolean-value="true" calcext:value-type="boolean">
            <text:p>TRUE</text:p>
          </table:table-cell>
          <table:table-cell table:formula="of:=EXACT([.E163];[.J1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5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4:02:44</text:p>
          </table:table-cell>
          <table:table-cell table:formula="of:=MID([.D16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0.jpg</text:p>
          </table:table-cell>
          <table:table-cell office:value-type="string" calcext:value-type="string">
            <text:p>2022:07:24</text:p>
          </table:table-cell>
          <table:table-cell office:value-type="string" calcext:value-type="string">
            <text:p>13:53:11</text:p>
          </table:table-cell>
          <table:table-cell table:formula="of:=MID([.I164];1;2)+1" office:value-type="float" office:value="14" calcext:value-type="float">
            <text:p>14</text:p>
          </table:table-cell>
          <table:table-cell/>
          <table:table-cell table:formula="of:=EXACT([.C164];[.H164])" office:value-type="boolean" office:boolean-value="true" calcext:value-type="boolean">
            <text:p>TRUE</text:p>
          </table:table-cell>
          <table:table-cell table:formula="of:=EXACT([.E164];[.J1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7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4:02:45</text:p>
          </table:table-cell>
          <table:table-cell table:formula="of:=MID([.D16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2.jpg</text:p>
          </table:table-cell>
          <table:table-cell office:value-type="string" calcext:value-type="string">
            <text:p>2022:07:25</text:p>
          </table:table-cell>
          <table:table-cell office:value-type="string" calcext:value-type="string">
            <text:p>13:53:11</text:p>
          </table:table-cell>
          <table:table-cell table:formula="of:=MID([.I165];1;2)+1" office:value-type="float" office:value="14" calcext:value-type="float">
            <text:p>14</text:p>
          </table:table-cell>
          <table:table-cell/>
          <table:table-cell table:formula="of:=EXACT([.C165];[.H165])" office:value-type="boolean" office:boolean-value="true" calcext:value-type="boolean">
            <text:p>TRUE</text:p>
          </table:table-cell>
          <table:table-cell table:formula="of:=EXACT([.E165];[.J1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09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4:02:47</text:p>
          </table:table-cell>
          <table:table-cell table:formula="of:=MID([.D16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4.jpg</text:p>
          </table:table-cell>
          <table:table-cell office:value-type="string" calcext:value-type="string">
            <text:p>2022:07:26</text:p>
          </table:table-cell>
          <table:table-cell office:value-type="string" calcext:value-type="string">
            <text:p>13:53:11</text:p>
          </table:table-cell>
          <table:table-cell table:formula="of:=MID([.I166];1;2)+1" office:value-type="float" office:value="14" calcext:value-type="float">
            <text:p>14</text:p>
          </table:table-cell>
          <table:table-cell/>
          <table:table-cell table:formula="of:=EXACT([.C166];[.H166])" office:value-type="boolean" office:boolean-value="true" calcext:value-type="boolean">
            <text:p>TRUE</text:p>
          </table:table-cell>
          <table:table-cell table:formula="of:=EXACT([.E166];[.J1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1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4:02:48</text:p>
          </table:table-cell>
          <table:table-cell table:formula="of:=MID([.D16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86.jpg</text:p>
          </table:table-cell>
          <table:table-cell office:value-type="string" calcext:value-type="string">
            <text:p>2022:07:27</text:p>
          </table:table-cell>
          <table:table-cell office:value-type="string" calcext:value-type="string">
            <text:p>13:53:11</text:p>
          </table:table-cell>
          <table:table-cell table:formula="of:=MID([.I167];1;2)+1" office:value-type="float" office:value="14" calcext:value-type="float">
            <text:p>14</text:p>
          </table:table-cell>
          <table:table-cell/>
          <table:table-cell table:formula="of:=EXACT([.C167];[.H167])" office:value-type="boolean" office:boolean-value="true" calcext:value-type="boolean">
            <text:p>TRUE</text:p>
          </table:table-cell>
          <table:table-cell table:formula="of:=EXACT([.E167];[.J1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4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5:02:49</text:p>
          </table:table-cell>
          <table:table-cell table:formula="of:=MID([.D16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89.jpg</text:p>
          </table:table-cell>
          <table:table-cell office:value-type="string" calcext:value-type="string">
            <text:p>2022:07:28</text:p>
          </table:table-cell>
          <table:table-cell office:value-type="string" calcext:value-type="string">
            <text:p>14:53:11</text:p>
          </table:table-cell>
          <table:table-cell table:formula="of:=MID([.I168];1;2)+1" office:value-type="float" office:value="15" calcext:value-type="float">
            <text:p>15</text:p>
          </table:table-cell>
          <table:table-cell/>
          <table:table-cell table:formula="of:=EXACT([.C168];[.H168])" office:value-type="boolean" office:boolean-value="true" calcext:value-type="boolean">
            <text:p>TRUE</text:p>
          </table:table-cell>
          <table:table-cell table:formula="of:=EXACT([.E168];[.J168])" office:value-type="boolean" office:boolean-value="true" calcext:value-type="boolean">
            <text:p>TRUE</text:p>
          </table:table-cell>
          <table:table-cell office:value-type="string" calcext:value-type="string">
            <text:p>Installazione Tabelloni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MG_2815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4:02:50</text:p>
          </table:table-cell>
          <table:table-cell table:formula="of:=MID([.D16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0.jpg</text:p>
          </table:table-cell>
          <table:table-cell office:value-type="string" calcext:value-type="string">
            <text:p>2022:07:29</text:p>
          </table:table-cell>
          <table:table-cell office:value-type="string" calcext:value-type="string">
            <text:p>13:53:10</text:p>
          </table:table-cell>
          <table:table-cell table:formula="of:=MID([.I169];1;2)+1" office:value-type="float" office:value="14" calcext:value-type="float">
            <text:p>14</text:p>
          </table:table-cell>
          <table:table-cell/>
          <table:table-cell table:formula="of:=EXACT([.C169];[.H169])" office:value-type="boolean" office:boolean-value="true" calcext:value-type="boolean">
            <text:p>TRUE</text:p>
          </table:table-cell>
          <table:table-cell table:formula="of:=EXACT([.E169];[.J1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8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5:02:52</text:p>
          </table:table-cell>
          <table:table-cell table:formula="of:=MID([.D170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293.jpg</text:p>
          </table:table-cell>
          <table:table-cell office:value-type="string" calcext:value-type="string">
            <text:p>2022:07:30</text:p>
          </table:table-cell>
          <table:table-cell office:value-type="string" calcext:value-type="string">
            <text:p>14:53:10</text:p>
          </table:table-cell>
          <table:table-cell table:formula="of:=MID([.I170];1;2)+1" office:value-type="float" office:value="15" calcext:value-type="float">
            <text:p>15</text:p>
          </table:table-cell>
          <table:table-cell/>
          <table:table-cell table:formula="of:=EXACT([.C170];[.H170])" office:value-type="boolean" office:boolean-value="true" calcext:value-type="boolean">
            <text:p>TRUE</text:p>
          </table:table-cell>
          <table:table-cell table:formula="of:=EXACT([.E170];[.J1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19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4:02:53</text:p>
          </table:table-cell>
          <table:table-cell table:formula="of:=MID([.D17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4.jpg</text:p>
          </table:table-cell>
          <table:table-cell office:value-type="string" calcext:value-type="string">
            <text:p>2022:07:31</text:p>
          </table:table-cell>
          <table:table-cell office:value-type="string" calcext:value-type="string">
            <text:p>13:53:10</text:p>
          </table:table-cell>
          <table:table-cell table:formula="of:=MID([.I171];1;2)+1" office:value-type="float" office:value="14" calcext:value-type="float">
            <text:p>14</text:p>
          </table:table-cell>
          <table:table-cell/>
          <table:table-cell table:formula="of:=EXACT([.C171];[.H171])" office:value-type="boolean" office:boolean-value="true" calcext:value-type="boolean">
            <text:p>TRUE</text:p>
          </table:table-cell>
          <table:table-cell table:formula="of:=EXACT([.E171];[.J1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1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4:02:54</text:p>
          </table:table-cell>
          <table:table-cell table:formula="of:=MID([.D17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6.jpg</text:p>
          </table:table-cell>
          <table:table-cell office:value-type="string" calcext:value-type="string">
            <text:p>2022:08:01</text:p>
          </table:table-cell>
          <table:table-cell office:value-type="string" calcext:value-type="string">
            <text:p>13:53:10</text:p>
          </table:table-cell>
          <table:table-cell table:formula="of:=MID([.I172];1;2)+1" office:value-type="float" office:value="14" calcext:value-type="float">
            <text:p>14</text:p>
          </table:table-cell>
          <table:table-cell/>
          <table:table-cell table:formula="of:=EXACT([.C172];[.H172])" office:value-type="boolean" office:boolean-value="true" calcext:value-type="boolean">
            <text:p>TRUE</text:p>
          </table:table-cell>
          <table:table-cell table:formula="of:=EXACT([.E172];[.J1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3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4:02:55</text:p>
          </table:table-cell>
          <table:table-cell table:formula="of:=MID([.D17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298.jpg</text:p>
          </table:table-cell>
          <table:table-cell office:value-type="string" calcext:value-type="string">
            <text:p>2022:08:02</text:p>
          </table:table-cell>
          <table:table-cell office:value-type="string" calcext:value-type="string">
            <text:p>13:53:10</text:p>
          </table:table-cell>
          <table:table-cell table:formula="of:=MID([.I173];1;2)+1" office:value-type="float" office:value="14" calcext:value-type="float">
            <text:p>14</text:p>
          </table:table-cell>
          <table:table-cell/>
          <table:table-cell table:formula="of:=EXACT([.C173];[.H173])" office:value-type="boolean" office:boolean-value="true" calcext:value-type="boolean">
            <text:p>TRUE</text:p>
          </table:table-cell>
          <table:table-cell table:formula="of:=EXACT([.E173];[.J1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5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4:02:57</text:p>
          </table:table-cell>
          <table:table-cell table:formula="of:=MID([.D17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0.jpg</text:p>
          </table:table-cell>
          <table:table-cell office:value-type="string" calcext:value-type="string">
            <text:p>2022:08:03</text:p>
          </table:table-cell>
          <table:table-cell office:value-type="string" calcext:value-type="string">
            <text:p>13:53:10</text:p>
          </table:table-cell>
          <table:table-cell table:formula="of:=MID([.I174];1;2)+1" office:value-type="float" office:value="14" calcext:value-type="float">
            <text:p>14</text:p>
          </table:table-cell>
          <table:table-cell/>
          <table:table-cell table:formula="of:=EXACT([.C174];[.H174])" office:value-type="boolean" office:boolean-value="true" calcext:value-type="boolean">
            <text:p>TRUE</text:p>
          </table:table-cell>
          <table:table-cell table:formula="of:=EXACT([.E174];[.J1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8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5:02:58</text:p>
          </table:table-cell>
          <table:table-cell table:formula="of:=MID([.D17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03.jpg</text:p>
          </table:table-cell>
          <table:table-cell office:value-type="string" calcext:value-type="string">
            <text:p>2022:08:04</text:p>
          </table:table-cell>
          <table:table-cell office:value-type="string" calcext:value-type="string">
            <text:p>14:53:10</text:p>
          </table:table-cell>
          <table:table-cell table:formula="of:=MID([.I175];1;2)+1" office:value-type="float" office:value="15" calcext:value-type="float">
            <text:p>15</text:p>
          </table:table-cell>
          <table:table-cell/>
          <table:table-cell table:formula="of:=EXACT([.C175];[.H175])" office:value-type="boolean" office:boolean-value="true" calcext:value-type="boolean">
            <text:p>TRUE</text:p>
          </table:table-cell>
          <table:table-cell table:formula="of:=EXACT([.E175];[.J1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29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4:02:59</text:p>
          </table:table-cell>
          <table:table-cell table:formula="of:=MID([.D17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4.jpg</text:p>
          </table:table-cell>
          <table:table-cell office:value-type="string" calcext:value-type="string">
            <text:p>2022:08:05</text:p>
          </table:table-cell>
          <table:table-cell office:value-type="string" calcext:value-type="string">
            <text:p>13:53:10</text:p>
          </table:table-cell>
          <table:table-cell table:formula="of:=MID([.I176];1;2)+1" office:value-type="float" office:value="14" calcext:value-type="float">
            <text:p>14</text:p>
          </table:table-cell>
          <table:table-cell/>
          <table:table-cell table:formula="of:=EXACT([.C176];[.H176])" office:value-type="boolean" office:boolean-value="true" calcext:value-type="boolean">
            <text:p>TRUE</text:p>
          </table:table-cell>
          <table:table-cell table:formula="of:=EXACT([.E176];[.J1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1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4:03:01</text:p>
          </table:table-cell>
          <table:table-cell table:formula="of:=MID([.D17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6.jpg</text:p>
          </table:table-cell>
          <table:table-cell office:value-type="string" calcext:value-type="string">
            <text:p>2022:08:06</text:p>
          </table:table-cell>
          <table:table-cell office:value-type="string" calcext:value-type="string">
            <text:p>13:53:10</text:p>
          </table:table-cell>
          <table:table-cell table:formula="of:=MID([.I177];1;2)+1" office:value-type="float" office:value="14" calcext:value-type="float">
            <text:p>14</text:p>
          </table:table-cell>
          <table:table-cell/>
          <table:table-cell table:formula="of:=EXACT([.C177];[.H177])" office:value-type="boolean" office:boolean-value="true" calcext:value-type="boolean">
            <text:p>TRUE</text:p>
          </table:table-cell>
          <table:table-cell table:formula="of:=EXACT([.E177];[.J1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3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4:03:02</text:p>
          </table:table-cell>
          <table:table-cell table:formula="of:=MID([.D17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08.jpg</text:p>
          </table:table-cell>
          <table:table-cell office:value-type="string" calcext:value-type="string">
            <text:p>2022:08:07</text:p>
          </table:table-cell>
          <table:table-cell office:value-type="string" calcext:value-type="string">
            <text:p>13:53:10</text:p>
          </table:table-cell>
          <table:table-cell table:formula="of:=MID([.I178];1;2)+1" office:value-type="float" office:value="14" calcext:value-type="float">
            <text:p>14</text:p>
          </table:table-cell>
          <table:table-cell/>
          <table:table-cell table:formula="of:=EXACT([.C178];[.H178])" office:value-type="boolean" office:boolean-value="true" calcext:value-type="boolean">
            <text:p>TRUE</text:p>
          </table:table-cell>
          <table:table-cell table:formula="of:=EXACT([.E178];[.J1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5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4:03:03</text:p>
          </table:table-cell>
          <table:table-cell table:formula="of:=MID([.D17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0.jpg</text:p>
          </table:table-cell>
          <table:table-cell office:value-type="string" calcext:value-type="string">
            <text:p>2022:08:08</text:p>
          </table:table-cell>
          <table:table-cell office:value-type="string" calcext:value-type="string">
            <text:p>13:53:10</text:p>
          </table:table-cell>
          <table:table-cell table:formula="of:=MID([.I179];1;2)+1" office:value-type="float" office:value="14" calcext:value-type="float">
            <text:p>14</text:p>
          </table:table-cell>
          <table:table-cell/>
          <table:table-cell table:formula="of:=EXACT([.C179];[.H179])" office:value-type="boolean" office:boolean-value="true" calcext:value-type="boolean">
            <text:p>TRUE</text:p>
          </table:table-cell>
          <table:table-cell table:formula="of:=EXACT([.E179];[.J1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7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4:03:04</text:p>
          </table:table-cell>
          <table:table-cell table:formula="of:=MID([.D18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2.jpg</text:p>
          </table:table-cell>
          <table:table-cell office:value-type="string" calcext:value-type="string">
            <text:p>2022:08:09</text:p>
          </table:table-cell>
          <table:table-cell office:value-type="string" calcext:value-type="string">
            <text:p>13:53:10</text:p>
          </table:table-cell>
          <table:table-cell table:formula="of:=MID([.I180];1;2)+1" office:value-type="float" office:value="14" calcext:value-type="float">
            <text:p>14</text:p>
          </table:table-cell>
          <table:table-cell/>
          <table:table-cell table:formula="of:=EXACT([.C180];[.H180])" office:value-type="boolean" office:boolean-value="true" calcext:value-type="boolean">
            <text:p>TRUE</text:p>
          </table:table-cell>
          <table:table-cell table:formula="of:=EXACT([.E180];[.J1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39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4:03:06</text:p>
          </table:table-cell>
          <table:table-cell table:formula="of:=MID([.D18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4.jpg</text:p>
          </table:table-cell>
          <table:table-cell office:value-type="string" calcext:value-type="string">
            <text:p>2022:08:10</text:p>
          </table:table-cell>
          <table:table-cell office:value-type="string" calcext:value-type="string">
            <text:p>13:53:10</text:p>
          </table:table-cell>
          <table:table-cell table:formula="of:=MID([.I181];1;2)+1" office:value-type="float" office:value="14" calcext:value-type="float">
            <text:p>14</text:p>
          </table:table-cell>
          <table:table-cell/>
          <table:table-cell table:formula="of:=EXACT([.C181];[.H181])" office:value-type="boolean" office:boolean-value="true" calcext:value-type="boolean">
            <text:p>TRUE</text:p>
          </table:table-cell>
          <table:table-cell table:formula="of:=EXACT([.E181];[.J1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1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4:03:07</text:p>
          </table:table-cell>
          <table:table-cell table:formula="of:=MID([.D18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6.jpg</text:p>
          </table:table-cell>
          <table:table-cell office:value-type="string" calcext:value-type="string">
            <text:p>2022:08:11</text:p>
          </table:table-cell>
          <table:table-cell office:value-type="string" calcext:value-type="string">
            <text:p>13:53:09</text:p>
          </table:table-cell>
          <table:table-cell table:formula="of:=MID([.I182];1;2)+1" office:value-type="float" office:value="14" calcext:value-type="float">
            <text:p>14</text:p>
          </table:table-cell>
          <table:table-cell/>
          <table:table-cell table:formula="of:=EXACT([.C182];[.H182])" office:value-type="boolean" office:boolean-value="true" calcext:value-type="boolean">
            <text:p>TRUE</text:p>
          </table:table-cell>
          <table:table-cell table:formula="of:=EXACT([.E182];[.J1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3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4:03:08</text:p>
          </table:table-cell>
          <table:table-cell table:formula="of:=MID([.D18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18.jpg</text:p>
          </table:table-cell>
          <table:table-cell office:value-type="string" calcext:value-type="string">
            <text:p>2022:08:12</text:p>
          </table:table-cell>
          <table:table-cell office:value-type="string" calcext:value-type="string">
            <text:p>13:53:09</text:p>
          </table:table-cell>
          <table:table-cell table:formula="of:=MID([.I183];1;2)+1" office:value-type="float" office:value="14" calcext:value-type="float">
            <text:p>14</text:p>
          </table:table-cell>
          <table:table-cell/>
          <table:table-cell table:formula="of:=EXACT([.C183];[.H183])" office:value-type="boolean" office:boolean-value="true" calcext:value-type="boolean">
            <text:p>TRUE</text:p>
          </table:table-cell>
          <table:table-cell table:formula="of:=EXACT([.E183];[.J1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5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4:03:09</text:p>
          </table:table-cell>
          <table:table-cell table:formula="of:=MID([.D18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0.jpg</text:p>
          </table:table-cell>
          <table:table-cell office:value-type="string" calcext:value-type="string">
            <text:p>2022:08:13</text:p>
          </table:table-cell>
          <table:table-cell office:value-type="string" calcext:value-type="string">
            <text:p>13:53:09</text:p>
          </table:table-cell>
          <table:table-cell table:formula="of:=MID([.I184];1;2)+1" office:value-type="float" office:value="14" calcext:value-type="float">
            <text:p>14</text:p>
          </table:table-cell>
          <table:table-cell/>
          <table:table-cell table:formula="of:=EXACT([.C184];[.H184])" office:value-type="boolean" office:boolean-value="true" calcext:value-type="boolean">
            <text:p>TRUE</text:p>
          </table:table-cell>
          <table:table-cell table:formula="of:=EXACT([.E184];[.J1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7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4:03:10</text:p>
          </table:table-cell>
          <table:table-cell table:formula="of:=MID([.D18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2.jpg</text:p>
          </table:table-cell>
          <table:table-cell office:value-type="string" calcext:value-type="string">
            <text:p>2022:08:14</text:p>
          </table:table-cell>
          <table:table-cell office:value-type="string" calcext:value-type="string">
            <text:p>13:53:09</text:p>
          </table:table-cell>
          <table:table-cell table:formula="of:=MID([.I185];1;2)+1" office:value-type="float" office:value="14" calcext:value-type="float">
            <text:p>14</text:p>
          </table:table-cell>
          <table:table-cell/>
          <table:table-cell table:formula="of:=EXACT([.C185];[.H185])" office:value-type="boolean" office:boolean-value="true" calcext:value-type="boolean">
            <text:p>TRUE</text:p>
          </table:table-cell>
          <table:table-cell table:formula="of:=EXACT([.E185];[.J1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49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4:03:11</text:p>
          </table:table-cell>
          <table:table-cell table:formula="of:=MID([.D18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4.jpg</text:p>
          </table:table-cell>
          <table:table-cell office:value-type="string" calcext:value-type="string">
            <text:p>2022:08:15</text:p>
          </table:table-cell>
          <table:table-cell office:value-type="string" calcext:value-type="string">
            <text:p>13:53:09</text:p>
          </table:table-cell>
          <table:table-cell table:formula="of:=MID([.I186];1;2)+1" office:value-type="float" office:value="14" calcext:value-type="float">
            <text:p>14</text:p>
          </table:table-cell>
          <table:table-cell/>
          <table:table-cell table:formula="of:=EXACT([.C186];[.H186])" office:value-type="boolean" office:boolean-value="true" calcext:value-type="boolean">
            <text:p>TRUE</text:p>
          </table:table-cell>
          <table:table-cell table:formula="of:=EXACT([.E186];[.J1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1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4:03:12</text:p>
          </table:table-cell>
          <table:table-cell table:formula="of:=MID([.D18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26.jpg</text:p>
          </table:table-cell>
          <table:table-cell office:value-type="string" calcext:value-type="string">
            <text:p>2022:08:16</text:p>
          </table:table-cell>
          <table:table-cell office:value-type="string" calcext:value-type="string">
            <text:p>13:53:09</text:p>
          </table:table-cell>
          <table:table-cell table:formula="of:=MID([.I187];1;2)+1" office:value-type="float" office:value="14" calcext:value-type="float">
            <text:p>14</text:p>
          </table:table-cell>
          <table:table-cell/>
          <table:table-cell table:formula="of:=EXACT([.C187];[.H187])" office:value-type="boolean" office:boolean-value="true" calcext:value-type="boolean">
            <text:p>TRUE</text:p>
          </table:table-cell>
          <table:table-cell table:formula="of:=EXACT([.E187];[.J1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5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4:03:14</text:p>
          </table:table-cell>
          <table:table-cell table:formula="of:=MID([.D18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0.jpg</text:p>
          </table:table-cell>
          <table:table-cell office:value-type="string" calcext:value-type="string">
            <text:p>2022:08:18</text:p>
          </table:table-cell>
          <table:table-cell office:value-type="string" calcext:value-type="string">
            <text:p>13:53:08</text:p>
          </table:table-cell>
          <table:table-cell table:formula="of:=MID([.I188];1;2)+1" office:value-type="float" office:value="14" calcext:value-type="float">
            <text:p>14</text:p>
          </table:table-cell>
          <table:table-cell/>
          <table:table-cell table:formula="of:=EXACT([.C188];[.H188])" office:value-type="boolean" office:boolean-value="true" calcext:value-type="boolean">
            <text:p>TRUE</text:p>
          </table:table-cell>
          <table:table-cell table:formula="of:=EXACT([.E188];[.J18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7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4:03:15</text:p>
          </table:table-cell>
          <table:table-cell table:formula="of:=MID([.D18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2.jpg</text:p>
          </table:table-cell>
          <table:table-cell office:value-type="string" calcext:value-type="string">
            <text:p>2022:08:19</text:p>
          </table:table-cell>
          <table:table-cell office:value-type="string" calcext:value-type="string">
            <text:p>13:53:08</text:p>
          </table:table-cell>
          <table:table-cell table:formula="of:=MID([.I189];1;2)+1" office:value-type="float" office:value="14" calcext:value-type="float">
            <text:p>14</text:p>
          </table:table-cell>
          <table:table-cell/>
          <table:table-cell table:formula="of:=EXACT([.C189];[.H189])" office:value-type="boolean" office:boolean-value="true" calcext:value-type="boolean">
            <text:p>TRUE</text:p>
          </table:table-cell>
          <table:table-cell table:formula="of:=EXACT([.E189];[.J18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59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4:03:16</text:p>
          </table:table-cell>
          <table:table-cell table:formula="of:=MID([.D19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4.jpg</text:p>
          </table:table-cell>
          <table:table-cell office:value-type="string" calcext:value-type="string">
            <text:p>2022:08:20</text:p>
          </table:table-cell>
          <table:table-cell office:value-type="string" calcext:value-type="string">
            <text:p>13:53:08</text:p>
          </table:table-cell>
          <table:table-cell table:formula="of:=MID([.I190];1;2)+1" office:value-type="float" office:value="14" calcext:value-type="float">
            <text:p>14</text:p>
          </table:table-cell>
          <table:table-cell/>
          <table:table-cell table:formula="of:=EXACT([.C190];[.H190])" office:value-type="boolean" office:boolean-value="true" calcext:value-type="boolean">
            <text:p>TRUE</text:p>
          </table:table-cell>
          <table:table-cell table:formula="of:=EXACT([.E190];[.J19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1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4:03:18</text:p>
          </table:table-cell>
          <table:table-cell table:formula="of:=MID([.D19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6.jpg</text:p>
          </table:table-cell>
          <table:table-cell office:value-type="string" calcext:value-type="string">
            <text:p>2022:08:21</text:p>
          </table:table-cell>
          <table:table-cell office:value-type="string" calcext:value-type="string">
            <text:p>13:53:07</text:p>
          </table:table-cell>
          <table:table-cell table:formula="of:=MID([.I191];1;2)+1" office:value-type="float" office:value="14" calcext:value-type="float">
            <text:p>14</text:p>
          </table:table-cell>
          <table:table-cell/>
          <table:table-cell table:formula="of:=EXACT([.C191];[.H191])" office:value-type="boolean" office:boolean-value="true" calcext:value-type="boolean">
            <text:p>TRUE</text:p>
          </table:table-cell>
          <table:table-cell table:formula="of:=EXACT([.E191];[.J19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3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4:03:19</text:p>
          </table:table-cell>
          <table:table-cell table:formula="of:=MID([.D19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38.jpg</text:p>
          </table:table-cell>
          <table:table-cell office:value-type="string" calcext:value-type="string">
            <text:p>2022:08:22</text:p>
          </table:table-cell>
          <table:table-cell office:value-type="string" calcext:value-type="string">
            <text:p>13:53:07</text:p>
          </table:table-cell>
          <table:table-cell table:formula="of:=MID([.I192];1;2)+1" office:value-type="float" office:value="14" calcext:value-type="float">
            <text:p>14</text:p>
          </table:table-cell>
          <table:table-cell/>
          <table:table-cell table:formula="of:=EXACT([.C192];[.H192])" office:value-type="boolean" office:boolean-value="true" calcext:value-type="boolean">
            <text:p>TRUE</text:p>
          </table:table-cell>
          <table:table-cell table:formula="of:=EXACT([.E192];[.J19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5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4:03:20</text:p>
          </table:table-cell>
          <table:table-cell table:formula="of:=MID([.D19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0.jpg</text:p>
          </table:table-cell>
          <table:table-cell office:value-type="string" calcext:value-type="string">
            <text:p>2022:08:23</text:p>
          </table:table-cell>
          <table:table-cell office:value-type="string" calcext:value-type="string">
            <text:p>13:53:07</text:p>
          </table:table-cell>
          <table:table-cell table:formula="of:=MID([.I193];1;2)+1" office:value-type="float" office:value="14" calcext:value-type="float">
            <text:p>14</text:p>
          </table:table-cell>
          <table:table-cell/>
          <table:table-cell table:formula="of:=EXACT([.C193];[.H193])" office:value-type="boolean" office:boolean-value="true" calcext:value-type="boolean">
            <text:p>TRUE</text:p>
          </table:table-cell>
          <table:table-cell table:formula="of:=EXACT([.E193];[.J19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7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4:03:21</text:p>
          </table:table-cell>
          <table:table-cell table:formula="of:=MID([.D19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2.jpg</text:p>
          </table:table-cell>
          <table:table-cell office:value-type="string" calcext:value-type="string">
            <text:p>2022:08:24</text:p>
          </table:table-cell>
          <table:table-cell office:value-type="string" calcext:value-type="string">
            <text:p>13:53:07</text:p>
          </table:table-cell>
          <table:table-cell table:formula="of:=MID([.I194];1;2)+1" office:value-type="float" office:value="14" calcext:value-type="float">
            <text:p>14</text:p>
          </table:table-cell>
          <table:table-cell/>
          <table:table-cell table:formula="of:=EXACT([.C194];[.H194])" office:value-type="boolean" office:boolean-value="true" calcext:value-type="boolean">
            <text:p>TRUE</text:p>
          </table:table-cell>
          <table:table-cell table:formula="of:=EXACT([.E194];[.J19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69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4:03:22</text:p>
          </table:table-cell>
          <table:table-cell table:formula="of:=MID([.D19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4.jpg</text:p>
          </table:table-cell>
          <table:table-cell office:value-type="string" calcext:value-type="string">
            <text:p>2022:08:25</text:p>
          </table:table-cell>
          <table:table-cell office:value-type="string" calcext:value-type="string">
            <text:p>13:53:07</text:p>
          </table:table-cell>
          <table:table-cell table:formula="of:=MID([.I195];1;2)+1" office:value-type="float" office:value="14" calcext:value-type="float">
            <text:p>14</text:p>
          </table:table-cell>
          <table:table-cell/>
          <table:table-cell table:formula="of:=EXACT([.C195];[.H195])" office:value-type="boolean" office:boolean-value="true" calcext:value-type="boolean">
            <text:p>TRUE</text:p>
          </table:table-cell>
          <table:table-cell table:formula="of:=EXACT([.E195];[.J19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3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4:03:25</text:p>
          </table:table-cell>
          <table:table-cell table:formula="of:=MID([.D19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48.jpg</text:p>
          </table:table-cell>
          <table:table-cell office:value-type="string" calcext:value-type="string">
            <text:p>2022:08:27</text:p>
          </table:table-cell>
          <table:table-cell office:value-type="string" calcext:value-type="string">
            <text:p>13:53:07</text:p>
          </table:table-cell>
          <table:table-cell table:formula="of:=MID([.I196];1;2)+1" office:value-type="float" office:value="14" calcext:value-type="float">
            <text:p>14</text:p>
          </table:table-cell>
          <table:table-cell/>
          <table:table-cell table:formula="of:=EXACT([.C196];[.H196])" office:value-type="boolean" office:boolean-value="true" calcext:value-type="boolean">
            <text:p>TRUE</text:p>
          </table:table-cell>
          <table:table-cell table:formula="of:=EXACT([.E196];[.J19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6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5:03:26</text:p>
          </table:table-cell>
          <table:table-cell table:formula="of:=MID([.D19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1.jpg</text:p>
          </table:table-cell>
          <table:table-cell office:value-type="string" calcext:value-type="string">
            <text:p>2022:08:28</text:p>
          </table:table-cell>
          <table:table-cell office:value-type="string" calcext:value-type="string">
            <text:p>14:53:07</text:p>
          </table:table-cell>
          <table:table-cell table:formula="of:=MID([.I197];1;2)+1" office:value-type="float" office:value="15" calcext:value-type="float">
            <text:p>15</text:p>
          </table:table-cell>
          <table:table-cell/>
          <table:table-cell table:formula="of:=EXACT([.C197];[.H197])" office:value-type="boolean" office:boolean-value="true" calcext:value-type="boolean">
            <text:p>TRUE</text:p>
          </table:table-cell>
          <table:table-cell table:formula="of:=EXACT([.E197];[.J19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78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5:03:27</text:p>
          </table:table-cell>
          <table:table-cell table:formula="of:=MID([.D198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3.jpg</text:p>
          </table:table-cell>
          <table:table-cell office:value-type="string" calcext:value-type="string">
            <text:p>2022:08:29</text:p>
          </table:table-cell>
          <table:table-cell office:value-type="string" calcext:value-type="string">
            <text:p>14:53:06</text:p>
          </table:table-cell>
          <table:table-cell table:formula="of:=MID([.I198];1;2)+1" office:value-type="float" office:value="15" calcext:value-type="float">
            <text:p>15</text:p>
          </table:table-cell>
          <table:table-cell/>
          <table:table-cell table:formula="of:=EXACT([.C198];[.H198])" office:value-type="boolean" office:boolean-value="true" calcext:value-type="boolean">
            <text:p>TRUE</text:p>
          </table:table-cell>
          <table:table-cell table:formula="of:=EXACT([.E198];[.J19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0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5:03:28</text:p>
          </table:table-cell>
          <table:table-cell table:formula="of:=MID([.D19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55.jpg</text:p>
          </table:table-cell>
          <table:table-cell office:value-type="string" calcext:value-type="string">
            <text:p>2022:08:30</text:p>
          </table:table-cell>
          <table:table-cell office:value-type="string" calcext:value-type="string">
            <text:p>14:53:06</text:p>
          </table:table-cell>
          <table:table-cell table:formula="of:=MID([.I199];1;2)+1" office:value-type="float" office:value="15" calcext:value-type="float">
            <text:p>15</text:p>
          </table:table-cell>
          <table:table-cell/>
          <table:table-cell table:formula="of:=EXACT([.C199];[.H199])" office:value-type="boolean" office:boolean-value="true" calcext:value-type="boolean">
            <text:p>TRUE</text:p>
          </table:table-cell>
          <table:table-cell table:formula="of:=EXACT([.E199];[.J19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1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4:03:29</text:p>
          </table:table-cell>
          <table:table-cell table:formula="of:=MID([.D20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6.jpg</text:p>
          </table:table-cell>
          <table:table-cell office:value-type="string" calcext:value-type="string">
            <text:p>2022:08:31</text:p>
          </table:table-cell>
          <table:table-cell office:value-type="string" calcext:value-type="string">
            <text:p>13:53:06</text:p>
          </table:table-cell>
          <table:table-cell table:formula="of:=MID([.I200];1;2)+1" office:value-type="float" office:value="14" calcext:value-type="float">
            <text:p>14</text:p>
          </table:table-cell>
          <table:table-cell/>
          <table:table-cell table:formula="of:=EXACT([.C200];[.H200])" office:value-type="boolean" office:boolean-value="true" calcext:value-type="boolean">
            <text:p>TRUE</text:p>
          </table:table-cell>
          <table:table-cell table:formula="of:=EXACT([.E200];[.J20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3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4:03:30</text:p>
          </table:table-cell>
          <table:table-cell table:formula="of:=MID([.D20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58.jpg</text:p>
          </table:table-cell>
          <table:table-cell office:value-type="string" calcext:value-type="string">
            <text:p>2022:09:01</text:p>
          </table:table-cell>
          <table:table-cell office:value-type="string" calcext:value-type="string">
            <text:p>13:53:06</text:p>
          </table:table-cell>
          <table:table-cell table:formula="of:=MID([.I201];1;2)+1" office:value-type="float" office:value="14" calcext:value-type="float">
            <text:p>14</text:p>
          </table:table-cell>
          <table:table-cell/>
          <table:table-cell table:formula="of:=EXACT([.C201];[.H201])" office:value-type="boolean" office:boolean-value="true" calcext:value-type="boolean">
            <text:p>TRUE</text:p>
          </table:table-cell>
          <table:table-cell table:formula="of:=EXACT([.E201];[.J20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86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5:03:31</text:p>
          </table:table-cell>
          <table:table-cell table:formula="of:=MID([.D20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1.jpg</text:p>
          </table:table-cell>
          <table:table-cell office:value-type="string" calcext:value-type="string">
            <text:p>2022:09:02</text:p>
          </table:table-cell>
          <table:table-cell office:value-type="string" calcext:value-type="string">
            <text:p>14:53:06</text:p>
          </table:table-cell>
          <table:table-cell table:formula="of:=MID([.I202];1;2)+1" office:value-type="float" office:value="15" calcext:value-type="float">
            <text:p>15</text:p>
          </table:table-cell>
          <table:table-cell/>
          <table:table-cell table:formula="of:=EXACT([.C202];[.H202])" office:value-type="boolean" office:boolean-value="true" calcext:value-type="boolean">
            <text:p>TRUE</text:p>
          </table:table-cell>
          <table:table-cell table:formula="of:=EXACT([.E202];[.J20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0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5:03:33</text:p>
          </table:table-cell>
          <table:table-cell table:formula="of:=MID([.D20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65.jpg</text:p>
          </table:table-cell>
          <table:table-cell office:value-type="string" calcext:value-type="string">
            <text:p>2022:09:04</text:p>
          </table:table-cell>
          <table:table-cell office:value-type="string" calcext:value-type="string">
            <text:p>14:53:05</text:p>
          </table:table-cell>
          <table:table-cell table:formula="of:=MID([.I203];1;2)+1" office:value-type="float" office:value="15" calcext:value-type="float">
            <text:p>15</text:p>
          </table:table-cell>
          <table:table-cell/>
          <table:table-cell table:formula="of:=EXACT([.C203];[.H203])" office:value-type="boolean" office:boolean-value="true" calcext:value-type="boolean">
            <text:p>TRUE</text:p>
          </table:table-cell>
          <table:table-cell table:formula="of:=EXACT([.E203];[.J20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1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4:03:34</text:p>
          </table:table-cell>
          <table:table-cell table:formula="of:=MID([.D20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6.jpg</text:p>
          </table:table-cell>
          <table:table-cell office:value-type="string" calcext:value-type="string">
            <text:p>2022:09:05</text:p>
          </table:table-cell>
          <table:table-cell office:value-type="string" calcext:value-type="string">
            <text:p>13:53:05</text:p>
          </table:table-cell>
          <table:table-cell table:formula="of:=MID([.I204];1;2)+1" office:value-type="float" office:value="14" calcext:value-type="float">
            <text:p>14</text:p>
          </table:table-cell>
          <table:table-cell/>
          <table:table-cell table:formula="of:=EXACT([.C204];[.H204])" office:value-type="boolean" office:boolean-value="true" calcext:value-type="boolean">
            <text:p>TRUE</text:p>
          </table:table-cell>
          <table:table-cell table:formula="of:=EXACT([.E204];[.J20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3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4:03:35</text:p>
          </table:table-cell>
          <table:table-cell table:formula="of:=MID([.D20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68.jpg</text:p>
          </table:table-cell>
          <table:table-cell office:value-type="string" calcext:value-type="string">
            <text:p>2022:09:06</text:p>
          </table:table-cell>
          <table:table-cell office:value-type="string" calcext:value-type="string">
            <text:p>13:53:04</text:p>
          </table:table-cell>
          <table:table-cell table:formula="of:=MID([.I205];1;2)+1" office:value-type="float" office:value="14" calcext:value-type="float">
            <text:p>14</text:p>
          </table:table-cell>
          <table:table-cell/>
          <table:table-cell table:formula="of:=EXACT([.C205];[.H205])" office:value-type="boolean" office:boolean-value="true" calcext:value-type="boolean">
            <text:p>TRUE</text:p>
          </table:table-cell>
          <table:table-cell table:formula="of:=EXACT([.E205];[.J20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6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5:03:36</text:p>
          </table:table-cell>
          <table:table-cell table:formula="of:=MID([.D20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371.jpg</text:p>
          </table:table-cell>
          <table:table-cell office:value-type="string" calcext:value-type="string">
            <text:p>2022:09:07</text:p>
          </table:table-cell>
          <table:table-cell office:value-type="string" calcext:value-type="string">
            <text:p>14:53:04</text:p>
          </table:table-cell>
          <table:table-cell table:formula="of:=MID([.I206];1;2)+1" office:value-type="float" office:value="15" calcext:value-type="float">
            <text:p>15</text:p>
          </table:table-cell>
          <table:table-cell/>
          <table:table-cell table:formula="of:=EXACT([.C206];[.H206])" office:value-type="boolean" office:boolean-value="true" calcext:value-type="boolean">
            <text:p>TRUE</text:p>
          </table:table-cell>
          <table:table-cell table:formula="of:=EXACT([.E206];[.J20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7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4:03:37</text:p>
          </table:table-cell>
          <table:table-cell table:formula="of:=MID([.D20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2.jpg</text:p>
          </table:table-cell>
          <table:table-cell office:value-type="string" calcext:value-type="string">
            <text:p>2022:09:08</text:p>
          </table:table-cell>
          <table:table-cell office:value-type="string" calcext:value-type="string">
            <text:p>13:53:04</text:p>
          </table:table-cell>
          <table:table-cell table:formula="of:=MID([.I207];1;2)+1" office:value-type="float" office:value="14" calcext:value-type="float">
            <text:p>14</text:p>
          </table:table-cell>
          <table:table-cell/>
          <table:table-cell table:formula="of:=EXACT([.C207];[.H207])" office:value-type="boolean" office:boolean-value="true" calcext:value-type="boolean">
            <text:p>TRUE</text:p>
          </table:table-cell>
          <table:table-cell table:formula="of:=EXACT([.E207];[.J20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899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4:03:38</text:p>
          </table:table-cell>
          <table:table-cell table:formula="of:=MID([.D20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4.jpg</text:p>
          </table:table-cell>
          <table:table-cell office:value-type="string" calcext:value-type="string">
            <text:p>2022:09:09</text:p>
          </table:table-cell>
          <table:table-cell office:value-type="string" calcext:value-type="string">
            <text:p>13:53:04</text:p>
          </table:table-cell>
          <table:table-cell table:formula="of:=MID([.I208];1;2)+1" office:value-type="float" office:value="14" calcext:value-type="float">
            <text:p>14</text:p>
          </table:table-cell>
          <table:table-cell/>
          <table:table-cell table:formula="of:=EXACT([.C208];[.H208])" office:value-type="boolean" office:boolean-value="true" calcext:value-type="boolean">
            <text:p>TRUE</text:p>
          </table:table-cell>
          <table:table-cell table:formula="of:=EXACT([.E208];[.J20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1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4:03:39</text:p>
          </table:table-cell>
          <table:table-cell table:formula="of:=MID([.D20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6.jpg</text:p>
          </table:table-cell>
          <table:table-cell office:value-type="string" calcext:value-type="string">
            <text:p>2022:09:10</text:p>
          </table:table-cell>
          <table:table-cell office:value-type="string" calcext:value-type="string">
            <text:p>13:53:03</text:p>
          </table:table-cell>
          <table:table-cell table:formula="of:=MID([.I209];1;2)+1" office:value-type="float" office:value="14" calcext:value-type="float">
            <text:p>14</text:p>
          </table:table-cell>
          <table:table-cell/>
          <table:table-cell table:formula="of:=EXACT([.C209];[.H209])" office:value-type="boolean" office:boolean-value="true" calcext:value-type="boolean">
            <text:p>TRUE</text:p>
          </table:table-cell>
          <table:table-cell table:formula="of:=EXACT([.E209];[.J20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3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4:03:40</text:p>
          </table:table-cell>
          <table:table-cell table:formula="of:=MID([.D21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78.jpg</text:p>
          </table:table-cell>
          <table:table-cell office:value-type="string" calcext:value-type="string">
            <text:p>2022:09:11</text:p>
          </table:table-cell>
          <table:table-cell office:value-type="string" calcext:value-type="string">
            <text:p>13:53:03</text:p>
          </table:table-cell>
          <table:table-cell table:formula="of:=MID([.I210];1;2)+1" office:value-type="float" office:value="14" calcext:value-type="float">
            <text:p>14</text:p>
          </table:table-cell>
          <table:table-cell/>
          <table:table-cell table:formula="of:=EXACT([.C210];[.H210])" office:value-type="boolean" office:boolean-value="true" calcext:value-type="boolean">
            <text:p>TRUE</text:p>
          </table:table-cell>
          <table:table-cell table:formula="of:=EXACT([.E210];[.J21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5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4:03:41</text:p>
          </table:table-cell>
          <table:table-cell table:formula="of:=MID([.D21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0.jpg</text:p>
          </table:table-cell>
          <table:table-cell office:value-type="string" calcext:value-type="string">
            <text:p>2022:09:12</text:p>
          </table:table-cell>
          <table:table-cell office:value-type="string" calcext:value-type="string">
            <text:p>13:53:03</text:p>
          </table:table-cell>
          <table:table-cell table:formula="of:=MID([.I211];1;2)+1" office:value-type="float" office:value="14" calcext:value-type="float">
            <text:p>14</text:p>
          </table:table-cell>
          <table:table-cell/>
          <table:table-cell table:formula="of:=EXACT([.C211];[.H211])" office:value-type="boolean" office:boolean-value="true" calcext:value-type="boolean">
            <text:p>TRUE</text:p>
          </table:table-cell>
          <table:table-cell table:formula="of:=EXACT([.E211];[.J21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07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4:03:42</text:p>
          </table:table-cell>
          <table:table-cell table:formula="of:=MID([.D21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2.jpg</text:p>
          </table:table-cell>
          <table:table-cell office:value-type="string" calcext:value-type="string">
            <text:p>2022:09:13</text:p>
          </table:table-cell>
          <table:table-cell office:value-type="string" calcext:value-type="string">
            <text:p>13:53:02</text:p>
          </table:table-cell>
          <table:table-cell table:formula="of:=MID([.I212];1;2)+1" office:value-type="float" office:value="14" calcext:value-type="float">
            <text:p>14</text:p>
          </table:table-cell>
          <table:table-cell/>
          <table:table-cell table:formula="of:=EXACT([.C212];[.H212])" office:value-type="boolean" office:boolean-value="true" calcext:value-type="boolean">
            <text:p>TRUE</text:p>
          </table:table-cell>
          <table:table-cell table:formula="of:=EXACT([.E212];[.J21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1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4:03:44</text:p>
          </table:table-cell>
          <table:table-cell table:formula="of:=MID([.D21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6.jpg</text:p>
          </table:table-cell>
          <table:table-cell office:value-type="string" calcext:value-type="string">
            <text:p>2022:09:15</text:p>
          </table:table-cell>
          <table:table-cell office:value-type="string" calcext:value-type="string">
            <text:p>13:53:02</text:p>
          </table:table-cell>
          <table:table-cell table:formula="of:=MID([.I213];1;2)+1" office:value-type="float" office:value="14" calcext:value-type="float">
            <text:p>14</text:p>
          </table:table-cell>
          <table:table-cell/>
          <table:table-cell table:formula="of:=EXACT([.C213];[.H213])" office:value-type="boolean" office:boolean-value="true" calcext:value-type="boolean">
            <text:p>TRUE</text:p>
          </table:table-cell>
          <table:table-cell table:formula="of:=EXACT([.E213];[.J21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3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4:03:45</text:p>
          </table:table-cell>
          <table:table-cell table:formula="of:=MID([.D21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88.jpg</text:p>
          </table:table-cell>
          <table:table-cell office:value-type="string" calcext:value-type="string">
            <text:p>2022:09:16</text:p>
          </table:table-cell>
          <table:table-cell office:value-type="string" calcext:value-type="string">
            <text:p>13:53:02</text:p>
          </table:table-cell>
          <table:table-cell table:formula="of:=MID([.I214];1;2)+1" office:value-type="float" office:value="14" calcext:value-type="float">
            <text:p>14</text:p>
          </table:table-cell>
          <table:table-cell/>
          <table:table-cell table:formula="of:=EXACT([.C214];[.H214])" office:value-type="boolean" office:boolean-value="true" calcext:value-type="boolean">
            <text:p>TRUE</text:p>
          </table:table-cell>
          <table:table-cell table:formula="of:=EXACT([.E214];[.J21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5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4:03:46</text:p>
          </table:table-cell>
          <table:table-cell table:formula="of:=MID([.D21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0.jpg</text:p>
          </table:table-cell>
          <table:table-cell office:value-type="string" calcext:value-type="string">
            <text:p>2022:09:17</text:p>
          </table:table-cell>
          <table:table-cell office:value-type="string" calcext:value-type="string">
            <text:p>13:53:01</text:p>
          </table:table-cell>
          <table:table-cell table:formula="of:=MID([.I215];1;2)+1" office:value-type="float" office:value="14" calcext:value-type="float">
            <text:p>14</text:p>
          </table:table-cell>
          <table:table-cell/>
          <table:table-cell table:formula="of:=EXACT([.C215];[.H215])" office:value-type="boolean" office:boolean-value="true" calcext:value-type="boolean">
            <text:p>TRUE</text:p>
          </table:table-cell>
          <table:table-cell table:formula="of:=EXACT([.E215];[.J21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7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4:03:46</text:p>
          </table:table-cell>
          <table:table-cell table:formula="of:=MID([.D21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2.jpg</text:p>
          </table:table-cell>
          <table:table-cell office:value-type="string" calcext:value-type="string">
            <text:p>2022:09:18</text:p>
          </table:table-cell>
          <table:table-cell office:value-type="string" calcext:value-type="string">
            <text:p>13:53:00</text:p>
          </table:table-cell>
          <table:table-cell table:formula="of:=MID([.I216];1;2)+1" office:value-type="float" office:value="14" calcext:value-type="float">
            <text:p>14</text:p>
          </table:table-cell>
          <table:table-cell/>
          <table:table-cell table:formula="of:=EXACT([.C216];[.H216])" office:value-type="boolean" office:boolean-value="true" calcext:value-type="boolean">
            <text:p>TRUE</text:p>
          </table:table-cell>
          <table:table-cell table:formula="of:=EXACT([.E216];[.J21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19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4:03:47</text:p>
          </table:table-cell>
          <table:table-cell table:formula="of:=MID([.D21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4.jpg</text:p>
          </table:table-cell>
          <table:table-cell office:value-type="string" calcext:value-type="string">
            <text:p>2022:09:19</text:p>
          </table:table-cell>
          <table:table-cell office:value-type="string" calcext:value-type="string">
            <text:p>13:53:00</text:p>
          </table:table-cell>
          <table:table-cell table:formula="of:=MID([.I217];1;2)+1" office:value-type="float" office:value="14" calcext:value-type="float">
            <text:p>14</text:p>
          </table:table-cell>
          <table:table-cell/>
          <table:table-cell table:formula="of:=EXACT([.C217];[.H217])" office:value-type="boolean" office:boolean-value="true" calcext:value-type="boolean">
            <text:p>TRUE</text:p>
          </table:table-cell>
          <table:table-cell table:formula="of:=EXACT([.E217];[.J21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1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4:03:48</text:p>
          </table:table-cell>
          <table:table-cell table:formula="of:=MID([.D21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396.jpg</text:p>
          </table:table-cell>
          <table:table-cell office:value-type="string" calcext:value-type="string">
            <text:p>2022:09:20</text:p>
          </table:table-cell>
          <table:table-cell office:value-type="string" calcext:value-type="string">
            <text:p>13:52:59</text:p>
          </table:table-cell>
          <table:table-cell table:formula="of:=MID([.I218];1;2)+1" office:value-type="float" office:value="14" calcext:value-type="float">
            <text:p>14</text:p>
          </table:table-cell>
          <table:table-cell/>
          <table:table-cell table:formula="of:=EXACT([.C218];[.H218])" office:value-type="boolean" office:boolean-value="true" calcext:value-type="boolean">
            <text:p>TRUE</text:p>
          </table:table-cell>
          <table:table-cell table:formula="of:=EXACT([.E218];[.J21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5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4:03:48</text:p>
          </table:table-cell>
          <table:table-cell table:formula="of:=MID([.D21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0.jpg</text:p>
          </table:table-cell>
          <table:table-cell office:value-type="string" calcext:value-type="string">
            <text:p>2022:09:22</text:p>
          </table:table-cell>
          <table:table-cell office:value-type="string" calcext:value-type="string">
            <text:p>13:52:58</text:p>
          </table:table-cell>
          <table:table-cell table:formula="of:=MID([.I219];1;2)+1" office:value-type="float" office:value="14" calcext:value-type="float">
            <text:p>14</text:p>
          </table:table-cell>
          <table:table-cell/>
          <table:table-cell table:formula="of:=EXACT([.C219];[.H219])" office:value-type="boolean" office:boolean-value="true" calcext:value-type="boolean">
            <text:p>TRUE</text:p>
          </table:table-cell>
          <table:table-cell table:formula="of:=EXACT([.E219];[.J21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27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4:03:49</text:p>
          </table:table-cell>
          <table:table-cell table:formula="of:=MID([.D22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2.jpg</text:p>
          </table:table-cell>
          <table:table-cell office:value-type="string" calcext:value-type="string">
            <text:p>2022:09:23</text:p>
          </table:table-cell>
          <table:table-cell office:value-type="string" calcext:value-type="string">
            <text:p>13:52:57</text:p>
          </table:table-cell>
          <table:table-cell table:formula="of:=MID([.I220];1;2)+1" office:value-type="float" office:value="14" calcext:value-type="float">
            <text:p>14</text:p>
          </table:table-cell>
          <table:table-cell/>
          <table:table-cell table:formula="of:=EXACT([.C220];[.H220])" office:value-type="boolean" office:boolean-value="true" calcext:value-type="boolean">
            <text:p>TRUE</text:p>
          </table:table-cell>
          <table:table-cell table:formula="of:=EXACT([.E220];[.J22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3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4:03:49</text:p>
          </table:table-cell>
          <table:table-cell table:formula="of:=MID([.D22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08.jpg</text:p>
          </table:table-cell>
          <table:table-cell office:value-type="string" calcext:value-type="string">
            <text:p>2022:09:26</text:p>
          </table:table-cell>
          <table:table-cell office:value-type="string" calcext:value-type="string">
            <text:p>13:52:54</text:p>
          </table:table-cell>
          <table:table-cell table:formula="of:=MID([.I221];1;2)+1" office:value-type="float" office:value="14" calcext:value-type="float">
            <text:p>14</text:p>
          </table:table-cell>
          <table:table-cell/>
          <table:table-cell table:formula="of:=EXACT([.C221];[.H221])" office:value-type="boolean" office:boolean-value="true" calcext:value-type="boolean">
            <text:p>TRUE</text:p>
          </table:table-cell>
          <table:table-cell table:formula="of:=EXACT([.E221];[.J22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6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5:03:50</text:p>
          </table:table-cell>
          <table:table-cell table:formula="of:=MID([.D22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1.jpg</text:p>
          </table:table-cell>
          <table:table-cell office:value-type="string" calcext:value-type="string">
            <text:p>2022:09:27</text:p>
          </table:table-cell>
          <table:table-cell office:value-type="string" calcext:value-type="string">
            <text:p>14:52:54</text:p>
          </table:table-cell>
          <table:table-cell table:formula="of:=MID([.I222];1;2)+1" office:value-type="float" office:value="15" calcext:value-type="float">
            <text:p>15</text:p>
          </table:table-cell>
          <table:table-cell/>
          <table:table-cell table:formula="of:=EXACT([.C222];[.H222])" office:value-type="boolean" office:boolean-value="true" calcext:value-type="boolean">
            <text:p>TRUE</text:p>
          </table:table-cell>
          <table:table-cell table:formula="of:=EXACT([.E222];[.J22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8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5:03:50</text:p>
          </table:table-cell>
          <table:table-cell table:formula="of:=MID([.D223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3.jpg</text:p>
          </table:table-cell>
          <table:table-cell office:value-type="string" calcext:value-type="string">
            <text:p>2022:09:28</text:p>
          </table:table-cell>
          <table:table-cell office:value-type="string" calcext:value-type="string">
            <text:p>14:52:53</text:p>
          </table:table-cell>
          <table:table-cell table:formula="of:=MID([.I223];1;2)+1" office:value-type="float" office:value="15" calcext:value-type="float">
            <text:p>15</text:p>
          </table:table-cell>
          <table:table-cell/>
          <table:table-cell table:formula="of:=EXACT([.C223];[.H223])" office:value-type="boolean" office:boolean-value="true" calcext:value-type="boolean">
            <text:p>TRUE</text:p>
          </table:table-cell>
          <table:table-cell table:formula="of:=EXACT([.E223];[.J22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39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4:03:50</text:p>
          </table:table-cell>
          <table:table-cell table:formula="of:=MID([.D22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14.jpg</text:p>
          </table:table-cell>
          <table:table-cell office:value-type="string" calcext:value-type="string">
            <text:p>2022:09:29</text:p>
          </table:table-cell>
          <table:table-cell office:value-type="string" calcext:value-type="string">
            <text:p>13:52:52</text:p>
          </table:table-cell>
          <table:table-cell table:formula="of:=MID([.I224];1;2)+1" office:value-type="float" office:value="14" calcext:value-type="float">
            <text:p>14</text:p>
          </table:table-cell>
          <table:table-cell/>
          <table:table-cell table:formula="of:=EXACT([.C224];[.H224])" office:value-type="boolean" office:boolean-value="true" calcext:value-type="boolean">
            <text:p>TRUE</text:p>
          </table:table-cell>
          <table:table-cell table:formula="of:=EXACT([.E224];[.J22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2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5:03:50</text:p>
          </table:table-cell>
          <table:table-cell table:formula="of:=MID([.D22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17.jpg</text:p>
          </table:table-cell>
          <table:table-cell office:value-type="string" calcext:value-type="string">
            <text:p>2022:09:30</text:p>
          </table:table-cell>
          <table:table-cell office:value-type="string" calcext:value-type="string">
            <text:p>14:52:51</text:p>
          </table:table-cell>
          <table:table-cell table:formula="of:=MID([.I225];1;2)+1" office:value-type="float" office:value="15" calcext:value-type="float">
            <text:p>15</text:p>
          </table:table-cell>
          <table:table-cell/>
          <table:table-cell table:formula="of:=EXACT([.C225];[.H225])" office:value-type="boolean" office:boolean-value="true" calcext:value-type="boolean">
            <text:p>TRUE</text:p>
          </table:table-cell>
          <table:table-cell table:formula="of:=EXACT([.E225];[.J22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5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4:03:51</text:p>
          </table:table-cell>
          <table:table-cell table:formula="of:=MID([.D22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0.jpg</text:p>
          </table:table-cell>
          <table:table-cell office:value-type="string" calcext:value-type="string">
            <text:p>2022:10:02</text:p>
          </table:table-cell>
          <table:table-cell office:value-type="string" calcext:value-type="string">
            <text:p>13:52:49</text:p>
          </table:table-cell>
          <table:table-cell table:formula="of:=MID([.I226];1;2)+1" office:value-type="float" office:value="14" calcext:value-type="float">
            <text:p>14</text:p>
          </table:table-cell>
          <table:table-cell/>
          <table:table-cell table:formula="of:=EXACT([.C226];[.H226])" office:value-type="boolean" office:boolean-value="true" calcext:value-type="boolean">
            <text:p>TRUE</text:p>
          </table:table-cell>
          <table:table-cell table:formula="of:=EXACT([.E226];[.J22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7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4:03:52</text:p>
          </table:table-cell>
          <table:table-cell table:formula="of:=MID([.D22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2.jpg</text:p>
          </table:table-cell>
          <table:table-cell office:value-type="string" calcext:value-type="string">
            <text:p>2022:10:03</text:p>
          </table:table-cell>
          <table:table-cell office:value-type="string" calcext:value-type="string">
            <text:p>13:52:49</text:p>
          </table:table-cell>
          <table:table-cell table:formula="of:=MID([.I227];1;2)+1" office:value-type="float" office:value="14" calcext:value-type="float">
            <text:p>14</text:p>
          </table:table-cell>
          <table:table-cell/>
          <table:table-cell table:formula="of:=EXACT([.C227];[.H227])" office:value-type="boolean" office:boolean-value="true" calcext:value-type="boolean">
            <text:p>TRUE</text:p>
          </table:table-cell>
          <table:table-cell table:formula="of:=EXACT([.E227];[.J22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49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4:03:53</text:p>
          </table:table-cell>
          <table:table-cell table:formula="of:=MID([.D22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4.jpg</text:p>
          </table:table-cell>
          <table:table-cell office:value-type="string" calcext:value-type="string">
            <text:p>2022:10:04</text:p>
          </table:table-cell>
          <table:table-cell office:value-type="string" calcext:value-type="string">
            <text:p>13:52:49</text:p>
          </table:table-cell>
          <table:table-cell table:formula="of:=MID([.I228];1;2)+1" office:value-type="float" office:value="14" calcext:value-type="float">
            <text:p>14</text:p>
          </table:table-cell>
          <table:table-cell/>
          <table:table-cell table:formula="of:=EXACT([.C228];[.H228])" office:value-type="boolean" office:boolean-value="true" calcext:value-type="boolean">
            <text:p>TRUE</text:p>
          </table:table-cell>
          <table:table-cell table:formula="of:=EXACT([.E228];[.J22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1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4:03:54</text:p>
          </table:table-cell>
          <table:table-cell table:formula="of:=MID([.D229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6.jpg</text:p>
          </table:table-cell>
          <table:table-cell office:value-type="string" calcext:value-type="string">
            <text:p>2022:10:05</text:p>
          </table:table-cell>
          <table:table-cell office:value-type="string" calcext:value-type="string">
            <text:p>13:52:48</text:p>
          </table:table-cell>
          <table:table-cell table:formula="of:=MID([.I229];1;2)+1" office:value-type="float" office:value="14" calcext:value-type="float">
            <text:p>14</text:p>
          </table:table-cell>
          <table:table-cell/>
          <table:table-cell table:formula="of:=EXACT([.C229];[.H229])" office:value-type="boolean" office:boolean-value="true" calcext:value-type="boolean">
            <text:p>TRUE</text:p>
          </table:table-cell>
          <table:table-cell table:formula="of:=EXACT([.E229];[.J22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3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4:03:54</text:p>
          </table:table-cell>
          <table:table-cell table:formula="of:=MID([.D23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28.jpg</text:p>
          </table:table-cell>
          <table:table-cell office:value-type="string" calcext:value-type="string">
            <text:p>2022:10:06</text:p>
          </table:table-cell>
          <table:table-cell office:value-type="string" calcext:value-type="string">
            <text:p>13:52:48</text:p>
          </table:table-cell>
          <table:table-cell table:formula="of:=MID([.I230];1;2)+1" office:value-type="float" office:value="14" calcext:value-type="float">
            <text:p>14</text:p>
          </table:table-cell>
          <table:table-cell/>
          <table:table-cell table:formula="of:=EXACT([.C230];[.H230])" office:value-type="boolean" office:boolean-value="true" calcext:value-type="boolean">
            <text:p>TRUE</text:p>
          </table:table-cell>
          <table:table-cell table:formula="of:=EXACT([.E230];[.J23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5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4:03:55</text:p>
          </table:table-cell>
          <table:table-cell table:formula="of:=MID([.D23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0.jpg</text:p>
          </table:table-cell>
          <table:table-cell office:value-type="string" calcext:value-type="string">
            <text:p>2022:10:07</text:p>
          </table:table-cell>
          <table:table-cell office:value-type="string" calcext:value-type="string">
            <text:p>13:52:47</text:p>
          </table:table-cell>
          <table:table-cell table:formula="of:=MID([.I231];1;2)+1" office:value-type="float" office:value="14" calcext:value-type="float">
            <text:p>14</text:p>
          </table:table-cell>
          <table:table-cell/>
          <table:table-cell table:formula="of:=EXACT([.C231];[.H231])" office:value-type="boolean" office:boolean-value="true" calcext:value-type="boolean">
            <text:p>TRUE</text:p>
          </table:table-cell>
          <table:table-cell table:formula="of:=EXACT([.E231];[.J23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58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5:03:56</text:p>
          </table:table-cell>
          <table:table-cell table:formula="of:=MID([.D23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33.jpg</text:p>
          </table:table-cell>
          <table:table-cell office:value-type="string" calcext:value-type="string">
            <text:p>2022:10:08</text:p>
          </table:table-cell>
          <table:table-cell office:value-type="string" calcext:value-type="string">
            <text:p>14:52:47</text:p>
          </table:table-cell>
          <table:table-cell table:formula="of:=MID([.I232];1;2)+1" office:value-type="float" office:value="15" calcext:value-type="float">
            <text:p>15</text:p>
          </table:table-cell>
          <table:table-cell/>
          <table:table-cell table:formula="of:=EXACT([.C232];[.H232])" office:value-type="boolean" office:boolean-value="true" calcext:value-type="boolean">
            <text:p>TRUE</text:p>
          </table:table-cell>
          <table:table-cell table:formula="of:=EXACT([.E232];[.J23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1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4:03:57</text:p>
          </table:table-cell>
          <table:table-cell table:formula="of:=MID([.D23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6.jpg</text:p>
          </table:table-cell>
          <table:table-cell office:value-type="string" calcext:value-type="string">
            <text:p>2022:10:10</text:p>
          </table:table-cell>
          <table:table-cell office:value-type="string" calcext:value-type="string">
            <text:p>13:52:45</text:p>
          </table:table-cell>
          <table:table-cell table:formula="of:=MID([.I233];1;2)+1" office:value-type="float" office:value="14" calcext:value-type="float">
            <text:p>14</text:p>
          </table:table-cell>
          <table:table-cell/>
          <table:table-cell table:formula="of:=EXACT([.C233];[.H233])" office:value-type="boolean" office:boolean-value="true" calcext:value-type="boolean">
            <text:p>TRUE</text:p>
          </table:table-cell>
          <table:table-cell table:formula="of:=EXACT([.E233];[.J23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3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4:03:57</text:p>
          </table:table-cell>
          <table:table-cell table:formula="of:=MID([.D23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38.jpg</text:p>
          </table:table-cell>
          <table:table-cell office:value-type="string" calcext:value-type="string">
            <text:p>2022:10:11</text:p>
          </table:table-cell>
          <table:table-cell office:value-type="string" calcext:value-type="string">
            <text:p>13:52:45</text:p>
          </table:table-cell>
          <table:table-cell table:formula="of:=MID([.I234];1;2)+1" office:value-type="float" office:value="14" calcext:value-type="float">
            <text:p>14</text:p>
          </table:table-cell>
          <table:table-cell/>
          <table:table-cell table:formula="of:=EXACT([.C234];[.H234])" office:value-type="boolean" office:boolean-value="true" calcext:value-type="boolean">
            <text:p>TRUE</text:p>
          </table:table-cell>
          <table:table-cell table:formula="of:=EXACT([.E234];[.J23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5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4:03:58</text:p>
          </table:table-cell>
          <table:table-cell table:formula="of:=MID([.D235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0.jpg</text:p>
          </table:table-cell>
          <table:table-cell office:value-type="string" calcext:value-type="string">
            <text:p>2022:10:12</text:p>
          </table:table-cell>
          <table:table-cell office:value-type="string" calcext:value-type="string">
            <text:p>13:52:44</text:p>
          </table:table-cell>
          <table:table-cell table:formula="of:=MID([.I235];1;2)+1" office:value-type="float" office:value="14" calcext:value-type="float">
            <text:p>14</text:p>
          </table:table-cell>
          <table:table-cell/>
          <table:table-cell table:formula="of:=EXACT([.C235];[.H235])" office:value-type="boolean" office:boolean-value="true" calcext:value-type="boolean">
            <text:p>TRUE</text:p>
          </table:table-cell>
          <table:table-cell table:formula="of:=EXACT([.E235];[.J23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67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4:03:59</text:p>
          </table:table-cell>
          <table:table-cell table:formula="of:=MID([.D236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2.jpg</text:p>
          </table:table-cell>
          <table:table-cell office:value-type="string" calcext:value-type="string">
            <text:p>2022:10:13</text:p>
          </table:table-cell>
          <table:table-cell office:value-type="string" calcext:value-type="string">
            <text:p>13:52:44</text:p>
          </table:table-cell>
          <table:table-cell table:formula="of:=MID([.I236];1;2)+1" office:value-type="float" office:value="14" calcext:value-type="float">
            <text:p>14</text:p>
          </table:table-cell>
          <table:table-cell/>
          <table:table-cell table:formula="of:=EXACT([.C236];[.H236])" office:value-type="boolean" office:boolean-value="true" calcext:value-type="boolean">
            <text:p>TRUE</text:p>
          </table:table-cell>
          <table:table-cell table:formula="of:=EXACT([.E236];[.J23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0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5:03:59</text:p>
          </table:table-cell>
          <table:table-cell table:formula="of:=MID([.D237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5.jpg</text:p>
          </table:table-cell>
          <table:table-cell office:value-type="string" calcext:value-type="string">
            <text:p>2022:10:14</text:p>
          </table:table-cell>
          <table:table-cell office:value-type="string" calcext:value-type="string">
            <text:p>14:52:43</text:p>
          </table:table-cell>
          <table:table-cell table:formula="of:=MID([.I237];1;2)+1" office:value-type="float" office:value="15" calcext:value-type="float">
            <text:p>15</text:p>
          </table:table-cell>
          <table:table-cell/>
          <table:table-cell table:formula="of:=EXACT([.C237];[.H237])" office:value-type="boolean" office:boolean-value="true" calcext:value-type="boolean">
            <text:p>TRUE</text:p>
          </table:table-cell>
          <table:table-cell table:formula="of:=EXACT([.E237];[.J23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1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4:04:00</text:p>
          </table:table-cell>
          <table:table-cell table:formula="of:=MID([.D23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46.jpg</text:p>
          </table:table-cell>
          <table:table-cell office:value-type="string" calcext:value-type="string">
            <text:p>2022:10:15</text:p>
          </table:table-cell>
          <table:table-cell office:value-type="string" calcext:value-type="string">
            <text:p>13:52:42</text:p>
          </table:table-cell>
          <table:table-cell table:formula="of:=MID([.I238];1;2)+1" office:value-type="float" office:value="14" calcext:value-type="float">
            <text:p>14</text:p>
          </table:table-cell>
          <table:table-cell/>
          <table:table-cell table:formula="of:=EXACT([.C238];[.H238])" office:value-type="boolean" office:boolean-value="true" calcext:value-type="boolean">
            <text:p>TRUE</text:p>
          </table:table-cell>
          <table:table-cell table:formula="of:=EXACT([.E238];[.J23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4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5:04:00</text:p>
          </table:table-cell>
          <table:table-cell table:formula="of:=MID([.D23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49.jpg</text:p>
          </table:table-cell>
          <table:table-cell office:value-type="string" calcext:value-type="string">
            <text:p>2022:10:16</text:p>
          </table:table-cell>
          <table:table-cell office:value-type="string" calcext:value-type="string">
            <text:p>14:52:42</text:p>
          </table:table-cell>
          <table:table-cell table:formula="of:=MID([.I239];1;2)+1" office:value-type="float" office:value="15" calcext:value-type="float">
            <text:p>15</text:p>
          </table:table-cell>
          <table:table-cell/>
          <table:table-cell table:formula="of:=EXACT([.C239];[.H239])" office:value-type="boolean" office:boolean-value="true" calcext:value-type="boolean">
            <text:p>TRUE</text:p>
          </table:table-cell>
          <table:table-cell table:formula="of:=EXACT([.E239];[.J23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5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4:04:01</text:p>
          </table:table-cell>
          <table:table-cell table:formula="of:=MID([.D24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0.jpg</text:p>
          </table:table-cell>
          <table:table-cell office:value-type="string" calcext:value-type="string">
            <text:p>2022:10:17</text:p>
          </table:table-cell>
          <table:table-cell office:value-type="string" calcext:value-type="string">
            <text:p>13:52:41</text:p>
          </table:table-cell>
          <table:table-cell table:formula="of:=MID([.I240];1;2)+1" office:value-type="float" office:value="14" calcext:value-type="float">
            <text:p>14</text:p>
          </table:table-cell>
          <table:table-cell/>
          <table:table-cell table:formula="of:=EXACT([.C240];[.H240])" office:value-type="boolean" office:boolean-value="true" calcext:value-type="boolean">
            <text:p>TRUE</text:p>
          </table:table-cell>
          <table:table-cell table:formula="of:=EXACT([.E240];[.J24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7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4:04:02</text:p>
          </table:table-cell>
          <table:table-cell table:formula="of:=MID([.D241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2.jpg</text:p>
          </table:table-cell>
          <table:table-cell office:value-type="string" calcext:value-type="string">
            <text:p>2022:10:18</text:p>
          </table:table-cell>
          <table:table-cell office:value-type="string" calcext:value-type="string">
            <text:p>13:52:41</text:p>
          </table:table-cell>
          <table:table-cell table:formula="of:=MID([.I241];1;2)+1" office:value-type="float" office:value="14" calcext:value-type="float">
            <text:p>14</text:p>
          </table:table-cell>
          <table:table-cell/>
          <table:table-cell table:formula="of:=EXACT([.C241];[.H241])" office:value-type="boolean" office:boolean-value="true" calcext:value-type="boolean">
            <text:p>TRUE</text:p>
          </table:table-cell>
          <table:table-cell table:formula="of:=EXACT([.E241];[.J24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79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4:04:02</text:p>
          </table:table-cell>
          <table:table-cell table:formula="of:=MID([.D242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4.jpg</text:p>
          </table:table-cell>
          <table:table-cell office:value-type="string" calcext:value-type="string">
            <text:p>2022:10:19</text:p>
          </table:table-cell>
          <table:table-cell office:value-type="string" calcext:value-type="string">
            <text:p>13:52:41</text:p>
          </table:table-cell>
          <table:table-cell table:formula="of:=MID([.I242];1;2)+1" office:value-type="float" office:value="14" calcext:value-type="float">
            <text:p>14</text:p>
          </table:table-cell>
          <table:table-cell/>
          <table:table-cell table:formula="of:=EXACT([.C242];[.H242])" office:value-type="boolean" office:boolean-value="true" calcext:value-type="boolean">
            <text:p>TRUE</text:p>
          </table:table-cell>
          <table:table-cell table:formula="of:=EXACT([.E242];[.J24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1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4:04:03</text:p>
          </table:table-cell>
          <table:table-cell table:formula="of:=MID([.D243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56.jpg</text:p>
          </table:table-cell>
          <table:table-cell office:value-type="string" calcext:value-type="string">
            <text:p>2022:10:20</text:p>
          </table:table-cell>
          <table:table-cell office:value-type="string" calcext:value-type="string">
            <text:p>13:52:40</text:p>
          </table:table-cell>
          <table:table-cell table:formula="of:=MID([.I243];1;2)+1" office:value-type="float" office:value="14" calcext:value-type="float">
            <text:p>14</text:p>
          </table:table-cell>
          <table:table-cell/>
          <table:table-cell table:formula="of:=EXACT([.C243];[.H243])" office:value-type="boolean" office:boolean-value="true" calcext:value-type="boolean">
            <text:p>TRUE</text:p>
          </table:table-cell>
          <table:table-cell table:formula="of:=EXACT([.E243];[.J24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5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4:04:04</text:p>
          </table:table-cell>
          <table:table-cell table:formula="of:=MID([.D244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0.jpg</text:p>
          </table:table-cell>
          <table:table-cell office:value-type="string" calcext:value-type="string">
            <text:p>2022:10:22</text:p>
          </table:table-cell>
          <table:table-cell office:value-type="string" calcext:value-type="string">
            <text:p>13:52:39</text:p>
          </table:table-cell>
          <table:table-cell table:formula="of:=MID([.I244];1;2)+1" office:value-type="float" office:value="14" calcext:value-type="float">
            <text:p>14</text:p>
          </table:table-cell>
          <table:table-cell/>
          <table:table-cell table:formula="of:=EXACT([.C244];[.H244])" office:value-type="boolean" office:boolean-value="true" calcext:value-type="boolean">
            <text:p>TRUE</text:p>
          </table:table-cell>
          <table:table-cell table:formula="of:=EXACT([.E244];[.J24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88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5:04:05</text:p>
          </table:table-cell>
          <table:table-cell table:formula="of:=MID([.D245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3.jpg</text:p>
          </table:table-cell>
          <table:table-cell office:value-type="string" calcext:value-type="string">
            <text:p>2022:10:23</text:p>
          </table:table-cell>
          <table:table-cell office:value-type="string" calcext:value-type="string">
            <text:p>14:52:38</text:p>
          </table:table-cell>
          <table:table-cell table:formula="of:=MID([.I245];1;2)+1" office:value-type="float" office:value="15" calcext:value-type="float">
            <text:p>15</text:p>
          </table:table-cell>
          <table:table-cell/>
          <table:table-cell table:formula="of:=EXACT([.C245];[.H245])" office:value-type="boolean" office:boolean-value="true" calcext:value-type="boolean">
            <text:p>TRUE</text:p>
          </table:table-cell>
          <table:table-cell table:formula="of:=EXACT([.E245];[.J24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2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5:04:06</text:p>
          </table:table-cell>
          <table:table-cell table:formula="of:=MID([.D246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67.jpg</text:p>
          </table:table-cell>
          <table:table-cell office:value-type="string" calcext:value-type="string">
            <text:p>2022:10:25</text:p>
          </table:table-cell>
          <table:table-cell office:value-type="string" calcext:value-type="string">
            <text:p>14:52:37</text:p>
          </table:table-cell>
          <table:table-cell table:formula="of:=MID([.I246];1;2)+1" office:value-type="float" office:value="15" calcext:value-type="float">
            <text:p>15</text:p>
          </table:table-cell>
          <table:table-cell/>
          <table:table-cell table:formula="of:=EXACT([.C246];[.H246])" office:value-type="boolean" office:boolean-value="true" calcext:value-type="boolean">
            <text:p>TRUE</text:p>
          </table:table-cell>
          <table:table-cell table:formula="of:=EXACT([.E246];[.J24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3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4:04:06</text:p>
          </table:table-cell>
          <table:table-cell table:formula="of:=MID([.D247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68.jpg</text:p>
          </table:table-cell>
          <table:table-cell office:value-type="string" calcext:value-type="string">
            <text:p>2022:10:26</text:p>
          </table:table-cell>
          <table:table-cell office:value-type="string" calcext:value-type="string">
            <text:p>13:52:36</text:p>
          </table:table-cell>
          <table:table-cell table:formula="of:=MID([.I247];1;2)+1" office:value-type="float" office:value="14" calcext:value-type="float">
            <text:p>14</text:p>
          </table:table-cell>
          <table:table-cell/>
          <table:table-cell table:formula="of:=EXACT([.C247];[.H247])" office:value-type="boolean" office:boolean-value="true" calcext:value-type="boolean">
            <text:p>TRUE</text:p>
          </table:table-cell>
          <table:table-cell table:formula="of:=EXACT([.E247];[.J24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5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4:04:07</text:p>
          </table:table-cell>
          <table:table-cell table:formula="of:=MID([.D248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0.jpg</text:p>
          </table:table-cell>
          <table:table-cell office:value-type="string" calcext:value-type="string">
            <text:p>2022:10:27</text:p>
          </table:table-cell>
          <table:table-cell office:value-type="string" calcext:value-type="string">
            <text:p>13:52:36</text:p>
          </table:table-cell>
          <table:table-cell table:formula="of:=MID([.I248];1;2)+1" office:value-type="float" office:value="14" calcext:value-type="float">
            <text:p>14</text:p>
          </table:table-cell>
          <table:table-cell/>
          <table:table-cell table:formula="of:=EXACT([.C248];[.H248])" office:value-type="boolean" office:boolean-value="true" calcext:value-type="boolean">
            <text:p>TRUE</text:p>
          </table:table-cell>
          <table:table-cell table:formula="of:=EXACT([.E248];[.J24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8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5:04:08</text:p>
          </table:table-cell>
          <table:table-cell table:formula="of:=MID([.D249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3.jpg</text:p>
          </table:table-cell>
          <table:table-cell office:value-type="string" calcext:value-type="string">
            <text:p>2022:10:28</text:p>
          </table:table-cell>
          <table:table-cell office:value-type="string" calcext:value-type="string">
            <text:p>14:52:36</text:p>
          </table:table-cell>
          <table:table-cell table:formula="of:=MID([.I249];1;2)+1" office:value-type="float" office:value="15" calcext:value-type="float">
            <text:p>15</text:p>
          </table:table-cell>
          <table:table-cell/>
          <table:table-cell table:formula="of:=EXACT([.C249];[.H249])" office:value-type="boolean" office:boolean-value="true" calcext:value-type="boolean">
            <text:p>TRUE</text:p>
          </table:table-cell>
          <table:table-cell table:formula="of:=EXACT([.E249];[.J24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2999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4:04:09</text:p>
          </table:table-cell>
          <table:table-cell table:formula="of:=MID([.D250];1;2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IMG_1474.jpg</text:p>
          </table:table-cell>
          <table:table-cell office:value-type="string" calcext:value-type="string">
            <text:p>2022:10:29</text:p>
          </table:table-cell>
          <table:table-cell office:value-type="string" calcext:value-type="string">
            <text:p>13:52:36</text:p>
          </table:table-cell>
          <table:table-cell table:formula="of:=MID([.I250];1;2)+1" office:value-type="float" office:value="14" calcext:value-type="float">
            <text:p>14</text:p>
          </table:table-cell>
          <table:table-cell/>
          <table:table-cell table:formula="of:=EXACT([.C250];[.H250])" office:value-type="boolean" office:boolean-value="true" calcext:value-type="boolean">
            <text:p>TRUE</text:p>
          </table:table-cell>
          <table:table-cell table:formula="of:=EXACT([.E250];[.J25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2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5:04:10</text:p>
          </table:table-cell>
          <table:table-cell table:formula="of:=MID([.D251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7.jpg</text:p>
          </table:table-cell>
          <table:table-cell office:value-type="string" calcext:value-type="string">
            <text:p>2022:10:30</text:p>
          </table:table-cell>
          <table:table-cell office:value-type="string" calcext:value-type="string">
            <text:p>14:52:35</text:p>
          </table:table-cell>
          <table:table-cell table:formula="of:=MID([.I251];1;2)+1" office:value-type="float" office:value="15" calcext:value-type="float">
            <text:p>15</text:p>
          </table:table-cell>
          <table:table-cell/>
          <table:table-cell table:formula="of:=EXACT([.C251];[.H251])" office:value-type="boolean" office:boolean-value="true" calcext:value-type="boolean">
            <text:p>TRUE</text:p>
          </table:table-cell>
          <table:table-cell table:formula="of:=EXACT([.E251];[.J25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G_3004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5:04:11</text:p>
          </table:table-cell>
          <table:table-cell table:formula="of:=MID([.D252];1;2)" office:value-type="string" office:string-value="15" calcext:value-type="string">
            <text:p>15</text:p>
          </table:table-cell>
          <table:table-cell/>
          <table:table-cell office:value-type="string" calcext:value-type="string">
            <text:p>IMG_1479.jpg</text:p>
          </table:table-cell>
          <table:table-cell office:value-type="string" calcext:value-type="string">
            <text:p>2022:10:31</text:p>
          </table:table-cell>
          <table:table-cell office:value-type="string" calcext:value-type="string">
            <text:p>14:52:35</text:p>
          </table:table-cell>
          <table:table-cell table:formula="of:=MID([.I252];1;2)+1" office:value-type="float" office:value="15" calcext:value-type="float">
            <text:p>15</text:p>
          </table:table-cell>
          <table:table-cell/>
          <table:table-cell table:formula="of:=EXACT([.C252];[.H252])" office:value-type="boolean" office:boolean-value="true" calcext:value-type="boolean">
            <text:p>TRUE</text:p>
          </table:table-cell>
          <table:table-cell table:formula="of:=EXACT([.E252];[.J25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3];[.H253])" office:value-type="boolean" office:boolean-value="true" calcext:value-type="boolean">
            <text:p>TRUE</text:p>
          </table:table-cell>
          <table:table-cell table:formula="of:=EXACT([.E253];[.J25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4];[.H254])" office:value-type="boolean" office:boolean-value="true" calcext:value-type="boolean">
            <text:p>TRUE</text:p>
          </table:table-cell>
          <table:table-cell table:formula="of:=EXACT([.E254];[.J25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5];[.H255])" office:value-type="boolean" office:boolean-value="true" calcext:value-type="boolean">
            <text:p>TRUE</text:p>
          </table:table-cell>
          <table:table-cell table:formula="of:=EXACT([.E255];[.J25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6];[.H256])" office:value-type="boolean" office:boolean-value="true" calcext:value-type="boolean">
            <text:p>TRUE</text:p>
          </table:table-cell>
          <table:table-cell table:formula="of:=EXACT([.E256];[.J25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7];[.H257])" office:value-type="boolean" office:boolean-value="true" calcext:value-type="boolean">
            <text:p>TRUE</text:p>
          </table:table-cell>
          <table:table-cell table:formula="of:=EXACT([.E257];[.J25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8];[.H258])" office:value-type="boolean" office:boolean-value="true" calcext:value-type="boolean">
            <text:p>TRUE</text:p>
          </table:table-cell>
          <table:table-cell table:formula="of:=EXACT([.E258];[.J25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59];[.H259])" office:value-type="boolean" office:boolean-value="true" calcext:value-type="boolean">
            <text:p>TRUE</text:p>
          </table:table-cell>
          <table:table-cell table:formula="of:=EXACT([.E259];[.J25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0];[.H260])" office:value-type="boolean" office:boolean-value="true" calcext:value-type="boolean">
            <text:p>TRUE</text:p>
          </table:table-cell>
          <table:table-cell table:formula="of:=EXACT([.E260];[.J26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1];[.H261])" office:value-type="boolean" office:boolean-value="true" calcext:value-type="boolean">
            <text:p>TRUE</text:p>
          </table:table-cell>
          <table:table-cell table:formula="of:=EXACT([.E261];[.J26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2];[.H262])" office:value-type="boolean" office:boolean-value="true" calcext:value-type="boolean">
            <text:p>TRUE</text:p>
          </table:table-cell>
          <table:table-cell table:formula="of:=EXACT([.E262];[.J26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3];[.H263])" office:value-type="boolean" office:boolean-value="true" calcext:value-type="boolean">
            <text:p>TRUE</text:p>
          </table:table-cell>
          <table:table-cell table:formula="of:=EXACT([.E263];[.J26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4];[.H264])" office:value-type="boolean" office:boolean-value="true" calcext:value-type="boolean">
            <text:p>TRUE</text:p>
          </table:table-cell>
          <table:table-cell table:formula="of:=EXACT([.E264];[.J26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5];[.H265])" office:value-type="boolean" office:boolean-value="true" calcext:value-type="boolean">
            <text:p>TRUE</text:p>
          </table:table-cell>
          <table:table-cell table:formula="of:=EXACT([.E265];[.J26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6];[.H266])" office:value-type="boolean" office:boolean-value="true" calcext:value-type="boolean">
            <text:p>TRUE</text:p>
          </table:table-cell>
          <table:table-cell table:formula="of:=EXACT([.E266];[.J26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7];[.H267])" office:value-type="boolean" office:boolean-value="true" calcext:value-type="boolean">
            <text:p>TRUE</text:p>
          </table:table-cell>
          <table:table-cell table:formula="of:=EXACT([.E267];[.J26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8];[.H268])" office:value-type="boolean" office:boolean-value="true" calcext:value-type="boolean">
            <text:p>TRUE</text:p>
          </table:table-cell>
          <table:table-cell table:formula="of:=EXACT([.E268];[.J26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69];[.H269])" office:value-type="boolean" office:boolean-value="true" calcext:value-type="boolean">
            <text:p>TRUE</text:p>
          </table:table-cell>
          <table:table-cell table:formula="of:=EXACT([.E269];[.J26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0];[.H270])" office:value-type="boolean" office:boolean-value="true" calcext:value-type="boolean">
            <text:p>TRUE</text:p>
          </table:table-cell>
          <table:table-cell table:formula="of:=EXACT([.E270];[.J27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1];[.H271])" office:value-type="boolean" office:boolean-value="true" calcext:value-type="boolean">
            <text:p>TRUE</text:p>
          </table:table-cell>
          <table:table-cell table:formula="of:=EXACT([.E271];[.J27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2];[.H272])" office:value-type="boolean" office:boolean-value="true" calcext:value-type="boolean">
            <text:p>TRUE</text:p>
          </table:table-cell>
          <table:table-cell table:formula="of:=EXACT([.E272];[.J27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3];[.H273])" office:value-type="boolean" office:boolean-value="true" calcext:value-type="boolean">
            <text:p>TRUE</text:p>
          </table:table-cell>
          <table:table-cell table:formula="of:=EXACT([.E273];[.J27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4];[.H274])" office:value-type="boolean" office:boolean-value="true" calcext:value-type="boolean">
            <text:p>TRUE</text:p>
          </table:table-cell>
          <table:table-cell table:formula="of:=EXACT([.E274];[.J27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5];[.H275])" office:value-type="boolean" office:boolean-value="true" calcext:value-type="boolean">
            <text:p>TRUE</text:p>
          </table:table-cell>
          <table:table-cell table:formula="of:=EXACT([.E275];[.J27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6];[.H276])" office:value-type="boolean" office:boolean-value="true" calcext:value-type="boolean">
            <text:p>TRUE</text:p>
          </table:table-cell>
          <table:table-cell table:formula="of:=EXACT([.E276];[.J27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7];[.H277])" office:value-type="boolean" office:boolean-value="true" calcext:value-type="boolean">
            <text:p>TRUE</text:p>
          </table:table-cell>
          <table:table-cell table:formula="of:=EXACT([.E277];[.J27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8];[.H278])" office:value-type="boolean" office:boolean-value="true" calcext:value-type="boolean">
            <text:p>TRUE</text:p>
          </table:table-cell>
          <table:table-cell table:formula="of:=EXACT([.E278];[.J278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79];[.H279])" office:value-type="boolean" office:boolean-value="true" calcext:value-type="boolean">
            <text:p>TRUE</text:p>
          </table:table-cell>
          <table:table-cell table:formula="of:=EXACT([.E279];[.J279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0];[.H280])" office:value-type="boolean" office:boolean-value="true" calcext:value-type="boolean">
            <text:p>TRUE</text:p>
          </table:table-cell>
          <table:table-cell table:formula="of:=EXACT([.E280];[.J280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1];[.H281])" office:value-type="boolean" office:boolean-value="true" calcext:value-type="boolean">
            <text:p>TRUE</text:p>
          </table:table-cell>
          <table:table-cell table:formula="of:=EXACT([.E281];[.J281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2];[.H282])" office:value-type="boolean" office:boolean-value="true" calcext:value-type="boolean">
            <text:p>TRUE</text:p>
          </table:table-cell>
          <table:table-cell table:formula="of:=EXACT([.E282];[.J282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3];[.H283])" office:value-type="boolean" office:boolean-value="true" calcext:value-type="boolean">
            <text:p>TRUE</text:p>
          </table:table-cell>
          <table:table-cell table:formula="of:=EXACT([.E283];[.J283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4];[.H284])" office:value-type="boolean" office:boolean-value="true" calcext:value-type="boolean">
            <text:p>TRUE</text:p>
          </table:table-cell>
          <table:table-cell table:formula="of:=EXACT([.E284];[.J284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5];[.H285])" office:value-type="boolean" office:boolean-value="true" calcext:value-type="boolean">
            <text:p>TRUE</text:p>
          </table:table-cell>
          <table:table-cell table:formula="of:=EXACT([.E285];[.J285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6];[.H286])" office:value-type="boolean" office:boolean-value="true" calcext:value-type="boolean">
            <text:p>TRUE</text:p>
          </table:table-cell>
          <table:table-cell table:formula="of:=EXACT([.E286];[.J286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formula="of:=EXACT([.C287];[.H287])" office:value-type="boolean" office:boolean-value="true" calcext:value-type="boolean">
            <text:p>TRUE</text:p>
          </table:table-cell>
          <table:table-cell table:formula="of:=EXACT([.E287];[.J287])" office:value-type="boolean" office:boolean-value="true" calcext:value-type="boolean">
            <text:p>TRUE</text:p>
          </table:table-cell>
          <table:table-cell table:number-columns-repeated="1006"/>
        </table:table-row>
        <table:table-row table:style-name="ro2" table:number-rows-repeated="40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2" number:title="User-defined">
      <number:year number:style="long"/>
      <number:text>:</number:text>
      <number:month number:style="long"/>
      <number:text>:</number:text>
      <number:day number:style="long"/>
    </number:date-style>
    <number:date-style style:name="N121">
      <number:year number:style="long"/>
      <number:text>:</number:text>
      <number:month/>
      <number:text>: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6:16:17.310395772</dc:date>
    <meta:editing-duration>PT19H25M8S</meta:editing-duration>
    <meta:editing-cycles>36</meta:editing-cycles>
    <meta:generator>LibreOffice/7.3.7.2$Linux_X86_64 LibreOffice_project/30$Build-2</meta:generator>
    <meta:document-statistic meta:table-count="7" meta:cell-count="143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27cm" svg:height="19.815cm" xlink:href="." xlink:type="simple" chart:class="chart:line" chart:style-name="ch1">
        <chart:legend chart:legend-position="end" svg:x="32.772cm" svg:y="9.608cm" style:legend-expansion="high" chart:style-name="ch2"/>
        <chart:plot-area chart:style-name="ch3" chart:data-source-has-labels="both" svg:x="-1.074cm" svg:y="0.423cm" svg:width="31.362cm" svg:height="19.022cm">
          <chart:coordinate-region svg:x="0.264cm" svg:y="0.622cm" svg:width="30.024cm" svg:height="18.624cm"/>
          <chart:axis chart:dimension="x" chart:name="primary-x" chart:style-name="ch4" chartooo:axis-type="auto">
            <chartooo:date-scale/>
            <chart:categories table:cell-range-address="local-table.$A$2:.$A$2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16" chart:label-cell-address="local-table.$B$1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</table:table-row>
          </table:table-header-rows>
          <table:table-rows>
            <table:table-row>
              <table:table-cell office:value-type="float" office:value="44428">
                <text:p>44428</text:p>
              </table:table-cell>
              <table:table-cell office:value-type="float" office:value="-1327.1837">
                <text:p>-1327.1837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-782.1947">
                <text:p>-782.194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1039.1605">
                <text:p>-1039.160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-1065.4569">
                <text:p>-1065.4569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-936.9298">
                <text:p>-936.929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-1511.3303">
                <text:p>-1511.330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-772.0195">
                <text:p>-772.0195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-1061.1172">
                <text:p>-1061.117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-302.3424">
                <text:p>-302.342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362.5489">
                <text:p>-362.5489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-559.2332">
                <text:p>-559.233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-768.5538">
                <text:p>-768.553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-639.4196">
                <text:p>-639.419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-940.7861">
                <text:p>-940.786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-1316.911">
                <text:p>-1316.91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323.2855">
                <text:p>323.2855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-192.5125">
                <text:p>-192.512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-533.5137">
                <text:p>-533.513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2662.2413">
                <text:p>-2662.241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-3883.2705">
                <text:p>-3883.27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-21.1903">
                <text:p>-21.1903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-147.2641">
                <text:p>-147.264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970.1286">
                <text:p>1970.128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-831.4892">
                <text:p>-831.489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-1107.4168">
                <text:p>-1107.41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-1405.226">
                <text:p>-1405.22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-3241.1792">
                <text:p>-3241.1792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-5738.3732">
                <text:p>-5738.373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1801.9632">
                <text:p>-1801.963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6.1311">
                <text:p>226.131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772.7447">
                <text:p>2772.744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-260.1887">
                <text:p>-260.188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-1141.3502">
                <text:p>-1141.35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-3735.2092">
                <text:p>-3735.209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283.8889">
                <text:p>-283.888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382.7045">
                <text:p>1382.70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-4728.9996">
                <text:p>-4728.999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-871.4323">
                <text:p>-871.4323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03.609">
                <text:p>203.6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611.9209">
                <text:p>2611.920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-344.8077">
                <text:p>-344.807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.1527">
                <text:p>2.1527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814.8535">
                <text:p>814.85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-39.0253">
                <text:p>-39.0253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353.0377">
                <text:p>353.037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-1261.261">
                <text:p>-1261.2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521.0552">
                <text:p>521.05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410.5855">
                <text:p>2410.58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344.0532">
                <text:p>-344.053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-963.4463">
                <text:p>-963.446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-2665.3091">
                <text:p>-2665.30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53.7855">
                <text:p>653.785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873.5731">
                <text:p>873.57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-793.297">
                <text:p>-793.29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-293.6752">
                <text:p>-293.675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-141.6246">
                <text:p>-141.624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-125.9166">
                <text:p>-125.916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-929.959">
                <text:p>-929.959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675.6596">
                <text:p>-675.65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-878.6721">
                <text:p>-878.6721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-173.0387">
                <text:p>-173.0387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1361.918">
                <text:p>-1361.918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-948.3941">
                <text:p>-948.3941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-1103.2079">
                <text:p>-1103.2079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-1226.962">
                <text:p>-1226.96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703.2759">
                <text:p>-703.2759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-2371.8264">
                <text:p>-2371.826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1714.9299">
                <text:p>-1714.929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-1502.7541">
                <text:p>-1502.7541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-664.3898">
                <text:p>-664.3898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-575.0495">
                <text:p>-575.049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-1208.2903">
                <text:p>-1208.2903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-745.472">
                <text:p>-745.47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-357.3743">
                <text:p>-357.3743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-623.7828">
                <text:p>-623.7828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-705.2422">
                <text:p>-705.242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-2554.6986">
                <text:p>-2554.698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2048.8974">
                <text:p>-2048.8974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-966.426">
                <text:p>-966.42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-875.4023">
                <text:p>-875.4023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-2650.3767">
                <text:p>-2650.376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-2765.853">
                <text:p>-2765.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-2857.8622">
                <text:p>-2857.862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-600.7732">
                <text:p>-600.7732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193.9064">
                <text:p>193.9064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-551.4596">
                <text:p>-551.45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-368.4966">
                <text:p>-368.496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-2127.9974">
                <text:p>-2127.9974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844.1153">
                <text:p>-844.115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-1695.1425">
                <text:p>-1695.1425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-303.4128">
                <text:p>-303.412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-1548.7509">
                <text:p>-1548.7509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821.9222">
                <text:p>-821.9222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-1683.7176">
                <text:p>-1683.717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-456.7992">
                <text:p>-456.799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-1171.8721">
                <text:p>-1171.872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-316.2562">
                <text:p>-316.2562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-743.1631">
                <text:p>-743.1631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-2743.2306">
                <text:p>-2743.23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-1589.5498">
                <text:p>-1589.549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-1139.3437">
                <text:p>-1139.343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57.2409">
                <text:p>357.240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-1087.728">
                <text:p>-1087.7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-2795.2346">
                <text:p>-2795.234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-1893.7444">
                <text:p>-1893.744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-2324.7935">
                <text:p>-2324.7935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66.2421">
                <text:p>166.2421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-1354.1684">
                <text:p>-1354.1684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-1112.524">
                <text:p>-1112.52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-2532.1417">
                <text:p>-2532.1417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-1167.7013">
                <text:p>-1167.7013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-1730.7047">
                <text:p>-1730.7047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-205.5431">
                <text:p>-205.5431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-1132.5504">
                <text:p>-1132.550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-661.3859">
                <text:p>-661.385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-491.938">
                <text:p>-491.93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-855.9689">
                <text:p>-855.9689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-212.1845">
                <text:p>-212.1845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-3087.8664">
                <text:p>-3087.8664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-1968.7436">
                <text:p>-1968.743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-1579.5013">
                <text:p>-1579.50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-362.5251">
                <text:p>-362.525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-1429.7865">
                <text:p>-1429.786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-2161.1657">
                <text:p>-2161.1657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-2382.5292">
                <text:p>-2382.5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-1244.196">
                <text:p>-1244.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-1960.633">
                <text:p>-1960.63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532.1866">
                <text:p>-532.186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-1081.8587">
                <text:p>-1081.858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945.1376">
                <text:p>-945.137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-1340.7481">
                <text:p>-1340.7481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-707.2467">
                <text:p>-707.2467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-916.1485">
                <text:p>-916.148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-1024.2043">
                <text:p>-1024.204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-1227.292">
                <text:p>-1227.2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-1275.2906">
                <text:p>-1275.290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-1338.0264">
                <text:p>-1338.026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-1519.6558">
                <text:p>-1519.655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-1237.0877">
                <text:p>-1237.0877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-1592.798">
                <text:p>-1592.79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-1390.0736">
                <text:p>-1390.073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-1263.7446">
                <text:p>-1263.744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199.5412">
                <text:p>-1199.541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-1326.6284">
                <text:p>-1326.628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-1333.2051">
                <text:p>-1333.205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-1181.9907">
                <text:p>-1181.9907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-1109.1817">
                <text:p>-1109.181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-1040.6435">
                <text:p>-1040.6435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-929.5574">
                <text:p>-929.5574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-1538.5823">
                <text:p>-1538.5823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-1035.6564">
                <text:p>-1035.656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-994.9557">
                <text:p>-994.9557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-797.2195">
                <text:p>-797.219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-1125.2884">
                <text:p>-1125.2884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-954.5561">
                <text:p>-954.5561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-1033.1625">
                <text:p>-1033.162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-1123.181">
                <text:p>-1123.181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215.609">
                <text:p>-1215.609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-1343.0511">
                <text:p>-1343.0511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-1291.0998">
                <text:p>-1291.0998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-1348.1922">
                <text:p>-1348.192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-948.9706">
                <text:p>-948.970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-839.9711">
                <text:p>-839.971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-1139.5995">
                <text:p>-1139.5995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-1488.9593">
                <text:p>-1488.9593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1265.5176">
                <text:p>-1265.517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1065.5851">
                <text:p>-1065.5851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-773.2113">
                <text:p>-773.21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-923.6429">
                <text:p>-923.642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698.7033">
                <text:p>-698.7033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-606.544">
                <text:p>-606.544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-724.7317">
                <text:p>-724.731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595.2205">
                <text:p>-595.220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-839.6035">
                <text:p>-839.603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1075.6506">
                <text:p>-1075.650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-1051.4843">
                <text:p>-1051.4843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-905.3814">
                <text:p>-905.381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-386.3776">
                <text:p>-386.377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-293.1881">
                <text:p>-293.188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-287.3599">
                <text:p>-287.359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-350.0821">
                <text:p>-350.0821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272.0978">
                <text:p>-272.09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-501.4304">
                <text:p>-501.4304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-600.1134">
                <text:p>-600.1134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774.7488">
                <text:p>-774.7488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-267.9433">
                <text:p>-267.9433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-223.2224">
                <text:p>-223.2224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-63.4459">
                <text:p>-63.4459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-354.6298">
                <text:p>-354.6298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-389.1784">
                <text:p>-389.1784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-442.0735">
                <text:p>-442.0735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-344.2782">
                <text:p>-344.2782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-389.762">
                <text:p>-389.762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83.3772">
                <text:p>-483.3772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263.5281">
                <text:p>263.5281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-369.995">
                <text:p>-369.995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-436.364">
                <text:p>-436.36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-1380.163">
                <text:p>-1380.163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596.7955">
                <text:p>-596.7955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-255.971">
                <text:p>-255.971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-287.975">
                <text:p>-287.97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-191.8083">
                <text:p>-191.808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-223.7704">
                <text:p>-223.7704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-383.2229">
                <text:p>-383.2229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-432.4245">
                <text:p>-432.4245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-466.3791">
                <text:p>-466.3791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-466.6809">
                <text:p>-466.6809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464.8042">
                <text:p>-464.8042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-244.635">
                <text:p>-244.63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-286.7153">
                <text:p>-286.7153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-401.8877">
                <text:p>-401.8877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-285.5589">
                <text:p>-285.5589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-280.4814">
                <text:p>-280.4814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-401.515">
                <text:p>-401.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